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DO NOT TOUCH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0212.0</text:p>
          </table:table-cell>
          <table:table-cell office:value-type="string">
            <text:p>SPARKLING</text:p>
          </table:table-cell>
          <table:table-cell office:value-type="string">
            <text:p>Champagne Brut Reserve </text:p>
          </table:table-cell>
          <table:table-cell office:value-type="string">
            <text:p>Pol Ro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700">
            <text:p>8700</text:p>
          </table:table-cell>
          <table:table-cell office:value-type="float" office:value="4395">
            <text:p>439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btrxfra499jsfa2z0</text:p>
          </table:table-cell>
          <table:table-cell office:value-type="string">
            <text:p>SPARKLING</text:p>
          </table:table-cell>
          <table:table-cell office:value-type="string">
            <text:p>Champagne Réserve Brut</text:p>
          </table:table-cell>
          <table:table-cell office:value-type="string">
            <text:p>Pol Roger</text:p>
          </table:table-cell>
          <table:table-cell office:value-type="float" office:value="40.93952">
            <text:p>40.939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0221.0</text:p>
          </table:table-cell>
          <table:table-cell office:value-type="string">
            <text:p>SPARKLING</text:p>
          </table:table-cell>
          <table:table-cell office:value-type="string">
            <text:p>Champagne Zero Brut Nature</text:p>
          </table:table-cell>
          <table:table-cell office:value-type="string">
            <text:p>Tarlan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office:value-type="float" office:value="3750">
            <text:p>37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Teatro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n6ecbq7whxpq5see53</text:p>
          </table:table-cell>
          <table:table-cell office:value-type="string">
            <text:p>SPARKLING</text:p>
          </table:table-cell>
          <table:table-cell office:value-type="string">
            <text:p>Champagne Zero Brut Nature</text:p>
          </table:table-cell>
          <table:table-cell office:value-type="string">
            <text:p>Tarlant</text:p>
          </table:table-cell>
          <table:table-cell office:value-type="float" office:value="43.0562">
            <text:p>43.05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0116.0</text:p>
          </table:table-cell>
          <table:table-cell office:value-type="string">
            <text:p>SPARKLING</text:p>
          </table:table-cell>
          <table:table-cell office:value-type="string">
            <text:p>Arunda Brut Rosè Exellor </text:p>
          </table:table-cell>
          <table:table-cell office:value-type="string">
            <text:p>Arun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400">
            <text:p>540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qpc3zjjtbtyab67r1p</text:p>
          </table:table-cell>
          <table:table-cell office:value-type="string">
            <text:p>SPARKLING</text:p>
          </table:table-cell>
          <table:table-cell office:value-type="string">
            <text:p>Metodo Classico Excellor Rosé Brut</text:p>
          </table:table-cell>
          <table:table-cell office:value-type="string">
            <text:p>Arunda</text:p>
          </table:table-cell>
          <table:table-cell office:value-type="float" office:value="39.68776">
            <text:p>39.687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0119.0</text:p>
          </table:table-cell>
          <table:table-cell office:value-type="string">
            <text:p>SPARKLING</text:p>
          </table:table-cell>
          <table:table-cell office:value-type="string">
            <text:p>Haderburg Spumante Brut</text:p>
          </table:table-cell>
          <table:table-cell office:value-type="string">
            <text:p>Hader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1600">
            <text:p>1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tsmx0p7drhda7fcn87</text:p>
          </table:table-cell>
          <table:table-cell office:value-type="string">
            <text:p>SPARKLING</text:p>
          </table:table-cell>
          <table:table-cell office:value-type="string">
            <text:p>Metodo Classico Brut</text:p>
          </table:table-cell>
          <table:table-cell office:value-type="string">
            <text:p>Haderburg</text:p>
          </table:table-cell>
          <table:table-cell office:value-type="float" office:value="30.96438">
            <text:p>30.964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0120.0</text:p>
          </table:table-cell>
          <table:table-cell office:value-type="string">
            <text:p>SPARKLING</text:p>
          </table:table-cell>
          <table:table-cell office:value-type="string">
            <text:p>Haderburg Pas dosè 2017</text:p>
          </table:table-cell>
          <table:table-cell office:value-type="string">
            <text:p>Hader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800">
            <text:p>4800</text:p>
          </table:table-cell>
          <table:table-cell office:value-type="float" office:value="2170">
            <text:p>21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f3cmbtcrj6dy2n3hdvwpne</text:p>
          </table:table-cell>
          <table:table-cell office:value-type="string">
            <text:p>SPARKLING</text:p>
          </table:table-cell>
          <table:table-cell office:value-type="string">
            <text:p>Metodo Classico Millesimato Pas Dosé</text:p>
          </table:table-cell>
          <table:table-cell office:value-type="string">
            <text:p>Haderburg</text:p>
          </table:table-cell>
          <table:table-cell office:value-type="float" office:value="35.803642">
            <text:p>35.8036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0123.0</text:p>
          </table:table-cell>
          <table:table-cell office:value-type="string">
            <text:p>SPARKLING</text:p>
          </table:table-cell>
          <table:table-cell office:value-type="string">
            <text:p>Champagne Longitude Blanc de Blanc </text:p>
          </table:table-cell>
          <table:table-cell office:value-type="string">
            <text:p>Larmandier Berni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900">
            <text:p>9900</text:p>
          </table:table-cell>
          <table:table-cell office:value-type="float" office:value="5170">
            <text:p>51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Teatro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qd689j5znds22mzw1x</text:p>
          </table:table-cell>
          <table:table-cell office:value-type="string">
            <text:p>SPARKLING</text:p>
          </table:table-cell>
          <table:table-cell office:value-type="string">
            <text:p>Champagne Blanc de Blancs Premier Cru Longitude Extra Brut Bio</text:p>
          </table:table-cell>
          <table:table-cell office:value-type="string">
            <text:p>Larmandier-Bernier</text:p>
          </table:table-cell>
          <table:table-cell office:value-type="float" office:value="56.832603">
            <text:p>56.8326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0127.0</text:p>
          </table:table-cell>
          <table:table-cell office:value-type="string">
            <text:p>SPARKLING</text:p>
          </table:table-cell>
          <table:table-cell office:value-type="string">
            <text:p>Moscato d'Asti Lumine 2024</text:p>
          </table:table-cell>
          <table:table-cell office:value-type="string">
            <text:p>Ca'd'G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200">
            <text:p>3200</text:p>
          </table:table-cell>
          <table:table-cell office:value-type="float" office:value="955">
            <text:p>95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5mxkz17njcvgpjctwc</text:p>
          </table:table-cell>
          <table:table-cell office:value-type="string">
            <text:p>DESSERT</text:p>
          </table:table-cell>
          <table:table-cell office:value-type="string">
            <text:p>Lumine Moscato d'Asti</text:p>
          </table:table-cell>
          <table:table-cell office:value-type="string">
            <text:p>Ca' d'Gal</text:p>
          </table:table-cell>
          <table:table-cell office:value-type="float" office:value="49.06102">
            <text:p>49.0610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0210.0</text:p>
          </table:table-cell>
          <table:table-cell office:value-type="string">
            <text:p>SPARKLING</text:p>
          </table:table-cell>
          <table:table-cell office:value-type="string">
            <text:p>Champagne Royal Reserve Pas Dose</text:p>
          </table:table-cell>
          <table:table-cell office:value-type="string">
            <text:p>Philipponna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900">
            <text:p>8900</text:p>
          </table:table-cell>
          <table:table-cell office:value-type="float" office:value="4900">
            <text:p>4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63dw1mz9w5ezwc97av</text:p>
          </table:table-cell>
          <table:table-cell office:value-type="string">
            <text:p>SPARKLING</text:p>
          </table:table-cell>
          <table:table-cell office:value-type="string">
            <text:p>Champagne Royale Réserve Non Dosé</text:p>
          </table:table-cell>
          <table:table-cell office:value-type="string">
            <text:p>Philipponnat</text:p>
          </table:table-cell>
          <table:table-cell office:value-type="float" office:value="39.062805">
            <text:p>39.0628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0211.0</text:p>
          </table:table-cell>
          <table:table-cell office:value-type="string">
            <text:p>SPARKLING</text:p>
          </table:table-cell>
          <table:table-cell office:value-type="string">
            <text:p>Champagne Roederer Collection 244</text:p>
          </table:table-cell>
          <table:table-cell office:value-type="string">
            <text:p>Roeder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000">
            <text:p>11000</text:p>
          </table:table-cell>
          <table:table-cell office:value-type="float" office:value="5700">
            <text:p>5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5t3r3m2xqxvqrmzvgc</text:p>
          </table:table-cell>
          <table:table-cell office:value-type="string">
            <text:p>SPARKLING</text:p>
          </table:table-cell>
          <table:table-cell office:value-type="string">
            <text:p>Champagne Collection 244</text:p>
          </table:table-cell>
          <table:table-cell office:value-type="string">
            <text:p>Louis Roederer</text:p>
          </table:table-cell>
          <table:table-cell office:value-type="float" office:value="39.57338">
            <text:p>39.573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0213.0</text:p>
          </table:table-cell>
          <table:table-cell office:value-type="string">
            <text:p>SPARKLING</text:p>
          </table:table-cell>
          <table:table-cell office:value-type="string">
            <text:p>Champagne Rosè</text:p>
          </table:table-cell>
          <table:table-cell office:value-type="string">
            <text:p>Billecart Salm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2700">
            <text:p>12700</text:p>
          </table:table-cell>
          <table:table-cell office:value-type="float" office:value="6700">
            <text:p>6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64dqbkc15f7qg7p30e</text:p>
          </table:table-cell>
          <table:table-cell office:value-type="string">
            <text:p>ROSE_SPARKLING</text:p>
          </table:table-cell>
          <table:table-cell office:value-type="string">
            <text:p>Champagne Rosé Brut</text:p>
          </table:table-cell>
          <table:table-cell office:value-type="string">
            <text:p>Billecart-Salmon</text:p>
          </table:table-cell>
          <table:table-cell office:value-type="float" office:value="46.688694">
            <text:p>46.6886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0214.0</text:p>
          </table:table-cell>
          <table:table-cell office:value-type="string">
            <text:p>SPARKLING</text:p>
          </table:table-cell>
          <table:table-cell office:value-type="string">
            <text:p>Frank John Brut Natur Riesling</text:p>
          </table:table-cell>
          <table:table-cell office:value-type="string">
            <text:p>Frank Joh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1882">
            <text:p>1882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dx2b6w2cazee7b9hg9z</text:p>
          </table:table-cell>
          <table:table-cell office:value-type="string">
            <text:p>SPARKLING</text:p>
          </table:table-cell>
          <table:table-cell office:value-type="string">
            <text:p>Brut Nature</text:p>
          </table:table-cell>
          <table:table-cell office:value-type="string">
            <text:p>Frank John</text:p>
          </table:table-cell>
          <table:table-cell office:value-type="float" office:value="38.849205">
            <text:p>38.8492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0215.0</text:p>
          </table:table-cell>
          <table:table-cell office:value-type="string">
            <text:p>SPARKLING</text:p>
          </table:table-cell>
          <table:table-cell office:value-type="string">
            <text:p>Franciacorta Blanc de Blanc Nature</text:p>
          </table:table-cell>
          <table:table-cell office:value-type="string">
            <text:p>Cavalle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700">
            <text:p>4700</text:p>
          </table:table-cell>
          <table:table-cell office:value-type="float" office:value="2140">
            <text:p>214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 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sxmzeyfkys3e4p384kj12</text:p>
          </table:table-cell>
          <table:table-cell office:value-type="string">
            <text:p>SPARKLING</text:p>
          </table:table-cell>
          <table:table-cell office:value-type="string">
            <text:p>Franciacorta Blanc de Blancs Brut Nature</text:p>
          </table:table-cell>
          <table:table-cell office:value-type="string">
            <text:p>Cavalleri</text:p>
          </table:table-cell>
          <table:table-cell office:value-type="float" office:value="42.735554">
            <text:p>42.7355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0216.0</text:p>
          </table:table-cell>
          <table:table-cell office:value-type="string">
            <text:p>SPARKLING</text:p>
          </table:table-cell>
          <table:table-cell office:value-type="string">
            <text:p>Blanc de Blanc Brut Natur</text:p>
          </table:table-cell>
          <table:table-cell office:value-type="string">
            <text:p>Montr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2600">
            <text:p>2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e6jgk2wxq21yh9hwjt</text:p>
          </table:table-cell>
          <table:table-cell office:value-type="string">
            <text:p>SPARKLING</text:p>
          </table:table-cell>
          <table:table-cell office:value-type="string">
            <text:p>Metodo Classico Blanc de Blancs Brut Nature</text:p>
          </table:table-cell>
          <table:table-cell office:value-type="string">
            <text:p>Montris</text:p>
          </table:table-cell>
          <table:table-cell office:value-type="float" office:value="41.600105">
            <text:p>41.6001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0217.0</text:p>
          </table:table-cell>
          <table:table-cell office:value-type="string">
            <text:p>SPARKLING</text:p>
          </table:table-cell>
          <table:table-cell office:value-type="string">
            <text:p>Grand Reserve Blanc de Blanc Brut Nature</text:p>
          </table:table-cell>
          <table:table-cell office:value-type="string">
            <text:p>Fred Loim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600">
            <text:p>6600</text:p>
          </table:table-cell>
          <table:table-cell office:value-type="float" office:value="3200">
            <text:p>3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e5sz11hbwmh87d745s</text:p>
          </table:table-cell>
          <table:table-cell office:value-type="string">
            <text:p>SPARKLING</text:p>
          </table:table-cell>
          <table:table-cell office:value-type="string">
            <text:p>Langenlois Blanc de Blancs Brut Nature</text:p>
          </table:table-cell>
          <table:table-cell office:value-type="string">
            <text:p>Loimer</text:p>
          </table:table-cell>
          <table:table-cell office:value-type="float" office:value="40.648277">
            <text:p>40.6482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0219.0</text:p>
          </table:table-cell>
          <table:table-cell office:value-type="string">
            <text:p>SPARKLING</text:p>
          </table:table-cell>
          <table:table-cell office:value-type="string">
            <text:p>Champagne Cuvèe 747 E.B.</text:p>
          </table:table-cell>
          <table:table-cell office:value-type="string">
            <text:p>Jacquess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500">
            <text:p>11500</text:p>
          </table:table-cell>
          <table:table-cell office:value-type="float" office:value="6000">
            <text:p>6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y989v4emh1ebxk89jb1yfb1</text:p>
          </table:table-cell>
          <table:table-cell office:value-type="string">
            <text:p>SPARKLING</text:p>
          </table:table-cell>
          <table:table-cell office:value-type="string">
            <text:p>Champagne Cuvée N.747 Extra Brut</text:p>
          </table:table-cell>
          <table:table-cell office:value-type="string">
            <text:p>Jacquesson</text:p>
          </table:table-cell>
          <table:table-cell office:value-type="float" office:value="36.94404">
            <text:p>36.944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0220.0</text:p>
          </table:table-cell>
          <table:table-cell office:value-type="string">
            <text:p>SPARKLING</text:p>
          </table:table-cell>
          <table:table-cell office:value-type="string">
            <text:p>Champagne Cuvèe 746 Magnum</text:p>
          </table:table-cell>
          <table:table-cell office:value-type="string">
            <text:p>Jacquesso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dg7tddsmbdd3hscyf4</text:p>
          </table:table-cell>
          <table:table-cell office:value-type="string">
            <text:p>SPARKLING</text:p>
          </table:table-cell>
          <table:table-cell office:value-type="string">
            <text:p>Champagne Cuvée 746 Extra Brut</text:p>
          </table:table-cell>
          <table:table-cell office:value-type="string">
            <text:p>Jacquesson</text:p>
          </table:table-cell>
          <table:table-cell office:value-type="float" office:value="38.501198">
            <text:p>38.5011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0122.0</text:p>
          </table:table-cell>
          <table:table-cell office:value-type="string">
            <text:p>WHITE</text:p>
          </table:table-cell>
          <table:table-cell office:value-type="string">
            <text:p>Riesling Ried Steinberg 2019</text:p>
          </table:table-cell>
          <table:table-cell office:value-type="string">
            <text:p>Weingut Hajsz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0mffmjw26b67kfv5djj</text:p>
          </table:table-cell>
          <table:table-cell office:value-type="string">
            <text:p>WHITE</text:p>
          </table:table-cell>
          <table:table-cell office:value-type="string">
            <text:p>Ried Steinberg Riesling</text:p>
          </table:table-cell>
          <table:table-cell office:value-type="string">
            <text:p>Hajszan Neumann</text:p>
          </table:table-cell>
          <table:table-cell office:value-type="float" office:value="38.442078">
            <text:p>38.44207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1110.0</text:p>
          </table:table-cell>
          <table:table-cell office:value-type="string">
            <text:p>WHITE</text:p>
          </table:table-cell>
          <table:table-cell office:value-type="string">
            <text:p>Grüner Veltliner Smaragd Ried Kreutless 2022</text:p>
          </table:table-cell>
          <table:table-cell office:value-type="string">
            <text:p>Weingut 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700">
            <text:p>5700</text:p>
          </table:table-cell>
          <table:table-cell office:value-type="float" office:value="2690">
            <text:p>26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öller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8v82nm17cq351epm9e4</text:p>
          </table:table-cell>
          <table:table-cell office:value-type="string">
            <text:p>WHITE</text:p>
          </table:table-cell>
          <table:table-cell office:value-type="string">
            <text:p>Ried Kreutles Loibner Grüner Veltliner Smaragd</text:p>
          </table:table-cell>
          <table:table-cell office:value-type="string">
            <text:p>Weingut Knoll</text:p>
          </table:table-cell>
          <table:table-cell office:value-type="float" office:value="49.69291">
            <text:p>49.6929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1120.0</text:p>
          </table:table-cell>
          <table:table-cell office:value-type="string">
            <text:p>WHITE</text:p>
          </table:table-cell>
          <table:table-cell office:value-type="string">
            <text:p>Grüner Veltliner 2019/20</text:p>
          </table:table-cell>
          <table:table-cell office:value-type="string">
            <text:p>Weingut Garli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200">
            <text:p>3200</text:p>
          </table:table-cell>
          <table:table-cell office:value-type="float" office:value="1180">
            <text:p>11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g05z4fzy8ag4vdsbyx</text:p>
          </table:table-cell>
          <table:table-cell office:value-type="string">
            <text:p>WHITE</text:p>
          </table:table-cell>
          <table:table-cell office:value-type="string">
            <text:p>Grüner Veltliner Bio</text:p>
          </table:table-cell>
          <table:table-cell office:value-type="string">
            <text:p>Garlider</text:p>
          </table:table-cell>
          <table:table-cell office:value-type="float" office:value="40.373062">
            <text:p>40.3730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1121.0</text:p>
          </table:table-cell>
          <table:table-cell office:value-type="string">
            <text:p>WHITE</text:p>
          </table:table-cell>
          <table:table-cell office:value-type="string">
            <text:p>Grüner Veltliner Faß Nr. 4 2022</text:p>
          </table:table-cell>
          <table:table-cell office:value-type="string">
            <text:p>Weingut B.Ot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1460">
            <text:p>14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öller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44gxm4sejjrckq5xk</text:p>
          </table:table-cell>
          <table:table-cell office:value-type="string">
            <text:p>WHITE</text:p>
          </table:table-cell>
          <table:table-cell office:value-type="string">
            <text:p>Grüner Veltliner Fass 4 Bio</text:p>
          </table:table-cell>
          <table:table-cell office:value-type="string">
            <text:p>Bernhard Ott</text:p>
          </table:table-cell>
          <table:table-cell office:value-type="float" office:value="37.63919">
            <text:p>37.6391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1122.0</text:p>
          </table:table-cell>
          <table:table-cell office:value-type="string">
            <text:p>WHITE</text:p>
          </table:table-cell>
          <table:table-cell office:value-type="string">
            <text:p>Grüner Veltliner Der Ott 2022</text:p>
          </table:table-cell>
          <table:table-cell office:value-type="string">
            <text:p>Weingut B.Ot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700">
            <text:p>4700</text:p>
          </table:table-cell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4fxxpxb4cekgknmnd</text:p>
          </table:table-cell>
          <table:table-cell office:value-type="string">
            <text:p>WHITE</text:p>
          </table:table-cell>
          <table:table-cell office:value-type="string">
            <text:p>Grüner Veltliner Der Ott Bio</text:p>
          </table:table-cell>
          <table:table-cell office:value-type="string">
            <text:p>Bernhard Ott</text:p>
          </table:table-cell>
          <table:table-cell office:value-type="float" office:value="36.5019">
            <text:p>36.501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1130.0</text:p>
          </table:table-cell>
          <table:table-cell office:value-type="string">
            <text:p>WHITE</text:p>
          </table:table-cell>
          <table:table-cell office:value-type="string">
            <text:p>Grüner Veltliner Rosenberg 2019</text:p>
          </table:table-cell>
          <table:table-cell office:value-type="string">
            <text:p>Weingut B.Ot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700">
            <text:p>5700</text:p>
          </table:table-cell>
          <table:table-cell office:value-type="float" office:value="2690">
            <text:p>26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4xwa20w2my2q0t5g5</text:p>
          </table:table-cell>
          <table:table-cell office:value-type="string">
            <text:p>WHITE</text:p>
          </table:table-cell>
          <table:table-cell office:value-type="string">
            <text:p>Grüner Veltliner Rosenberg Bio</text:p>
          </table:table-cell>
          <table:table-cell office:value-type="string">
            <text:p>Bernhard Ott</text:p>
          </table:table-cell>
          <table:table-cell office:value-type="float" office:value="33.15853">
            <text:p>33.158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1130.0</text:p>
          </table:table-cell>
          <table:table-cell office:value-type="string">
            <text:p>WHITE</text:p>
          </table:table-cell>
          <table:table-cell office:value-type="string">
            <text:p>Grüner Veltliner Rigger 2021</text:p>
          </table:table-cell>
          <table:table-cell office:value-type="string">
            <text:p>Griesser 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250">
            <text:p>3250</text:p>
          </table:table-cell>
          <table:table-cell office:value-type="float" office:value="1290">
            <text:p>12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inu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vwefgt9ayde5263nsenywq</text:p>
          </table:table-cell>
          <table:table-cell office:value-type="string">
            <text:p>WHITE</text:p>
          </table:table-cell>
          <table:table-cell office:value-type="string">
            <text:p>Rigger Eisacktal Grüner Veltliner</text:p>
          </table:table-cell>
          <table:table-cell office:value-type="string">
            <text:p>Griesser</text:p>
          </table:table-cell>
          <table:table-cell office:value-type="float" office:value="43.53576">
            <text:p>43.535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1150.0</text:p>
          </table:table-cell>
          <table:table-cell office:value-type="string">
            <text:p>WHITE</text:p>
          </table:table-cell>
          <table:table-cell office:value-type="string">
            <text:p>Grüner Veltliner Am Berg 2022 Magnum</text:p>
          </table:table-cell>
          <table:table-cell office:value-type="string">
            <text:p>Weingut B. Ott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öller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4pedwgykbhvq1rcm8</text:p>
          </table:table-cell>
          <table:table-cell office:value-type="string">
            <text:p>WHITE</text:p>
          </table:table-cell>
          <table:table-cell office:value-type="string">
            <text:p>Grüner Veltliner Am Berg</text:p>
          </table:table-cell>
          <table:table-cell office:value-type="string">
            <text:p>Bernhard Ott</text:p>
          </table:table-cell>
          <table:table-cell office:value-type="float" office:value="40.174377">
            <text:p>40.1743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1160.0</text:p>
          </table:table-cell>
          <table:table-cell office:value-type="string">
            <text:p>WHITE</text:p>
          </table:table-cell>
          <table:table-cell office:value-type="string">
            <text:p>Grüner Veltliner Goldberg 2019</text:p>
          </table:table-cell>
          <table:table-cell office:value-type="string">
            <text:p>Weingut Schön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600">
            <text:p>3600</text:p>
          </table:table-cell>
          <table:table-cell office:value-type="float" office:value="1500">
            <text:p>1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18pnjt54xamheb2nff5</text:p>
          </table:table-cell>
          <table:table-cell office:value-type="string">
            <text:p>WHITE</text:p>
          </table:table-cell>
          <table:table-cell office:value-type="string">
            <text:p>Goldberg Grüner Veltliner</text:p>
          </table:table-cell>
          <table:table-cell office:value-type="string">
            <text:p>Schönberger</text:p>
          </table:table-cell>
          <table:table-cell office:value-type="float" office:value="46.366722">
            <text:p>46.36672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1170.0</text:p>
          </table:table-cell>
          <table:table-cell office:value-type="string">
            <text:p>WHITE</text:p>
          </table:table-cell>
          <table:table-cell office:value-type="string">
            <text:p>Grüner Veltliner Goldberg 2020</text:p>
          </table:table-cell>
          <table:table-cell office:value-type="string">
            <text:p>Weingut Schön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18pnjt54xamheb2nff5</text:p>
          </table:table-cell>
          <table:table-cell office:value-type="string">
            <text:p>WHITE</text:p>
          </table:table-cell>
          <table:table-cell office:value-type="string">
            <text:p>Goldberg Grüner Veltliner</text:p>
          </table:table-cell>
          <table:table-cell office:value-type="string">
            <text:p>Schönberger</text:p>
          </table:table-cell>
          <table:table-cell office:value-type="float" office:value="46.366722">
            <text:p>46.36672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1170.0</text:p>
          </table:table-cell>
          <table:table-cell office:value-type="string">
            <text:p>WHITE</text:p>
          </table:table-cell>
          <table:table-cell office:value-type="string">
            <text:p>Sylvaner 2020721</text:p>
          </table:table-cell>
          <table:table-cell office:value-type="string">
            <text:p>Weingut Dorf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400">
            <text:p>3400</text:p>
          </table:table-cell>
          <table:table-cell office:value-type="float" office:value="1400">
            <text:p>14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yamv8bq6thfvdrdte4</text:p>
          </table:table-cell>
          <table:table-cell office:value-type="string">
            <text:p>WHITE</text:p>
          </table:table-cell>
          <table:table-cell office:value-type="string">
            <text:p>Sylvaner</text:p>
          </table:table-cell>
          <table:table-cell office:value-type="string">
            <text:p>Thomas Dorfmann</text:p>
          </table:table-cell>
          <table:table-cell office:value-type="float" office:value="30.68638">
            <text:p>30.686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1171.0</text:p>
          </table:table-cell>
          <table:table-cell office:value-type="string">
            <text:p>WHITE</text:p>
          </table:table-cell>
          <table:table-cell office:value-type="string">
            <text:p>Grüner Veltliner Käferberg GG 2020</text:p>
          </table:table-cell>
          <table:table-cell office:value-type="string">
            <text:p>Weingut Bründlmay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300">
            <text:p>6300</text:p>
          </table:table-cell>
          <table:table-cell office:value-type="float" office:value="3000">
            <text:p>3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v96zv7wxqqr09rd6t6</text:p>
          </table:table-cell>
          <table:table-cell office:value-type="string">
            <text:p>WHITE</text:p>
          </table:table-cell>
          <table:table-cell office:value-type="string">
            <text:p>Ried Käferberg Grüner Veltliner</text:p>
          </table:table-cell>
          <table:table-cell office:value-type="string">
            <text:p>Weingut Bründlmayer</text:p>
          </table:table-cell>
          <table:table-cell office:value-type="float" office:value="44.95611">
            <text:p>44.9561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1171.0</text:p>
          </table:table-cell>
          <table:table-cell office:value-type="string">
            <text:p>WHITE</text:p>
          </table:table-cell>
          <table:table-cell office:value-type="string">
            <text:p>Sylvaner Preapositus 2022</text:p>
          </table:table-cell>
          <table:table-cell office:value-type="string">
            <text:p>Nuovacella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1535">
            <text:p>153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4tyhyes4vcm6w3c3</text:p>
          </table:table-cell>
          <table:table-cell office:value-type="string">
            <text:p>WHITE</text:p>
          </table:table-cell>
          <table:table-cell office:value-type="string">
            <text:p>Sylvaner Praepositus</text:p>
          </table:table-cell>
          <table:table-cell office:value-type="string">
            <text:p>Abbazia di Novacella (Stiftskellerei Neustift)</text:p>
          </table:table-cell>
          <table:table-cell office:value-type="float" office:value="30.523363">
            <text:p>30.5233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1172.0</text:p>
          </table:table-cell>
          <table:table-cell office:value-type="string">
            <text:p>WHITE</text:p>
          </table:table-cell>
          <table:table-cell office:value-type="string">
            <text:p>Kerner Preapositus 2021/22</text:p>
          </table:table-cell>
          <table:table-cell office:value-type="string">
            <text:p>Nuovac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1595">
            <text:p>159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Perpm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bqpkdt1kxf4qvpa0ev</text:p>
          </table:table-cell>
          <table:table-cell office:value-type="string">
            <text:p>WHITE</text:p>
          </table:table-cell>
          <table:table-cell office:value-type="string">
            <text:p>Kerner Praepositus</text:p>
          </table:table-cell>
          <table:table-cell office:value-type="string">
            <text:p>Abbazia di Novacella (Stiftskellerei Neustift)</text:p>
          </table:table-cell>
          <table:table-cell office:value-type="float" office:value="31.039692">
            <text:p>31.0396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1173.0</text:p>
          </table:table-cell>
          <table:table-cell office:value-type="string">
            <text:p>WHITE</text:p>
          </table:table-cell>
          <table:table-cell office:value-type="string">
            <text:p>Kerner 2022/23</text:p>
          </table:table-cell>
          <table:table-cell office:value-type="string">
            <text:p>Weingut Köfer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200">
            <text:p>3200</text:p>
          </table:table-cell>
          <table:table-cell office:value-type="float" office:value="1267">
            <text:p>1267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2436ek6qyh1x0vdg86k</text:p>
          </table:table-cell>
          <table:table-cell office:value-type="string">
            <text:p>WHITE</text:p>
          </table:table-cell>
          <table:table-cell office:value-type="string">
            <text:p>Kerner</text:p>
          </table:table-cell>
          <table:table-cell office:value-type="string">
            <text:p>Köfererhof</text:p>
          </table:table-cell>
          <table:table-cell office:value-type="float" office:value="38.59747">
            <text:p>38.597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1179.0</text:p>
          </table:table-cell>
          <table:table-cell office:value-type="string">
            <text:p>WHITE</text:p>
          </table:table-cell>
          <table:table-cell office:value-type="string">
            <text:p>Grüner Veltliner Lamm 2019</text:p>
          </table:table-cell>
          <table:table-cell office:value-type="string">
            <text:p>Schloss Gobels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500">
            <text:p>7500</text:p>
          </table:table-cell>
          <table:table-cell office:value-type="float" office:value="3379">
            <text:p>337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vv5406frw97s7srqr</text:p>
          </table:table-cell>
          <table:table-cell office:value-type="string">
            <text:p>WHITE</text:p>
          </table:table-cell>
          <table:table-cell office:value-type="string">
            <text:p>Grüner Veltliner Lamm 1 ÖTW</text:p>
          </table:table-cell>
          <table:table-cell office:value-type="string">
            <text:p>Schloss Gobelsburg</text:p>
          </table:table-cell>
          <table:table-cell office:value-type="float" office:value="48.740395">
            <text:p>48.7403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1180.0</text:p>
          </table:table-cell>
          <table:table-cell office:value-type="string">
            <text:p>WHITE</text:p>
          </table:table-cell>
          <table:table-cell office:value-type="string">
            <text:p>Grüner Veltliner Lamm 2021</text:p>
          </table:table-cell>
          <table:table-cell office:value-type="string">
            <text:p>Schloss Gobels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900">
            <text:p>6900</text:p>
          </table:table-cell>
          <table:table-cell office:value-type="float" office:value="3379">
            <text:p>337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vv5406frw97s7srqr</text:p>
          </table:table-cell>
          <table:table-cell office:value-type="string">
            <text:p>WHITE</text:p>
          </table:table-cell>
          <table:table-cell office:value-type="string">
            <text:p>Grüner Veltliner Lamm 1 ÖTW</text:p>
          </table:table-cell>
          <table:table-cell office:value-type="string">
            <text:p>Schloss Gobelsburg</text:p>
          </table:table-cell>
          <table:table-cell office:value-type="float" office:value="48.740395">
            <text:p>48.7403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1180.0</text:p>
          </table:table-cell>
          <table:table-cell office:value-type="string">
            <text:p>WHITE</text:p>
          </table:table-cell>
          <table:table-cell office:value-type="string">
            <text:p>Müller Thurgau Feldmarschall 2021</text:p>
          </table:table-cell>
          <table:table-cell office:value-type="string">
            <text:p>Cantina 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ezrd4vebp8esf2ybf</text:p>
          </table:table-cell>
          <table:table-cell office:value-type="string">
            <text:p>WHITE</text:p>
          </table:table-cell>
          <table:table-cell office:value-type="string">
            <text:p>Müller Thurgau Feldmarschall von Fenner</text:p>
          </table:table-cell>
          <table:table-cell office:value-type="string">
            <text:p>Tiefenbrunner</text:p>
          </table:table-cell>
          <table:table-cell office:value-type="float" office:value="45.093597">
            <text:p>45.0935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1181.0</text:p>
          </table:table-cell>
          <table:table-cell office:value-type="string">
            <text:p>WHITE</text:p>
          </table:table-cell>
          <table:table-cell office:value-type="string">
            <text:p>Müller Thurgau Feldmarschall 2016</text:p>
          </table:table-cell>
          <table:table-cell office:value-type="string">
            <text:p>Cantina 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800">
            <text:p>6800</text:p>
          </table:table-cell>
          <table:table-cell office:value-type="float" office:value="3000">
            <text:p>3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ezrd4vebp8esf2ybf</text:p>
          </table:table-cell>
          <table:table-cell office:value-type="string">
            <text:p>WHITE</text:p>
          </table:table-cell>
          <table:table-cell office:value-type="string">
            <text:p>Müller Thurgau Feldmarschall von Fenner</text:p>
          </table:table-cell>
          <table:table-cell office:value-type="string">
            <text:p>Tiefenbrunner</text:p>
          </table:table-cell>
          <table:table-cell office:value-type="float" office:value="45.093597">
            <text:p>45.0935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1190.0</text:p>
          </table:table-cell>
          <table:table-cell office:value-type="string">
            <text:p>WHITE</text:p>
          </table:table-cell>
          <table:table-cell office:value-type="string">
            <text:p>Grüner Veltliner Senftenberger Piri 2020</text:p>
          </table:table-cell>
          <table:table-cell office:value-type="string">
            <text:p>Weingut Nig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500">
            <text:p>3500</text:p>
          </table:table-cell>
          <table:table-cell office:value-type="float" office:value="1019">
            <text:p>101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öller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vwefgvyastpb2zhw3az9rw</text:p>
          </table:table-cell>
          <table:table-cell office:value-type="string">
            <text:p>WHITE</text:p>
          </table:table-cell>
          <table:table-cell office:value-type="string">
            <text:p>Senftenberger Piri Grüner Veltliner</text:p>
          </table:table-cell>
          <table:table-cell office:value-type="string">
            <text:p>Nigl</text:p>
          </table:table-cell>
          <table:table-cell office:value-type="float" office:value="53.178856">
            <text:p>53.1788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1191.0</text:p>
          </table:table-cell>
          <table:table-cell office:value-type="string">
            <text:p>WHITE</text:p>
          </table:table-cell>
          <table:table-cell office:value-type="string">
            <text:p>Grüner Veltliner Langenlois 2021</text:p>
          </table:table-cell>
          <table:table-cell office:value-type="string">
            <text:p>Weingut Loim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öller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n5js3r3qz5qkgvdg7a</text:p>
          </table:table-cell>
          <table:table-cell office:value-type="string">
            <text:p>WHITE</text:p>
          </table:table-cell>
          <table:table-cell office:value-type="string">
            <text:p>Langenlois Grüner Veltliner</text:p>
          </table:table-cell>
          <table:table-cell office:value-type="string">
            <text:p>Loimer</text:p>
          </table:table-cell>
          <table:table-cell office:value-type="float" office:value="45.795086">
            <text:p>45.7950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1192.0</text:p>
          </table:table-cell>
          <table:table-cell office:value-type="string">
            <text:p>WHITE</text:p>
          </table:table-cell>
          <table:table-cell office:value-type="string">
            <text:p>Grüner Veltliner Federspiel 2022</text:p>
          </table:table-cell>
          <table:table-cell office:value-type="string">
            <text:p>Weingut Hirtz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öller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fb4nmdez6j3p7jvy2</text:p>
          </table:table-cell>
          <table:table-cell office:value-type="string">
            <text:p>WHITE</text:p>
          </table:table-cell>
          <table:table-cell office:value-type="string">
            <text:p>Donaugarten - Grüner Veltliner Federspiel</text:p>
          </table:table-cell>
          <table:table-cell office:value-type="string">
            <text:p>Franz Hirtzberger</text:p>
          </table:table-cell>
          <table:table-cell office:value-type="float" office:value="37.65768">
            <text:p>37.657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001.0</text:p>
          </table:table-cell>
          <table:table-cell office:value-type="string">
            <text:p>WHITE</text:p>
          </table:table-cell>
          <table:table-cell office:value-type="string">
            <text:p>Weißburgunder Limes 2020/21</text:p>
          </table:table-cell>
          <table:table-cell office:value-type="string">
            <text:p>Weingut 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300">
            <text:p>4300</text:p>
          </table:table-cell>
          <table:table-cell office:value-type="float" office:value="1910">
            <text:p>191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nhagat09p3j6fbxnyp</text:p>
          </table:table-cell>
          <table:table-cell office:value-type="string">
            <text:p>WHITE</text:p>
          </table:table-cell>
          <table:table-cell office:value-type="string">
            <text:p>Weissburgunder Limes</text:p>
          </table:table-cell>
          <table:table-cell office:value-type="string">
            <text:p>Ignaz Niedrist</text:p>
          </table:table-cell>
          <table:table-cell office:value-type="float" office:value="37.332394">
            <text:p>37.3323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014.0</text:p>
          </table:table-cell>
          <table:table-cell office:value-type="string">
            <text:p>WHITE</text:p>
          </table:table-cell>
          <table:table-cell office:value-type="string">
            <text:p>Weissburgunder Amphora 2020</text:p>
          </table:table-cell>
          <table:table-cell office:value-type="string">
            <text:p>Hochklau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850">
            <text:p>4850</text:p>
          </table:table-cell>
          <table:table-cell office:value-type="float" office:value="2210">
            <text:p>221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nwt2aa2g1qyw0brtr8775zm</text:p>
          </table:table-cell>
          <table:table-cell office:value-type="string">
            <text:p>WHITE</text:p>
          </table:table-cell>
          <table:table-cell office:value-type="string">
            <text:p>Weissburgunder Amphora</text:p>
          </table:table-cell>
          <table:table-cell office:value-type="string">
            <text:p>HochKlaus</text:p>
          </table:table-cell>
          <table:table-cell office:value-type="float" office:value="49.18253">
            <text:p>49.182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015.0</text:p>
          </table:table-cell>
          <table:table-cell office:value-type="string">
            <text:p>WHITE</text:p>
          </table:table-cell>
          <table:table-cell office:value-type="string">
            <text:p>Weissburgunder Helios 2019</text:p>
          </table:table-cell>
          <table:table-cell office:value-type="string">
            <text:p>Weingut Kränze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500">
            <text:p>5500</text:p>
          </table:table-cell>
          <table:table-cell office:value-type="float" office:value="2550">
            <text:p>25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759r3f6zt34bhfamcnv</text:p>
          </table:table-cell>
          <table:table-cell office:value-type="string">
            <text:p>WHITE</text:p>
          </table:table-cell>
          <table:table-cell office:value-type="string">
            <text:p>Weissburgunder Helios</text:p>
          </table:table-cell>
          <table:table-cell office:value-type="string">
            <text:p>Kränzelhof Graf Pfeil</text:p>
          </table:table-cell>
          <table:table-cell office:value-type="float" office:value="35.211136">
            <text:p>35.2111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016.0</text:p>
          </table:table-cell>
          <table:table-cell office:value-type="string">
            <text:p>WHITE</text:p>
          </table:table-cell>
          <table:table-cell office:value-type="string">
            <text:p>Weissburgunder Vorberg 2012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yj9f3adjf8eqj5727qp5j96</text:p>
          </table:table-cell>
          <table:table-cell office:value-type="string">
            <text:p>WHITE</text:p>
          </table:table-cell>
          <table:table-cell office:value-type="string">
            <text:p>Pinot Bianco Vorberg</text:p>
          </table:table-cell>
          <table:table-cell office:value-type="string">
            <text:p>Kellerei Terlan / Cantina Terlano</text:p>
          </table:table-cell>
          <table:table-cell office:value-type="float" office:value="47.311646">
            <text:p>47.3116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017.0</text:p>
          </table:table-cell>
          <table:table-cell office:value-type="string">
            <text:p>WHITE</text:p>
          </table:table-cell>
          <table:table-cell office:value-type="string">
            <text:p>Weissburgunder Vorberg 2021/22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2330">
            <text:p>23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yj9f3adjf8eqj5727qp5j96</text:p>
          </table:table-cell>
          <table:table-cell office:value-type="string">
            <text:p>WHITE</text:p>
          </table:table-cell>
          <table:table-cell office:value-type="string">
            <text:p>Pinot Bianco Vorberg</text:p>
          </table:table-cell>
          <table:table-cell office:value-type="string">
            <text:p>Kellerei Terlan / Cantina Terlano</text:p>
          </table:table-cell>
          <table:table-cell office:value-type="float" office:value="47.311646">
            <text:p>47.3116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018.0</text:p>
          </table:table-cell>
          <table:table-cell office:value-type="string">
            <text:p>WHITE</text:p>
          </table:table-cell>
          <table:table-cell office:value-type="string">
            <text:p>Weissburgunder Vorberg 2021 Magnum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9800">
            <text:p>9800</text:p>
          </table:table-cell>
          <table:table-cell office:value-type="float" office:value="4988">
            <text:p>4988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yj9f3adjf8eqj5727qp5j96</text:p>
          </table:table-cell>
          <table:table-cell office:value-type="string">
            <text:p>WHITE</text:p>
          </table:table-cell>
          <table:table-cell office:value-type="string">
            <text:p>Pinot Bianco Vorberg</text:p>
          </table:table-cell>
          <table:table-cell office:value-type="string">
            <text:p>Kellerei Terlan / Cantina Terlano</text:p>
          </table:table-cell>
          <table:table-cell office:value-type="float" office:value="47.311646">
            <text:p>47.3116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019.0</text:p>
          </table:table-cell>
          <table:table-cell office:value-type="string">
            <text:p>WHITE</text:p>
          </table:table-cell>
          <table:table-cell office:value-type="string">
            <text:p>Weissburgunder Art 2021</text:p>
          </table:table-cell>
          <table:table-cell office:value-type="string">
            <text:p>Weingut Abraha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25pt7y1fmk9dnq1f1</text:p>
          </table:table-cell>
          <table:table-cell office:value-type="string">
            <text:p>WHITE</text:p>
          </table:table-cell>
          <table:table-cell office:value-type="string">
            <text:p>Pinot Blanc Art</text:p>
          </table:table-cell>
          <table:table-cell office:value-type="string">
            <text:p>Weingut Abraham</text:p>
          </table:table-cell>
          <table:table-cell office:value-type="float" office:value="38.53234">
            <text:p>38.532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020.0</text:p>
          </table:table-cell>
          <table:table-cell office:value-type="string">
            <text:p>WHITE</text:p>
          </table:table-cell>
          <table:table-cell office:value-type="string">
            <text:p>Weissburgunder Muschelkalk 2021/22</text:p>
          </table:table-cell>
          <table:table-cell office:value-type="string">
            <text:p>Weingut Abraha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00">
            <text:p>3900</text:p>
          </table:table-cell>
          <table:table-cell office:value-type="float" office:value="1745">
            <text:p>174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h2nfd15xycd4yz3qrh</text:p>
          </table:table-cell>
          <table:table-cell office:value-type="string">
            <text:p>WHITE</text:p>
          </table:table-cell>
          <table:table-cell office:value-type="string">
            <text:p>Weissburgunder Vom Muschelkalk</text:p>
          </table:table-cell>
          <table:table-cell office:value-type="string">
            <text:p>Weingut Abraham</text:p>
          </table:table-cell>
          <table:table-cell office:value-type="float" office:value="44.58703">
            <text:p>44.587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021.0</text:p>
          </table:table-cell>
          <table:table-cell office:value-type="string">
            <text:p>WHITE</text:p>
          </table:table-cell>
          <table:table-cell office:value-type="string">
            <text:p>Weissburgunder Lapis 2020</text:p>
          </table:table-cell>
          <table:table-cell office:value-type="string">
            <text:p>Ober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800">
            <text:p>3800</text:p>
          </table:table-cell>
          <table:table-cell office:value-type="float" office:value="1630">
            <text:p>16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2h2jcjxnaf6f47mma</text:p>
          </table:table-cell>
          <table:table-cell office:value-type="string">
            <text:p>WHITE</text:p>
          </table:table-cell>
          <table:table-cell office:value-type="string">
            <text:p>Weissburgunder Lapis</text:p>
          </table:table-cell>
          <table:table-cell office:value-type="string">
            <text:p>Weingut Oberstein</text:p>
          </table:table-cell>
          <table:table-cell office:value-type="float" office:value="41.399387">
            <text:p>41.3993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050.0</text:p>
          </table:table-cell>
          <table:table-cell office:value-type="string">
            <text:p>WHITE</text:p>
          </table:table-cell>
          <table:table-cell office:value-type="string">
            <text:p>Weissburgunder Salzberg 2015</text:p>
          </table:table-cell>
          <table:table-cell office:value-type="string">
            <text:p>Weingut Heinr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900">
            <text:p>5900</text:p>
          </table:table-cell>
          <table:table-cell office:value-type="float" office:value="2600">
            <text:p>2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r2pppdmvhf8j766453e0qb</text:p>
          </table:table-cell>
          <table:table-cell office:value-type="string">
            <text:p>WHITE</text:p>
          </table:table-cell>
          <table:table-cell office:value-type="string">
            <text:p>Weissburgunder Salzberg</text:p>
          </table:table-cell>
          <table:table-cell office:value-type="string">
            <text:p>Heinrich</text:p>
          </table:table-cell>
          <table:table-cell office:value-type="float" office:value="36.275787">
            <text:p>36.2757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052.0</text:p>
          </table:table-cell>
          <table:table-cell office:value-type="string">
            <text:p>WHITE</text:p>
          </table:table-cell>
          <table:table-cell office:value-type="string">
            <text:p>Weissburgunder Kittenberg 2016</text:p>
          </table:table-cell>
          <table:table-cell office:value-type="string">
            <text:p>Weingut Gros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600">
            <text:p>6600</text:p>
          </table:table-cell>
          <table:table-cell office:value-type="float" office:value="3200">
            <text:p>3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öll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f3cmbcvx6snc5mgec0yca2</text:p>
          </table:table-cell>
          <table:table-cell office:value-type="string">
            <text:p>WHITE</text:p>
          </table:table-cell>
          <table:table-cell office:value-type="string">
            <text:p>Kittenberg Weissburgunder</text:p>
          </table:table-cell>
          <table:table-cell office:value-type="string">
            <text:p>Gross</text:p>
          </table:table-cell>
          <table:table-cell office:value-type="float" office:value="40.652397">
            <text:p>40.6523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053.0</text:p>
          </table:table-cell>
          <table:table-cell office:value-type="string">
            <text:p>WHITE</text:p>
          </table:table-cell>
          <table:table-cell office:value-type="string">
            <text:p>Weissburgunder Kittenberg 2017</text:p>
          </table:table-cell>
          <table:table-cell office:value-type="string">
            <text:p>Weingut Gros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6200">
            <text:p>6200</text:p>
          </table:table-cell>
          <table:table-cell office:value-type="float" office:value="3000">
            <text:p>3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öller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f3cmbcvx6snc5mgec0yca2</text:p>
          </table:table-cell>
          <table:table-cell office:value-type="string">
            <text:p>WHITE</text:p>
          </table:table-cell>
          <table:table-cell office:value-type="string">
            <text:p>Kittenberg Weissburgunder</text:p>
          </table:table-cell>
          <table:table-cell office:value-type="string">
            <text:p>Gross</text:p>
          </table:table-cell>
          <table:table-cell office:value-type="float" office:value="40.652397">
            <text:p>40.6523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054.0</text:p>
          </table:table-cell>
          <table:table-cell office:value-type="string">
            <text:p>WHITE</text:p>
          </table:table-cell>
          <table:table-cell office:value-type="string">
            <text:p>Weissburgunder Kittenberg 2018</text:p>
          </table:table-cell>
          <table:table-cell office:value-type="string">
            <text:p>Weingut Gros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900">
            <text:p>5900</text:p>
          </table:table-cell>
          <table:table-cell office:value-type="float" office:value="2800">
            <text:p>2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öller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f3cmbcvx6snc5mgec0yca2</text:p>
          </table:table-cell>
          <table:table-cell office:value-type="string">
            <text:p>WHITE</text:p>
          </table:table-cell>
          <table:table-cell office:value-type="string">
            <text:p>Kittenberg Weissburgunder</text:p>
          </table:table-cell>
          <table:table-cell office:value-type="string">
            <text:p>Gross</text:p>
          </table:table-cell>
          <table:table-cell office:value-type="float" office:value="40.652397">
            <text:p>40.6523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062.0</text:p>
          </table:table-cell>
          <table:table-cell office:value-type="string">
            <text:p>WHITE</text:p>
          </table:table-cell>
          <table:table-cell office:value-type="string">
            <text:p>Weißer Burgunder Ochsenloch 2022</text:p>
          </table:table-cell>
          <table:table-cell office:value-type="string">
            <text:p>Weingut Münz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00">
            <text:p>4900</text:p>
          </table:table-cell>
          <table:table-cell office:value-type="float" office:value="2269">
            <text:p>226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xn5s8rjwn08ccx36t8j</text:p>
          </table:table-cell>
          <table:table-cell office:value-type="string">
            <text:p>WHITE</text:p>
          </table:table-cell>
          <table:table-cell office:value-type="string">
            <text:p>Weisser Burgunder Godramsteiner Ochsenloch</text:p>
          </table:table-cell>
          <table:table-cell office:value-type="string">
            <text:p>Weingut Münzberg</text:p>
          </table:table-cell>
          <table:table-cell office:value-type="float" office:value="50.975525">
            <text:p>50.9755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063.0</text:p>
          </table:table-cell>
          <table:table-cell office:value-type="string">
            <text:p>WHITE</text:p>
          </table:table-cell>
          <table:table-cell office:value-type="string">
            <text:p>Weisser Burgunder Schlangenpfiff 2018 Magnum</text:p>
          </table:table-cell>
          <table:table-cell office:value-type="string">
            <text:p>Weingut Münzberg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1900">
            <text:p>11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x59bnpp4ae245p6amxn</text:p>
          </table:table-cell>
          <table:table-cell office:value-type="string">
            <text:p>WHITE</text:p>
          </table:table-cell>
          <table:table-cell office:value-type="string">
            <text:p>Schlangenpfiff Weisser Burgunder GG</text:p>
          </table:table-cell>
          <table:table-cell office:value-type="string">
            <text:p>Weingut Münzberg</text:p>
          </table:table-cell>
          <table:table-cell office:value-type="float" office:value="50.675007">
            <text:p>50.6750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064.0</text:p>
          </table:table-cell>
          <table:table-cell office:value-type="string">
            <text:p>WHITE</text:p>
          </table:table-cell>
          <table:table-cell office:value-type="string">
            <text:p>Weißer Burgunder Schlangenpfiff 2020 </text:p>
          </table:table-cell>
          <table:table-cell office:value-type="string">
            <text:p>Weingut Münz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900">
            <text:p>6900</text:p>
          </table:table-cell>
          <table:table-cell office:value-type="float" office:value="3400">
            <text:p>34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x59bnpp4ae245p6amxn</text:p>
          </table:table-cell>
          <table:table-cell office:value-type="string">
            <text:p>WHITE</text:p>
          </table:table-cell>
          <table:table-cell office:value-type="string">
            <text:p>Schlangenpfiff Weisser Burgunder GG</text:p>
          </table:table-cell>
          <table:table-cell office:value-type="string">
            <text:p>Weingut Münzberg</text:p>
          </table:table-cell>
          <table:table-cell office:value-type="float" office:value="50.675007">
            <text:p>50.6750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065.0</text:p>
          </table:table-cell>
          <table:table-cell office:value-type="string">
            <text:p>WHITE</text:p>
          </table:table-cell>
          <table:table-cell office:value-type="string">
            <text:p>Weißer Burgunder Schlangenpfiff 2017</text:p>
          </table:table-cell>
          <table:table-cell office:value-type="string">
            <text:p>Weingut Münz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900">
            <text:p>7900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x59bnpp4ae245p6amxn</text:p>
          </table:table-cell>
          <table:table-cell office:value-type="string">
            <text:p>WHITE</text:p>
          </table:table-cell>
          <table:table-cell office:value-type="string">
            <text:p>Schlangenpfiff Weisser Burgunder GG</text:p>
          </table:table-cell>
          <table:table-cell office:value-type="string">
            <text:p>Weingut Münzberg</text:p>
          </table:table-cell>
          <table:table-cell office:value-type="float" office:value="50.675007">
            <text:p>50.6750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070.0</text:p>
          </table:table-cell>
          <table:table-cell office:value-type="string">
            <text:p>WHITE</text:p>
          </table:table-cell>
          <table:table-cell office:value-type="string">
            <text:p>Grauburgunder 2022</text:p>
          </table:table-cell>
          <table:table-cell office:value-type="string">
            <text:p>Wasser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1400">
            <text:p>14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inu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smtnjjegkwj342h4tz2</text:p>
          </table:table-cell>
          <table:table-cell office:value-type="string">
            <text:p>WHITE</text:p>
          </table:table-cell>
          <table:table-cell office:value-type="string">
            <text:p>Grauburgunder</text:p>
          </table:table-cell>
          <table:table-cell office:value-type="string">
            <text:p>Wassererhof</text:p>
          </table:table-cell>
          <table:table-cell office:value-type="float" office:value="37.120144">
            <text:p>37.1201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071.0</text:p>
          </table:table-cell>
          <table:table-cell office:value-type="string">
            <text:p>WHITE</text:p>
          </table:table-cell>
          <table:table-cell office:value-type="string">
            <text:p>Pinot Grigio Castel Ringberg 2022/23</text:p>
          </table:table-cell>
          <table:table-cell office:value-type="string">
            <text:p>Cantina E.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1705">
            <text:p>170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16sm52a0mjjy0q62v0</text:p>
          </table:table-cell>
          <table:table-cell office:value-type="string">
            <text:p>WHITE</text:p>
          </table:table-cell>
          <table:table-cell office:value-type="string">
            <text:p>Pinot Grigio Vigna Castel Ringberg</text:p>
          </table:table-cell>
          <table:table-cell office:value-type="string">
            <text:p>Elena Walch</text:p>
          </table:table-cell>
          <table:table-cell office:value-type="float" office:value="42.350418">
            <text:p>42.3504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072.0</text:p>
          </table:table-cell>
          <table:table-cell office:value-type="string">
            <text:p>WHITE</text:p>
          </table:table-cell>
          <table:table-cell office:value-type="string">
            <text:p>Pinot Grigio 2022</text:p>
          </table:table-cell>
          <table:table-cell office:value-type="string">
            <text:p>Garli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300">
            <text:p>3300</text:p>
          </table:table-cell>
          <table:table-cell office:value-type="float" office:value="1302">
            <text:p>1302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g11c8stq4ft2b7kmw5</text:p>
          </table:table-cell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Garlider</text:p>
          </table:table-cell>
          <table:table-cell office:value-type="float" office:value="38.806946">
            <text:p>38.8069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073.0</text:p>
          </table:table-cell>
          <table:table-cell office:value-type="string">
            <text:p>WHITE</text:p>
          </table:table-cell>
          <table:table-cell office:value-type="string">
            <text:p>Pinot Grigio Dessimis 2020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400">
            <text:p>4400</text:p>
          </table:table-cell>
          <table:table-cell office:value-type="float" office:value="1789">
            <text:p>178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k550tpn2vchzczedvk</text:p>
          </table:table-cell>
          <table:table-cell office:value-type="string">
            <text:p>WHITE</text:p>
          </table:table-cell>
          <table:table-cell office:value-type="string">
            <text:p>Pinot Grigio Dessimis</text:p>
          </table:table-cell>
          <table:table-cell office:value-type="string">
            <text:p>Vie di Romans</text:p>
          </table:table-cell>
          <table:table-cell office:value-type="float" office:value="52.088005">
            <text:p>52.0880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074.0</text:p>
          </table:table-cell>
          <table:table-cell office:value-type="string">
            <text:p>WHITE</text:p>
          </table:table-cell>
          <table:table-cell office:value-type="string">
            <text:p>Pinot Grigio Dessimis 2008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6900">
            <text:p>6900</text:p>
          </table:table-cell>
          <table:table-cell office:value-type="float" office:value="3500">
            <text:p>3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k550tpn2vchzczedvk</text:p>
          </table:table-cell>
          <table:table-cell office:value-type="string">
            <text:p>WHITE</text:p>
          </table:table-cell>
          <table:table-cell office:value-type="string">
            <text:p>Pinot Grigio Dessimis</text:p>
          </table:table-cell>
          <table:table-cell office:value-type="string">
            <text:p>Vie di Romans</text:p>
          </table:table-cell>
          <table:table-cell office:value-type="float" office:value="52.088005">
            <text:p>52.0880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075.0</text:p>
          </table:table-cell>
          <table:table-cell office:value-type="string">
            <text:p>WHITE</text:p>
          </table:table-cell>
          <table:table-cell office:value-type="string">
            <text:p>Grauburgunder Straden 2022</text:p>
          </table:table-cell>
          <table:table-cell office:value-type="string">
            <text:p>Weingut Neumeis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400">
            <text:p>3400</text:p>
          </table:table-cell>
          <table:table-cell office:value-type="float" office:value="1378">
            <text:p>1378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2r4fed93sv57t12bqts</text:p>
          </table:table-cell>
          <table:table-cell office:value-type="string">
            <text:p>WHITE</text:p>
          </table:table-cell>
          <table:table-cell office:value-type="string">
            <text:p>Straden Grauburgunder</text:p>
          </table:table-cell>
          <table:table-cell office:value-type="string">
            <text:p>Neumeister</text:p>
          </table:table-cell>
          <table:table-cell office:value-type="float" office:value="45.53208">
            <text:p>45.532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081.0</text:p>
          </table:table-cell>
          <table:table-cell office:value-type="string">
            <text:p>WHITE</text:p>
          </table:table-cell>
          <table:table-cell office:value-type="string">
            <text:p>Graue Fryheit 2021</text:p>
          </table:table-cell>
          <table:table-cell office:value-type="string">
            <text:p>Weingut Heinr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100">
            <text:p>5100</text:p>
          </table:table-cell>
          <table:table-cell office:value-type="float" office:value="2300">
            <text:p>2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pcmr7ky05k0cp1jnny</text:p>
          </table:table-cell>
          <table:table-cell office:value-type="string">
            <text:p>WHITE</text:p>
          </table:table-cell>
          <table:table-cell office:value-type="string">
            <text:p>Graue Freyheit Bio</text:p>
          </table:table-cell>
          <table:table-cell office:value-type="string">
            <text:p>Heinrich</text:p>
          </table:table-cell>
          <table:table-cell office:value-type="float" office:value="33.95306">
            <text:p>33.953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082.0</text:p>
          </table:table-cell>
          <table:table-cell office:value-type="string">
            <text:p>WHITE</text:p>
          </table:table-cell>
          <table:table-cell office:value-type="string">
            <text:p>Grauer Burgunder Godramsteiner 2021</text:p>
          </table:table-cell>
          <table:table-cell office:value-type="string">
            <text:p>Weingut Münz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00">
            <text:p>3900</text:p>
          </table:table-cell>
          <table:table-cell office:value-type="float" office:value="1597">
            <text:p>1597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zv75a1bgj8f9mx8cyy2</text:p>
          </table:table-cell>
          <table:table-cell office:value-type="string">
            <text:p>DESSERT</text:p>
          </table:table-cell>
          <table:table-cell office:value-type="string">
            <text:p>Grauer Burgunder Godramsteiner Schneckenberg</text:p>
          </table:table-cell>
          <table:table-cell office:value-type="string">
            <text:p>Weingut Münzberg</text:p>
          </table:table-cell>
          <table:table-cell office:value-type="float" office:value="49.049652">
            <text:p>49.0496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082.0</text:p>
          </table:table-cell>
          <table:table-cell office:value-type="string">
            <text:p>WHITE</text:p>
          </table:table-cell>
          <table:table-cell office:value-type="string">
            <text:p>Riesling Weingarten Windbichl 2020/22</text:p>
          </table:table-cell>
          <table:table-cell office:value-type="string">
            <text:p>Castel Juv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600">
            <text:p>5600</text:p>
          </table:table-cell>
          <table:table-cell office:value-type="float" office:value="2322">
            <text:p>2322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sxmvw08hsa6byhtmc1p9w</text:p>
          </table:table-cell>
          <table:table-cell office:value-type="string">
            <text:p>WHITE</text:p>
          </table:table-cell>
          <table:table-cell office:value-type="string">
            <text:p>Riesling Windbichel</text:p>
          </table:table-cell>
          <table:table-cell office:value-type="string">
            <text:p>Weingut Unterortl - Castel Juval</text:p>
          </table:table-cell>
          <table:table-cell office:value-type="float" office:value="41.998764">
            <text:p>41.9987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083.0</text:p>
          </table:table-cell>
          <table:table-cell office:value-type="string">
            <text:p>WHITE</text:p>
          </table:table-cell>
          <table:table-cell office:value-type="string">
            <text:p>Grauburgunder 2023</text:p>
          </table:table-cell>
          <table:table-cell office:value-type="string">
            <text:p>Weingut Dönnhof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000">
            <text:p>3000</text:p>
          </table:table-cell>
          <table:table-cell office:value-type="float" office:value="1150">
            <text:p>11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8j5xpxp22p5ras26ks</text:p>
          </table:table-cell>
          <table:table-cell office:value-type="string">
            <text:p>WHITE</text:p>
          </table:table-cell>
          <table:table-cell office:value-type="string">
            <text:p>Grauburgunder Trocken</text:p>
          </table:table-cell>
          <table:table-cell office:value-type="string">
            <text:p>Dönnhoff</text:p>
          </table:table-cell>
          <table:table-cell office:value-type="float" office:value="31.615215">
            <text:p>31.6152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101.0</text:p>
          </table:table-cell>
          <table:table-cell office:value-type="string">
            <text:p>WHITE</text:p>
          </table:table-cell>
          <table:table-cell office:value-type="string">
            <text:p>Riesling Gletscherschliff 2023</text:p>
          </table:table-cell>
          <table:table-cell office:value-type="string">
            <text:p>Castel Juv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850">
            <text:p>4850</text:p>
          </table:table-cell>
          <table:table-cell office:value-type="float" office:value="2050">
            <text:p>20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vwsdxn2k83g5prhjp4</text:p>
          </table:table-cell>
          <table:table-cell office:value-type="string">
            <text:p>WHITE</text:p>
          </table:table-cell>
          <table:table-cell office:value-type="string">
            <text:p>Gletscherschliff Riesling</text:p>
          </table:table-cell>
          <table:table-cell office:value-type="string">
            <text:p>Weingut Unterortl - Castel Juval</text:p>
          </table:table-cell>
          <table:table-cell office:value-type="float" office:value="43.77892">
            <text:p>43.778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103.0</text:p>
          </table:table-cell>
          <table:table-cell office:value-type="string">
            <text:p>WHITE</text:p>
          </table:table-cell>
          <table:table-cell office:value-type="string">
            <text:p>Rieslint Unteroltl 2023</text:p>
          </table:table-cell>
          <table:table-cell office:value-type="string">
            <text:p>Castel Juval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vwmrn49xwep50xat53</text:p>
          </table:table-cell>
          <table:table-cell office:value-type="string">
            <text:p>WHITE</text:p>
          </table:table-cell>
          <table:table-cell office:value-type="string">
            <text:p>Riesling</text:p>
          </table:table-cell>
          <table:table-cell office:value-type="string">
            <text:p>Weingut Unterortl - Castel Juval</text:p>
          </table:table-cell>
          <table:table-cell office:value-type="float" office:value="27.889662">
            <text:p>27.8896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103.0</text:p>
          </table:table-cell>
          <table:table-cell office:value-type="string">
            <text:p>WHITE</text:p>
          </table:table-cell>
          <table:table-cell office:value-type="string">
            <text:p>Riesling Windbichl 2023</text:p>
          </table:table-cell>
          <table:table-cell office:value-type="string">
            <text:p>Castel Juval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vw08hsa6byhtmc1p9w</text:p>
          </table:table-cell>
          <table:table-cell office:value-type="string">
            <text:p>WHITE</text:p>
          </table:table-cell>
          <table:table-cell office:value-type="string">
            <text:p>Riesling Windbichel</text:p>
          </table:table-cell>
          <table:table-cell office:value-type="string">
            <text:p>Weingut Unterortl - Castel Juval</text:p>
          </table:table-cell>
          <table:table-cell office:value-type="float" office:value="41.998764">
            <text:p>41.9987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104.0</text:p>
          </table:table-cell>
          <table:table-cell office:value-type="string">
            <text:p>WHITE</text:p>
          </table:table-cell>
          <table:table-cell office:value-type="string">
            <text:p>Loibner Riesling Ried Loibenberg Smaragd 2022</text:p>
          </table:table-cell>
          <table:table-cell office:value-type="string">
            <text:p>Weingut 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7600">
            <text:p>7600</text:p>
          </table:table-cell>
          <table:table-cell office:value-type="float" office:value="3800">
            <text:p>3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Sabin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h5f4989k8ry1r5hfwcg</text:p>
          </table:table-cell>
          <table:table-cell office:value-type="string">
            <text:p>WHITE</text:p>
          </table:table-cell>
          <table:table-cell office:value-type="string">
            <text:p>Ried Loibenberg Loibner Riesling Smaragd</text:p>
          </table:table-cell>
          <table:table-cell office:value-type="string">
            <text:p>Weingut Knoll</text:p>
          </table:table-cell>
          <table:table-cell office:value-type="float" office:value="53.550766">
            <text:p>53.5507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105.0</text:p>
          </table:table-cell>
          <table:table-cell office:value-type="string">
            <text:p>WHITE</text:p>
          </table:table-cell>
          <table:table-cell office:value-type="string">
            <text:p>Riesling Berg 2022</text:p>
          </table:table-cell>
          <table:table-cell office:value-type="string">
            <text:p>Weingut 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1540">
            <text:p>154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nhbwyrbwc7bjpeg0nf</text:p>
          </table:table-cell>
          <table:table-cell office:value-type="string">
            <text:p>WHITE</text:p>
          </table:table-cell>
          <table:table-cell office:value-type="string">
            <text:p>Riesling Berg</text:p>
          </table:table-cell>
          <table:table-cell office:value-type="string">
            <text:p>Ignaz Niedrist</text:p>
          </table:table-cell>
          <table:table-cell office:value-type="float" office:value="34.911385">
            <text:p>34.9113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105.0</text:p>
          </table:table-cell>
          <table:table-cell office:value-type="string">
            <text:p>WHITE</text:p>
          </table:table-cell>
          <table:table-cell office:value-type="string">
            <text:p>Loibner Riesling Smaragd 2020 Magnum</text:p>
          </table:table-cell>
          <table:table-cell office:value-type="string">
            <text:p>Weingut Knol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2900">
            <text:p>12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Sabin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h5gwwvq8pbvtvvfhr4h</text:p>
          </table:table-cell>
          <table:table-cell office:value-type="string">
            <text:p>WHITE</text:p>
          </table:table-cell>
          <table:table-cell office:value-type="string">
            <text:p>Loibner Riesling Smaragd</text:p>
          </table:table-cell>
          <table:table-cell office:value-type="string">
            <text:p>Weingut Knoll</text:p>
          </table:table-cell>
          <table:table-cell office:value-type="float" office:value="46.880634">
            <text:p>46.8806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107.0</text:p>
          </table:table-cell>
          <table:table-cell office:value-type="string">
            <text:p>WHITE</text:p>
          </table:table-cell>
          <table:table-cell office:value-type="string">
            <text:p>Riesling Federspiel Steinterrassen 2022/23</text:p>
          </table:table-cell>
          <table:table-cell office:value-type="string">
            <text:p>Weingut Hirtz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00">
            <text:p>4900</text:p>
          </table:table-cell>
          <table:table-cell office:value-type="float" office:value="2280">
            <text:p>22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Sabin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f81knzd98am8ry24p</text:p>
          </table:table-cell>
          <table:table-cell office:value-type="string">
            <text:p>WHITE</text:p>
          </table:table-cell>
          <table:table-cell office:value-type="string">
            <text:p>Riesling Steinterrassen Federspiel</text:p>
          </table:table-cell>
          <table:table-cell office:value-type="string">
            <text:p>Franz Hirtzberger</text:p>
          </table:table-cell>
          <table:table-cell office:value-type="float" office:value="43.16633">
            <text:p>43.166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110.0</text:p>
          </table:table-cell>
          <table:table-cell office:value-type="string">
            <text:p>WHITE</text:p>
          </table:table-cell>
          <table:table-cell office:value-type="string">
            <text:p>Riesling vom Stein Smaragd 2011</text:p>
          </table:table-cell>
          <table:table-cell office:value-type="string">
            <text:p>Weingut Nikolai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8500">
            <text:p>8500</text:p>
          </table:table-cell>
          <table:table-cell office:value-type="float" office:value="3000">
            <text:p>3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xr1bejk64g4r34wzex</text:p>
          </table:table-cell>
          <table:table-cell office:value-type="string">
            <text:p>WHITE</text:p>
          </table:table-cell>
          <table:table-cell office:value-type="string">
            <text:p>Riesling von Stein Smaragd</text:p>
          </table:table-cell>
          <table:table-cell office:value-type="string">
            <text:p>Nikolaihof</text:p>
          </table:table-cell>
          <table:table-cell office:value-type="float" office:value="46.457462">
            <text:p>46.4574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112.0</text:p>
          </table:table-cell>
          <table:table-cell office:value-type="string">
            <text:p>WHITE</text:p>
          </table:table-cell>
          <table:table-cell office:value-type="string">
            <text:p>Riesling Steinriegl Federspiel 2016</text:p>
          </table:table-cell>
          <table:table-cell office:value-type="string">
            <text:p>Weingut 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900">
            <text:p>4900</text:p>
          </table:table-cell>
          <table:table-cell office:value-type="float" office:value="3500">
            <text:p>3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25khf8dw3e4eq6hsy</text:p>
          </table:table-cell>
          <table:table-cell office:value-type="string">
            <text:p>WHITE</text:p>
          </table:table-cell>
          <table:table-cell office:value-type="string">
            <text:p>Riesling Federspiel Ried Steinriegl</text:p>
          </table:table-cell>
          <table:table-cell office:value-type="string">
            <text:p>Prager</text:p>
          </table:table-cell>
          <table:table-cell office:value-type="float" office:value="45.38233">
            <text:p>45.382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118.0</text:p>
          </table:table-cell>
          <table:table-cell office:value-type="string">
            <text:p>WHITE</text:p>
          </table:table-cell>
          <table:table-cell office:value-type="string">
            <text:p>Riesling Urgestein 2022</text:p>
          </table:table-cell>
          <table:table-cell office:value-type="string">
            <text:p>Schloss Gobels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200">
            <text:p>3200</text:p>
          </table:table-cell>
          <table:table-cell office:value-type="float" office:value="919">
            <text:p>91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v3qs9470gncv88kwd</text:p>
          </table:table-cell>
          <table:table-cell office:value-type="string">
            <text:p>WHITE</text:p>
          </table:table-cell>
          <table:table-cell office:value-type="string">
            <text:p>Riesling Urgestein</text:p>
          </table:table-cell>
          <table:table-cell office:value-type="string">
            <text:p>Schloss Gobelsburg</text:p>
          </table:table-cell>
          <table:table-cell office:value-type="float" office:value="48.04864">
            <text:p>48.048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120.0</text:p>
          </table:table-cell>
          <table:table-cell office:value-type="string">
            <text:p>WHITE</text:p>
          </table:table-cell>
          <table:table-cell office:value-type="string">
            <text:p>Riesling Nussberg 2007</text:p>
          </table:table-cell>
          <table:table-cell office:value-type="string">
            <text:p>Weingut Wieni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7">
            <text:p>2007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öller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r2p4rqmqbm6gc9h3wm4</text:p>
          </table:table-cell>
          <table:table-cell office:value-type="string">
            <text:p>WHITE</text:p>
          </table:table-cell>
          <table:table-cell office:value-type="string">
            <text:p>Nussberg Riesling</text:p>
          </table:table-cell>
          <table:table-cell office:value-type="string">
            <text:p>Wieninger</text:p>
          </table:table-cell>
          <table:table-cell office:value-type="float" office:value="38.944252">
            <text:p>38.9442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121.0</text:p>
          </table:table-cell>
          <table:table-cell office:value-type="string">
            <text:p>WHITE</text:p>
          </table:table-cell>
          <table:table-cell office:value-type="string">
            <text:p>Ried Rosengartel Nussberg Riesling 2019</text:p>
          </table:table-cell>
          <table:table-cell office:value-type="string">
            <text:p>Weingut Wieni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00">
            <text:p>4900</text:p>
          </table:table-cell>
          <table:table-cell office:value-type="float" office:value="2340">
            <text:p>234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35m0eh7ckywem3hgttr</text:p>
          </table:table-cell>
          <table:table-cell office:value-type="string">
            <text:p>WHITE</text:p>
          </table:table-cell>
          <table:table-cell office:value-type="string">
            <text:p>Ried Rosengartl Nussberg Riesling</text:p>
          </table:table-cell>
          <table:table-cell office:value-type="string">
            <text:p>Wieninger</text:p>
          </table:table-cell>
          <table:table-cell office:value-type="float" office:value="45.80457">
            <text:p>45.804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122.0</text:p>
          </table:table-cell>
          <table:table-cell office:value-type="string">
            <text:p>WHITE</text:p>
          </table:table-cell>
          <table:table-cell office:value-type="string">
            <text:p>Riesling Ried Heiligenstein GG 2018</text:p>
          </table:table-cell>
          <table:table-cell office:value-type="string">
            <text:p>Weingut Bründlmay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700">
            <text:p>5700</text:p>
          </table:table-cell>
          <table:table-cell office:value-type="float" office:value="2700">
            <text:p>2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2mdxjhahvjp1g0xt63</text:p>
          </table:table-cell>
          <table:table-cell office:value-type="string">
            <text:p>WHITE</text:p>
          </table:table-cell>
          <table:table-cell office:value-type="string">
            <text:p>Riesling Ried Heiligenstein</text:p>
          </table:table-cell>
          <table:table-cell office:value-type="string">
            <text:p>Weingut Bründlmayer</text:p>
          </table:table-cell>
          <table:table-cell office:value-type="float" office:value="43.33812">
            <text:p>43.338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123.0</text:p>
          </table:table-cell>
          <table:table-cell office:value-type="string">
            <text:p>WHITE</text:p>
          </table:table-cell>
          <table:table-cell office:value-type="string">
            <text:p>Riesling Ried Heiligenstein GG 2015</text:p>
          </table:table-cell>
          <table:table-cell office:value-type="string">
            <text:p>Weingut Bründlmay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6200">
            <text:p>6200</text:p>
          </table:table-cell>
          <table:table-cell office:value-type="float" office:value="3000">
            <text:p>3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2mdxjhahvjp1g0xt63</text:p>
          </table:table-cell>
          <table:table-cell office:value-type="string">
            <text:p>WHITE</text:p>
          </table:table-cell>
          <table:table-cell office:value-type="string">
            <text:p>Riesling Ried Heiligenstein</text:p>
          </table:table-cell>
          <table:table-cell office:value-type="string">
            <text:p>Weingut Bründlmayer</text:p>
          </table:table-cell>
          <table:table-cell office:value-type="float" office:value="43.33812">
            <text:p>43.338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130.0</text:p>
          </table:table-cell>
          <table:table-cell office:value-type="string">
            <text:p>WHITE</text:p>
          </table:table-cell>
          <table:table-cell office:value-type="string">
            <text:p>Riesling Marienburg GG 2021</text:p>
          </table:table-cell>
          <table:table-cell office:value-type="string">
            <text:p>Weingut C.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900">
            <text:p>7900</text:p>
          </table:table-cell>
          <table:table-cell office:value-type="float" office:value="3500">
            <text:p>3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wrzb5gcgktqq9f8q</text:p>
          </table:table-cell>
          <table:table-cell office:value-type="string">
            <text:p>WHITE</text:p>
          </table:table-cell>
          <table:table-cell office:value-type="string">
            <text:p>Riesling Marienburg GG</text:p>
          </table:table-cell>
          <table:table-cell office:value-type="string">
            <text:p>Clemens Busch</text:p>
          </table:table-cell>
          <table:table-cell office:value-type="float" office:value="38.249687">
            <text:p>38.2496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138.0</text:p>
          </table:table-cell>
          <table:table-cell office:value-type="string">
            <text:p>WHITE</text:p>
          </table:table-cell>
          <table:table-cell office:value-type="string">
            <text:p>Riesling Dellchen GG 2022</text:p>
          </table:table-cell>
          <table:table-cell office:value-type="string">
            <text:p>Weingut Dönnhof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4550">
            <text:p>45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5ajwbapgr2evheyb2k</text:p>
          </table:table-cell>
          <table:table-cell office:value-type="string">
            <text:p>WHITE</text:p>
          </table:table-cell>
          <table:table-cell office:value-type="string">
            <text:p>Riesling GG Dellchen</text:p>
          </table:table-cell>
          <table:table-cell office:value-type="string">
            <text:p>Dönnhoff</text:p>
          </table:table-cell>
          <table:table-cell office:value-type="float" office:value="46.27883">
            <text:p>46.278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139.0</text:p>
          </table:table-cell>
          <table:table-cell office:value-type="string">
            <text:p>WHITE</text:p>
          </table:table-cell>
          <table:table-cell office:value-type="string">
            <text:p>Riesling Dellchen GG 2020</text:p>
          </table:table-cell>
          <table:table-cell office:value-type="string">
            <text:p>Weingut Dönnhof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5ajwbapgr2evheyb2k</text:p>
          </table:table-cell>
          <table:table-cell office:value-type="string">
            <text:p>WHITE</text:p>
          </table:table-cell>
          <table:table-cell office:value-type="string">
            <text:p>Riesling GG Dellchen</text:p>
          </table:table-cell>
          <table:table-cell office:value-type="string">
            <text:p>Dönnhoff</text:p>
          </table:table-cell>
          <table:table-cell office:value-type="float" office:value="46.27883">
            <text:p>46.278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140.0</text:p>
          </table:table-cell>
          <table:table-cell office:value-type="string">
            <text:p>WHITE</text:p>
          </table:table-cell>
          <table:table-cell office:value-type="string">
            <text:p>Riesling Dellchen GG 2015</text:p>
          </table:table-cell>
          <table:table-cell office:value-type="string">
            <text:p>Weingut Dönnhof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9900">
            <text:p>9900</text:p>
          </table:table-cell>
          <table:table-cell office:value-type="float" office:value="3470">
            <text:p>34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öller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5ajwbapgr2evheyb2k</text:p>
          </table:table-cell>
          <table:table-cell office:value-type="string">
            <text:p>WHITE</text:p>
          </table:table-cell>
          <table:table-cell office:value-type="string">
            <text:p>Riesling GG Dellchen</text:p>
          </table:table-cell>
          <table:table-cell office:value-type="string">
            <text:p>Dönnhoff</text:p>
          </table:table-cell>
          <table:table-cell office:value-type="float" office:value="46.27883">
            <text:p>46.278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141.0</text:p>
          </table:table-cell>
          <table:table-cell office:value-type="string">
            <text:p>WHITE</text:p>
          </table:table-cell>
          <table:table-cell office:value-type="string">
            <text:p>Riesling Krötenpfuhl GG 2019</text:p>
          </table:table-cell>
          <table:table-cell office:value-type="string">
            <text:p>Weingut Dönnhof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900">
            <text:p>5900</text:p>
          </table:table-cell>
          <table:table-cell office:value-type="float" office:value="2700">
            <text:p>2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8m0na431j9mxnkepbt</text:p>
          </table:table-cell>
          <table:table-cell office:value-type="string">
            <text:p>WHITE</text:p>
          </table:table-cell>
          <table:table-cell office:value-type="string">
            <text:p>Krötenpfuhl Riesling GG</text:p>
          </table:table-cell>
          <table:table-cell office:value-type="string">
            <text:p>Dönnhoff</text:p>
          </table:table-cell>
          <table:table-cell office:value-type="float" office:value="47.2666">
            <text:p>47.26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142.0</text:p>
          </table:table-cell>
          <table:table-cell office:value-type="string">
            <text:p>WHITE</text:p>
          </table:table-cell>
          <table:table-cell office:value-type="string">
            <text:p>Riesling Dellchen Magnum 2016</text:p>
          </table:table-cell>
          <table:table-cell office:value-type="string">
            <text:p>Weingut Dönnhoff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5900">
            <text:p>15900</text:p>
          </table:table-cell>
          <table:table-cell office:value-type="float" office:value="8500">
            <text:p>8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5ajwbapgr2evheyb2k</text:p>
          </table:table-cell>
          <table:table-cell office:value-type="string">
            <text:p>WHITE</text:p>
          </table:table-cell>
          <table:table-cell office:value-type="string">
            <text:p>Riesling GG Dellchen</text:p>
          </table:table-cell>
          <table:table-cell office:value-type="string">
            <text:p>Dönnhoff</text:p>
          </table:table-cell>
          <table:table-cell office:value-type="float" office:value="38.978325">
            <text:p>38.9783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143.0</text:p>
          </table:table-cell>
          <table:table-cell office:value-type="string">
            <text:p>WHITE</text:p>
          </table:table-cell>
          <table:table-cell office:value-type="string">
            <text:p>Riesling Trocken 2023</text:p>
          </table:table-cell>
          <table:table-cell office:value-type="string">
            <text:p>Weingut Dönnhof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400">
            <text:p>3400</text:p>
          </table:table-cell>
          <table:table-cell office:value-type="float" office:value="1110">
            <text:p>111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xmf8537zxks7a83nh8</text:p>
          </table:table-cell>
          <table:table-cell office:value-type="string">
            <text:p>WHITE</text:p>
          </table:table-cell>
          <table:table-cell office:value-type="string">
            <text:p>Riesling Trocken</text:p>
          </table:table-cell>
          <table:table-cell office:value-type="string">
            <text:p>Dönnhoff</text:p>
          </table:table-cell>
          <table:table-cell office:value-type="float" office:value="32.563774">
            <text:p>32.5637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145.0</text:p>
          </table:table-cell>
          <table:table-cell office:value-type="string">
            <text:p>WHITE</text:p>
          </table:table-cell>
          <table:table-cell office:value-type="string">
            <text:p>Hermanshöhle Riesling 2019 Magnum</text:p>
          </table:table-cell>
          <table:table-cell office:value-type="string">
            <text:p>Weingut Donnhoff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5900">
            <text:p>15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3e12vjya19bk71pp0</text:p>
          </table:table-cell>
          <table:table-cell office:value-type="string">
            <text:p>WHITE</text:p>
          </table:table-cell>
          <table:table-cell office:value-type="string">
            <text:p>Riesling GG Hermannshöhle</text:p>
          </table:table-cell>
          <table:table-cell office:value-type="string">
            <text:p>Dönnhoff</text:p>
          </table:table-cell>
          <table:table-cell office:value-type="float" office:value="38.107086">
            <text:p>38.1070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148.0</text:p>
          </table:table-cell>
          <table:table-cell office:value-type="string">
            <text:p>WHITE</text:p>
          </table:table-cell>
          <table:table-cell office:value-type="string">
            <text:p>Riesling Wachenheimer Gerümpel 2021</text:p>
          </table:table-cell>
          <table:table-cell office:value-type="string">
            <text:p>Bürklin Wol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900">
            <text:p>5900</text:p>
          </table:table-cell>
          <table:table-cell office:value-type="float" office:value="2800">
            <text:p>2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778j5prwdmpbmq1vpk</text:p>
          </table:table-cell>
          <table:table-cell office:value-type="string">
            <text:p>WHITE</text:p>
          </table:table-cell>
          <table:table-cell office:value-type="string">
            <text:p>Wachenheimer Gerümpel Riesling Kabinett</text:p>
          </table:table-cell>
          <table:table-cell office:value-type="string">
            <text:p>Dr. Bürklin-Wolf</text:p>
          </table:table-cell>
          <table:table-cell office:value-type="float" office:value="48.329002">
            <text:p>48.32900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151.0</text:p>
          </table:table-cell>
          <table:table-cell office:value-type="string">
            <text:p>WHITE</text:p>
          </table:table-cell>
          <table:table-cell office:value-type="string">
            <text:p>Riesling Auf der Mauer 2019</text:p>
          </table:table-cell>
          <table:table-cell office:value-type="string">
            <text:p>Bassermann-Jord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500">
            <text:p>550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gzsk5ywbqgs7c0rsc61</text:p>
          </table:table-cell>
          <table:table-cell office:value-type="string">
            <text:p>WHITE</text:p>
          </table:table-cell>
          <table:table-cell office:value-type="string">
            <text:p>Riesling Trocken Auf Der Mauer</text:p>
          </table:table-cell>
          <table:table-cell office:value-type="string">
            <text:p>Dr. Von Bassermann-Jordan</text:p>
          </table:table-cell>
          <table:table-cell office:value-type="float" office:value="45.427673">
            <text:p>45.4276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152.0</text:p>
          </table:table-cell>
          <table:table-cell office:value-type="string">
            <text:p>WHITE</text:p>
          </table:table-cell>
          <table:table-cell office:value-type="string">
            <text:p>Riesling Mandelpfad GG 2013</text:p>
          </table:table-cell>
          <table:table-cell office:value-type="string">
            <text:p>Weingut Knip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7500">
            <text:p>7500</text:p>
          </table:table-cell>
          <table:table-cell office:value-type="float" office:value="4500">
            <text:p>4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5nrchcxz7rs01w0z7r</text:p>
          </table:table-cell>
          <table:table-cell office:value-type="string">
            <text:p>DESSERT</text:p>
          </table:table-cell>
          <table:table-cell office:value-type="string">
            <text:p>Mandelpfad Riesling GG</text:p>
          </table:table-cell>
          <table:table-cell office:value-type="string">
            <text:p>Knipser</text:p>
          </table:table-cell>
          <table:table-cell office:value-type="float" office:value="44.646584">
            <text:p>44.6465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154.0</text:p>
          </table:table-cell>
          <table:table-cell office:value-type="string">
            <text:p>WHITE</text:p>
          </table:table-cell>
          <table:table-cell office:value-type="string">
            <text:p>Riesling Idig GG 2015 Magnum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8900">
            <text:p>18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naaez85vvkwqs37nrd</text:p>
          </table:table-cell>
          <table:table-cell office:value-type="string">
            <text:p>WHITE</text:p>
          </table:table-cell>
          <table:table-cell office:value-type="string">
            <text:p>Idig GG</text:p>
          </table:table-cell>
          <table:table-cell office:value-type="string">
            <text:p>A. Christmann</text:p>
          </table:table-cell>
          <table:table-cell office:value-type="float" office:value="41.087433">
            <text:p>41.0874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155.0</text:p>
          </table:table-cell>
          <table:table-cell office:value-type="string">
            <text:p>WHITE</text:p>
          </table:table-cell>
          <table:table-cell office:value-type="string">
            <text:p>Riesling Kappellenberg 2020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900">
            <text:p>4900</text:p>
          </table:table-cell>
          <table:table-cell office:value-type="float" office:value="2450">
            <text:p>24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yjdg20gva3fwqftvk1h</text:p>
          </table:table-cell>
          <table:table-cell office:value-type="string">
            <text:p>DESSERT</text:p>
          </table:table-cell>
          <table:table-cell office:value-type="string">
            <text:p>Gimmeldinger Kapellenberg Riesling</text:p>
          </table:table-cell>
          <table:table-cell office:value-type="string">
            <text:p>A. Christmann</text:p>
          </table:table-cell>
          <table:table-cell office:value-type="float" office:value="30.702435">
            <text:p>30.7024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156.0</text:p>
          </table:table-cell>
          <table:table-cell office:value-type="string">
            <text:p>WHITE</text:p>
          </table:table-cell>
          <table:table-cell office:value-type="string">
            <text:p>Westhofener Riesling Kirchspiel 2015</text:p>
          </table:table-cell>
          <table:table-cell office:value-type="string">
            <text:p>Weingut Wit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7900">
            <text:p>7900</text:p>
          </table:table-cell>
          <table:table-cell office:value-type="float" office:value="3950">
            <text:p>39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gebhard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8j62w605z6xxnxwjz</text:p>
          </table:table-cell>
          <table:table-cell office:value-type="string">
            <text:p>WHITE</text:p>
          </table:table-cell>
          <table:table-cell office:value-type="string">
            <text:p>Kirchspiel Westhofen</text:p>
          </table:table-cell>
          <table:table-cell office:value-type="string">
            <text:p>Wittmann</text:p>
          </table:table-cell>
          <table:table-cell office:value-type="float" office:value="42.83274">
            <text:p>42.832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157.0</text:p>
          </table:table-cell>
          <table:table-cell office:value-type="string">
            <text:p>WHITE</text:p>
          </table:table-cell>
          <table:table-cell office:value-type="string">
            <text:p>Riesling Hallgartener Hendelberg 1. Lage 2017</text:p>
          </table:table-cell>
          <table:table-cell office:value-type="string">
            <text:p>Weingut P.J.Küh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500">
            <text:p>5500</text:p>
          </table:table-cell>
          <table:table-cell office:value-type="float" office:value="2300">
            <text:p>2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j1f6ty1yvg94a7h3n</text:p>
          </table:table-cell>
          <table:table-cell office:value-type="string">
            <text:p>WHITE</text:p>
          </table:table-cell>
          <table:table-cell office:value-type="string">
            <text:p>Hallgartener Hendelberg Riesling Kabinett</text:p>
          </table:table-cell>
          <table:table-cell office:value-type="string">
            <text:p>Peter Jakob Kühn</text:p>
          </table:table-cell>
          <table:table-cell office:value-type="float" office:value="33.218124">
            <text:p>33.2181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158.0</text:p>
          </table:table-cell>
          <table:table-cell office:value-type="string">
            <text:p>WHITE</text:p>
          </table:table-cell>
          <table:table-cell office:value-type="string">
            <text:p>Riesling Quarzit-Oestrich 2021</text:p>
          </table:table-cell>
          <table:table-cell office:value-type="string">
            <text:p>Weingut P.J.Küh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400">
            <text:p>4400</text:p>
          </table:table-cell>
          <table:table-cell office:value-type="float" office:value="1839">
            <text:p>183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gyhrddqgac50473fs</text:p>
          </table:table-cell>
          <table:table-cell office:value-type="string">
            <text:p>WHITE</text:p>
          </table:table-cell>
          <table:table-cell office:value-type="string">
            <text:p>Riesling Trocken Quarzit Bio</text:p>
          </table:table-cell>
          <table:table-cell office:value-type="string">
            <text:p>Peter Jakob Kühn</text:p>
          </table:table-cell>
          <table:table-cell office:value-type="float" office:value="26.24525">
            <text:p>26.245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159.0</text:p>
          </table:table-cell>
          <table:table-cell office:value-type="string">
            <text:p>WHITE</text:p>
          </table:table-cell>
          <table:table-cell office:value-type="string">
            <text:p>Riesling Doosberg 2018</text:p>
          </table:table-cell>
          <table:table-cell office:value-type="string">
            <text:p>Peter Jacob Kuh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900">
            <text:p>7900</text:p>
          </table:table-cell>
          <table:table-cell office:value-type="float" office:value="3465">
            <text:p>346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gh56k5d6nb8j3crmw</text:p>
          </table:table-cell>
          <table:table-cell office:value-type="string">
            <text:p>WHITE</text:p>
          </table:table-cell>
          <table:table-cell office:value-type="string">
            <text:p>Doosberg Riesling Trocken</text:p>
          </table:table-cell>
          <table:table-cell office:value-type="string">
            <text:p>Peter Jakob Kühn</text:p>
          </table:table-cell>
          <table:table-cell office:value-type="float" office:value="48.19992">
            <text:p>48.199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160.0</text:p>
          </table:table-cell>
          <table:table-cell office:value-type="string">
            <text:p>WHITE</text:p>
          </table:table-cell>
          <table:table-cell office:value-type="string">
            <text:p>Riesling 2021</text:p>
          </table:table-cell>
          <table:table-cell office:value-type="string">
            <text:p>Cantina Jer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00">
            <text:p>3900</text:p>
          </table:table-cell>
          <table:table-cell office:value-type="float" office:value="1650">
            <text:p>16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233z139d1wtwxa8aqqj</text:p>
          </table:table-cell>
          <table:table-cell office:value-type="string">
            <text:p>WHITE</text:p>
          </table:table-cell>
          <table:table-cell office:value-type="string">
            <text:p>Riesling</text:p>
          </table:table-cell>
          <table:table-cell office:value-type="string">
            <text:p>Jermann</text:p>
          </table:table-cell>
          <table:table-cell office:value-type="float" office:value="23.977112">
            <text:p>23.9771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211.0</text:p>
          </table:table-cell>
          <table:table-cell office:value-type="string">
            <text:p>WHITE</text:p>
          </table:table-cell>
          <table:table-cell office:value-type="string">
            <text:p>Sauvignon 2019</text:p>
          </table:table-cell>
          <table:table-cell office:value-type="string">
            <text:p>Weingut in der Eb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500">
            <text:p>3500</text:p>
          </table:table-cell>
          <table:table-cell office:value-type="float" office:value="1305">
            <text:p>130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5kngss9s11p84dqh2p</text:p>
          </table:table-cell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Weingut In Der Eben</text:p>
          </table:table-cell>
          <table:table-cell office:value-type="float" office:value="33.12808">
            <text:p>33.128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212.0</text:p>
          </table:table-cell>
          <table:table-cell office:value-type="string">
            <text:p>WHITE</text:p>
          </table:table-cell>
          <table:table-cell office:value-type="string">
            <text:p>Sauvignon Salis 2018</text:p>
          </table:table-cell>
          <table:table-cell office:value-type="string">
            <text:p>Weingut Ober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200">
            <text:p>4200</text:p>
          </table:table-cell>
          <table:table-cell office:value-type="float" office:value="1850">
            <text:p>18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inu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3qqnza4p8n3yjxeqzy8</text:p>
          </table:table-cell>
          <table:table-cell office:value-type="string">
            <text:p>SPARKLING</text:p>
          </table:table-cell>
          <table:table-cell office:value-type="string">
            <text:p>Salis</text:p>
          </table:table-cell>
          <table:table-cell office:value-type="string">
            <text:p>Weingut Oberstein</text:p>
          </table:table-cell>
          <table:table-cell office:value-type="float" office:value="44.414696">
            <text:p>44.4146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213.0</text:p>
          </table:table-cell>
          <table:table-cell office:value-type="string">
            <text:p>WHITE</text:p>
          </table:table-cell>
          <table:table-cell office:value-type="string">
            <text:p>Sauvignon Limes 2019/20</text:p>
          </table:table-cell>
          <table:table-cell office:value-type="string">
            <text:p>Ignaz 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200">
            <text:p>4200</text:p>
          </table:table-cell>
          <table:table-cell office:value-type="float" office:value="1810">
            <text:p>181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nhsb780pa608pcmeen</text:p>
          </table:table-cell>
          <table:table-cell office:value-type="string">
            <text:p>WHITE</text:p>
          </table:table-cell>
          <table:table-cell office:value-type="string">
            <text:p>Südtiroler Sauvignon Limes</text:p>
          </table:table-cell>
          <table:table-cell office:value-type="string">
            <text:p>Ignaz Niedrist</text:p>
          </table:table-cell>
          <table:table-cell office:value-type="float" office:value="55.316196">
            <text:p>55.3161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214.0</text:p>
          </table:table-cell>
          <table:table-cell office:value-type="string">
            <text:p>WHITE</text:p>
          </table:table-cell>
          <table:table-cell office:value-type="string">
            <text:p>Sauvignier Gris 2018</text:p>
          </table:table-cell>
          <table:table-cell office:value-type="string">
            <text:p>Thomas Niedermay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950">
            <text:p>3950</text:p>
          </table:table-cell>
          <table:table-cell office:value-type="float" office:value="1700">
            <text:p>1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inu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7txvvc83qgy7dc4rt8a</text:p>
          </table:table-cell>
          <table:table-cell office:value-type="string">
            <text:p>WHITE</text:p>
          </table:table-cell>
          <table:table-cell office:value-type="string">
            <text:p>Souvignier Gris Bio</text:p>
          </table:table-cell>
          <table:table-cell office:value-type="string">
            <text:p>Thomas Niedermayr</text:p>
          </table:table-cell>
          <table:table-cell office:value-type="float" office:value="46.972717">
            <text:p>46.9727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216.0</text:p>
          </table:table-cell>
          <table:table-cell office:value-type="string">
            <text:p>WHITE</text:p>
          </table:table-cell>
          <table:table-cell office:value-type="string">
            <text:p>Sauvignon Schalenstein 2020</text:p>
          </table:table-cell>
          <table:table-cell office:value-type="string">
            <text:p>Weinmanufaktur Lu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400">
            <text:p>4400</text:p>
          </table:table-cell>
          <table:table-cell office:value-type="float" office:value="1920">
            <text:p>19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55y3vkc0xwswjtptgg3</text:p>
          </table:table-cell>
          <table:table-cell office:value-type="string">
            <text:p>SPARKLING</text:p>
          </table:table-cell>
          <table:table-cell office:value-type="string">
            <text:p>Schalenstein</text:p>
          </table:table-cell>
          <table:table-cell office:value-type="string">
            <text:p>Weinmanufaktur Luis Oberrauch</text:p>
          </table:table-cell>
          <table:table-cell office:value-type="float" office:value="39.217266">
            <text:p>39.2172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217.0</text:p>
          </table:table-cell>
          <table:table-cell office:value-type="string">
            <text:p>WHITE</text:p>
          </table:table-cell>
          <table:table-cell office:value-type="string">
            <text:p>Sauvignon Voglar 2017</text:p>
          </table:table-cell>
          <table:table-cell office:value-type="string">
            <text:p>Weingut Dip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3600">
            <text:p>3600</text:p>
          </table:table-cell>
          <table:table-cell office:value-type="float" office:value="1375">
            <text:p>137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6r404w55z8dcbj6d3</text:p>
          </table:table-cell>
          <table:table-cell office:value-type="string">
            <text:p>WHITE</text:p>
          </table:table-cell>
          <table:table-cell office:value-type="string">
            <text:p>Sauvignon Voglar</text:p>
          </table:table-cell>
          <table:table-cell office:value-type="string">
            <text:p>Peter Dipoli</text:p>
          </table:table-cell>
          <table:table-cell office:value-type="float" office:value="38.414337">
            <text:p>38.4143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218.0</text:p>
          </table:table-cell>
          <table:table-cell office:value-type="string">
            <text:p>WHITE</text:p>
          </table:table-cell>
          <table:table-cell office:value-type="string">
            <text:p>Sauvignon Voglar 2019</text:p>
          </table:table-cell>
          <table:table-cell office:value-type="string">
            <text:p>Weingut Dip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1650">
            <text:p>16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6r404w55z8dcbj6d3</text:p>
          </table:table-cell>
          <table:table-cell office:value-type="string">
            <text:p>WHITE</text:p>
          </table:table-cell>
          <table:table-cell office:value-type="string">
            <text:p>Sauvignon Voglar</text:p>
          </table:table-cell>
          <table:table-cell office:value-type="string">
            <text:p>Peter Dipoli</text:p>
          </table:table-cell>
          <table:table-cell office:value-type="float" office:value="38.414337">
            <text:p>38.4143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218.0</text:p>
          </table:table-cell>
          <table:table-cell office:value-type="string">
            <text:p>WHITE</text:p>
          </table:table-cell>
          <table:table-cell office:value-type="string">
            <text:p>Sauvignon Garnellen 2016</text:p>
          </table:table-cell>
          <table:table-cell office:value-type="string">
            <text:p>Tröpflta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800">
            <text:p>6800</text:p>
          </table:table-cell>
          <table:table-cell office:value-type="float" office:value="3575">
            <text:p>357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rvcmmj8n8eac6z08qyhs67</text:p>
          </table:table-cell>
          <table:table-cell office:value-type="string">
            <text:p>WHITE</text:p>
          </table:table-cell>
          <table:table-cell office:value-type="string">
            <text:p>Sauvignon Garnellen Anphora Bio</text:p>
          </table:table-cell>
          <table:table-cell office:value-type="string">
            <text:p>Tröpfltalhof</text:p>
          </table:table-cell>
          <table:table-cell office:value-type="float" office:value="45.669983">
            <text:p>45.6699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219.0</text:p>
          </table:table-cell>
          <table:table-cell office:value-type="string">
            <text:p>WHITE</text:p>
          </table:table-cell>
          <table:table-cell office:value-type="string">
            <text:p>Sauvignon Rachtl 2014</text:p>
          </table:table-cell>
          <table:table-cell office:value-type="string">
            <text:p>Weingut Tiefenbrun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m5chdak9pp6qrvfh</text:p>
          </table:table-cell>
          <table:table-cell office:value-type="string">
            <text:p>WHITE</text:p>
          </table:table-cell>
          <table:table-cell office:value-type="string">
            <text:p>Sauvignon Blanc Rachtl</text:p>
          </table:table-cell>
          <table:table-cell office:value-type="string">
            <text:p>Tiefenbrunner</text:p>
          </table:table-cell>
          <table:table-cell office:value-type="float" office:value="37.30432">
            <text:p>37.3043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220.0</text:p>
          </table:table-cell>
          <table:table-cell office:value-type="string">
            <text:p>WHITE</text:p>
          </table:table-cell>
          <table:table-cell office:value-type="string">
            <text:p>Sauvignon Tannenberg 2023</text:p>
          </table:table-cell>
          <table:table-cell office:value-type="string">
            <text:p>Weingut 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000">
            <text:p>4000</text:p>
          </table:table-cell>
          <table:table-cell office:value-type="float" office:value="1650">
            <text:p>16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gf3nsnzy6tbmskh6</text:p>
          </table:table-cell>
          <table:table-cell office:value-type="string">
            <text:p>WHITE</text:p>
          </table:table-cell>
          <table:table-cell office:value-type="string">
            <text:p>Sauvignon Blanc Tannenberg Bio</text:p>
          </table:table-cell>
          <table:table-cell office:value-type="string">
            <text:p>Manincor</text:p>
          </table:table-cell>
          <table:table-cell office:value-type="float" office:value="36.561844">
            <text:p>36.5618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221.0</text:p>
          </table:table-cell>
          <table:table-cell office:value-type="string">
            <text:p>WHITE</text:p>
          </table:table-cell>
          <table:table-cell office:value-type="string">
            <text:p>Sauvignon Rachtl 2021</text:p>
          </table:table-cell>
          <table:table-cell office:value-type="string">
            <text:p>Weingut 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500">
            <text:p>9500</text:p>
          </table:table-cell>
          <table:table-cell office:value-type="float" office:value="5900">
            <text:p>5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m5chdak9pp6qrvfh</text:p>
          </table:table-cell>
          <table:table-cell office:value-type="string">
            <text:p>WHITE</text:p>
          </table:table-cell>
          <table:table-cell office:value-type="string">
            <text:p>Sauvignon Blanc Rachtl</text:p>
          </table:table-cell>
          <table:table-cell office:value-type="string">
            <text:p>Tiefenbrunner</text:p>
          </table:table-cell>
          <table:table-cell office:value-type="float" office:value="39.269768">
            <text:p>39.2697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222.0</text:p>
          </table:table-cell>
          <table:table-cell office:value-type="string">
            <text:p>WHITE</text:p>
          </table:table-cell>
          <table:table-cell office:value-type="string">
            <text:p>Sauvignon Aries 2021</text:p>
          </table:table-cell>
          <table:table-cell office:value-type="string">
            <text:p>Weingut Kränze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00">
            <text:p>3900</text:p>
          </table:table-cell>
          <table:table-cell office:value-type="float" office:value="1510">
            <text:p>151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592c42k83f5jb39z89</text:p>
          </table:table-cell>
          <table:table-cell office:value-type="string">
            <text:p>WHITE</text:p>
          </table:table-cell>
          <table:table-cell office:value-type="string">
            <text:p>Aries</text:p>
          </table:table-cell>
          <table:table-cell office:value-type="string">
            <text:p>Kränzelhof Graf Pfeil</text:p>
          </table:table-cell>
          <table:table-cell office:value-type="float" office:value="31.921743">
            <text:p>31.9217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223.0</text:p>
          </table:table-cell>
          <table:table-cell office:value-type="string">
            <text:p>WHITE</text:p>
          </table:table-cell>
          <table:table-cell office:value-type="string">
            <text:p>Sauvignon Lafoa 2021/22</text:p>
          </table:table-cell>
          <table:table-cell office:value-type="string">
            <text:p>Cantina Colterenz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300">
            <text:p>4300</text:p>
          </table:table-cell>
          <table:table-cell office:value-type="float" office:value="1730">
            <text:p>17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1kx6d5rhyzts8a62</text:p>
          </table:table-cell>
          <table:table-cell office:value-type="string">
            <text:p>WHITE</text:p>
          </table:table-cell>
          <table:table-cell office:value-type="string">
            <text:p>Sauvignon Lafóa</text:p>
          </table:table-cell>
          <table:table-cell office:value-type="string">
            <text:p>Colterenzio (Schreckbichl)</text:p>
          </table:table-cell>
          <table:table-cell office:value-type="float" office:value="35.031708">
            <text:p>35.0317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224.0</text:p>
          </table:table-cell>
          <table:table-cell office:value-type="string">
            <text:p>WHITE</text:p>
          </table:table-cell>
          <table:table-cell office:value-type="string">
            <text:p>Sauvignon Voglar 2018 Magnum</text:p>
          </table:table-cell>
          <table:table-cell office:value-type="string">
            <text:p>Weingut Dipol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6r404w55z8dcbj6d3</text:p>
          </table:table-cell>
          <table:table-cell office:value-type="string">
            <text:p>WHITE</text:p>
          </table:table-cell>
          <table:table-cell office:value-type="string">
            <text:p>Sauvignon Voglar</text:p>
          </table:table-cell>
          <table:table-cell office:value-type="string">
            <text:p>Peter Dipoli</text:p>
          </table:table-cell>
          <table:table-cell office:value-type="float" office:value="38.414337">
            <text:p>38.4143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224.0</text:p>
          </table:table-cell>
          <table:table-cell office:value-type="string">
            <text:p>WHITE</text:p>
          </table:table-cell>
          <table:table-cell office:value-type="string">
            <text:p>Sauvignon Fumè 2021</text:p>
          </table:table-cell>
          <table:table-cell office:value-type="string">
            <text:p>Weingut Abraha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2010">
            <text:p>201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v86sge6036016g43a1</text:p>
          </table:table-cell>
          <table:table-cell office:value-type="string">
            <text:p>WHITE</text:p>
          </table:table-cell>
          <table:table-cell office:value-type="string">
            <text:p>Sauvignon Fumé</text:p>
          </table:table-cell>
          <table:table-cell office:value-type="string">
            <text:p>Weingut Abraham</text:p>
          </table:table-cell>
          <table:table-cell office:value-type="float" office:value="41.78566">
            <text:p>41.785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230.0</text:p>
          </table:table-cell>
          <table:table-cell office:value-type="string">
            <text:p>WHITE</text:p>
          </table:table-cell>
          <table:table-cell office:value-type="string">
            <text:p>Sauvignon Blanc Privat 2006</text:p>
          </table:table-cell>
          <table:table-cell office:value-type="string">
            <text:p>Weingut Gros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15000">
            <text:p>15000</text:p>
          </table:table-cell>
          <table:table-cell office:value-type="float" office:value="5500">
            <text:p>5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c2mp1b21x6x3qybaz</text:p>
          </table:table-cell>
          <table:table-cell office:value-type="string">
            <text:p>WHITE</text:p>
          </table:table-cell>
          <table:table-cell office:value-type="string">
            <text:p>Privat Sauvignon Blanc</text:p>
          </table:table-cell>
          <table:table-cell office:value-type="string">
            <text:p>Gross</text:p>
          </table:table-cell>
          <table:table-cell office:value-type="float" office:value="33.939583">
            <text:p>33.9395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232.0</text:p>
          </table:table-cell>
          <table:table-cell office:value-type="string">
            <text:p>WHITE</text:p>
          </table:table-cell>
          <table:table-cell office:value-type="string">
            <text:p>Sauvignon Blanc Riserva HG 2015</text:p>
          </table:table-cell>
          <table:table-cell office:value-type="string">
            <text:p>Weingut E&amp;W Pol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7500">
            <text:p>7500</text:p>
          </table:table-cell>
          <table:table-cell office:value-type="float" office:value="5500">
            <text:p>5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nh00p9gyzfw1x3syd</text:p>
          </table:table-cell>
          <table:table-cell office:value-type="string">
            <text:p>WHITE</text:p>
          </table:table-cell>
          <table:table-cell office:value-type="string">
            <text:p>HG Hochgrassnitzberg Reserve Sauvignon Blanc</text:p>
          </table:table-cell>
          <table:table-cell office:value-type="string">
            <text:p>Weingut Erich &amp; Walter Polz</text:p>
          </table:table-cell>
          <table:table-cell office:value-type="float" office:value="35.363758">
            <text:p>35.3637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233.0</text:p>
          </table:table-cell>
          <table:table-cell office:value-type="string">
            <text:p>WHITE</text:p>
          </table:table-cell>
          <table:table-cell office:value-type="string">
            <text:p>Sauvignon Blanc Riserva HG 2016</text:p>
          </table:table-cell>
          <table:table-cell office:value-type="string">
            <text:p>Weingut E &amp; WPol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000">
            <text:p>7000</text:p>
          </table:table-cell>
          <table:table-cell office:value-type="float" office:value="5500">
            <text:p>5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nh00p9gyzfw1x3syd</text:p>
          </table:table-cell>
          <table:table-cell office:value-type="string">
            <text:p>WHITE</text:p>
          </table:table-cell>
          <table:table-cell office:value-type="string">
            <text:p>HG Hochgrassnitzberg Reserve Sauvignon Blanc</text:p>
          </table:table-cell>
          <table:table-cell office:value-type="string">
            <text:p>Weingut Erich &amp; Walter Polz</text:p>
          </table:table-cell>
          <table:table-cell office:value-type="float" office:value="32.18058">
            <text:p>32.180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234.0</text:p>
          </table:table-cell>
          <table:table-cell office:value-type="string">
            <text:p>WHITE</text:p>
          </table:table-cell>
          <table:table-cell office:value-type="string">
            <text:p>Sauvignon Blanc Riserva HG 2017</text:p>
          </table:table-cell>
          <table:table-cell office:value-type="string">
            <text:p>Weingut E &amp; W Pol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6500">
            <text:p>6500</text:p>
          </table:table-cell>
          <table:table-cell office:value-type="float" office:value="5500">
            <text:p>5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nh00p9gyzfw1x3syd</text:p>
          </table:table-cell>
          <table:table-cell office:value-type="string">
            <text:p>WHITE</text:p>
          </table:table-cell>
          <table:table-cell office:value-type="string">
            <text:p>HG Hochgrassnitzberg Reserve Sauvignon Blanc</text:p>
          </table:table-cell>
          <table:table-cell office:value-type="string">
            <text:p>Weingut Erich &amp; Walter Polz</text:p>
          </table:table-cell>
          <table:table-cell office:value-type="float" office:value="35.363758">
            <text:p>35.3637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238.0</text:p>
          </table:table-cell>
          <table:table-cell office:value-type="string">
            <text:p>WHITE</text:p>
          </table:table-cell>
          <table:table-cell office:value-type="string">
            <text:p>Sauvignon Ried Hochgrassnitzberg 2021</text:p>
          </table:table-cell>
          <table:table-cell office:value-type="string">
            <text:p>Weingut Walter Pol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fkpcw5vdmggsqfx3ad</text:p>
          </table:table-cell>
          <table:table-cell office:value-type="string">
            <text:p>WHITE</text:p>
          </table:table-cell>
          <table:table-cell office:value-type="string">
            <text:p>Ried Hochgrassnitzberg Sauvignon Blanc</text:p>
          </table:table-cell>
          <table:table-cell office:value-type="string">
            <text:p>Weingut Erich &amp; Walter Polz</text:p>
          </table:table-cell>
          <table:table-cell office:value-type="float" office:value="46.208878">
            <text:p>46.20887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239.0</text:p>
          </table:table-cell>
          <table:table-cell office:value-type="string">
            <text:p>WHITE</text:p>
          </table:table-cell>
          <table:table-cell office:value-type="string">
            <text:p>Sauvignon Ried Loren 2017</text:p>
          </table:table-cell>
          <table:table-cell office:value-type="string">
            <text:p>Hannes Sabath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500">
            <text:p>550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zsx21znz8spcn2s9e0e</text:p>
          </table:table-cell>
          <table:table-cell office:value-type="string">
            <text:p>WHITE</text:p>
          </table:table-cell>
          <table:table-cell office:value-type="string">
            <text:p>Ried Loren Sauvignon Blanc</text:p>
          </table:table-cell>
          <table:table-cell office:value-type="string">
            <text:p>Hannes Sabathi</text:p>
          </table:table-cell>
          <table:table-cell office:value-type="float" office:value="52.490047">
            <text:p>52.4900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240.0</text:p>
          </table:table-cell>
          <table:table-cell office:value-type="string">
            <text:p>WHITE</text:p>
          </table:table-cell>
          <table:table-cell office:value-type="string">
            <text:p>Sauvignon Blanc DAC 2023</text:p>
          </table:table-cell>
          <table:table-cell office:value-type="string">
            <text:p>Weingut W. Mait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200">
            <text:p>3200</text:p>
          </table:table-cell>
          <table:table-cell office:value-type="float" office:value="1180">
            <text:p>11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tvvawdvh82kexe9k4y5</text:p>
          </table:table-cell>
          <table:table-cell office:value-type="string">
            <text:p>WHITE</text:p>
          </table:table-cell>
          <table:table-cell office:value-type="string">
            <text:p>Sauvignon Blanc</text:p>
          </table:table-cell>
          <table:table-cell office:value-type="string">
            <text:p>Maitz</text:p>
          </table:table-cell>
          <table:table-cell office:value-type="float" office:value="32.063255">
            <text:p>32.0632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240.0</text:p>
          </table:table-cell>
          <table:table-cell office:value-type="string">
            <text:p>WHITE</text:p>
          </table:table-cell>
          <table:table-cell office:value-type="string">
            <text:p>Sauvignon Maciete Fumè 2020</text:p>
          </table:table-cell>
          <table:table-cell office:value-type="string">
            <text:p>Cantina G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500">
            <text:p>3500</text:p>
          </table:table-cell>
          <table:table-cell office:value-type="float" office:value="1330">
            <text:p>13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d1frqwzwr53byfdf5</text:p>
          </table:table-cell>
          <table:table-cell office:value-type="string">
            <text:p>WHITE</text:p>
          </table:table-cell>
          <table:table-cell office:value-type="string">
            <text:p>Maciete Fumé</text:p>
          </table:table-cell>
          <table:table-cell office:value-type="string">
            <text:p>Gini</text:p>
          </table:table-cell>
          <table:table-cell office:value-type="float" office:value="37.826134">
            <text:p>37.8261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241.0</text:p>
          </table:table-cell>
          <table:table-cell office:value-type="string">
            <text:p>WHITE</text:p>
          </table:table-cell>
          <table:table-cell office:value-type="string">
            <text:p>Sauvignon Kräften 2018</text:p>
          </table:table-cell>
          <table:table-cell office:value-type="string">
            <text:p>Weingut Schön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900">
            <text:p>4900</text:p>
          </table:table-cell>
          <table:table-cell office:value-type="float" office:value="2220">
            <text:p>22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18pym0ayp2rev95jxp5</text:p>
          </table:table-cell>
          <table:table-cell office:value-type="string">
            <text:p>WHITE</text:p>
          </table:table-cell>
          <table:table-cell office:value-type="string">
            <text:p>Kräften Sauvignon Blanc</text:p>
          </table:table-cell>
          <table:table-cell office:value-type="string">
            <text:p>Schönberger</text:p>
          </table:table-cell>
          <table:table-cell office:value-type="float" office:value="39.631195">
            <text:p>39.6311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242.0</text:p>
          </table:table-cell>
          <table:table-cell office:value-type="string">
            <text:p>WHITE</text:p>
          </table:table-cell>
          <table:table-cell office:value-type="string">
            <text:p>Sauvignon Blanc 2021</text:p>
          </table:table-cell>
          <table:table-cell office:value-type="string">
            <text:p>Domaine Kilger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1200">
            <text:p>1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2800q8349zqatm626hw</text:p>
          </table:table-cell>
          <table:table-cell office:value-type="string">
            <text:p>WHITE</text:p>
          </table:table-cell>
          <table:table-cell office:value-type="string">
            <text:p>Sauvignon Blanc</text:p>
          </table:table-cell>
          <table:table-cell office:value-type="string">
            <text:p>Domaines Kilger</text:p>
          </table:table-cell>
          <table:table-cell office:value-type="float" office:value="33.95118">
            <text:p>33.951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242.0</text:p>
          </table:table-cell>
          <table:table-cell office:value-type="string">
            <text:p>WHITE</text:p>
          </table:table-cell>
          <table:table-cell office:value-type="string">
            <text:p>Piere Sauvignon 2020/21</text:p>
          </table:table-cell>
          <table:table-cell office:value-type="string">
            <text:p>Le Vie di Rom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200">
            <text:p>4200</text:p>
          </table:table-cell>
          <table:table-cell office:value-type="float" office:value="1914">
            <text:p>1914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8d5bsr9fwt7txxx7p</text:p>
          </table:table-cell>
          <table:table-cell office:value-type="string">
            <text:p>WHITE</text:p>
          </table:table-cell>
          <table:table-cell office:value-type="string">
            <text:p>Sauvignon Blanc Piere</text:p>
          </table:table-cell>
          <table:table-cell office:value-type="string">
            <text:p>Vie di Romans</text:p>
          </table:table-cell>
          <table:table-cell office:value-type="float" office:value="41.47667">
            <text:p>41.476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248.0</text:p>
          </table:table-cell>
          <table:table-cell office:value-type="string">
            <text:p>WHITE</text:p>
          </table:table-cell>
          <table:table-cell office:value-type="string">
            <text:p>Sauvignon Vieris 2008</text:p>
          </table:table-cell>
          <table:table-cell office:value-type="string">
            <text:p>Le Vie di Rom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7900">
            <text:p>7900</text:p>
          </table:table-cell>
          <table:table-cell office:value-type="float" office:value="3500">
            <text:p>3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k5zqd3t9csd0yj26f7</text:p>
          </table:table-cell>
          <table:table-cell office:value-type="string">
            <text:p>WHITE</text:p>
          </table:table-cell>
          <table:table-cell office:value-type="string">
            <text:p>Sauvignon Blanc Vieris</text:p>
          </table:table-cell>
          <table:table-cell office:value-type="string">
            <text:p>Vie di Romans</text:p>
          </table:table-cell>
          <table:table-cell office:value-type="float" office:value="42.242065">
            <text:p>42.2420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110.0</text:p>
          </table:table-cell>
          <table:table-cell office:value-type="string">
            <text:p>WHITE</text:p>
          </table:table-cell>
          <table:table-cell office:value-type="string">
            <text:p>Chardonnay Lafoa 2022</text:p>
          </table:table-cell>
          <table:table-cell office:value-type="string">
            <text:p>Kellerei 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500">
            <text:p>5500</text:p>
          </table:table-cell>
          <table:table-cell office:value-type="float" office:value="1989">
            <text:p>198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Perpm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aap8qgvttdchv03pk</text:p>
          </table:table-cell>
          <table:table-cell office:value-type="string">
            <text:p>WHITE</text:p>
          </table:table-cell>
          <table:table-cell office:value-type="string">
            <text:p>Chardonnay Lafóa</text:p>
          </table:table-cell>
          <table:table-cell office:value-type="string">
            <text:p>Colterenzio (Schreckbichl)</text:p>
          </table:table-cell>
          <table:table-cell office:value-type="float" office:value="35.518333">
            <text:p>35.5183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112.0</text:p>
          </table:table-cell>
          <table:table-cell office:value-type="string">
            <text:p>WHITE</text:p>
          </table:table-cell>
          <table:table-cell office:value-type="string">
            <text:p>Chardonnay Formigar 2012</text:p>
          </table:table-cell>
          <table:table-cell office:value-type="string">
            <text:p>Kellerei 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7800">
            <text:p>7800</text:p>
          </table:table-cell>
          <table:table-cell office:value-type="float" office:value="5500">
            <text:p>5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59xnrk33rwwhzkdb</text:p>
          </table:table-cell>
          <table:table-cell office:value-type="string">
            <text:p>WHITE</text:p>
          </table:table-cell>
          <table:table-cell office:value-type="string">
            <text:p>Chardonnay Cornell Formigar</text:p>
          </table:table-cell>
          <table:table-cell office:value-type="string">
            <text:p>Colterenzio (Schreckbichl)</text:p>
          </table:table-cell>
          <table:table-cell office:value-type="float" office:value="34.752033">
            <text:p>34.7520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113.0</text:p>
          </table:table-cell>
          <table:table-cell office:value-type="string">
            <text:p>WHITE</text:p>
          </table:table-cell>
          <table:table-cell office:value-type="string">
            <text:p>Chardonnay Fluch &amp; Segen 2022</text:p>
          </table:table-cell>
          <table:table-cell office:value-type="string">
            <text:p>Martin Schgraff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100">
            <text:p>4100</text:p>
          </table:table-cell>
          <table:table-cell office:value-type="float" office:value="1850">
            <text:p>18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3awbq13x0zzy20yday083k</text:p>
          </table:table-cell>
          <table:table-cell office:value-type="string">
            <text:p>WHITE</text:p>
          </table:table-cell>
          <table:table-cell office:value-type="string">
            <text:p>Chardonnay Fluch und Segen</text:p>
          </table:table-cell>
          <table:table-cell office:value-type="string">
            <text:p>Martin Schgraffer</text:p>
          </table:table-cell>
          <table:table-cell office:value-type="float" office:value="60.898876">
            <text:p>60.8988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114.0</text:p>
          </table:table-cell>
          <table:table-cell office:value-type="string">
            <text:p>WHITE</text:p>
          </table:table-cell>
          <table:table-cell office:value-type="string">
            <text:p>Chardonnay Riserva Belasy 2020</text:p>
          </table:table-cell>
          <table:table-cell office:value-type="string">
            <text:p>Schloß Engla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500">
            <text:p>550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vwefexrfm4v05ah96xrsme</text:p>
          </table:table-cell>
          <table:table-cell office:value-type="string">
            <text:p>WHITE</text:p>
          </table:table-cell>
          <table:table-cell office:value-type="string">
            <text:p>Chardonnay Riserva Belasy</text:p>
          </table:table-cell>
          <table:table-cell office:value-type="string">
            <text:p>Schloss Englar</text:p>
          </table:table-cell>
          <table:table-cell office:value-type="float" office:value="51.83806">
            <text:p>51.838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115.0</text:p>
          </table:table-cell>
          <table:table-cell office:value-type="string">
            <text:p>WHITE</text:p>
          </table:table-cell>
          <table:table-cell office:value-type="string">
            <text:p>Chardonnay Flora 2022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200">
            <text:p>4200</text:p>
          </table:table-cell>
          <table:table-cell office:value-type="float" office:value="1750">
            <text:p>17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pmj2ddxb53sptb5acy</text:p>
          </table:table-cell>
          <table:table-cell office:value-type="string">
            <text:p>WHITE</text:p>
          </table:table-cell>
          <table:table-cell office:value-type="string">
            <text:p>Chardonnay Flora</text:p>
          </table:table-cell>
          <table:table-cell office:value-type="string">
            <text:p>Girlan</text:p>
          </table:table-cell>
          <table:table-cell office:value-type="float" office:value="38.314957">
            <text:p>38.3149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119.0</text:p>
          </table:table-cell>
          <table:table-cell office:value-type="string">
            <text:p>WHITE</text:p>
          </table:table-cell>
          <table:table-cell office:value-type="string">
            <text:p>Chardonnay Sophie 2022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2050">
            <text:p>20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Gebi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k7jghjn59q3qk4nxkq</text:p>
          </table:table-cell>
          <table:table-cell office:value-type="string">
            <text:p>WHITE</text:p>
          </table:table-cell>
          <table:table-cell office:value-type="string">
            <text:p>Chardonnay Sophie Bio</text:p>
          </table:table-cell>
          <table:table-cell office:value-type="string">
            <text:p>Manincor</text:p>
          </table:table-cell>
          <table:table-cell office:value-type="float" office:value="39.489456">
            <text:p>39.4894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120.0</text:p>
          </table:table-cell>
          <table:table-cell office:value-type="string">
            <text:p>WHITE</text:p>
          </table:table-cell>
          <table:table-cell office:value-type="string">
            <text:p>Chardonnay Riserva Baron Salvadori 2015</text:p>
          </table:table-cell>
          <table:table-cell office:value-type="string">
            <text:p>Nals Ma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6500">
            <text:p>6500</text:p>
          </table:table-cell>
          <table:table-cell office:value-type="float" office:value="1920">
            <text:p>19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inu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pd7wgwjpn9sr6pybcb</text:p>
          </table:table-cell>
          <table:table-cell office:value-type="string">
            <text:p>WHITE</text:p>
          </table:table-cell>
          <table:table-cell office:value-type="string">
            <text:p>Chardonnay Riserva Baron Salvadori</text:p>
          </table:table-cell>
          <table:table-cell office:value-type="string">
            <text:p>Nals Margreid</text:p>
          </table:table-cell>
          <table:table-cell office:value-type="float" office:value="59.0628">
            <text:p>59.06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123.0</text:p>
          </table:table-cell>
          <table:table-cell office:value-type="string">
            <text:p>WHITE</text:p>
          </table:table-cell>
          <table:table-cell office:value-type="string">
            <text:p>Chardonnay Gottesacker 2022</text:p>
          </table:table-cell>
          <table:table-cell office:value-type="string">
            <text:p>Weingut Abraha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2010">
            <text:p>201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v8dfefvbq9rg1ya0rz</text:p>
          </table:table-cell>
          <table:table-cell office:value-type="string">
            <text:p>WHITE</text:p>
          </table:table-cell>
          <table:table-cell office:value-type="string">
            <text:p>Chardonnay Gottesacker</text:p>
          </table:table-cell>
          <table:table-cell office:value-type="string">
            <text:p>Weingut Abraham</text:p>
          </table:table-cell>
          <table:table-cell office:value-type="float" office:value="49.3422">
            <text:p>49.342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130.0</text:p>
          </table:table-cell>
          <table:table-cell office:value-type="string">
            <text:p>WHITE</text:p>
          </table:table-cell>
          <table:table-cell office:value-type="string">
            <text:p>Chardonnay 2023</text:p>
          </table:table-cell>
          <table:table-cell office:value-type="string">
            <text:p>Jer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1460">
            <text:p>14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233prkg8gewmdrc384y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Jermann</text:p>
          </table:table-cell>
          <table:table-cell office:value-type="float" office:value="23.88733">
            <text:p>23.887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150.0</text:p>
          </table:table-cell>
          <table:table-cell office:value-type="string">
            <text:p>WHITE</text:p>
          </table:table-cell>
          <table:table-cell office:value-type="string">
            <text:p>Chassagne Montrachet 1er Cru Clos Maltroie 2006</text:p>
          </table:table-cell>
          <table:table-cell office:value-type="string">
            <text:p>Michel Niell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19900">
            <text:p>19900</text:p>
          </table:table-cell>
          <table:table-cell office:value-type="float" office:value="10000">
            <text:p>1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vp7qwrdvfdywqvwptx</text:p>
          </table:table-cell>
          <table:table-cell office:value-type="string">
            <text:p>WHITE</text:p>
          </table:table-cell>
          <table:table-cell office:value-type="string">
            <text:p>Chassagne-Montrachet 1er Cru 'Clos de la Maltroie'</text:p>
          </table:table-cell>
          <table:table-cell office:value-type="string">
            <text:p>Domaine Michel Niellon</text:p>
          </table:table-cell>
          <table:table-cell office:value-type="float" office:value="48.966095">
            <text:p>48.9660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152.0</text:p>
          </table:table-cell>
          <table:table-cell office:value-type="string">
            <text:p>WHITE</text:p>
          </table:table-cell>
          <table:table-cell office:value-type="string">
            <text:p>Poully-Fuissé Tete de Cru 2016</text:p>
          </table:table-cell>
          <table:table-cell office:value-type="string">
            <text:p>Chateau Fuissé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500">
            <text:p>7500</text:p>
          </table:table-cell>
          <table:table-cell office:value-type="float" office:value="2755">
            <text:p>275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nj1hgv8v0k51arwh3s</text:p>
          </table:table-cell>
          <table:table-cell office:value-type="string">
            <text:p>WHITE</text:p>
          </table:table-cell>
          <table:table-cell office:value-type="string">
            <text:p>Pouilly-Fuissé Tête de Cuvée</text:p>
          </table:table-cell>
          <table:table-cell office:value-type="string">
            <text:p>Château Fuissé</text:p>
          </table:table-cell>
          <table:table-cell office:value-type="float" office:value="44.891605">
            <text:p>44.8916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153.0</text:p>
          </table:table-cell>
          <table:table-cell office:value-type="string">
            <text:p>WHITE</text:p>
          </table:table-cell>
          <table:table-cell office:value-type="string">
            <text:p>Poully-Fuissé Tete de Cru 2020</text:p>
          </table:table-cell>
          <table:table-cell office:value-type="string">
            <text:p>Chateau Fuissé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800">
            <text:p>5800</text:p>
          </table:table-cell>
          <table:table-cell office:value-type="float" office:value="2755">
            <text:p>275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nj1hgv8v0k51arwh3s</text:p>
          </table:table-cell>
          <table:table-cell office:value-type="string">
            <text:p>WHITE</text:p>
          </table:table-cell>
          <table:table-cell office:value-type="string">
            <text:p>Pouilly-Fuissé Tête de Cuvée</text:p>
          </table:table-cell>
          <table:table-cell office:value-type="string">
            <text:p>Château Fuissé</text:p>
          </table:table-cell>
          <table:table-cell office:value-type="float" office:value="44.891605">
            <text:p>44.8916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154.0</text:p>
          </table:table-cell>
          <table:table-cell office:value-type="string">
            <text:p>WHITE</text:p>
          </table:table-cell>
          <table:table-cell office:value-type="string">
            <text:p>Chablis Montee de Tonnerre 1er cru 2009</text:p>
          </table:table-cell>
          <table:table-cell office:value-type="string">
            <text:p>Jean Coll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wp37y2hx2cptgavp5y</text:p>
          </table:table-cell>
          <table:table-cell office:value-type="string">
            <text:p>WHITE</text:p>
          </table:table-cell>
          <table:table-cell office:value-type="string">
            <text:p>Chablis 1er Cru 'Montee de Tonnerre'</text:p>
          </table:table-cell>
          <table:table-cell office:value-type="string">
            <text:p>Domaine Jean Collet</text:p>
          </table:table-cell>
          <table:table-cell office:value-type="float" office:value="43.969185">
            <text:p>43.9691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155.0</text:p>
          </table:table-cell>
          <table:table-cell office:value-type="string">
            <text:p>WHITE</text:p>
          </table:table-cell>
          <table:table-cell office:value-type="string">
            <text:p>Chablis Montmains 1er Cru 2019</text:p>
          </table:table-cell>
          <table:table-cell office:value-type="string">
            <text:p>Jean Claude Bess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600">
            <text:p>6600</text:p>
          </table:table-cell>
          <table:table-cell office:value-type="float" office:value="3100">
            <text:p>31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Teatro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dxhfzs3wz6nha4h3qh</text:p>
          </table:table-cell>
          <table:table-cell office:value-type="string">
            <text:p>WHITE</text:p>
          </table:table-cell>
          <table:table-cell office:value-type="string">
            <text:p>Chablis Premier Cru 'Montmains'</text:p>
          </table:table-cell>
          <table:table-cell office:value-type="string">
            <text:p>Jean-Claude et Romain Bessin-Tremblay</text:p>
          </table:table-cell>
          <table:table-cell office:value-type="float" office:value="39.440594">
            <text:p>39.4405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156.0</text:p>
          </table:table-cell>
          <table:table-cell office:value-type="string">
            <text:p>WHITE</text:p>
          </table:table-cell>
          <table:table-cell office:value-type="string">
            <text:p>Meursault 2019</text:p>
          </table:table-cell>
          <table:table-cell office:value-type="string">
            <text:p>C. Bellang &amp; Fi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900">
            <text:p>6900</text:p>
          </table:table-cell>
          <table:table-cell office:value-type="float" office:value="3500">
            <text:p>3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xm7z53xqnznq7w21rc</text:p>
          </table:table-cell>
          <table:table-cell office:value-type="string">
            <text:p>WHITE</text:p>
          </table:table-cell>
          <table:table-cell office:value-type="string">
            <text:p>Meursault</text:p>
          </table:table-cell>
          <table:table-cell office:value-type="string">
            <text:p>Christian Bellang &amp; Fils</text:p>
          </table:table-cell>
          <table:table-cell office:value-type="float" office:value="33.749313">
            <text:p>33.7493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157.0</text:p>
          </table:table-cell>
          <table:table-cell office:value-type="string">
            <text:p>WHITE</text:p>
          </table:table-cell>
          <table:table-cell office:value-type="string">
            <text:p>Puligny-Montrachet 1er Cru L. Folatières 2018</text:p>
          </table:table-cell>
          <table:table-cell office:value-type="string">
            <text:p>Bachelet Monn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7500">
            <text:p>27500</text:p>
          </table:table-cell>
          <table:table-cell office:value-type="float" office:value="6500">
            <text:p>6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xnejhcqj49yrcec1rae9pp</text:p>
          </table:table-cell>
          <table:table-cell office:value-type="string">
            <text:p>WHITE</text:p>
          </table:table-cell>
          <table:table-cell office:value-type="string">
            <text:p>Puligny-Montrachet Premier Cru Les Folatières</text:p>
          </table:table-cell>
          <table:table-cell office:value-type="string">
            <text:p>Bachelet-Monnot</text:p>
          </table:table-cell>
          <table:table-cell office:value-type="float" office:value="55.357765">
            <text:p>55.3577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160.0</text:p>
          </table:table-cell>
          <table:table-cell office:value-type="string">
            <text:p>WHITE</text:p>
          </table:table-cell>
          <table:table-cell office:value-type="string">
            <text:p>Meursault Les Grands Charrons 2013</text:p>
          </table:table-cell>
          <table:table-cell office:value-type="string">
            <text:p>Bouzereau et fi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xnejgtdc3sex5xnd1m9z7s</text:p>
          </table:table-cell>
          <table:table-cell office:value-type="string">
            <text:p>WHITE</text:p>
          </table:table-cell>
          <table:table-cell office:value-type="string">
            <text:p>Les Grands Charrons Meursault</text:p>
          </table:table-cell>
          <table:table-cell office:value-type="string">
            <text:p>Bouzereau-Gruère</text:p>
          </table:table-cell>
          <table:table-cell office:value-type="float" office:value="39.77761">
            <text:p>39.7776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161.0</text:p>
          </table:table-cell>
          <table:table-cell office:value-type="string">
            <text:p>WHITE</text:p>
          </table:table-cell>
          <table:table-cell office:value-type="string">
            <text:p>Chablis 2020/23</text:p>
          </table:table-cell>
          <table:table-cell office:value-type="string">
            <text:p>Christian More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400">
            <text:p>540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xcezq1z3qhpvab333s</text:p>
          </table:table-cell>
          <table:table-cell office:value-type="string">
            <text:p>WHITE</text:p>
          </table:table-cell>
          <table:table-cell office:value-type="string">
            <text:p>Chablis</text:p>
          </table:table-cell>
          <table:table-cell office:value-type="string">
            <text:p>Christian Moreau Pere &amp; Fils</text:p>
          </table:table-cell>
          <table:table-cell office:value-type="float" office:value="28.61472">
            <text:p>28.6147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161.0</text:p>
          </table:table-cell>
          <table:table-cell office:value-type="string">
            <text:p>WHITE</text:p>
          </table:table-cell>
          <table:table-cell office:value-type="string">
            <text:p>Chardonnay Tiglat 2019</text:p>
          </table:table-cell>
          <table:table-cell office:value-type="string">
            <text:p>Weingut Velich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2jg1bw3rgzz1ysc27k</text:p>
          </table:table-cell>
          <table:table-cell office:value-type="string">
            <text:p>WHITE</text:p>
          </table:table-cell>
          <table:table-cell office:value-type="string">
            <text:p>Tiglat</text:p>
          </table:table-cell>
          <table:table-cell office:value-type="string">
            <text:p>Velich</text:p>
          </table:table-cell>
          <table:table-cell office:value-type="float" office:value="44.653873">
            <text:p>44.6538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162.0</text:p>
          </table:table-cell>
          <table:table-cell office:value-type="string">
            <text:p>WHITE</text:p>
          </table:table-cell>
          <table:table-cell office:value-type="string">
            <text:p>Bourgogne Blanc Cote D'Or 2021</text:p>
          </table:table-cell>
          <table:table-cell office:value-type="string">
            <text:p>Bachelet Monn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400">
            <text:p>540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ay70y8k4mwrt42dn6f</text:p>
          </table:table-cell>
          <table:table-cell office:value-type="string">
            <text:p>WHITE</text:p>
          </table:table-cell>
          <table:table-cell office:value-type="string">
            <text:p>Bourgogne Côte d’Or</text:p>
          </table:table-cell>
          <table:table-cell office:value-type="string">
            <text:p>Bachelet-Monnot</text:p>
          </table:table-cell>
          <table:table-cell office:value-type="float" office:value="53.593975">
            <text:p>53.5939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162.0</text:p>
          </table:table-cell>
          <table:table-cell office:value-type="string">
            <text:p>WHITE</text:p>
          </table:table-cell>
          <table:table-cell office:value-type="string">
            <text:p>Chardonnay Darscho 2019</text:p>
          </table:table-cell>
          <table:table-cell office:value-type="string">
            <text:p>Weingut Vel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2jdhsr4h4gpjm1kgb3</text:p>
          </table:table-cell>
          <table:table-cell office:value-type="string">
            <text:p>WHITE</text:p>
          </table:table-cell>
          <table:table-cell office:value-type="string">
            <text:p>Darscho</text:p>
          </table:table-cell>
          <table:table-cell office:value-type="string">
            <text:p>Velich</text:p>
          </table:table-cell>
          <table:table-cell office:value-type="float" office:value="45.54813">
            <text:p>45.548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163.0</text:p>
          </table:table-cell>
          <table:table-cell office:value-type="string">
            <text:p>WHITE</text:p>
          </table:table-cell>
          <table:table-cell office:value-type="string">
            <text:p>Chardonnay Tiglat 2021</text:p>
          </table:table-cell>
          <table:table-cell office:value-type="string">
            <text:p>Weingut Velich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2jg1bw3rgzz1ysc27k</text:p>
          </table:table-cell>
          <table:table-cell office:value-type="string">
            <text:p>WHITE</text:p>
          </table:table-cell>
          <table:table-cell office:value-type="string">
            <text:p>Tiglat</text:p>
          </table:table-cell>
          <table:table-cell office:value-type="string">
            <text:p>Velich</text:p>
          </table:table-cell>
          <table:table-cell office:value-type="float" office:value="44.653873">
            <text:p>44.6538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164.0</text:p>
          </table:table-cell>
          <table:table-cell office:value-type="string">
            <text:p>WHITE</text:p>
          </table:table-cell>
          <table:table-cell office:value-type="string">
            <text:p>Chardonnay Darscho 2021</text:p>
          </table:table-cell>
          <table:table-cell office:value-type="string">
            <text:p>Weingut Vel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2jdhsr4h4gpjm1kgb3</text:p>
          </table:table-cell>
          <table:table-cell office:value-type="string">
            <text:p>WHITE</text:p>
          </table:table-cell>
          <table:table-cell office:value-type="string">
            <text:p>Darscho</text:p>
          </table:table-cell>
          <table:table-cell office:value-type="string">
            <text:p>Velich</text:p>
          </table:table-cell>
          <table:table-cell office:value-type="float" office:value="45.54813">
            <text:p>45.548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165.0</text:p>
          </table:table-cell>
          <table:table-cell office:value-type="string">
            <text:p>WHITE</text:p>
          </table:table-cell>
          <table:table-cell office:value-type="string">
            <text:p>Chardonnay Ried Jägerberg 2018</text:p>
          </table:table-cell>
          <table:table-cell office:value-type="string">
            <text:p>Hannes Sabath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900">
            <text:p>490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zm31dn02g2h3ea181pb</text:p>
          </table:table-cell>
          <table:table-cell office:value-type="string">
            <text:p>WHITE</text:p>
          </table:table-cell>
          <table:table-cell office:value-type="string">
            <text:p>Ried Jagerberg Chardonnay</text:p>
          </table:table-cell>
          <table:table-cell office:value-type="string">
            <text:p>Hannes Sabathi</text:p>
          </table:table-cell>
          <table:table-cell office:value-type="float" office:value="55.255318">
            <text:p>55.2553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166.0</text:p>
          </table:table-cell>
          <table:table-cell office:value-type="string">
            <text:p>WHITE</text:p>
          </table:table-cell>
          <table:table-cell office:value-type="string">
            <text:p>Chardonnay Grand Select 2021/20</text:p>
          </table:table-cell>
          <table:table-cell office:value-type="string">
            <text:p>Wieni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900">
            <text:p>8900</text:p>
          </table:table-cell>
          <table:table-cell office:value-type="float" office:value="4690">
            <text:p>46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v56f38ttbb960a4ee25</text:p>
          </table:table-cell>
          <table:table-cell office:value-type="string">
            <text:p>WHITE</text:p>
          </table:table-cell>
          <table:table-cell office:value-type="string">
            <text:p>Grand Select Chardonnay</text:p>
          </table:table-cell>
          <table:table-cell office:value-type="string">
            <text:p>Wieninger</text:p>
          </table:table-cell>
          <table:table-cell office:value-type="float" office:value="38.306416">
            <text:p>38.3064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168.0</text:p>
          </table:table-cell>
          <table:table-cell office:value-type="string">
            <text:p>WHITE</text:p>
          </table:table-cell>
          <table:table-cell office:value-type="string">
            <text:p>Chardonnay Obegg 2002 Magnum</text:p>
          </table:table-cell>
          <table:table-cell office:value-type="string">
            <text:p>Weingut E &amp; W Polz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2">
            <text:p>2002</text:p>
          </table:table-cell>
          <table:table-cell office:value-type="float" office:value="16900">
            <text:p>16900</text:p>
          </table:table-cell>
          <table:table-cell office:value-type="float" office:value="10000">
            <text:p>1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jcrdqkqrsxtq1g2dq</text:p>
          </table:table-cell>
          <table:table-cell office:value-type="string">
            <text:p>WHITE</text:p>
          </table:table-cell>
          <table:table-cell office:value-type="string">
            <text:p>Obegg Chardonnay</text:p>
          </table:table-cell>
          <table:table-cell office:value-type="string">
            <text:p>Weingut Erich &amp; Walter Polz</text:p>
          </table:table-cell>
          <table:table-cell office:value-type="float" office:value="36.77462">
            <text:p>36.774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171.0</text:p>
          </table:table-cell>
          <table:table-cell office:value-type="string">
            <text:p>WHITE</text:p>
          </table:table-cell>
          <table:table-cell office:value-type="string">
            <text:p>Chardonnay Obegg 2011</text:p>
          </table:table-cell>
          <table:table-cell office:value-type="string">
            <text:p>Weingut E &amp; W Pol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8200">
            <text:p>8200</text:p>
          </table:table-cell>
          <table:table-cell office:value-type="float" office:value="5500">
            <text:p>5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jcrdqkqrsxtq1g2dq</text:p>
          </table:table-cell>
          <table:table-cell office:value-type="string">
            <text:p>WHITE</text:p>
          </table:table-cell>
          <table:table-cell office:value-type="string">
            <text:p>Obegg Chardonnay</text:p>
          </table:table-cell>
          <table:table-cell office:value-type="string">
            <text:p>Weingut Erich &amp; Walter Polz</text:p>
          </table:table-cell>
          <table:table-cell office:value-type="float" office:value="36.77462">
            <text:p>36.774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172.0</text:p>
          </table:table-cell>
          <table:table-cell office:value-type="string">
            <text:p>WHITE</text:p>
          </table:table-cell>
          <table:table-cell office:value-type="string">
            <text:p>Chardonnay Obegg 2021</text:p>
          </table:table-cell>
          <table:table-cell office:value-type="string">
            <text:p>Weingut Walter Pol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jcrdqkqrsxtq1g2dq</text:p>
          </table:table-cell>
          <table:table-cell office:value-type="string">
            <text:p>WHITE</text:p>
          </table:table-cell>
          <table:table-cell office:value-type="string">
            <text:p>Obegg Chardonnay</text:p>
          </table:table-cell>
          <table:table-cell office:value-type="string">
            <text:p>Weingut Erich &amp; Walter Polz</text:p>
          </table:table-cell>
          <table:table-cell office:value-type="float" office:value="47.62165">
            <text:p>47.621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173.0</text:p>
          </table:table-cell>
          <table:table-cell office:value-type="string">
            <text:p>WHITE</text:p>
          </table:table-cell>
          <table:table-cell office:value-type="string">
            <text:p>Chardonnay Obegg 2017</text:p>
          </table:table-cell>
          <table:table-cell office:value-type="string">
            <text:p>Weingut E &amp; W Pol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200">
            <text:p>7200</text:p>
          </table:table-cell>
          <table:table-cell office:value-type="float" office:value="3500">
            <text:p>3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Meixn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jcrdqkqrsxtq1g2dq</text:p>
          </table:table-cell>
          <table:table-cell office:value-type="string">
            <text:p>WHITE</text:p>
          </table:table-cell>
          <table:table-cell office:value-type="string">
            <text:p>Obegg Chardonnay</text:p>
          </table:table-cell>
          <table:table-cell office:value-type="string">
            <text:p>Weingut Erich &amp; Walter Polz</text:p>
          </table:table-cell>
          <table:table-cell office:value-type="float" office:value="36.77462">
            <text:p>36.774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174.0</text:p>
          </table:table-cell>
          <table:table-cell office:value-type="string">
            <text:p>WHITE</text:p>
          </table:table-cell>
          <table:table-cell office:value-type="string">
            <text:p>Chardonnay Mörbisch 2022</text:p>
          </table:table-cell>
          <table:table-cell office:value-type="string">
            <text:p>Weingut Schön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xj8yn9rdn2qrshsm9v0</text:p>
          </table:table-cell>
          <table:table-cell office:value-type="string">
            <text:p>WHITE</text:p>
          </table:table-cell>
          <table:table-cell office:value-type="string">
            <text:p>Mörbisch Chardonnay</text:p>
          </table:table-cell>
          <table:table-cell office:value-type="string">
            <text:p>Schönberger</text:p>
          </table:table-cell>
          <table:table-cell office:value-type="float" office:value="44.70604">
            <text:p>44.706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178.0</text:p>
          </table:table-cell>
          <table:table-cell office:value-type="string">
            <text:p>WHITE</text:p>
          </table:table-cell>
          <table:table-cell office:value-type="string">
            <text:p>Chardonnay Tiglat 2013</text:p>
          </table:table-cell>
          <table:table-cell office:value-type="string">
            <text:p>Weingut Vel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8900">
            <text:p>8900</text:p>
          </table:table-cell>
          <table:table-cell office:value-type="float" office:value="2400">
            <text:p>24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r2jg1bw3rgzz1ysc27k</text:p>
          </table:table-cell>
          <table:table-cell office:value-type="string">
            <text:p>WHITE</text:p>
          </table:table-cell>
          <table:table-cell office:value-type="string">
            <text:p>Tiglat</text:p>
          </table:table-cell>
          <table:table-cell office:value-type="string">
            <text:p>Velich</text:p>
          </table:table-cell>
          <table:table-cell office:value-type="float" office:value="44.653873">
            <text:p>44.6538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180.0</text:p>
          </table:table-cell>
          <table:table-cell office:value-type="string">
            <text:p>WHITE</text:p>
          </table:table-cell>
          <table:table-cell office:value-type="string">
            <text:p>Chardonnay 2018</text:p>
          </table:table-cell>
          <table:table-cell office:value-type="string">
            <text:p>Weingute Gantenb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1900">
            <text:p>31900</text:p>
          </table:table-cell>
          <table:table-cell office:value-type="float" office:value="10000">
            <text:p>1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sxntf8wtpdaq6ehczn8k5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Daniel &amp; Marta Gantenbein</text:p>
          </table:table-cell>
          <table:table-cell office:value-type="float" office:value="25.02583">
            <text:p>25.025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186.0</text:p>
          </table:table-cell>
          <table:table-cell office:value-type="string">
            <text:p>WHITE</text:p>
          </table:table-cell>
          <table:table-cell office:value-type="string">
            <text:p>Chardonnay Alte Reben 2019</text:p>
          </table:table-cell>
          <table:table-cell office:value-type="string">
            <text:p>Bernhard Hub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500">
            <text:p>6500</text:p>
          </table:table-cell>
          <table:table-cell office:value-type="float" office:value="3329">
            <text:p>332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etzxwa1ny6bfa8bds7b</text:p>
          </table:table-cell>
          <table:table-cell office:value-type="string">
            <text:p>WHITE</text:p>
          </table:table-cell>
          <table:table-cell office:value-type="string">
            <text:p>Chardonnay Alte Reben Bio</text:p>
          </table:table-cell>
          <table:table-cell office:value-type="string">
            <text:p>Bernhard Huber</text:p>
          </table:table-cell>
          <table:table-cell office:value-type="float" office:value="40.787956">
            <text:p>40.7879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11.0</text:p>
          </table:table-cell>
          <table:table-cell office:value-type="string">
            <text:p>WHITE</text:p>
          </table:table-cell>
          <table:table-cell office:value-type="string">
            <text:p>Petit Manseng 2017/19</text:p>
          </table:table-cell>
          <table:table-cell office:value-type="string">
            <text:p>Baron Wid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3900">
            <text:p>3900</text:p>
          </table:table-cell>
          <table:table-cell office:value-type="float" office:value="1730">
            <text:p>17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95ekwg1sgd6zc0mcv</text:p>
          </table:table-cell>
          <table:table-cell office:value-type="string">
            <text:p>WHITE</text:p>
          </table:table-cell>
          <table:table-cell office:value-type="string">
            <text:p>Petit Manseng</text:p>
          </table:table-cell>
          <table:table-cell office:value-type="string">
            <text:p>Andreas Baron Widmann</text:p>
          </table:table-cell>
          <table:table-cell office:value-type="float" office:value="43.832718">
            <text:p>43.8327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12.0</text:p>
          </table:table-cell>
          <table:table-cell office:value-type="string">
            <text:p>WHITE</text:p>
          </table:table-cell>
          <table:table-cell office:value-type="string">
            <text:p>Caroline 2020</text:p>
          </table:table-cell>
          <table:table-cell office:value-type="string">
            <text:p>Weingut Pranzeg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900">
            <text:p>3900</text:p>
          </table:table-cell>
          <table:table-cell office:value-type="float" office:value="1760">
            <text:p>17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1m69rmrm5fdcxc8q3x2</text:p>
          </table:table-cell>
          <table:table-cell office:value-type="string">
            <text:p>WHITE</text:p>
          </table:table-cell>
          <table:table-cell office:value-type="string">
            <text:p>Caroline</text:p>
          </table:table-cell>
          <table:table-cell office:value-type="string">
            <text:p>Pranzegg</text:p>
          </table:table-cell>
          <table:table-cell office:value-type="float" office:value="42.02297">
            <text:p>42.022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13.0</text:p>
          </table:table-cell>
          <table:table-cell office:value-type="string">
            <text:p>WHITE</text:p>
          </table:table-cell>
          <table:table-cell office:value-type="string">
            <text:p>Caroline 2019</text:p>
          </table:table-cell>
          <table:table-cell office:value-type="string">
            <text:p>Weingut Pranzeg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300">
            <text:p>4300</text:p>
          </table:table-cell>
          <table:table-cell office:value-type="float" office:value="1900">
            <text:p>1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1m69rmrm5fdcxc8q3x2</text:p>
          </table:table-cell>
          <table:table-cell office:value-type="string">
            <text:p>WHITE</text:p>
          </table:table-cell>
          <table:table-cell office:value-type="string">
            <text:p>Caroline</text:p>
          </table:table-cell>
          <table:table-cell office:value-type="string">
            <text:p>Pranzegg</text:p>
          </table:table-cell>
          <table:table-cell office:value-type="float" office:value="42.02297">
            <text:p>42.022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14.0</text:p>
          </table:table-cell>
          <table:table-cell office:value-type="string">
            <text:p>WHITE</text:p>
          </table:table-cell>
          <table:table-cell office:value-type="string">
            <text:p>Caroline 2016</text:p>
          </table:table-cell>
          <table:table-cell office:value-type="string">
            <text:p>Weingut Pranzeg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600">
            <text:p>4600</text:p>
          </table:table-cell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zek1m69rmrm5fdcxc8q3x2</text:p>
          </table:table-cell>
          <table:table-cell office:value-type="string">
            <text:p>WHITE</text:p>
          </table:table-cell>
          <table:table-cell office:value-type="string">
            <text:p>Caroline</text:p>
          </table:table-cell>
          <table:table-cell office:value-type="string">
            <text:p>Pranzegg</text:p>
          </table:table-cell>
          <table:table-cell office:value-type="float" office:value="42.02297">
            <text:p>42.022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15.0</text:p>
          </table:table-cell>
          <table:table-cell office:value-type="string">
            <text:p>WHITE</text:p>
          </table:table-cell>
          <table:table-cell office:value-type="string">
            <text:p>Reserve de la Contessa 2023</text:p>
          </table:table-cell>
          <table:table-cell office:value-type="string">
            <text:p>Weingut 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200">
            <text:p>3200</text:p>
          </table:table-cell>
          <table:table-cell office:value-type="float" office:value="1250">
            <text:p>12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Gebi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fvrsnpar2gwvcgj4b8e1z0d</text:p>
          </table:table-cell>
          <table:table-cell office:value-type="string">
            <text:p>WHITE</text:p>
          </table:table-cell>
          <table:table-cell office:value-type="string">
            <text:p>la Contessa</text:p>
          </table:table-cell>
          <table:table-cell office:value-type="string">
            <text:p>Manincor</text:p>
          </table:table-cell>
          <table:table-cell office:value-type="float" office:value="41.93348">
            <text:p>41.9334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16.0</text:p>
          </table:table-cell>
          <table:table-cell office:value-type="string">
            <text:p>WHITE</text:p>
          </table:table-cell>
          <table:table-cell office:value-type="string">
            <text:p>Mitterberg Weiß Trias 2021</text:p>
          </table:table-cell>
          <table:table-cell office:value-type="string">
            <text:p>Ignaz 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300">
            <text:p>4300</text:p>
          </table:table-cell>
          <table:table-cell office:value-type="float" office:value="1910">
            <text:p>191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nhrqwh2b0tvrv2f371</text:p>
          </table:table-cell>
          <table:table-cell office:value-type="string">
            <text:p>WHITE</text:p>
          </table:table-cell>
          <table:table-cell office:value-type="string">
            <text:p>Trias Mitterberg Weiss</text:p>
          </table:table-cell>
          <table:table-cell office:value-type="string">
            <text:p>Ignaz Niedrist</text:p>
          </table:table-cell>
          <table:table-cell office:value-type="float" office:value="71.85331">
            <text:p>71.8533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17.0</text:p>
          </table:table-cell>
          <table:table-cell office:value-type="string">
            <text:p>WHITE</text:p>
          </table:table-cell>
          <table:table-cell office:value-type="string">
            <text:p>Dolomytos 2019</text:p>
          </table:table-cell>
          <table:table-cell office:value-type="string">
            <text:p>Dolomytos Sack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00">
            <text:p>4900</text:p>
          </table:table-cell>
          <table:table-cell office:value-type="float" office:value="2600">
            <text:p>2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Norber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jsy280zdn8ek2ebhzp</text:p>
          </table:table-cell>
          <table:table-cell office:value-type="string">
            <text:p>WHITE</text:p>
          </table:table-cell>
          <table:table-cell office:value-type="string">
            <text:p>Dolomytos Weißwein</text:p>
          </table:table-cell>
          <table:table-cell office:value-type="string">
            <text:p>Ansitz Dolomytos Sacker</text:p>
          </table:table-cell>
          <table:table-cell office:value-type="float" office:value="51.674194">
            <text:p>51.6741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21.0</text:p>
          </table:table-cell>
          <table:table-cell office:value-type="string">
            <text:p>WHITE</text:p>
          </table:table-cell>
          <table:table-cell office:value-type="string">
            <text:p>Sonnrain 2018</text:p>
          </table:table-cell>
          <table:table-cell office:value-type="string">
            <text:p>Thomas Niedermay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650">
            <text:p>3650</text:p>
          </table:table-cell>
          <table:table-cell office:value-type="float" office:value="1520">
            <text:p>15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ffbbq0jp6s354y8vw</text:p>
          </table:table-cell>
          <table:table-cell office:value-type="string">
            <text:p>WHITE</text:p>
          </table:table-cell>
          <table:table-cell office:value-type="string">
            <text:p>Hof Gandberg Sonnrain</text:p>
          </table:table-cell>
          <table:table-cell office:value-type="string">
            <text:p>Thomas Niedermayr</text:p>
          </table:table-cell>
          <table:table-cell office:value-type="float" office:value="45.05115">
            <text:p>45.051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25.0</text:p>
          </table:table-cell>
          <table:table-cell office:value-type="string">
            <text:p>WHITE</text:p>
          </table:table-cell>
          <table:table-cell office:value-type="string">
            <text:p>Manzoni Bianco 2022</text:p>
          </table:table-cell>
          <table:table-cell office:value-type="string">
            <text:p>Baron Wid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400">
            <text:p>3400</text:p>
          </table:table-cell>
          <table:table-cell office:value-type="float" office:value="1380">
            <text:p>13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abdgmg1x0dh6q0w43</text:p>
          </table:table-cell>
          <table:table-cell office:value-type="string">
            <text:p>WHITE</text:p>
          </table:table-cell>
          <table:table-cell office:value-type="string">
            <text:p>Weinberg Dolomiten Manzoni Bianco</text:p>
          </table:table-cell>
          <table:table-cell office:value-type="string">
            <text:p>Andreas Baron Widmann</text:p>
          </table:table-cell>
          <table:table-cell office:value-type="float" office:value="40.006905">
            <text:p>40.0069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27.0</text:p>
          </table:table-cell>
          <table:table-cell office:value-type="string">
            <text:p>WHITE</text:p>
          </table:table-cell>
          <table:table-cell office:value-type="string">
            <text:p>Giallo Di Tocai 2016 Magnum </text:p>
          </table:table-cell>
          <table:table-cell office:value-type="string">
            <text:p>Vignai da Duline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9900">
            <text:p>9900</text:p>
          </table:table-cell>
          <table:table-cell office:value-type="float" office:value="5500">
            <text:p>5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19tj4119asfnttnwz7</text:p>
          </table:table-cell>
          <table:table-cell office:value-type="string">
            <text:p>WHITE</text:p>
          </table:table-cell>
          <table:table-cell office:value-type="string">
            <text:p>Friulano Giallo di Tocai</text:p>
          </table:table-cell>
          <table:table-cell office:value-type="string">
            <text:p>Vignai da Duline</text:p>
          </table:table-cell>
          <table:table-cell office:value-type="float" office:value="54.03757">
            <text:p>54.037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30.0</text:p>
          </table:table-cell>
          <table:table-cell office:value-type="string">
            <text:p>WHITE</text:p>
          </table:table-cell>
          <table:table-cell office:value-type="string">
            <text:p>Neuburger Waldacker 2019</text:p>
          </table:table-cell>
          <table:table-cell office:value-type="string">
            <text:p>Weingut Schön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500">
            <text:p>3500</text:p>
          </table:table-cell>
          <table:table-cell office:value-type="float" office:value="1400">
            <text:p>14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18nnvqb9c73gnywmwt8</text:p>
          </table:table-cell>
          <table:table-cell office:value-type="string">
            <text:p>WHITE</text:p>
          </table:table-cell>
          <table:table-cell office:value-type="string">
            <text:p>Waldacker Neuburger</text:p>
          </table:table-cell>
          <table:table-cell office:value-type="string">
            <text:p>Schönberger</text:p>
          </table:table-cell>
          <table:table-cell office:value-type="float" office:value="49.59812">
            <text:p>49.598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31.0</text:p>
          </table:table-cell>
          <table:table-cell office:value-type="string">
            <text:p>WHITE</text:p>
          </table:table-cell>
          <table:table-cell office:value-type="string">
            <text:p>Gemischter Satz Ried Falkenberg 1er 2019</text:p>
          </table:table-cell>
          <table:table-cell office:value-type="string">
            <text:p>Weingut Wieni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650">
            <text:p>3650</text:p>
          </table:table-cell>
          <table:table-cell office:value-type="float" office:value="1520">
            <text:p>15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wvb3n9m3gz7hveg129xweb</text:p>
          </table:table-cell>
          <table:table-cell office:value-type="string">
            <text:p>WHITE</text:p>
          </table:table-cell>
          <table:table-cell office:value-type="string">
            <text:p>Gemischter Satz Ried Falkenberg</text:p>
          </table:table-cell>
          <table:table-cell office:value-type="string">
            <text:p>Wieninger</text:p>
          </table:table-cell>
          <table:table-cell office:value-type="float" office:value="48.964394">
            <text:p>48.9643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33.0</text:p>
          </table:table-cell>
          <table:table-cell office:value-type="string">
            <text:p>WHITE</text:p>
          </table:table-cell>
          <table:table-cell office:value-type="string">
            <text:p>Aero 2013</text:p>
          </table:table-cell>
          <table:table-cell office:value-type="string">
            <text:p>Ploder Rosen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sr7y0k3n21ns5q998tz</text:p>
          </table:table-cell>
          <table:table-cell office:value-type="string">
            <text:p>WHITE</text:p>
          </table:table-cell>
          <table:table-cell office:value-type="string">
            <text:p>Aero</text:p>
          </table:table-cell>
          <table:table-cell office:value-type="string">
            <text:p>Ploder Rosenberg</text:p>
          </table:table-cell>
          <table:table-cell office:value-type="float" office:value="48.712265">
            <text:p>48.7122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34.0</text:p>
          </table:table-cell>
          <table:table-cell office:value-type="string">
            <text:p>WHITE</text:p>
          </table:table-cell>
          <table:table-cell office:value-type="string">
            <text:p>Ribolla Gialla Vinnae 2022</text:p>
          </table:table-cell>
          <table:table-cell office:value-type="string">
            <text:p>Jer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1400">
            <text:p>14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b4rjgjga7vp2k26xpckg4h</text:p>
          </table:table-cell>
          <table:table-cell office:value-type="string">
            <text:p>WHITE</text:p>
          </table:table-cell>
          <table:table-cell office:value-type="string">
            <text:p>Ribolla Gialla Vinnae</text:p>
          </table:table-cell>
          <table:table-cell office:value-type="string">
            <text:p>Jermann</text:p>
          </table:table-cell>
          <table:table-cell office:value-type="float" office:value="43.63781">
            <text:p>43.6378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35.0</text:p>
          </table:table-cell>
          <table:table-cell office:value-type="string">
            <text:p>WHITE</text:p>
          </table:table-cell>
          <table:table-cell office:value-type="string">
            <text:p>Collio Malvasia Selezione 2012</text:p>
          </table:table-cell>
          <table:table-cell office:value-type="string">
            <text:p>Borgo del Tigl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6900">
            <text:p>6900</text:p>
          </table:table-cell>
          <table:table-cell office:value-type="float" office:value="2700">
            <text:p>2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svsgv7n3r7qem6p5q55</text:p>
          </table:table-cell>
          <table:table-cell office:value-type="string">
            <text:p>WHITE</text:p>
          </table:table-cell>
          <table:table-cell office:value-type="string">
            <text:p>Collio Malvasia Selezione</text:p>
          </table:table-cell>
          <table:table-cell office:value-type="string">
            <text:p>Borgo del Tiglio</text:p>
          </table:table-cell>
          <table:table-cell office:value-type="float" office:value="52.57029">
            <text:p>52.5702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36.0</text:p>
          </table:table-cell>
          <table:table-cell office:value-type="string">
            <text:p>WHITE</text:p>
          </table:table-cell>
          <table:table-cell office:value-type="string">
            <text:p>Friulano 2016/17</text:p>
          </table:table-cell>
          <table:table-cell office:value-type="string">
            <text:p>Vignai Da Dul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Teatro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051q6eybgjgyh2mx8hm</text:p>
          </table:table-cell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Vignai da Duline</text:p>
          </table:table-cell>
          <table:table-cell office:value-type="float" office:value="46.201324">
            <text:p>46.2013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37.0</text:p>
          </table:table-cell>
          <table:table-cell office:value-type="string">
            <text:p>WHITE</text:p>
          </table:table-cell>
          <table:table-cell office:value-type="string">
            <text:p>Sacrisassi Bianco 2019</text:p>
          </table:table-cell>
          <table:table-cell office:value-type="string">
            <text:p>Le Due Ter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200">
            <text:p>4200</text:p>
          </table:table-cell>
          <table:table-cell office:value-type="float" office:value="1845">
            <text:p>184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sg11nj339116kp21c44</text:p>
          </table:table-cell>
          <table:table-cell office:value-type="string">
            <text:p>WHITE</text:p>
          </table:table-cell>
          <table:table-cell office:value-type="string">
            <text:p>Sacrisassi</text:p>
          </table:table-cell>
          <table:table-cell office:value-type="string">
            <text:p>Le Due Terre</text:p>
          </table:table-cell>
          <table:table-cell office:value-type="float" office:value="37.657852">
            <text:p>37.6578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39.0</text:p>
          </table:table-cell>
          <table:table-cell office:value-type="string">
            <text:p>WHITE</text:p>
          </table:table-cell>
          <table:table-cell office:value-type="string">
            <text:p>Soave Vecchie Vinie Salvarenza 2015</text:p>
          </table:table-cell>
          <table:table-cell office:value-type="string">
            <text:p>Cantina G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800">
            <text:p>5800</text:p>
          </table:table-cell>
          <table:table-cell office:value-type="float" office:value="2750">
            <text:p>27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d5wjjdtrepw3sgppq</text:p>
          </table:table-cell>
          <table:table-cell office:value-type="string">
            <text:p>WHITE</text:p>
          </table:table-cell>
          <table:table-cell office:value-type="string">
            <text:p>Soave Classico Contrada Salvarenza Vecchie Vigne Bio</text:p>
          </table:table-cell>
          <table:table-cell office:value-type="string">
            <text:p>Gini</text:p>
          </table:table-cell>
          <table:table-cell office:value-type="float" office:value="35.361095">
            <text:p>35.3610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40.0</text:p>
          </table:table-cell>
          <table:table-cell office:value-type="string">
            <text:p>WHITE</text:p>
          </table:table-cell>
          <table:table-cell office:value-type="string">
            <text:p>Fiano Don Chisciotte 2021/22</text:p>
          </table:table-cell>
          <table:table-cell office:value-type="string">
            <text:p>P. Zampaglio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200">
            <text:p>3200</text:p>
          </table:table-cell>
          <table:table-cell office:value-type="float" office:value="1220">
            <text:p>12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Teatro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8w56aee16stsaqv6q6v</text:p>
          </table:table-cell>
          <table:table-cell office:value-type="string">
            <text:p>WHITE</text:p>
          </table:table-cell>
          <table:table-cell office:value-type="string">
            <text:p>Don Chisciotte Fiano</text:p>
          </table:table-cell>
          <table:table-cell office:value-type="string">
            <text:p>Pierluigi Zampaglione</text:p>
          </table:table-cell>
          <table:table-cell office:value-type="float" office:value="54.5766">
            <text:p>54.57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40.0</text:p>
          </table:table-cell>
          <table:table-cell office:value-type="string">
            <text:p>WHITE</text:p>
          </table:table-cell>
          <table:table-cell office:value-type="string">
            <text:p>Soave Vecchie Vinie Salvarenza 2021</text:p>
          </table:table-cell>
          <table:table-cell office:value-type="string">
            <text:p>Cantina G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600">
            <text:p>4600</text:p>
          </table:table-cell>
          <table:table-cell office:value-type="float" office:value="2750">
            <text:p>27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d5wjjdtrepw3sgppq</text:p>
          </table:table-cell>
          <table:table-cell office:value-type="string">
            <text:p>WHITE</text:p>
          </table:table-cell>
          <table:table-cell office:value-type="string">
            <text:p>Soave Classico Contrada Salvarenza Vecchie Vigne Bio</text:p>
          </table:table-cell>
          <table:table-cell office:value-type="string">
            <text:p>Gini</text:p>
          </table:table-cell>
          <table:table-cell office:value-type="float" office:value="35.361095">
            <text:p>35.3610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41.0</text:p>
          </table:table-cell>
          <table:table-cell office:value-type="string">
            <text:p>WHITE</text:p>
          </table:table-cell>
          <table:table-cell office:value-type="string">
            <text:p>Fiano 2020</text:p>
          </table:table-cell>
          <table:table-cell office:value-type="string">
            <text:p>Pietracup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600">
            <text:p>3600</text:p>
          </table:table-cell>
          <table:table-cell office:value-type="float" office:value="1460">
            <text:p>14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xnejzvnfnz8dk047nkq5s8</text:p>
          </table:table-cell>
          <table:table-cell office:value-type="string">
            <text:p>WHITE</text:p>
          </table:table-cell>
          <table:table-cell office:value-type="string">
            <text:p>Fiano Campania</text:p>
          </table:table-cell>
          <table:table-cell office:value-type="string">
            <text:p>Pietracupa</text:p>
          </table:table-cell>
          <table:table-cell office:value-type="float" office:value="37.678467">
            <text:p>37.6784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44.0</text:p>
          </table:table-cell>
          <table:table-cell office:value-type="string">
            <text:p>WHITE</text:p>
          </table:table-cell>
          <table:table-cell office:value-type="string">
            <text:p>Soave Classico 2023</text:p>
          </table:table-cell>
          <table:table-cell office:value-type="string">
            <text:p>Cantina G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900">
            <text:p>2900</text:p>
          </table:table-cell>
          <table:table-cell office:value-type="float" office:value="810">
            <text:p>81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ddbbwcct8vxn65adp</text:p>
          </table:table-cell>
          <table:table-cell office:value-type="string">
            <text:p>WHITE</text:p>
          </table:table-cell>
          <table:table-cell office:value-type="string">
            <text:p>Soave Classico</text:p>
          </table:table-cell>
          <table:table-cell office:value-type="string">
            <text:p>Gini</text:p>
          </table:table-cell>
          <table:table-cell office:value-type="float" office:value="30.64943">
            <text:p>30.649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45.0</text:p>
          </table:table-cell>
          <table:table-cell office:value-type="string">
            <text:p>WHITE</text:p>
          </table:table-cell>
          <table:table-cell office:value-type="string">
            <text:p>Soave Classico Calvarino 2020/22</text:p>
          </table:table-cell>
          <table:table-cell office:value-type="string">
            <text:p>Cantina Piero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600">
            <text:p>3600</text:p>
          </table:table-cell>
          <table:table-cell office:value-type="float" office:value="1510">
            <text:p>151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j4tjshy9tb20x9c3ac</text:p>
          </table:table-cell>
          <table:table-cell office:value-type="string">
            <text:p>WHITE</text:p>
          </table:table-cell>
          <table:table-cell office:value-type="string">
            <text:p>Soave Classico Calvarino Bio</text:p>
          </table:table-cell>
          <table:table-cell office:value-type="string">
            <text:p>Pieropan</text:p>
          </table:table-cell>
          <table:table-cell office:value-type="float" office:value="45.596676">
            <text:p>45.5966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46.0</text:p>
          </table:table-cell>
          <table:table-cell office:value-type="string">
            <text:p>WHITE</text:p>
          </table:table-cell>
          <table:table-cell office:value-type="string">
            <text:p>Cortese 2023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200">
            <text:p>3200</text:p>
          </table:table-cell>
          <table:table-cell office:value-type="float" office:value="1250">
            <text:p>12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Gebi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6wf13ezkde9h29zq2p</text:p>
          </table:table-cell>
          <table:table-cell office:value-type="string">
            <text:p>WHITE</text:p>
          </table:table-cell>
          <table:table-cell office:value-type="string">
            <text:p>La Rocca Cortese Piemonte</text:p>
          </table:table-cell>
          <table:table-cell office:value-type="string">
            <text:p>Albino Rocca</text:p>
          </table:table-cell>
          <table:table-cell office:value-type="float" office:value="39.93972">
            <text:p>39.9397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47.0</text:p>
          </table:table-cell>
          <table:table-cell office:value-type="string">
            <text:p>WHITE</text:p>
          </table:table-cell>
          <table:table-cell office:value-type="string">
            <text:p>Timorasso Diletto 2020/21</text:p>
          </table:table-cell>
          <table:table-cell office:value-type="string">
            <text:p>Pomodolc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900">
            <text:p>3900</text:p>
          </table:table-cell>
          <table:table-cell office:value-type="float" office:value="1340">
            <text:p>134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theatro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sxnxyeanb3kammr9jtx67</text:p>
          </table:table-cell>
          <table:table-cell office:value-type="string">
            <text:p>WHITE</text:p>
          </table:table-cell>
          <table:table-cell office:value-type="string">
            <text:p>Diletto</text:p>
          </table:table-cell>
          <table:table-cell office:value-type="string">
            <text:p>Pomodolce</text:p>
          </table:table-cell>
          <table:table-cell office:value-type="float" office:value="37.86857">
            <text:p>37.868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49.0</text:p>
          </table:table-cell>
          <table:table-cell office:value-type="string">
            <text:p>WHITE</text:p>
          </table:table-cell>
          <table:table-cell office:value-type="string">
            <text:p>Malvasia Istriana Dis Cumieris 2009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6900">
            <text:p>6900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5x52tyapvzfwsa97w</text:p>
          </table:table-cell>
          <table:table-cell office:value-type="string">
            <text:p>WHITE</text:p>
          </table:table-cell>
          <table:table-cell office:value-type="string">
            <text:p>Malvasia Istriana Dis Cumieris</text:p>
          </table:table-cell>
          <table:table-cell office:value-type="string">
            <text:p>Vie di Romans</text:p>
          </table:table-cell>
          <table:table-cell office:value-type="float" office:value="60.6444">
            <text:p>60.64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50.0</text:p>
          </table:table-cell>
          <table:table-cell office:value-type="string">
            <text:p>WHITE</text:p>
          </table:table-cell>
          <table:table-cell office:value-type="string">
            <text:p>Carjcanti 2018</text:p>
          </table:table-cell>
          <table:table-cell office:value-type="string">
            <text:p>Cantina Gulf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900">
            <text:p>3900</text:p>
          </table:table-cell>
          <table:table-cell office:value-type="float" office:value="1395">
            <text:p>139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hsyh4zgs1ev6sath54</text:p>
          </table:table-cell>
          <table:table-cell office:value-type="string">
            <text:p>WHITE</text:p>
          </table:table-cell>
          <table:table-cell office:value-type="string">
            <text:p>Carjcanti Bianco</text:p>
          </table:table-cell>
          <table:table-cell office:value-type="string">
            <text:p>Gulfi</text:p>
          </table:table-cell>
          <table:table-cell office:value-type="float" office:value="44.09487">
            <text:p>44.094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51.0</text:p>
          </table:table-cell>
          <table:table-cell office:value-type="string">
            <text:p>WHITE</text:p>
          </table:table-cell>
          <table:table-cell office:value-type="string">
            <text:p>A'Puddara Etna Bianco 2018</text:p>
          </table:table-cell>
          <table:table-cell office:value-type="string">
            <text:p>Tenuta di Fessi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200">
            <text:p>5200</text:p>
          </table:table-cell>
          <table:table-cell office:value-type="float" office:value="2080">
            <text:p>20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Gebi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80dzw025xftdy34fsc</text:p>
          </table:table-cell>
          <table:table-cell office:value-type="string">
            <text:p>WHITE</text:p>
          </table:table-cell>
          <table:table-cell office:value-type="string">
            <text:p>A'Puddara Etna Bianco</text:p>
          </table:table-cell>
          <table:table-cell office:value-type="string">
            <text:p>Tenuta di Fessina</text:p>
          </table:table-cell>
          <table:table-cell office:value-type="float" office:value="57.251923">
            <text:p>57.2519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52.0</text:p>
          </table:table-cell>
          <table:table-cell office:value-type="string">
            <text:p>WHITE</text:p>
          </table:table-cell>
          <table:table-cell office:value-type="string">
            <text:p>A'Puddara Etna Bianco 2020</text:p>
          </table:table-cell>
          <table:table-cell office:value-type="string">
            <text:p>Tenuta di Fessi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900">
            <text:p>4900</text:p>
          </table:table-cell>
          <table:table-cell office:value-type="float" office:value="2470">
            <text:p>24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dzw025xftdy34fsc</text:p>
          </table:table-cell>
          <table:table-cell office:value-type="string">
            <text:p>WHITE</text:p>
          </table:table-cell>
          <table:table-cell office:value-type="string">
            <text:p>A'Puddara Etna Bianco</text:p>
          </table:table-cell>
          <table:table-cell office:value-type="string">
            <text:p>Tenuta di Fessina</text:p>
          </table:table-cell>
          <table:table-cell office:value-type="float" office:value="57.251923">
            <text:p>57.2519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54.0</text:p>
          </table:table-cell>
          <table:table-cell office:value-type="string">
            <text:p>WHITE</text:p>
          </table:table-cell>
          <table:table-cell office:value-type="string">
            <text:p>Pecorino 2022</text:p>
          </table:table-cell>
          <table:table-cell office:value-type="string">
            <text:p>Emidio Pep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900">
            <text:p>8900</text:p>
          </table:table-cell>
          <table:table-cell office:value-type="float" office:value="5100">
            <text:p>51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rq7cpvha6n6bye2qtg</text:p>
          </table:table-cell>
          <table:table-cell office:value-type="string">
            <text:p>WHITE</text:p>
          </table:table-cell>
          <table:table-cell office:value-type="string">
            <text:p>Pecorino Colli Aprutini</text:p>
          </table:table-cell>
          <table:table-cell office:value-type="string">
            <text:p>Emidio Pepe</text:p>
          </table:table-cell>
          <table:table-cell office:value-type="float" office:value="36.38655">
            <text:p>36.386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55.0</text:p>
          </table:table-cell>
          <table:table-cell office:value-type="string">
            <text:p>WHITE</text:p>
          </table:table-cell>
          <table:table-cell office:value-type="string">
            <text:p>Dolee Friulano 2008</text:p>
          </table:table-cell>
          <table:table-cell office:value-type="string">
            <text:p>Vie di Rom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5xqzs4z0s71rakqkm</text:p>
          </table:table-cell>
          <table:table-cell office:value-type="string">
            <text:p>WHITE</text:p>
          </table:table-cell>
          <table:table-cell office:value-type="string">
            <text:p>Friulano Dolée</text:p>
          </table:table-cell>
          <table:table-cell office:value-type="string">
            <text:p>Vie di Romans</text:p>
          </table:table-cell>
          <table:table-cell office:value-type="float" office:value="43.449875">
            <text:p>43.4498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55.0</text:p>
          </table:table-cell>
          <table:table-cell office:value-type="string">
            <text:p>WHITE</text:p>
          </table:table-cell>
          <table:table-cell office:value-type="string">
            <text:p>Trebbiano 2019</text:p>
          </table:table-cell>
          <table:table-cell office:value-type="string">
            <text:p>Emidio Pep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900">
            <text:p>8900</text:p>
          </table:table-cell>
          <table:table-cell office:value-type="float" office:value="4510">
            <text:p>451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rq9ze45xa65j5jpnm1</text:p>
          </table:table-cell>
          <table:table-cell office:value-type="string">
            <text:p>WHITE</text:p>
          </table:table-cell>
          <table:table-cell office:value-type="string">
            <text:p>Trebbiano d'Abruzzo</text:p>
          </table:table-cell>
          <table:table-cell office:value-type="string">
            <text:p>Emidio Pepe</text:p>
          </table:table-cell>
          <table:table-cell office:value-type="float" office:value="35.908447">
            <text:p>35.9084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58.0</text:p>
          </table:table-cell>
          <table:table-cell office:value-type="string">
            <text:p>WHITE</text:p>
          </table:table-cell>
          <table:table-cell office:value-type="string">
            <text:p>Vielles Vignes Blanc 2021</text:p>
          </table:table-cell>
          <table:table-cell office:value-type="string">
            <text:p>Domaine Gaub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500">
            <text:p>6500</text:p>
          </table:table-cell>
          <table:table-cell office:value-type="float" office:value="3150">
            <text:p>31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vj03jge7ysqyvgckn3</text:p>
          </table:table-cell>
          <table:table-cell office:value-type="string">
            <text:p>WHITE</text:p>
          </table:table-cell>
          <table:table-cell office:value-type="string">
            <text:p>Cuvée Vieilles Vignes Blanc Bio</text:p>
          </table:table-cell>
          <table:table-cell office:value-type="string">
            <text:p>Domaine Gauby</text:p>
          </table:table-cell>
          <table:table-cell office:value-type="float" office:value="37.186035">
            <text:p>37.1860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59.0</text:p>
          </table:table-cell>
          <table:table-cell office:value-type="string">
            <text:p>WHITE</text:p>
          </table:table-cell>
          <table:table-cell office:value-type="string">
            <text:p>Calcinaires 2021</text:p>
          </table:table-cell>
          <table:table-cell office:value-type="string">
            <text:p>Domaine Gaub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Norber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t7yjqz7pm80xr1ntej1</text:p>
          </table:table-cell>
          <table:table-cell office:value-type="string">
            <text:p>WHITE</text:p>
          </table:table-cell>
          <table:table-cell office:value-type="string">
            <text:p>Les Calcinaires Côtes Catalanes Blanc</text:p>
          </table:table-cell>
          <table:table-cell office:value-type="string">
            <text:p>Domaine Gauby</text:p>
          </table:table-cell>
          <table:table-cell office:value-type="float" office:value="35.403244">
            <text:p>35.4032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70.0</text:p>
          </table:table-cell>
          <table:table-cell office:value-type="string">
            <text:p>WHITE</text:p>
          </table:table-cell>
          <table:table-cell office:value-type="string">
            <text:p>Gewürztraminer 2023</text:p>
          </table:table-cell>
          <table:table-cell office:value-type="string">
            <text:p>Pach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100">
            <text:p>4100</text:p>
          </table:table-cell>
          <table:table-cell office:value-type="float" office:value="1770">
            <text:p>17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wz5355bbkp2p0jjmvn</text:p>
          </table:table-cell>
          <table:table-cell office:value-type="string">
            <text:p>WHITE</text:p>
          </table:table-cell>
          <table:table-cell office:value-type="string">
            <text:p>Gewürztraminer</text:p>
          </table:table-cell>
          <table:table-cell office:value-type="string">
            <text:p>Pacherhof</text:p>
          </table:table-cell>
          <table:table-cell office:value-type="float" office:value="36.64598">
            <text:p>36.645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73.0</text:p>
          </table:table-cell>
          <table:table-cell office:value-type="string">
            <text:p>WHITE</text:p>
          </table:table-cell>
          <table:table-cell office:value-type="string">
            <text:p>Upupa Orange Gewürztraminer 2019/21</text:p>
          </table:table-cell>
          <table:table-cell office:value-type="string">
            <text:p>Weingut Abraha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500">
            <text:p>4500</text:p>
          </table:table-cell>
          <table:table-cell office:value-type="float" office:value="2030">
            <text:p>20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h098vwf36e7400szd9</text:p>
          </table:table-cell>
          <table:table-cell office:value-type="string">
            <text:p>WHITE</text:p>
          </table:table-cell>
          <table:table-cell office:value-type="string">
            <text:p>Gewürztraminer Upupa Orange</text:p>
          </table:table-cell>
          <table:table-cell office:value-type="string">
            <text:p>Weingut Abraham</text:p>
          </table:table-cell>
          <table:table-cell office:value-type="float" office:value="54.417473">
            <text:p>54.4174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74.0</text:p>
          </table:table-cell>
          <table:table-cell office:value-type="string">
            <text:p>WHITE</text:p>
          </table:table-cell>
          <table:table-cell office:value-type="string">
            <text:p>Gewürztraminer 2022</text:p>
          </table:table-cell>
          <table:table-cell office:value-type="string">
            <text:p>In der Eb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1630">
            <text:p>16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vwefe8vtz4gasvnzdygyt5</text:p>
          </table:table-cell>
          <table:table-cell office:value-type="string">
            <text:p>WHITE</text:p>
          </table:table-cell>
          <table:table-cell office:value-type="string">
            <text:p>Gewürztraminer</text:p>
          </table:table-cell>
          <table:table-cell office:value-type="string">
            <text:p>Weingut In Der Eben</text:p>
          </table:table-cell>
          <table:table-cell office:value-type="float" office:value="30.310265">
            <text:p>30.3102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77.0</text:p>
          </table:table-cell>
          <table:table-cell office:value-type="string">
            <text:p>WHITE</text:p>
          </table:table-cell>
          <table:table-cell office:value-type="string">
            <text:p>Gewürztraminer Kolbenhof 2020/21</text:p>
          </table:table-cell>
          <table:table-cell office:value-type="string">
            <text:p>Hofstät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900">
            <text:p>4900</text:p>
          </table:table-cell>
          <table:table-cell office:value-type="float" office:value="2365">
            <text:p>236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vfry7b1bvnhq9m8avr</text:p>
          </table:table-cell>
          <table:table-cell office:value-type="string">
            <text:p>WHITE</text:p>
          </table:table-cell>
          <table:table-cell office:value-type="string">
            <text:p>Gewürztraminer Vigna Kolbenhof</text:p>
          </table:table-cell>
          <table:table-cell office:value-type="string">
            <text:p>J. Hofstätter</text:p>
          </table:table-cell>
          <table:table-cell office:value-type="float" office:value="37.012">
            <text:p>37.0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79.0</text:p>
          </table:table-cell>
          <table:table-cell office:value-type="string">
            <text:p>WHITE</text:p>
          </table:table-cell>
          <table:table-cell office:value-type="string">
            <text:p>Traminer GT 2021/22</text:p>
          </table:table-cell>
          <table:table-cell office:value-type="string">
            <text:p>Weingut Pranzeg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2170">
            <text:p>21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ypb0szh8z1323pz3dvf</text:p>
          </table:table-cell>
          <table:table-cell office:value-type="string">
            <text:p>DESSERT</text:p>
          </table:table-cell>
          <table:table-cell office:value-type="string">
            <text:p>GT</text:p>
          </table:table-cell>
          <table:table-cell office:value-type="string">
            <text:p>Pranzegg</text:p>
          </table:table-cell>
          <table:table-cell office:value-type="float" office:value="43.72453">
            <text:p>43.724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80.0</text:p>
          </table:table-cell>
          <table:table-cell office:value-type="string">
            <text:p>WHITE</text:p>
          </table:table-cell>
          <table:table-cell office:value-type="string">
            <text:p>Gewürztraminer Grand Cru Altenberg 2018</text:p>
          </table:table-cell>
          <table:table-cell office:value-type="string">
            <text:p>Frederic Moch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600">
            <text:p>4600</text:p>
          </table:table-cell>
          <table:table-cell office:value-type="float" office:value="1850">
            <text:p>18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gker1xpfmjw4zdw1add</text:p>
          </table:table-cell>
          <table:table-cell office:value-type="string">
            <text:p>WHITE</text:p>
          </table:table-cell>
          <table:table-cell office:value-type="string">
            <text:p>Gewurztraminer Grand Cru Altenberg de Bergbieten</text:p>
          </table:table-cell>
          <table:table-cell office:value-type="string">
            <text:p>Frederic Mochel</text:p>
          </table:table-cell>
          <table:table-cell office:value-type="float" office:value="41.781685">
            <text:p>41.7816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81.0</text:p>
          </table:table-cell>
          <table:table-cell office:value-type="string">
            <text:p>WHITE</text:p>
          </table:table-cell>
          <table:table-cell office:value-type="string">
            <text:p>Ried Steintal Roter Traminer 2018</text:p>
          </table:table-cell>
          <table:table-cell office:value-type="string">
            <text:p>Weingut Neumeis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950">
            <text:p>3950</text:p>
          </table:table-cell>
          <table:table-cell office:value-type="float" office:value="1789">
            <text:p>178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öller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7xkg4k82tmv5afgz1dr</text:p>
          </table:table-cell>
          <table:table-cell office:value-type="string">
            <text:p>WHITE</text:p>
          </table:table-cell>
          <table:table-cell office:value-type="string">
            <text:p>Steintal Roter Traminer</text:p>
          </table:table-cell>
          <table:table-cell office:value-type="string">
            <text:p>Neumeister</text:p>
          </table:table-cell>
          <table:table-cell office:value-type="float" office:value="52.542862">
            <text:p>52.5428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82.0</text:p>
          </table:table-cell>
          <table:table-cell office:value-type="string">
            <text:p>WHITE</text:p>
          </table:table-cell>
          <table:table-cell office:value-type="string">
            <text:p>Roter Traminer Freyheit 2021</text:p>
          </table:table-cell>
          <table:table-cell office:value-type="string">
            <text:p>Weingut Heinr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2390">
            <text:p>23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öller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r2pppdrpbwnnm4t2g919rf</text:p>
          </table:table-cell>
          <table:table-cell office:value-type="string">
            <text:p>WHITE</text:p>
          </table:table-cell>
          <table:table-cell office:value-type="string">
            <text:p>Traminer Roter Freyheit</text:p>
          </table:table-cell>
          <table:table-cell office:value-type="string">
            <text:p>Heinrich</text:p>
          </table:table-cell>
          <table:table-cell office:value-type="float" office:value="43.48481">
            <text:p>43.4848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84.0</text:p>
          </table:table-cell>
          <table:table-cell office:value-type="string">
            <text:p>WHITE</text:p>
          </table:table-cell>
          <table:table-cell office:value-type="string">
            <text:p>Gewürztraminer Kolbenhof 2011</text:p>
          </table:table-cell>
          <table:table-cell office:value-type="string">
            <text:p>Hofstät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fry7b1bvnhq9m8avr</text:p>
          </table:table-cell>
          <table:table-cell office:value-type="string">
            <text:p>WHITE</text:p>
          </table:table-cell>
          <table:table-cell office:value-type="string">
            <text:p>Gewürztraminer Vigna Kolbenhof</text:p>
          </table:table-cell>
          <table:table-cell office:value-type="string">
            <text:p>J. Hofstätter</text:p>
          </table:table-cell>
          <table:table-cell office:value-type="float" office:value="37.012">
            <text:p>37.0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90.0</text:p>
          </table:table-cell>
          <table:table-cell office:value-type="string"/>
          <table:table-cell office:value-type="string">
            <text:p>Rosè Pinot Noir Virgo 2021</text:p>
          </table:table-cell>
          <table:table-cell office:value-type="string">
            <text:p>Weingut Kränze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450">
            <text:p>3450</text:p>
          </table:table-cell>
          <table:table-cell office:value-type="float" office:value="1405">
            <text:p>140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758hjxm2exdm32r608h</text:p>
          </table:table-cell>
          <table:table-cell office:value-type="string">
            <text:p>ROSE</text:p>
          </table:table-cell>
          <table:table-cell office:value-type="string">
            <text:p>Virgo Blauburgunder Rosé</text:p>
          </table:table-cell>
          <table:table-cell office:value-type="string">
            <text:p>Kränzelhof Graf Pfeil</text:p>
          </table:table-cell>
          <table:table-cell office:value-type="float" office:value="31.155977">
            <text:p>31.1559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92.0</text:p>
          </table:table-cell>
          <table:table-cell office:value-type="string"/>
          <table:table-cell office:value-type="string">
            <text:p>La Rose de Manincor 2022</text:p>
          </table:table-cell>
          <table:table-cell office:value-type="string">
            <text:p>Weingut 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350">
            <text:p>3350</text:p>
          </table:table-cell>
          <table:table-cell office:value-type="float" office:value="1350">
            <text:p>13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Gebi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k751hdtk6xz0xbmwk3</text:p>
          </table:table-cell>
          <table:table-cell office:value-type="string">
            <text:p>ROSE</text:p>
          </table:table-cell>
          <table:table-cell office:value-type="string">
            <text:p>La Rosé de Manincor Bio</text:p>
          </table:table-cell>
          <table:table-cell office:value-type="string">
            <text:p>Manincor</text:p>
          </table:table-cell>
          <table:table-cell office:value-type="float" office:value="45.33088">
            <text:p>45.3308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94.0</text:p>
          </table:table-cell>
          <table:table-cell office:value-type="string"/>
          <table:table-cell office:value-type="string">
            <text:p>Rosato Sangiovese 2023</text:p>
          </table:table-cell>
          <table:table-cell office:value-type="string">
            <text:p>Tenuta Carleo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200">
            <text:p>3200</text:p>
          </table:table-cell>
          <table:table-cell office:value-type="float" office:value="1200">
            <text:p>1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Teatro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714rdeewnasa211qg1f</text:p>
          </table:table-cell>
          <table:table-cell office:value-type="string">
            <text:p>ROSE</text:p>
          </table:table-cell>
          <table:table-cell office:value-type="string">
            <text:p>Rosato</text:p>
          </table:table-cell>
          <table:table-cell office:value-type="string">
            <text:p>Tenuta di Carleone</text:p>
          </table:table-cell>
          <table:table-cell office:value-type="float" office:value="32.960567">
            <text:p>32.9605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010.0</text:p>
          </table:table-cell>
          <table:table-cell office:value-type="string">
            <text:p>RED</text:p>
          </table:table-cell>
          <table:table-cell office:value-type="string">
            <text:p>Castel Campan 2015</text:p>
          </table:table-cell>
          <table:table-cell office:value-type="string">
            <text:p>Weingut 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7900">
            <text:p>7900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gebi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k7fteyvmd67b82hxx7</text:p>
          </table:table-cell>
          <table:table-cell office:value-type="string">
            <text:p>RED</text:p>
          </table:table-cell>
          <table:table-cell office:value-type="string">
            <text:p>Castel Campan Bio</text:p>
          </table:table-cell>
          <table:table-cell office:value-type="string">
            <text:p>Manincor</text:p>
          </table:table-cell>
          <table:table-cell office:value-type="float" office:value="44.611576">
            <text:p>44.6115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011.0</text:p>
          </table:table-cell>
          <table:table-cell office:value-type="string">
            <text:p>RED</text:p>
          </table:table-cell>
          <table:table-cell office:value-type="string">
            <text:p>Castel Campan 2013</text:p>
          </table:table-cell>
          <table:table-cell office:value-type="string">
            <text:p>Weingut 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gebi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k7fteyvmd67b82hxx7</text:p>
          </table:table-cell>
          <table:table-cell office:value-type="string">
            <text:p>RED</text:p>
          </table:table-cell>
          <table:table-cell office:value-type="string">
            <text:p>Castel Campan Bio</text:p>
          </table:table-cell>
          <table:table-cell office:value-type="string">
            <text:p>Manincor</text:p>
          </table:table-cell>
          <table:table-cell office:value-type="float" office:value="44.611576">
            <text:p>44.6115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012.0</text:p>
          </table:table-cell>
          <table:table-cell office:value-type="string">
            <text:p>RED</text:p>
          </table:table-cell>
          <table:table-cell office:value-type="string">
            <text:p>Castel Campan 2021</text:p>
          </table:table-cell>
          <table:table-cell office:value-type="string">
            <text:p>Weingut 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500">
            <text:p>9500</text:p>
          </table:table-cell>
          <table:table-cell office:value-type="float" office:value="5300">
            <text:p>5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fteyvmd67b82hxx7</text:p>
          </table:table-cell>
          <table:table-cell office:value-type="string">
            <text:p>RED</text:p>
          </table:table-cell>
          <table:table-cell office:value-type="string">
            <text:p>Castel Campan Bio</text:p>
          </table:table-cell>
          <table:table-cell office:value-type="string">
            <text:p>Manincor</text:p>
          </table:table-cell>
          <table:table-cell office:value-type="float" office:value="44.611576">
            <text:p>44.6115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012.0</text:p>
          </table:table-cell>
          <table:table-cell office:value-type="string">
            <text:p>RED</text:p>
          </table:table-cell>
          <table:table-cell office:value-type="string">
            <text:p>Merlot Gant Riserva 2008</text:p>
          </table:table-cell>
          <table:table-cell office:value-type="string">
            <text:p>Kellerei Andri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7200">
            <text:p>7200</text:p>
          </table:table-cell>
          <table:table-cell office:value-type="float" office:value="3500">
            <text:p>3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81000dkhjr5nycrc7</text:p>
          </table:table-cell>
          <table:table-cell office:value-type="string">
            <text:p>RED</text:p>
          </table:table-cell>
          <table:table-cell office:value-type="string">
            <text:p>Merlot Riserva Gant</text:p>
          </table:table-cell>
          <table:table-cell office:value-type="string">
            <text:p>Andrian</text:p>
          </table:table-cell>
          <table:table-cell office:value-type="float" office:value="38.957985">
            <text:p>38.9579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015.0</text:p>
          </table:table-cell>
          <table:table-cell office:value-type="string">
            <text:p>RED</text:p>
          </table:table-cell>
          <table:table-cell office:value-type="string">
            <text:p>Merlot Vigna Mühlweg 2020</text:p>
          </table:table-cell>
          <table:table-cell office:value-type="string">
            <text:p>Ignaz 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950">
            <text:p>4950</text:p>
          </table:table-cell>
          <table:table-cell office:value-type="float" office:value="2260">
            <text:p>22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nhkt8065fe1wvzsq04</text:p>
          </table:table-cell>
          <table:table-cell office:value-type="string">
            <text:p>RED</text:p>
          </table:table-cell>
          <table:table-cell office:value-type="string">
            <text:p>Merlot Vigna Mühlweg</text:p>
          </table:table-cell>
          <table:table-cell office:value-type="string">
            <text:p>Ignaz Niedrist</text:p>
          </table:table-cell>
          <table:table-cell office:value-type="float" office:value="67.26481">
            <text:p>67.2648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019.0</text:p>
          </table:table-cell>
          <table:table-cell office:value-type="string">
            <text:p>RED</text:p>
          </table:table-cell>
          <table:table-cell office:value-type="string">
            <text:p>Merlot Riserva 2020</text:p>
          </table:table-cell>
          <table:table-cell office:value-type="string">
            <text:p>Untermos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200">
            <text:p>4200</text:p>
          </table:table-cell>
          <table:table-cell office:value-type="float" office:value="1789">
            <text:p>178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7ztzkejm815w9d23x3s</text:p>
          </table:table-cell>
          <table:table-cell office:value-type="string">
            <text:p>RED</text:p>
          </table:table-cell>
          <table:table-cell office:value-type="string">
            <text:p>Merlot Riserva</text:p>
          </table:table-cell>
          <table:table-cell office:value-type="string">
            <text:p>Untermoserhof</text:p>
          </table:table-cell>
          <table:table-cell office:value-type="float" office:value="37.876575">
            <text:p>37.8765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020.0</text:p>
          </table:table-cell>
          <table:table-cell office:value-type="string">
            <text:p>RED</text:p>
          </table:table-cell>
          <table:table-cell office:value-type="string">
            <text:p>Merlot Gant Riserva 2020</text:p>
          </table:table-cell>
          <table:table-cell office:value-type="string">
            <text:p>Kellerei Andri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00">
            <text:p>5900</text:p>
          </table:table-cell>
          <table:table-cell office:value-type="float" office:value="3000">
            <text:p>3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81000dkhjr5nycrc7</text:p>
          </table:table-cell>
          <table:table-cell office:value-type="string">
            <text:p>RED</text:p>
          </table:table-cell>
          <table:table-cell office:value-type="string">
            <text:p>Merlot Riserva Gant</text:p>
          </table:table-cell>
          <table:table-cell office:value-type="string">
            <text:p>Andrian</text:p>
          </table:table-cell>
          <table:table-cell office:value-type="float" office:value="38.957985">
            <text:p>38.9579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022.0</text:p>
          </table:table-cell>
          <table:table-cell office:value-type="string">
            <text:p>RED</text:p>
          </table:table-cell>
          <table:table-cell office:value-type="string">
            <text:p>Merlot Bergmannhof 2023</text:p>
          </table:table-cell>
          <table:table-cell office:value-type="string">
            <text:p>Weingut Bergmann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1450">
            <text:p>14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inu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sm6csfh1bfdx8qpsnb0</text:p>
          </table:table-cell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Bergmannhof</text:p>
          </table:table-cell>
          <table:table-cell office:value-type="float" office:value="34.565327">
            <text:p>34.5653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025.0</text:p>
          </table:table-cell>
          <table:table-cell office:value-type="string">
            <text:p>RED</text:p>
          </table:table-cell>
          <table:table-cell office:value-type="string">
            <text:p>Merlot Riserva MR 20</text:p>
          </table:table-cell>
          <table:table-cell office:value-type="string">
            <text:p>Weingut Pit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b3y8w9bzymra06agn44pq3</text:p>
          </table:table-cell>
          <table:table-cell office:value-type="string">
            <text:p>RED</text:p>
          </table:table-cell>
          <table:table-cell office:value-type="string">
            <text:p>Merlot MR</text:p>
          </table:table-cell>
          <table:table-cell office:value-type="string">
            <text:p>Pitzner</text:p>
          </table:table-cell>
          <table:table-cell office:value-type="float" office:value="42.965466">
            <text:p>42.9654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026.0</text:p>
          </table:table-cell>
          <table:table-cell office:value-type="string">
            <text:p>RED</text:p>
          </table:table-cell>
          <table:table-cell office:value-type="string">
            <text:p>Merlot Riserva MR 22</text:p>
          </table:table-cell>
          <table:table-cell office:value-type="string">
            <text:p>Weingut Pit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00">
            <text:p>2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b3y8w9bzymra06agn44pq3</text:p>
          </table:table-cell>
          <table:table-cell office:value-type="string">
            <text:p>RED</text:p>
          </table:table-cell>
          <table:table-cell office:value-type="string">
            <text:p>Merlot MR</text:p>
          </table:table-cell>
          <table:table-cell office:value-type="string">
            <text:p>Pitzner</text:p>
          </table:table-cell>
          <table:table-cell office:value-type="float" office:value="42.965466">
            <text:p>42.9654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026.0</text:p>
          </table:table-cell>
          <table:table-cell office:value-type="string">
            <text:p>RED</text:p>
          </table:table-cell>
          <table:table-cell office:value-type="string">
            <text:p>Merlot Altenberg Reserve 2008</text:p>
          </table:table-cell>
          <table:table-cell office:value-type="string">
            <text:p>Weingut Pittnau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yv5v9wj9se2pwcsrtn</text:p>
          </table:table-cell>
          <table:table-cell office:value-type="string">
            <text:p>RED</text:p>
          </table:table-cell>
          <table:table-cell office:value-type="string">
            <text:p>Altenberg Reserve</text:p>
          </table:table-cell>
          <table:table-cell office:value-type="string">
            <text:p>Pittnauer</text:p>
          </table:table-cell>
          <table:table-cell office:value-type="float" office:value="38.273407">
            <text:p>38.2734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027.0</text:p>
          </table:table-cell>
          <table:table-cell office:value-type="string">
            <text:p>RED</text:p>
          </table:table-cell>
          <table:table-cell office:value-type="string">
            <text:p>Merlot Schützner Stein 2021</text:p>
          </table:table-cell>
          <table:table-cell office:value-type="string">
            <text:p>Weingut Prie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700">
            <text:p>4700</text:p>
          </table:table-cell>
          <table:table-cell office:value-type="float" office:value="2100">
            <text:p>21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vzr835b79nwg7f0cns3</text:p>
          </table:table-cell>
          <table:table-cell office:value-type="string">
            <text:p>RED</text:p>
          </table:table-cell>
          <table:table-cell office:value-type="string">
            <text:p>Schützner Stein</text:p>
          </table:table-cell>
          <table:table-cell office:value-type="string">
            <text:p>Prieler</text:p>
          </table:table-cell>
          <table:table-cell office:value-type="float" office:value="52.30459">
            <text:p>52.3045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040.0</text:p>
          </table:table-cell>
          <table:table-cell office:value-type="string">
            <text:p>RED</text:p>
          </table:table-cell>
          <table:table-cell office:value-type="string">
            <text:p>Frauenriegel 2018</text:p>
          </table:table-cell>
          <table:table-cell office:value-type="string">
            <text:p>Peter Dip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500">
            <text:p>6500</text:p>
          </table:table-cell>
          <table:table-cell office:value-type="float" office:value="2980">
            <text:p>29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we22sfkcnygkwks31hb</text:p>
          </table:table-cell>
          <table:table-cell office:value-type="string">
            <text:p>RED</text:p>
          </table:table-cell>
          <table:table-cell office:value-type="string">
            <text:p>Frauenriegel</text:p>
          </table:table-cell>
          <table:table-cell office:value-type="string">
            <text:p>Peter Dipoli</text:p>
          </table:table-cell>
          <table:table-cell office:value-type="float" office:value="56.628086">
            <text:p>56.6280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041.0</text:p>
          </table:table-cell>
          <table:table-cell office:value-type="string">
            <text:p>RED</text:p>
          </table:table-cell>
          <table:table-cell office:value-type="string">
            <text:p>Frauenriegel 2016</text:p>
          </table:table-cell>
          <table:table-cell office:value-type="string">
            <text:p>Peter Dip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900">
            <text:p>6900</text:p>
          </table:table-cell>
          <table:table-cell office:value-type="float" office:value="2830">
            <text:p>28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we22sfkcnygkwks31hb</text:p>
          </table:table-cell>
          <table:table-cell office:value-type="string">
            <text:p>RED</text:p>
          </table:table-cell>
          <table:table-cell office:value-type="string">
            <text:p>Frauenriegel</text:p>
          </table:table-cell>
          <table:table-cell office:value-type="string">
            <text:p>Peter Dipoli</text:p>
          </table:table-cell>
          <table:table-cell office:value-type="float" office:value="56.628086">
            <text:p>56.6280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042.0</text:p>
          </table:table-cell>
          <table:table-cell office:value-type="string">
            <text:p>RED</text:p>
          </table:table-cell>
          <table:table-cell office:value-type="string">
            <text:p>Iugum 2016</text:p>
          </table:table-cell>
          <table:table-cell office:value-type="string">
            <text:p>Peter Dip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500">
            <text:p>6500</text:p>
          </table:table-cell>
          <table:table-cell office:value-type="float" office:value="2800">
            <text:p>2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7qv6jhpqwyczj3wf8</text:p>
          </table:table-cell>
          <table:table-cell office:value-type="string">
            <text:p>RED</text:p>
          </table:table-cell>
          <table:table-cell office:value-type="string">
            <text:p>Merlot-Cabernet Sauvignon Iugum</text:p>
          </table:table-cell>
          <table:table-cell office:value-type="string">
            <text:p>Peter Dipoli</text:p>
          </table:table-cell>
          <table:table-cell office:value-type="float" office:value="50.622913">
            <text:p>50.6229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043.0</text:p>
          </table:table-cell>
          <table:table-cell office:value-type="string">
            <text:p>RED</text:p>
          </table:table-cell>
          <table:table-cell office:value-type="string">
            <text:p>Linticlarus Cuvèe Reserve 2018</text:p>
          </table:table-cell>
          <table:table-cell office:value-type="string">
            <text:p>Weingut Tiefenbru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350">
            <text:p>535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a44sfp5261p2gard</text:p>
          </table:table-cell>
          <table:table-cell office:value-type="string">
            <text:p>RED</text:p>
          </table:table-cell>
          <table:table-cell office:value-type="string">
            <text:p>Cuvée Riserva Linticlarus</text:p>
          </table:table-cell>
          <table:table-cell office:value-type="string">
            <text:p>Tiefenbrunner</text:p>
          </table:table-cell>
          <table:table-cell office:value-type="float" office:value="41.955025">
            <text:p>41.9550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044.0</text:p>
          </table:table-cell>
          <table:table-cell office:value-type="string">
            <text:p>RED</text:p>
          </table:table-cell>
          <table:table-cell office:value-type="string">
            <text:p>Valbion 2020</text:p>
          </table:table-cell>
          <table:table-cell office:value-type="string">
            <text:p>Strob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900">
            <text:p>4900</text:p>
          </table:table-cell>
          <table:table-cell office:value-type="float" office:value="2300">
            <text:p>2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xnejy7fm3bp3mwmx7dwkpp</text:p>
          </table:table-cell>
          <table:table-cell office:value-type="string">
            <text:p>RED</text:p>
          </table:table-cell>
          <table:table-cell office:value-type="string">
            <text:p>Valbion Cabernet Franc - Merlot</text:p>
          </table:table-cell>
          <table:table-cell office:value-type="string">
            <text:p>Stroblhof</text:p>
          </table:table-cell>
          <table:table-cell office:value-type="float" office:value="39.856888">
            <text:p>39.85688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045.0</text:p>
          </table:table-cell>
          <table:table-cell office:value-type="string">
            <text:p>RED</text:p>
          </table:table-cell>
          <table:table-cell office:value-type="string">
            <text:p>Sagittarius 2019</text:p>
          </table:table-cell>
          <table:table-cell office:value-type="string">
            <text:p>Weingut Kränz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900">
            <text:p>5900</text:p>
          </table:table-cell>
          <table:table-cell office:value-type="float" office:value="2950">
            <text:p>29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n7mbzdg0nwfgwm7w6</text:p>
          </table:table-cell>
          <table:table-cell office:value-type="string">
            <text:p>RED</text:p>
          </table:table-cell>
          <table:table-cell office:value-type="string">
            <text:p>Sagittarius Kunstwerk der Natur</text:p>
          </table:table-cell>
          <table:table-cell office:value-type="string">
            <text:p>Kränzelhof Graf Pfeil</text:p>
          </table:table-cell>
          <table:table-cell office:value-type="float" office:value="26.611141">
            <text:p>26.61114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046.0</text:p>
          </table:table-cell>
          <table:table-cell office:value-type="string">
            <text:p>RED</text:p>
          </table:table-cell>
          <table:table-cell office:value-type="string">
            <text:p>Le Comte 2022</text:p>
          </table:table-cell>
          <table:table-cell office:value-type="string">
            <text:p>Weingut 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900">
            <text:p>2900</text:p>
          </table:table-cell>
          <table:table-cell office:value-type="float" office:value="1050">
            <text:p>10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s95fpa5erqv0hpnzagyj370</text:p>
          </table:table-cell>
          <table:table-cell office:value-type="string">
            <text:p>RED</text:p>
          </table:table-cell>
          <table:table-cell office:value-type="string">
            <text:p>Il Conte</text:p>
          </table:table-cell>
          <table:table-cell office:value-type="string">
            <text:p>Manincor</text:p>
          </table:table-cell>
          <table:table-cell office:value-type="float" office:value="33.563442">
            <text:p>33.5634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051.0</text:p>
          </table:table-cell>
          <table:table-cell office:value-type="string">
            <text:p>RED</text:p>
          </table:table-cell>
          <table:table-cell office:value-type="string">
            <text:p>Erah 2017</text:p>
          </table:table-cell>
          <table:table-cell office:value-type="string">
            <text:p>Weingut Hader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Norber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ts3r4r94xqn0eyzawq</text:p>
          </table:table-cell>
          <table:table-cell office:value-type="string">
            <text:p>RED</text:p>
          </table:table-cell>
          <table:table-cell office:value-type="string">
            <text:p>Erah Merlot - Cabernet Sauvignon</text:p>
          </table:table-cell>
          <table:table-cell office:value-type="string">
            <text:p>Haderburg</text:p>
          </table:table-cell>
          <table:table-cell office:value-type="float" office:value="37.036945">
            <text:p>37.0369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052.0</text:p>
          </table:table-cell>
          <table:table-cell office:value-type="string">
            <text:p>RED</text:p>
          </table:table-cell>
          <table:table-cell office:value-type="string">
            <text:p>Erah 2020</text:p>
          </table:table-cell>
          <table:table-cell office:value-type="string">
            <text:p>Weingut Hader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500">
            <text:p>4500</text:p>
          </table:table-cell>
          <table:table-cell office:value-type="float" office:value="2039">
            <text:p>203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s3r4r94xqn0eyzawq</text:p>
          </table:table-cell>
          <table:table-cell office:value-type="string">
            <text:p>RED</text:p>
          </table:table-cell>
          <table:table-cell office:value-type="string">
            <text:p>Erah Merlot - Cabernet Sauvignon</text:p>
          </table:table-cell>
          <table:table-cell office:value-type="string">
            <text:p>Haderburg</text:p>
          </table:table-cell>
          <table:table-cell office:value-type="float" office:value="37.036945">
            <text:p>37.0369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052.0</text:p>
          </table:table-cell>
          <table:table-cell office:value-type="string">
            <text:p>RED</text:p>
          </table:table-cell>
          <table:table-cell office:value-type="string">
            <text:p>Cassiano 2009 Magnum</text:p>
          </table:table-cell>
          <table:table-cell office:value-type="string">
            <text:p>Weingut Maninco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9">
            <text:p>2009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b0pcbwmmy0vdycnb</text:p>
          </table:table-cell>
          <table:table-cell office:value-type="string">
            <text:p>RED</text:p>
          </table:table-cell>
          <table:table-cell office:value-type="string">
            <text:p>Cassiano Bio</text:p>
          </table:table-cell>
          <table:table-cell office:value-type="string">
            <text:p>Manincor</text:p>
          </table:table-cell>
          <table:table-cell office:value-type="float" office:value="40.846657">
            <text:p>40.8466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055.0</text:p>
          </table:table-cell>
          <table:table-cell office:value-type="string">
            <text:p>RED</text:p>
          </table:table-cell>
          <table:table-cell office:value-type="string">
            <text:p>Istante 2020</text:p>
          </table:table-cell>
          <table:table-cell office:value-type="string">
            <text:p>Franz Ha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200">
            <text:p>4200</text:p>
          </table:table-cell>
          <table:table-cell office:value-type="float" office:value="1789">
            <text:p>178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c5j1s2xd6stcrb69df</text:p>
          </table:table-cell>
          <table:table-cell office:value-type="string">
            <text:p>RED</text:p>
          </table:table-cell>
          <table:table-cell office:value-type="string">
            <text:p>Istante</text:p>
          </table:table-cell>
          <table:table-cell office:value-type="string">
            <text:p>Franz Haas</text:p>
          </table:table-cell>
          <table:table-cell office:value-type="float" office:value="37.50578">
            <text:p>37.5057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058.0</text:p>
          </table:table-cell>
          <table:table-cell office:value-type="string">
            <text:p>RED</text:p>
          </table:table-cell>
          <table:table-cell office:value-type="string">
            <text:p>Istante 2019</text:p>
          </table:table-cell>
          <table:table-cell office:value-type="string">
            <text:p>Franz Ha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400">
            <text:p>4400</text:p>
          </table:table-cell>
          <table:table-cell office:value-type="float" office:value="1700">
            <text:p>1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c5j1s2xd6stcrb69df</text:p>
          </table:table-cell>
          <table:table-cell office:value-type="string">
            <text:p>RED</text:p>
          </table:table-cell>
          <table:table-cell office:value-type="string">
            <text:p>Istante</text:p>
          </table:table-cell>
          <table:table-cell office:value-type="string">
            <text:p>Franz Haas</text:p>
          </table:table-cell>
          <table:table-cell office:value-type="float" office:value="37.50578">
            <text:p>37.5057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060.0</text:p>
          </table:table-cell>
          <table:table-cell office:value-type="string">
            <text:p>RED</text:p>
          </table:table-cell>
          <table:table-cell office:value-type="string">
            <text:p>Skythos 2016</text:p>
          </table:table-cell>
          <table:table-cell office:value-type="string">
            <text:p>Dolomythos Sack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200">
            <text:p>520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Norber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jsm0f8st53a2dyweta</text:p>
          </table:table-cell>
          <table:table-cell office:value-type="string">
            <text:p>RED</text:p>
          </table:table-cell>
          <table:table-cell office:value-type="string">
            <text:p>Skythos</text:p>
          </table:table-cell>
          <table:table-cell office:value-type="string">
            <text:p>Ansitz Dolomytos Sacker</text:p>
          </table:table-cell>
          <table:table-cell office:value-type="float" office:value="50.06441">
            <text:p>50.0644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061.0</text:p>
          </table:table-cell>
          <table:table-cell office:value-type="string">
            <text:p>RED</text:p>
          </table:table-cell>
          <table:table-cell office:value-type="string">
            <text:p>Hexagon 2019</text:p>
          </table:table-cell>
          <table:table-cell office:value-type="string">
            <text:p>Weingut Pit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500">
            <text:p>6500</text:p>
          </table:table-cell>
          <table:table-cell office:value-type="float" office:value="3379">
            <text:p>337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nb4qs0tdg1e56bfctkfxpjm</text:p>
          </table:table-cell>
          <table:table-cell office:value-type="string">
            <text:p>RED</text:p>
          </table:table-cell>
          <table:table-cell office:value-type="string">
            <text:p>Hexagon HX</text:p>
          </table:table-cell>
          <table:table-cell office:value-type="string">
            <text:p>Pitzner</text:p>
          </table:table-cell>
          <table:table-cell office:value-type="float" office:value="43.01404">
            <text:p>43.014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069.0</text:p>
          </table:table-cell>
          <table:table-cell office:value-type="string">
            <text:p>RED</text:p>
          </table:table-cell>
          <table:table-cell office:value-type="string">
            <text:p>Pannobile Reserve Bio-Dyn</text:p>
          </table:table-cell>
          <table:table-cell office:value-type="string">
            <text:p>Weingut Paul Ach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2020">
            <text:p>20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bkbdx8b4qv9633ymbf</text:p>
          </table:table-cell>
          <table:table-cell office:value-type="string">
            <text:p>RED</text:p>
          </table:table-cell>
          <table:table-cell office:value-type="string">
            <text:p>Golser Pannobile Reserve</text:p>
          </table:table-cell>
          <table:table-cell office:value-type="string">
            <text:p>Paul Achs</text:p>
          </table:table-cell>
          <table:table-cell office:value-type="float" office:value="47.956142">
            <text:p>47.9561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070.0</text:p>
          </table:table-cell>
          <table:table-cell office:value-type="string">
            <text:p>RED</text:p>
          </table:table-cell>
          <table:table-cell office:value-type="string">
            <text:p>Pannobile 2013</text:p>
          </table:table-cell>
          <table:table-cell office:value-type="string">
            <text:p>Weingut H&amp;A Nittnau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4900">
            <text:p>4900</text:p>
          </table:table-cell>
          <table:table-cell office:value-type="float" office:value="1969">
            <text:p>196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ergein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zek17kaar07jws0ak18pr7</text:p>
          </table:table-cell>
          <table:table-cell office:value-type="string">
            <text:p>RED</text:p>
          </table:table-cell>
          <table:table-cell office:value-type="string">
            <text:p>Pannobile</text:p>
          </table:table-cell>
          <table:table-cell office:value-type="string">
            <text:p>Anita Nittnaus Hans</text:p>
          </table:table-cell>
          <table:table-cell office:value-type="float" office:value="31.656866">
            <text:p>31.6568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071.0</text:p>
          </table:table-cell>
          <table:table-cell office:value-type="string">
            <text:p>RED</text:p>
          </table:table-cell>
          <table:table-cell office:value-type="string">
            <text:p>Panobile 2015</text:p>
          </table:table-cell>
          <table:table-cell office:value-type="string">
            <text:p>Weingut H &amp; A Nittnau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4700">
            <text:p>4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17kaar07jws0ak18pr7</text:p>
          </table:table-cell>
          <table:table-cell office:value-type="string">
            <text:p>RED</text:p>
          </table:table-cell>
          <table:table-cell office:value-type="string">
            <text:p>Pannobile</text:p>
          </table:table-cell>
          <table:table-cell office:value-type="string">
            <text:p>Anita Nittnaus Hans</text:p>
          </table:table-cell>
          <table:table-cell office:value-type="float" office:value="24.330618">
            <text:p>24.3306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072.0</text:p>
          </table:table-cell>
          <table:table-cell office:value-type="string">
            <text:p>RED</text:p>
          </table:table-cell>
          <table:table-cell office:value-type="string">
            <text:p>Pannobile 2016</text:p>
          </table:table-cell>
          <table:table-cell office:value-type="string">
            <text:p>Weingut H&amp;A Nittnau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17kaar07jws0ak18pr7</text:p>
          </table:table-cell>
          <table:table-cell office:value-type="string">
            <text:p>RED</text:p>
          </table:table-cell>
          <table:table-cell office:value-type="string">
            <text:p>Pannobile</text:p>
          </table:table-cell>
          <table:table-cell office:value-type="string">
            <text:p>Anita Nittnaus Hans</text:p>
          </table:table-cell>
          <table:table-cell office:value-type="float" office:value="31.656866">
            <text:p>31.6568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073.0</text:p>
          </table:table-cell>
          <table:table-cell office:value-type="string">
            <text:p>RED</text:p>
          </table:table-cell>
          <table:table-cell office:value-type="string">
            <text:p>Pannobile 2021</text:p>
          </table:table-cell>
          <table:table-cell office:value-type="string">
            <text:p>Weingut Heinr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600">
            <text:p>4600</text:p>
          </table:table-cell>
          <table:table-cell office:value-type="float" office:value="2014">
            <text:p>2014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pcxyn7gybak3c9x0he</text:p>
          </table:table-cell>
          <table:table-cell office:value-type="string">
            <text:p>RED</text:p>
          </table:table-cell>
          <table:table-cell office:value-type="string">
            <text:p>Pannobile</text:p>
          </table:table-cell>
          <table:table-cell office:value-type="string">
            <text:p>Heinrich</text:p>
          </table:table-cell>
          <table:table-cell office:value-type="float" office:value="34.57516">
            <text:p>34.575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074.0</text:p>
          </table:table-cell>
          <table:table-cell office:value-type="string">
            <text:p>RED</text:p>
          </table:table-cell>
          <table:table-cell office:value-type="string">
            <text:p>Gabarinza 2015</text:p>
          </table:table-cell>
          <table:table-cell office:value-type="string">
            <text:p>Weingut Heinr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6800">
            <text:p>6800</text:p>
          </table:table-cell>
          <table:table-cell office:value-type="float" office:value="3300">
            <text:p>3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qb924nhm65eqsphbg</text:p>
          </table:table-cell>
          <table:table-cell office:value-type="string">
            <text:p>RED</text:p>
          </table:table-cell>
          <table:table-cell office:value-type="string">
            <text:p>Gabarinza</text:p>
          </table:table-cell>
          <table:table-cell office:value-type="string">
            <text:p>Heinrich</text:p>
          </table:table-cell>
          <table:table-cell office:value-type="float" office:value="35.406006">
            <text:p>35.4060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075.0</text:p>
          </table:table-cell>
          <table:table-cell office:value-type="string">
            <text:p>RED</text:p>
          </table:table-cell>
          <table:table-cell office:value-type="string">
            <text:p>Harterberg 2015</text:p>
          </table:table-cell>
          <table:table-cell office:value-type="string">
            <text:p>Weingut Au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6700">
            <text:p>6700</text:p>
          </table:table-cell>
          <table:table-cell office:value-type="float" office:value="3300">
            <text:p>3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tvn1yj1rtskeghbnnrj</text:p>
          </table:table-cell>
          <table:table-cell office:value-type="string">
            <text:p>RED</text:p>
          </table:table-cell>
          <table:table-cell office:value-type="string">
            <text:p>Harterberg Merlot</text:p>
          </table:table-cell>
          <table:table-cell office:value-type="string">
            <text:p>Leo Aumann</text:p>
          </table:table-cell>
          <table:table-cell office:value-type="float" office:value="30.338976">
            <text:p>30.3389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076.0</text:p>
          </table:table-cell>
          <table:table-cell office:value-type="string">
            <text:p>RED</text:p>
          </table:table-cell>
          <table:table-cell office:value-type="string">
            <text:p>Harterberg 2012</text:p>
          </table:table-cell>
          <table:table-cell office:value-type="string">
            <text:p>Weingut Au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7300">
            <text:p>7300</text:p>
          </table:table-cell>
          <table:table-cell office:value-type="float" office:value="3600">
            <text:p>3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tvn1yj1rtskeghbnnrj</text:p>
          </table:table-cell>
          <table:table-cell office:value-type="string">
            <text:p>RED</text:p>
          </table:table-cell>
          <table:table-cell office:value-type="string">
            <text:p>Harterberg Merlot</text:p>
          </table:table-cell>
          <table:table-cell office:value-type="string">
            <text:p>Leo Aumann</text:p>
          </table:table-cell>
          <table:table-cell office:value-type="float" office:value="30.338976">
            <text:p>30.3389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078.0</text:p>
          </table:table-cell>
          <table:table-cell office:value-type="string">
            <text:p>RED</text:p>
          </table:table-cell>
          <table:table-cell office:value-type="string">
            <text:p>Il Pino di Biserno 2007</text:p>
          </table:table-cell>
          <table:table-cell office:value-type="string">
            <text:p>Tenuta di Bis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7">
            <text:p>2007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p9e2x9h8da6w61wy</text:p>
          </table:table-cell>
          <table:table-cell office:value-type="string">
            <text:p>RED</text:p>
          </table:table-cell>
          <table:table-cell office:value-type="string">
            <text:p>Il Pino di Biserno</text:p>
          </table:table-cell>
          <table:table-cell office:value-type="string">
            <text:p>Biserno</text:p>
          </table:table-cell>
          <table:table-cell office:value-type="float" office:value="50.514996">
            <text:p>50.5149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079.0</text:p>
          </table:table-cell>
          <table:table-cell office:value-type="string">
            <text:p>RED</text:p>
          </table:table-cell>
          <table:table-cell office:value-type="string">
            <text:p>Il Pino di Biserno 2020</text:p>
          </table:table-cell>
          <table:table-cell office:value-type="string">
            <text:p>Tenuta di Bisern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500">
            <text:p>6500</text:p>
          </table:table-cell>
          <table:table-cell office:value-type="float" office:value="3350">
            <text:p>33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p9e2x9h8da6w61wy</text:p>
          </table:table-cell>
          <table:table-cell office:value-type="string">
            <text:p>RED</text:p>
          </table:table-cell>
          <table:table-cell office:value-type="string">
            <text:p>Il Pino di Biserno</text:p>
          </table:table-cell>
          <table:table-cell office:value-type="string">
            <text:p>Biserno</text:p>
          </table:table-cell>
          <table:table-cell office:value-type="float" office:value="46.266262">
            <text:p>46.2662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082.0</text:p>
          </table:table-cell>
          <table:table-cell office:value-type="string">
            <text:p>RED</text:p>
          </table:table-cell>
          <table:table-cell office:value-type="string">
            <text:p>Chorus 2008</text:p>
          </table:table-cell>
          <table:table-cell office:value-type="string">
            <text:p>Poggio Nibbia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r4z845qzzh51qm914k</text:p>
          </table:table-cell>
          <table:table-cell office:value-type="string">
            <text:p>RED</text:p>
          </table:table-cell>
          <table:table-cell office:value-type="string">
            <text:p>Chorus</text:p>
          </table:table-cell>
          <table:table-cell office:value-type="string">
            <text:p>Poggio Nibbiale di Buchheim</text:p>
          </table:table-cell>
          <table:table-cell office:value-type="float" office:value="37.393486">
            <text:p>37.3934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085.0</text:p>
          </table:table-cell>
          <table:table-cell office:value-type="string">
            <text:p>RED</text:p>
          </table:table-cell>
          <table:table-cell office:value-type="string">
            <text:p>Altrovino 2021</text:p>
          </table:table-cell>
          <table:table-cell office:value-type="string">
            <text:p>Cantina Duem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900">
            <text:p>5900</text:p>
          </table:table-cell>
          <table:table-cell office:value-type="float" office:value="2810">
            <text:p>281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h2dzf22y4hpzrmqha</text:p>
          </table:table-cell>
          <table:table-cell office:value-type="string">
            <text:p>RED</text:p>
          </table:table-cell>
          <table:table-cell office:value-type="string">
            <text:p>Altrovino Merlot e Cabernet Franc</text:p>
          </table:table-cell>
          <table:table-cell office:value-type="string">
            <text:p>Duemani</text:p>
          </table:table-cell>
          <table:table-cell office:value-type="float" office:value="42.929855">
            <text:p>42.9298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086.0</text:p>
          </table:table-cell>
          <table:table-cell office:value-type="string">
            <text:p>RED</text:p>
          </table:table-cell>
          <table:table-cell office:value-type="string">
            <text:p>Altrovino 2014/15</text:p>
          </table:table-cell>
          <table:table-cell office:value-type="string">
            <text:p>Cantina Duem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4900">
            <text:p>490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h2dzf22y4hpzrmqha</text:p>
          </table:table-cell>
          <table:table-cell office:value-type="string">
            <text:p>RED</text:p>
          </table:table-cell>
          <table:table-cell office:value-type="string">
            <text:p>Altrovino Merlot e Cabernet Franc</text:p>
          </table:table-cell>
          <table:table-cell office:value-type="string">
            <text:p>Duemani</text:p>
          </table:table-cell>
          <table:table-cell office:value-type="float" office:value="42.929855">
            <text:p>42.9298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087.0</text:p>
          </table:table-cell>
          <table:table-cell office:value-type="string">
            <text:p>RED</text:p>
          </table:table-cell>
          <table:table-cell office:value-type="string">
            <text:p>Bolgheri Rosso 2018</text:p>
          </table:table-cell>
          <table:table-cell office:value-type="string">
            <text:p>Le Macchi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1xhjmrqtycqm838g9</text:p>
          </table:table-cell>
          <table:table-cell office:value-type="string">
            <text:p>RED</text:p>
          </table:table-cell>
          <table:table-cell office:value-type="string">
            <text:p>Bolgheri Rosso</text:p>
          </table:table-cell>
          <table:table-cell office:value-type="string">
            <text:p>Le Macchiole</text:p>
          </table:table-cell>
          <table:table-cell office:value-type="float" office:value="44.46799">
            <text:p>44.4679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088.0</text:p>
          </table:table-cell>
          <table:table-cell office:value-type="string">
            <text:p>RED</text:p>
          </table:table-cell>
          <table:table-cell office:value-type="string">
            <text:p>Bolgheri Rosso 2022</text:p>
          </table:table-cell>
          <table:table-cell office:value-type="string">
            <text:p>Le Macchi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1550">
            <text:p>15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1xhjmrqtycqm838g9</text:p>
          </table:table-cell>
          <table:table-cell office:value-type="string">
            <text:p>RED</text:p>
          </table:table-cell>
          <table:table-cell office:value-type="string">
            <text:p>Bolgheri Rosso</text:p>
          </table:table-cell>
          <table:table-cell office:value-type="string">
            <text:p>Le Macchiole</text:p>
          </table:table-cell>
          <table:table-cell office:value-type="float" office:value="44.46799">
            <text:p>44.4679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009.0</text:p>
          </table:table-cell>
          <table:table-cell office:value-type="string">
            <text:p>RED</text:p>
          </table:table-cell>
          <table:table-cell office:value-type="string">
            <text:p>St. Magdalener 2023</text:p>
          </table:table-cell>
          <table:table-cell office:value-type="string">
            <text:p>Pfannenstie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000">
            <text:p>4000</text:p>
          </table:table-cell>
          <table:table-cell office:value-type="float" office:value="1700">
            <text:p>1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07qrknrg486gmvw52</text:p>
          </table:table-cell>
          <table:table-cell office:value-type="string">
            <text:p>RED</text:p>
          </table:table-cell>
          <table:table-cell office:value-type="string">
            <text:p>St. Magdalener Classico</text:p>
          </table:table-cell>
          <table:table-cell office:value-type="string">
            <text:p>Pfannenstielhof</text:p>
          </table:table-cell>
          <table:table-cell office:value-type="float" office:value="46.955894">
            <text:p>46.9558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014.0</text:p>
          </table:table-cell>
          <table:table-cell office:value-type="string">
            <text:p>RED</text:p>
          </table:table-cell>
          <table:table-cell office:value-type="string">
            <text:p>Gschleier Alte Reben 2021</text:p>
          </table:table-cell>
          <table:table-cell office:value-type="string">
            <text:p>KG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300">
            <text:p>3300</text:p>
          </table:table-cell>
          <table:table-cell office:value-type="float" office:value="1280">
            <text:p>12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b4rjgxsqh9zf0h82pxmsgh</text:p>
          </table:table-cell>
          <table:table-cell office:value-type="string">
            <text:p>RED</text:p>
          </table:table-cell>
          <table:table-cell office:value-type="string">
            <text:p>Vernatsch Alte Reben Gschleier</text:p>
          </table:table-cell>
          <table:table-cell office:value-type="string">
            <text:p>Girlan</text:p>
          </table:table-cell>
          <table:table-cell office:value-type="float" office:value="49.227535">
            <text:p>49.2275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015.0</text:p>
          </table:table-cell>
          <table:table-cell office:value-type="string">
            <text:p>RED</text:p>
          </table:table-cell>
          <table:table-cell office:value-type="string">
            <text:p>Kalterer See Keil 2022</text:p>
          </table:table-cell>
          <table:table-cell office:value-type="string">
            <text:p>Weingut 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200">
            <text:p>3200</text:p>
          </table:table-cell>
          <table:table-cell office:value-type="float" office:value="1150">
            <text:p>11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bge484zecmydvex9</text:p>
          </table:table-cell>
          <table:table-cell office:value-type="string">
            <text:p>RED</text:p>
          </table:table-cell>
          <table:table-cell office:value-type="string">
            <text:p>Vernatsch Der Keil Bio</text:p>
          </table:table-cell>
          <table:table-cell office:value-type="string">
            <text:p>Manincor</text:p>
          </table:table-cell>
          <table:table-cell office:value-type="float" office:value="35.060028">
            <text:p>35.0600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016.0</text:p>
          </table:table-cell>
          <table:table-cell office:value-type="string">
            <text:p>RED</text:p>
          </table:table-cell>
          <table:table-cell office:value-type="string">
            <text:p>Meraner Hügel Vernatsch Baslan 2022</text:p>
          </table:table-cell>
          <table:table-cell office:value-type="string">
            <text:p>Weingut Kränze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50">
            <text:p>3750</text:p>
          </table:table-cell>
          <table:table-cell office:value-type="float" office:value="1560">
            <text:p>15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758kth4k9t12e7x4a4s</text:p>
          </table:table-cell>
          <table:table-cell office:value-type="string">
            <text:p>RED</text:p>
          </table:table-cell>
          <table:table-cell office:value-type="string">
            <text:p>Baslan</text:p>
          </table:table-cell>
          <table:table-cell office:value-type="string">
            <text:p>Kränzelhof Graf Pfeil</text:p>
          </table:table-cell>
          <table:table-cell office:value-type="float" office:value="33.573795">
            <text:p>33.5737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018.0</text:p>
          </table:table-cell>
          <table:table-cell office:value-type="string">
            <text:p>RED</text:p>
          </table:table-cell>
          <table:table-cell office:value-type="string">
            <text:p>Campill Vernatsch 2019/20</text:p>
          </table:table-cell>
          <table:table-cell office:value-type="string">
            <text:p>Weingut Pranzeg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800">
            <text:p>3800</text:p>
          </table:table-cell>
          <table:table-cell office:value-type="float" office:value="1610">
            <text:p>161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2qjac176pmezp4f53y</text:p>
          </table:table-cell>
          <table:table-cell office:value-type="string">
            <text:p>RED</text:p>
          </table:table-cell>
          <table:table-cell office:value-type="string">
            <text:p>Schiava Campill</text:p>
          </table:table-cell>
          <table:table-cell office:value-type="string">
            <text:p>Pranzegg</text:p>
          </table:table-cell>
          <table:table-cell office:value-type="float" office:value="40.41844">
            <text:p>40.418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020.0</text:p>
          </table:table-cell>
          <table:table-cell office:value-type="string">
            <text:p>RED</text:p>
          </table:table-cell>
          <table:table-cell office:value-type="string">
            <text:p>Vernatsch Versal 2018</text:p>
          </table:table-cell>
          <table:table-cell office:value-type="string">
            <text:p>Ober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900">
            <text:p>2900</text:p>
          </table:table-cell>
          <table:table-cell office:value-type="float" office:value="1019">
            <text:p>101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07jcjk8n8zag0gwdmp</text:p>
          </table:table-cell>
          <table:table-cell office:value-type="string">
            <text:p>RED</text:p>
          </table:table-cell>
          <table:table-cell office:value-type="string">
            <text:p>Vernatsch Versal</text:p>
          </table:table-cell>
          <table:table-cell office:value-type="string">
            <text:p>Weingut Oberstein</text:p>
          </table:table-cell>
          <table:table-cell office:value-type="float" office:value="46.98298">
            <text:p>46.982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021.0</text:p>
          </table:table-cell>
          <table:table-cell office:value-type="string">
            <text:p>RED</text:p>
          </table:table-cell>
          <table:table-cell office:value-type="string">
            <text:p>Kalterer See Erbe &amp; Auftrag 2020/21</text:p>
          </table:table-cell>
          <table:table-cell office:value-type="string">
            <text:p>Andi Söl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500">
            <text:p>4500</text:p>
          </table:table-cell>
          <table:table-cell office:value-type="float" office:value="2020">
            <text:p>20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23ncxnpkv6z1cs14thx</text:p>
          </table:table-cell>
          <table:table-cell office:value-type="string">
            <text:p>RED</text:p>
          </table:table-cell>
          <table:table-cell office:value-type="string">
            <text:p>Erbe &amp; Auftrag Kalterersee</text:p>
          </table:table-cell>
          <table:table-cell office:value-type="string">
            <text:p>Weingut Andi Sölva</text:p>
          </table:table-cell>
          <table:table-cell office:value-type="float" office:value="46.102554">
            <text:p>46.1025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022.0</text:p>
          </table:table-cell>
          <table:table-cell office:value-type="string">
            <text:p>RED</text:p>
          </table:table-cell>
          <table:table-cell office:value-type="string">
            <text:p>Vernatsch Arena 2022</text:p>
          </table:table-cell>
          <table:table-cell office:value-type="string">
            <text:p>Ober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1550">
            <text:p>15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b4rjg25pnzwr52603arj4n</text:p>
          </table:table-cell>
          <table:table-cell office:value-type="string">
            <text:p>RED</text:p>
          </table:table-cell>
          <table:table-cell office:value-type="string">
            <text:p>Arena</text:p>
          </table:table-cell>
          <table:table-cell office:value-type="string">
            <text:p>Weingut Oberstein</text:p>
          </table:table-cell>
          <table:table-cell office:value-type="float" office:value="36.305435">
            <text:p>36.3054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022.0</text:p>
          </table:table-cell>
          <table:table-cell office:value-type="string">
            <text:p>RED</text:p>
          </table:table-cell>
          <table:table-cell office:value-type="string">
            <text:p>Laurenc 2018/19</text:p>
          </table:table-cell>
          <table:table-cell office:value-type="string">
            <text:p>Weingut Pranzeg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850">
            <text:p>3850</text:p>
          </table:table-cell>
          <table:table-cell office:value-type="float" office:value="1630">
            <text:p>16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2q2t3aycbb7eskm5ha</text:p>
          </table:table-cell>
          <table:table-cell office:value-type="string">
            <text:p>RED</text:p>
          </table:table-cell>
          <table:table-cell office:value-type="string">
            <text:p>Laurenc</text:p>
          </table:table-cell>
          <table:table-cell office:value-type="string">
            <text:p>Pranzegg</text:p>
          </table:table-cell>
          <table:table-cell office:value-type="float" office:value="39.045467">
            <text:p>39.0454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024.0</text:p>
          </table:table-cell>
          <table:table-cell office:value-type="string">
            <text:p>RED</text:p>
          </table:table-cell>
          <table:table-cell office:value-type="string">
            <text:p>Lagrein Rahm 2017</text:p>
          </table:table-cell>
          <table:table-cell office:value-type="string">
            <text:p>Weingut Reyter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3800">
            <text:p>3800</text:p>
          </table:table-cell>
          <table:table-cell office:value-type="float" office:value="1575">
            <text:p>157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ymnnd7ra7dbpz1gee6b</text:p>
          </table:table-cell>
          <table:table-cell office:value-type="string">
            <text:p>RED</text:p>
          </table:table-cell>
          <table:table-cell office:value-type="string">
            <text:p>Lagrein Rahm Bio</text:p>
          </table:table-cell>
          <table:table-cell office:value-type="string">
            <text:p>Reyter</text:p>
          </table:table-cell>
          <table:table-cell office:value-type="float" office:value="44.113472">
            <text:p>44.11347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028.0</text:p>
          </table:table-cell>
          <table:table-cell office:value-type="string">
            <text:p>RED</text:p>
          </table:table-cell>
          <table:table-cell office:value-type="string">
            <text:p>Lagrein Riserva 2020</text:p>
          </table:table-cell>
          <table:table-cell office:value-type="string">
            <text:p>Pfannenstie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000">
            <text:p>5000</text:p>
          </table:table-cell>
          <table:table-cell office:value-type="float" office:value="2180">
            <text:p>21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36ydy3pv7d4tkss3kb</text:p>
          </table:table-cell>
          <table:table-cell office:value-type="string">
            <text:p>RED</text:p>
          </table:table-cell>
          <table:table-cell office:value-type="string">
            <text:p>Riserva Lagrein</text:p>
          </table:table-cell>
          <table:table-cell office:value-type="string">
            <text:p>Pfannenstielhof</text:p>
          </table:table-cell>
          <table:table-cell office:value-type="float" office:value="44.307423">
            <text:p>44.3074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029.0</text:p>
          </table:table-cell>
          <table:table-cell office:value-type="string">
            <text:p>RED</text:p>
          </table:table-cell>
          <table:table-cell office:value-type="string">
            <text:p>Lagrein Riserva 2021</text:p>
          </table:table-cell>
          <table:table-cell office:value-type="string">
            <text:p>Pfannenstie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800">
            <text:p>4800</text:p>
          </table:table-cell>
          <table:table-cell office:value-type="float" office:value="2180">
            <text:p>21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36ydy3pv7d4tkss3kb</text:p>
          </table:table-cell>
          <table:table-cell office:value-type="string">
            <text:p>RED</text:p>
          </table:table-cell>
          <table:table-cell office:value-type="string">
            <text:p>Riserva Lagrein</text:p>
          </table:table-cell>
          <table:table-cell office:value-type="string">
            <text:p>Pfannenstielhof</text:p>
          </table:table-cell>
          <table:table-cell office:value-type="float" office:value="44.307423">
            <text:p>44.3074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030.0</text:p>
          </table:table-cell>
          <table:table-cell office:value-type="string">
            <text:p>RED</text:p>
          </table:table-cell>
          <table:table-cell office:value-type="string">
            <text:p>Lagrein Riserva 2021</text:p>
          </table:table-cell>
          <table:table-cell office:value-type="string">
            <text:p>Pfannenstie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180">
            <text:p>21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36ydy3pv7d4tkss3kb</text:p>
          </table:table-cell>
          <table:table-cell office:value-type="string">
            <text:p>RED</text:p>
          </table:table-cell>
          <table:table-cell office:value-type="string">
            <text:p>Riserva Lagrein</text:p>
          </table:table-cell>
          <table:table-cell office:value-type="string">
            <text:p>Pfannenstielhof</text:p>
          </table:table-cell>
          <table:table-cell office:value-type="float" office:value="44.307423">
            <text:p>44.3074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032.0</text:p>
          </table:table-cell>
          <table:table-cell office:value-type="string">
            <text:p>RED</text:p>
          </table:table-cell>
          <table:table-cell office:value-type="string">
            <text:p>Lagrein Riserva 2019/20</text:p>
          </table:table-cell>
          <table:table-cell office:value-type="string">
            <text:p>Nusserhof H. May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300">
            <text:p>4300</text:p>
          </table:table-cell>
          <table:table-cell office:value-type="float" office:value="1900">
            <text:p>1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r2pppcxer606jvg3pam0ds</text:p>
          </table:table-cell>
          <table:table-cell office:value-type="string">
            <text:p>RED</text:p>
          </table:table-cell>
          <table:table-cell office:value-type="string">
            <text:p>Lagrein Riserva Südtirol</text:p>
          </table:table-cell>
          <table:table-cell office:value-type="string">
            <text:p>Nusserhof (Heinrich Mayr)</text:p>
          </table:table-cell>
          <table:table-cell office:value-type="float" office:value="44.47585">
            <text:p>44.475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034.0</text:p>
          </table:table-cell>
          <table:table-cell office:value-type="string">
            <text:p>RED</text:p>
          </table:table-cell>
          <table:table-cell office:value-type="string">
            <text:p>Lagrein Riserva 2021</text:p>
          </table:table-cell>
          <table:table-cell office:value-type="string">
            <text:p>Weingut Wald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00">
            <text:p>3900</text:p>
          </table:table-cell>
          <table:table-cell office:value-type="float" office:value="1650">
            <text:p>16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jsq038w7zcrcgte80e</text:p>
          </table:table-cell>
          <table:table-cell office:value-type="string">
            <text:p>RED</text:p>
          </table:table-cell>
          <table:table-cell office:value-type="string">
            <text:p>Lagrein Riserva</text:p>
          </table:table-cell>
          <table:table-cell office:value-type="string">
            <text:p>Ansitz Waldgries</text:p>
          </table:table-cell>
          <table:table-cell office:value-type="float" office:value="36.593098">
            <text:p>36.5930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035.0</text:p>
          </table:table-cell>
          <table:table-cell office:value-type="string">
            <text:p>RED</text:p>
          </table:table-cell>
          <table:table-cell office:value-type="string">
            <text:p>Lagrein Riserva Taber 2017</text:p>
          </table:table-cell>
          <table:table-cell office:value-type="string">
            <text:p>KG 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900">
            <text:p>5900</text:p>
          </table:table-cell>
          <table:table-cell office:value-type="float" office:value="2960">
            <text:p>29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inu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Kellerei Bozen / Cantina Bolzano</text:p>
          </table:table-cell>
          <table:table-cell office:value-type="float" office:value="36.47225">
            <text:p>36.472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036.0</text:p>
          </table:table-cell>
          <table:table-cell office:value-type="string">
            <text:p>RED</text:p>
          </table:table-cell>
          <table:table-cell office:value-type="string">
            <text:p>Vernatsch Alte Reben 2023</text:p>
          </table:table-cell>
          <table:table-cell office:value-type="string">
            <text:p>Weingut Glögg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900">
            <text:p>2900</text:p>
          </table:table-cell>
          <table:table-cell office:value-type="float" office:value="930">
            <text:p>9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qfg94yw5g35rd2g724</text:p>
          </table:table-cell>
          <table:table-cell office:value-type="string">
            <text:p>RED</text:p>
          </table:table-cell>
          <table:table-cell office:value-type="string">
            <text:p>Alte Reben Vernatsch</text:p>
          </table:table-cell>
          <table:table-cell office:value-type="string">
            <text:p>Franz Gojer – Glögglhof</text:p>
          </table:table-cell>
          <table:table-cell office:value-type="float" office:value="42.02584">
            <text:p>42.025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037.0</text:p>
          </table:table-cell>
          <table:table-cell office:value-type="string">
            <text:p>RED</text:p>
          </table:table-cell>
          <table:table-cell office:value-type="string">
            <text:p>Vernatsch 2022</text:p>
          </table:table-cell>
          <table:table-cell office:value-type="string">
            <text:p>Weingut Prackfo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00">
            <text:p>3800</text:p>
          </table:table-cell>
          <table:table-cell office:value-type="float" office:value="930">
            <text:p>9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hcanktdvbym3ds0k94</text:p>
          </table:table-cell>
          <table:table-cell office:value-type="string">
            <text:p>RED</text:p>
          </table:table-cell>
          <table:table-cell office:value-type="string">
            <text:p>Südtiroler Vernatsch</text:p>
          </table:table-cell>
          <table:table-cell office:value-type="string">
            <text:p>Prackfol</text:p>
          </table:table-cell>
          <table:table-cell office:value-type="float" office:value="41.964268">
            <text:p>41.9642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039.0</text:p>
          </table:table-cell>
          <table:table-cell office:value-type="string">
            <text:p>RED</text:p>
          </table:table-cell>
          <table:table-cell office:value-type="string">
            <text:p>Schiava 2018</text:p>
          </table:table-cell>
          <table:table-cell office:value-type="string">
            <text:p>Weingut Rey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200">
            <text:p>3200</text:p>
          </table:table-cell>
          <table:table-cell office:value-type="float" office:value="1246">
            <text:p>124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a9q5722vd4pz2hzwp0</text:p>
          </table:table-cell>
          <table:table-cell office:value-type="string">
            <text:p>RED</text:p>
          </table:table-cell>
          <table:table-cell office:value-type="string">
            <text:p>Schiava</text:p>
          </table:table-cell>
          <table:table-cell office:value-type="string">
            <text:p>Reyter</text:p>
          </table:table-cell>
          <table:table-cell office:value-type="float" office:value="38.46027">
            <text:p>38.460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041.0</text:p>
          </table:table-cell>
          <table:table-cell office:value-type="string">
            <text:p>RED</text:p>
          </table:table-cell>
          <table:table-cell office:value-type="string">
            <text:p>Rublinus de Waldgries 2021</text:p>
          </table:table-cell>
          <table:table-cell office:value-type="string">
            <text:p>Weingut Wald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0900">
            <text:p>10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sew8qyvfm75tswq5</text:p>
          </table:table-cell>
          <table:table-cell office:value-type="string">
            <text:p>RED</text:p>
          </table:table-cell>
          <table:table-cell office:value-type="string">
            <text:p>Lagrein Roblinus De Waldgries</text:p>
          </table:table-cell>
          <table:table-cell office:value-type="string">
            <text:p>Ansitz Waldgries</text:p>
          </table:table-cell>
          <table:table-cell office:value-type="float" office:value="47.724216">
            <text:p>47.7242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042.0</text:p>
          </table:table-cell>
          <table:table-cell office:value-type="string">
            <text:p>RED</text:p>
          </table:table-cell>
          <table:table-cell office:value-type="string">
            <text:p>Lagrein Tauris 2020</text:p>
          </table:table-cell>
          <table:table-cell office:value-type="string">
            <text:p>Weingut Kränze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500">
            <text:p>3500</text:p>
          </table:table-cell>
          <table:table-cell office:value-type="float" office:value="1455">
            <text:p>145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758y2n98ncqhhw68jc0</text:p>
          </table:table-cell>
          <table:table-cell office:value-type="string">
            <text:p>RED</text:p>
          </table:table-cell>
          <table:table-cell office:value-type="string">
            <text:p>Tauris Lagrein</text:p>
          </table:table-cell>
          <table:table-cell office:value-type="string">
            <text:p>Kränzelhof Graf Pfeil</text:p>
          </table:table-cell>
          <table:table-cell office:value-type="float" office:value="39.76942">
            <text:p>39.769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109.0</text:p>
          </table:table-cell>
          <table:table-cell office:value-type="string">
            <text:p>RED</text:p>
          </table:table-cell>
          <table:table-cell office:value-type="string">
            <text:p>Pinot Noir Riserva 2020</text:p>
          </table:table-cell>
          <table:table-cell office:value-type="string">
            <text:p>Weingut Wildmo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900">
            <text:p>8900</text:p>
          </table:table-cell>
          <table:table-cell office:value-type="float" office:value="4500">
            <text:p>4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amddqa0h9j94h7y6sd</text:p>
          </table:table-cell>
          <table:table-cell office:value-type="string">
            <text:p>RED</text:p>
          </table:table-cell>
          <table:table-cell office:value-type="string">
            <text:p>Pinot Noir Riserva</text:p>
          </table:table-cell>
          <table:table-cell office:value-type="string">
            <text:p>Weingut Wildmonn</text:p>
          </table:table-cell>
          <table:table-cell office:value-type="float" office:value="45.61222">
            <text:p>45.6122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110.0</text:p>
          </table:table-cell>
          <table:table-cell office:value-type="string">
            <text:p>RED</text:p>
          </table:table-cell>
          <table:table-cell office:value-type="string">
            <text:p>Pinot Nero Riserva Hausmannhof 2007 Magnum</text:p>
          </table:table-cell>
          <table:table-cell office:value-type="string">
            <text:p>Haderburg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7">
            <text:p>2007</text:p>
          </table:table-cell>
          <table:table-cell office:value-type="float" office:value="11900">
            <text:p>11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s195p7sy0eg6f78by</text:p>
          </table:table-cell>
          <table:table-cell office:value-type="string">
            <text:p>RED</text:p>
          </table:table-cell>
          <table:table-cell office:value-type="string">
            <text:p>Blauburgunder Riserva Hausmannhof</text:p>
          </table:table-cell>
          <table:table-cell office:value-type="string">
            <text:p>Haderburg</text:p>
          </table:table-cell>
          <table:table-cell office:value-type="float" office:value="44.016525">
            <text:p>44.0165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111.0</text:p>
          </table:table-cell>
          <table:table-cell office:value-type="string">
            <text:p>RED</text:p>
          </table:table-cell>
          <table:table-cell office:value-type="string">
            <text:p>Blauburgunder Mason di Mason 2020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500">
            <text:p>9500</text:p>
          </table:table-cell>
          <table:table-cell office:value-type="float" office:value="5200">
            <text:p>5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Gebi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k78jz57rmx7y4yqhqq</text:p>
          </table:table-cell>
          <table:table-cell office:value-type="string">
            <text:p>RED</text:p>
          </table:table-cell>
          <table:table-cell office:value-type="string">
            <text:p>Pinot Nero Mason di Mason Bio</text:p>
          </table:table-cell>
          <table:table-cell office:value-type="string">
            <text:p>Manincor</text:p>
          </table:table-cell>
          <table:table-cell office:value-type="float" office:value="41.136673">
            <text:p>41.1366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113.0</text:p>
          </table:table-cell>
          <table:table-cell office:value-type="string">
            <text:p>RED</text:p>
          </table:table-cell>
          <table:table-cell office:value-type="string">
            <text:p>Blauburgunder vom Muschelkalk 2020</text:p>
          </table:table-cell>
          <table:table-cell office:value-type="string">
            <text:p>M. Abraha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900">
            <text:p>4900</text:p>
          </table:table-cell>
          <table:table-cell office:value-type="float" office:value="2465">
            <text:p>246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cb5kg74y5xmstzrmd2bqjke</text:p>
          </table:table-cell>
          <table:table-cell office:value-type="string">
            <text:p>RED</text:p>
          </table:table-cell>
          <table:table-cell office:value-type="string">
            <text:p>Blauburgunder vom Muschelkalk</text:p>
          </table:table-cell>
          <table:table-cell office:value-type="string">
            <text:p>Weingut Abraham</text:p>
          </table:table-cell>
          <table:table-cell office:value-type="float" office:value="44.460308">
            <text:p>44.4603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115.0</text:p>
          </table:table-cell>
          <table:table-cell office:value-type="string">
            <text:p>RED</text:p>
          </table:table-cell>
          <table:table-cell office:value-type="string">
            <text:p>Pinot Nero Trattmann Riserva 2020</text:p>
          </table:table-cell>
          <table:table-cell office:value-type="string">
            <text:p>KG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700">
            <text:p>5700</text:p>
          </table:table-cell>
          <table:table-cell office:value-type="float" office:value="2695">
            <text:p>269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txgmhcw3y7x327kxd</text:p>
          </table:table-cell>
          <table:table-cell office:value-type="string">
            <text:p>RED</text:p>
          </table:table-cell>
          <table:table-cell office:value-type="string">
            <text:p>Pinot Noir Riserva Trattmann</text:p>
          </table:table-cell>
          <table:table-cell office:value-type="string">
            <text:p>Girlan</text:p>
          </table:table-cell>
          <table:table-cell office:value-type="float" office:value="42.646793">
            <text:p>42.6467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116.0</text:p>
          </table:table-cell>
          <table:table-cell office:value-type="string">
            <text:p>RED</text:p>
          </table:table-cell>
          <table:table-cell office:value-type="string">
            <text:p>Pinot Nero Filari di Mazzon 2021</text:p>
          </table:table-cell>
          <table:table-cell office:value-type="string">
            <text:p>Cantina F&amp;M Carl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100">
            <text:p>4100</text:p>
          </table:table-cell>
          <table:table-cell office:value-type="float" office:value="1770">
            <text:p>17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4rvs6qaxj9sdpw9x91</text:p>
          </table:table-cell>
          <table:table-cell office:value-type="string">
            <text:p>RED</text:p>
          </table:table-cell>
          <table:table-cell office:value-type="string">
            <text:p>Pinot Nero Filari di Mazzon</text:p>
          </table:table-cell>
          <table:table-cell office:value-type="string">
            <text:p>Ferruccio Carlotto</text:p>
          </table:table-cell>
          <table:table-cell office:value-type="float" office:value="47.4736">
            <text:p>47.47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117.0</text:p>
          </table:table-cell>
          <table:table-cell office:value-type="string">
            <text:p>RED</text:p>
          </table:table-cell>
          <table:table-cell office:value-type="string">
            <text:p>Blauburgunder Riserva Vigna Ganger 2015</text:p>
          </table:table-cell>
          <table:table-cell office:value-type="string">
            <text:p>KG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6500">
            <text:p>16500</text:p>
          </table:table-cell>
          <table:table-cell office:value-type="float" office:value="8000">
            <text:p>8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tysvk48mrdbc8n5b</text:p>
          </table:table-cell>
          <table:table-cell office:value-type="string">
            <text:p>RED</text:p>
          </table:table-cell>
          <table:table-cell office:value-type="string">
            <text:p>Pinot Noir Riserva Vigna Ganger</text:p>
          </table:table-cell>
          <table:table-cell office:value-type="string">
            <text:p>Girlan</text:p>
          </table:table-cell>
          <table:table-cell office:value-type="float" office:value="40.869625">
            <text:p>40.8696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119.0</text:p>
          </table:table-cell>
          <table:table-cell office:value-type="string">
            <text:p>RED</text:p>
          </table:table-cell>
          <table:table-cell office:value-type="string">
            <text:p>Blauburgunder 2022</text:p>
          </table:table-cell>
          <table:table-cell office:value-type="string">
            <text:p>Weingut Josmoa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00">
            <text:p>3800</text:p>
          </table:table-cell>
          <table:table-cell office:value-type="float" office:value="1570">
            <text:p>15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w4dg3507s29xjk3ydgaa0h</text:p>
          </table:table-cell>
          <table:table-cell office:value-type="string">
            <text:p>RED</text:p>
          </table:table-cell>
          <table:table-cell office:value-type="string">
            <text:p>Blauburgunder</text:p>
          </table:table-cell>
          <table:table-cell office:value-type="string">
            <text:p>Josmoar</text:p>
          </table:table-cell>
          <table:table-cell office:value-type="float" office:value="40.37951">
            <text:p>40.3795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122.0</text:p>
          </table:table-cell>
          <table:table-cell office:value-type="string">
            <text:p>RED</text:p>
          </table:table-cell>
          <table:table-cell office:value-type="string">
            <text:p>Blauburgunder Nina 2016 (0,5lt)</text:p>
          </table:table-cell>
          <table:table-cell office:value-type="string">
            <text:p>Weingut Buch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1tepeh8fs984xvc13tt</text:p>
          </table:table-cell>
          <table:table-cell office:value-type="string">
            <text:p>RED</text:p>
          </table:table-cell>
          <table:table-cell office:value-type="string">
            <text:p>Nina Noir</text:p>
          </table:table-cell>
          <table:table-cell office:value-type="string">
            <text:p>Buchner Landgut</text:p>
          </table:table-cell>
          <table:table-cell office:value-type="float" office:value="29.548649">
            <text:p>29.54864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124.0</text:p>
          </table:table-cell>
          <table:table-cell office:value-type="string">
            <text:p>RED</text:p>
          </table:table-cell>
          <table:table-cell office:value-type="string">
            <text:p>Blauburgunder Mason 2020/21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900">
            <text:p>4900</text:p>
          </table:table-cell>
          <table:table-cell office:value-type="float" office:value="2370">
            <text:p>23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gebi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k78jt956tpj87xh1wb</text:p>
          </table:table-cell>
          <table:table-cell office:value-type="string">
            <text:p>RED</text:p>
          </table:table-cell>
          <table:table-cell office:value-type="string">
            <text:p>Pinot Nero Mason Bio</text:p>
          </table:table-cell>
          <table:table-cell office:value-type="string">
            <text:p>Manincor</text:p>
          </table:table-cell>
          <table:table-cell office:value-type="float" office:value="33.588093">
            <text:p>33.5880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125.0</text:p>
          </table:table-cell>
          <table:table-cell office:value-type="string">
            <text:p>RED</text:p>
          </table:table-cell>
          <table:table-cell office:value-type="string">
            <text:p>Blauburgunder Hausmannhof Riserva 2018</text:p>
          </table:table-cell>
          <table:table-cell office:value-type="string">
            <text:p>Weingut Hader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500">
            <text:p>5500</text:p>
          </table:table-cell>
          <table:table-cell office:value-type="float" office:value="3000">
            <text:p>3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s195p7sy0eg6f78by</text:p>
          </table:table-cell>
          <table:table-cell office:value-type="string">
            <text:p>RED</text:p>
          </table:table-cell>
          <table:table-cell office:value-type="string">
            <text:p>Blauburgunder Riserva Hausmannhof</text:p>
          </table:table-cell>
          <table:table-cell office:value-type="string">
            <text:p>Haderburg</text:p>
          </table:table-cell>
          <table:table-cell office:value-type="float" office:value="49.85278">
            <text:p>49.8527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126.0</text:p>
          </table:table-cell>
          <table:table-cell office:value-type="string">
            <text:p>RED</text:p>
          </table:table-cell>
          <table:table-cell office:value-type="string">
            <text:p>Blauburgunder Riserva Girlan 2020</text:p>
          </table:table-cell>
          <table:table-cell office:value-type="string">
            <text:p>Weingut 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400">
            <text:p>5400</text:p>
          </table:table-cell>
          <table:table-cell office:value-type="float" office:value="2520">
            <text:p>25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s9jhfbgmv59ybtb8</text:p>
          </table:table-cell>
          <table:table-cell office:value-type="string">
            <text:p>RED</text:p>
          </table:table-cell>
          <table:table-cell office:value-type="string">
            <text:p>Blauburgunder Riserva</text:p>
          </table:table-cell>
          <table:table-cell office:value-type="string">
            <text:p>Ignaz Niedrist</text:p>
          </table:table-cell>
          <table:table-cell office:value-type="float" office:value="34.251507">
            <text:p>34.2515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128.0</text:p>
          </table:table-cell>
          <table:table-cell office:value-type="string">
            <text:p>RED</text:p>
          </table:table-cell>
          <table:table-cell office:value-type="string">
            <text:p>Pinot Nero Libra 2021</text:p>
          </table:table-cell>
          <table:table-cell office:value-type="string">
            <text:p>Weingut Kränz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200">
            <text:p>5200</text:p>
          </table:table-cell>
          <table:table-cell office:value-type="float" office:value="2390">
            <text:p>23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59yjxaaksk4abtkmzv</text:p>
          </table:table-cell>
          <table:table-cell office:value-type="string">
            <text:p>RED</text:p>
          </table:table-cell>
          <table:table-cell office:value-type="string">
            <text:p>Libra Blauburgunder</text:p>
          </table:table-cell>
          <table:table-cell office:value-type="string">
            <text:p>Kränzelhof Graf Pfeil</text:p>
          </table:table-cell>
          <table:table-cell office:value-type="float" office:value="27.152687">
            <text:p>27.1526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130.0</text:p>
          </table:table-cell>
          <table:table-cell office:value-type="string">
            <text:p>RED</text:p>
          </table:table-cell>
          <table:table-cell office:value-type="string">
            <text:p>Blauburgunder Riserva 2021</text:p>
          </table:table-cell>
          <table:table-cell office:value-type="string">
            <text:p>Weingut Prackfo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00">
            <text:p>3900</text:p>
          </table:table-cell>
          <table:table-cell office:value-type="float" office:value="1939">
            <text:p>193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inu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rvcmhc0gm7taz9qrtkb2pw</text:p>
          </table:table-cell>
          <table:table-cell office:value-type="string">
            <text:p>RED</text:p>
          </table:table-cell>
          <table:table-cell office:value-type="string">
            <text:p>Blauburgunder Riserva</text:p>
          </table:table-cell>
          <table:table-cell office:value-type="string">
            <text:p>Prackfol</text:p>
          </table:table-cell>
          <table:table-cell office:value-type="float" office:value="42.0906">
            <text:p>42.09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132.0</text:p>
          </table:table-cell>
          <table:table-cell office:value-type="string">
            <text:p>RED</text:p>
          </table:table-cell>
          <table:table-cell office:value-type="string">
            <text:p>Pinot Noir 2022</text:p>
          </table:table-cell>
          <table:table-cell office:value-type="string">
            <text:p>Claus Preisi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300">
            <text:p>5300</text:p>
          </table:table-cell>
          <table:table-cell office:value-type="float" office:value="2520">
            <text:p>25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ea88jgtya5pxd8ecmw</text:p>
          </table:table-cell>
          <table:table-cell office:value-type="string">
            <text:p>RED</text:p>
          </table:table-cell>
          <table:table-cell office:value-type="string">
            <text:p>Pinot Noir</text:p>
          </table:table-cell>
          <table:table-cell office:value-type="string">
            <text:p>Claus Preisinger</text:p>
          </table:table-cell>
          <table:table-cell office:value-type="float" office:value="43.452194">
            <text:p>43.4521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136.0</text:p>
          </table:table-cell>
          <table:table-cell office:value-type="string">
            <text:p>RED</text:p>
          </table:table-cell>
          <table:table-cell office:value-type="string">
            <text:p>Pinot Nero Riserva 2018</text:p>
          </table:table-cell>
          <table:table-cell office:value-type="string">
            <text:p>Weingut Pöck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900">
            <text:p>5900</text:p>
          </table:table-cell>
          <table:table-cell office:value-type="float" office:value="3015">
            <text:p>301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c8n916bph6ekhmeys4</text:p>
          </table:table-cell>
          <table:table-cell office:value-type="string">
            <text:p>RED</text:p>
          </table:table-cell>
          <table:table-cell office:value-type="string">
            <text:p>Pinot Noir Reserve</text:p>
          </table:table-cell>
          <table:table-cell office:value-type="string">
            <text:p>Weingut Pöckl</text:p>
          </table:table-cell>
          <table:table-cell office:value-type="float" office:value="35.893303">
            <text:p>35.8933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140.0</text:p>
          </table:table-cell>
          <table:table-cell office:value-type="string">
            <text:p>RED</text:p>
          </table:table-cell>
          <table:table-cell office:value-type="string">
            <text:p>Pinot Noir Reserve 2019</text:p>
          </table:table-cell>
          <table:table-cell office:value-type="string">
            <text:p>Weingut Markowi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700">
            <text:p>5700</text:p>
          </table:table-cell>
          <table:table-cell office:value-type="float" office:value="2700">
            <text:p>2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c4t3n39s84h2584kx4</text:p>
          </table:table-cell>
          <table:table-cell office:value-type="string">
            <text:p>RED</text:p>
          </table:table-cell>
          <table:table-cell office:value-type="string">
            <text:p>Reserve Pinot Noir</text:p>
          </table:table-cell>
          <table:table-cell office:value-type="string">
            <text:p>Markowitsch</text:p>
          </table:table-cell>
          <table:table-cell office:value-type="float" office:value="34.917923">
            <text:p>34.9179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141.0</text:p>
          </table:table-cell>
          <table:table-cell office:value-type="string">
            <text:p>RED</text:p>
          </table:table-cell>
          <table:table-cell office:value-type="string">
            <text:p>Pinot Nero Cecile 2009</text:p>
          </table:table-cell>
          <table:table-cell office:value-type="string">
            <text:p>Weingut Bründlmay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6500">
            <text:p>650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1q57wc3sk0k2j92dys</text:p>
          </table:table-cell>
          <table:table-cell office:value-type="string">
            <text:p>RED</text:p>
          </table:table-cell>
          <table:table-cell office:value-type="string">
            <text:p>Pinot Noir Cécile</text:p>
          </table:table-cell>
          <table:table-cell office:value-type="string">
            <text:p>Weingut Bründlmayer</text:p>
          </table:table-cell>
          <table:table-cell office:value-type="float" office:value="40.273266">
            <text:p>40.2732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145.0</text:p>
          </table:table-cell>
          <table:table-cell office:value-type="string">
            <text:p>RED</text:p>
          </table:table-cell>
          <table:table-cell office:value-type="string">
            <text:p>Pinot Noir Select 2021</text:p>
          </table:table-cell>
          <table:table-cell office:value-type="string">
            <text:p>Weingut Wieni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00">
            <text:p>3900</text:p>
          </table:table-cell>
          <table:table-cell office:value-type="float" office:value="1710">
            <text:p>171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v1t98whjr1bfd155bab</text:p>
          </table:table-cell>
          <table:table-cell office:value-type="string">
            <text:p>RED</text:p>
          </table:table-cell>
          <table:table-cell office:value-type="string">
            <text:p>Select Pinot Noir</text:p>
          </table:table-cell>
          <table:table-cell office:value-type="string">
            <text:p>Wieninger</text:p>
          </table:table-cell>
          <table:table-cell office:value-type="float" office:value="38.016468">
            <text:p>38.0164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146.0</text:p>
          </table:table-cell>
          <table:table-cell office:value-type="string">
            <text:p>RED</text:p>
          </table:table-cell>
          <table:table-cell office:value-type="string">
            <text:p>Pinot Noir Kalkstein 2020</text:p>
          </table:table-cell>
          <table:table-cell office:value-type="string">
            <text:p>Weingut Frank Joh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500">
            <text:p>5500</text:p>
          </table:table-cell>
          <table:table-cell office:value-type="float" office:value="3025">
            <text:p>302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c0tdmnw4455p97h3zp</text:p>
          </table:table-cell>
          <table:table-cell office:value-type="string">
            <text:p>RED</text:p>
          </table:table-cell>
          <table:table-cell office:value-type="string">
            <text:p>Kalkstein Pinot Noir</text:p>
          </table:table-cell>
          <table:table-cell office:value-type="string">
            <text:p>Frank John</text:p>
          </table:table-cell>
          <table:table-cell office:value-type="float" office:value="45.78653">
            <text:p>45.786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147.0</text:p>
          </table:table-cell>
          <table:table-cell office:value-type="string">
            <text:p>RED</text:p>
          </table:table-cell>
          <table:table-cell office:value-type="string">
            <text:p>Pinot Noir Grand Select 2019</text:p>
          </table:table-cell>
          <table:table-cell office:value-type="string">
            <text:p>Weingut Wieni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v4xdv0vrx4c63gfn128</text:p>
          </table:table-cell>
          <table:table-cell office:value-type="string">
            <text:p>RED</text:p>
          </table:table-cell>
          <table:table-cell office:value-type="string">
            <text:p>Grand Select Pinot Noir</text:p>
          </table:table-cell>
          <table:table-cell office:value-type="string">
            <text:p>Wieninger</text:p>
          </table:table-cell>
          <table:table-cell office:value-type="float" office:value="40.27113">
            <text:p>40.271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150.0</text:p>
          </table:table-cell>
          <table:table-cell office:value-type="string">
            <text:p>RED</text:p>
          </table:table-cell>
          <table:table-cell office:value-type="string">
            <text:p>Frühburgunder 2018</text:p>
          </table:table-cell>
          <table:table-cell office:value-type="string">
            <text:p>Weingut Meyer-Näk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500">
            <text:p>4500</text:p>
          </table:table-cell>
          <table:table-cell office:value-type="float" office:value="1290">
            <text:p>12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qy1wzsnm5fmnkt7ztn6</text:p>
          </table:table-cell>
          <table:table-cell office:value-type="string">
            <text:p>RED</text:p>
          </table:table-cell>
          <table:table-cell office:value-type="string">
            <text:p>Frühburgunder</text:p>
          </table:table-cell>
          <table:table-cell office:value-type="string">
            <text:p>Meyer - Näkel</text:p>
          </table:table-cell>
          <table:table-cell office:value-type="float" office:value="43.956005">
            <text:p>43.9560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151.0</text:p>
          </table:table-cell>
          <table:table-cell office:value-type="string">
            <text:p>RED</text:p>
          </table:table-cell>
          <table:table-cell office:value-type="string">
            <text:p>Spätburgunder Silberberg GG 2016</text:p>
          </table:table-cell>
          <table:table-cell office:value-type="string">
            <text:p>Weingut Meyer-Näk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500">
            <text:p>7500</text:p>
          </table:table-cell>
          <table:table-cell office:value-type="float" office:value="3300">
            <text:p>3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zbt1hf9gjtmaweav8v3</text:p>
          </table:table-cell>
          <table:table-cell office:value-type="string">
            <text:p>RED</text:p>
          </table:table-cell>
          <table:table-cell office:value-type="string">
            <text:p>Spätburgunder Silberberg GG</text:p>
          </table:table-cell>
          <table:table-cell office:value-type="string">
            <text:p>Meyer - Näkel</text:p>
          </table:table-cell>
          <table:table-cell office:value-type="float" office:value="54.53085">
            <text:p>54.530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152.0</text:p>
          </table:table-cell>
          <table:table-cell office:value-type="string">
            <text:p>RED</text:p>
          </table:table-cell>
          <table:table-cell office:value-type="string">
            <text:p>Pinot Nero 2018</text:p>
          </table:table-cell>
          <table:table-cell office:value-type="string">
            <text:p>Marco Buv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500">
            <text:p>5500</text:p>
          </table:table-cell>
          <table:table-cell office:value-type="float" office:value="2800">
            <text:p>2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z4yqzbnar74d29ata2</text:p>
          </table:table-cell>
          <table:table-cell office:value-type="string">
            <text:p>RED</text:p>
          </table:table-cell>
          <table:table-cell office:value-type="string">
            <text:p>Pinot Nero</text:p>
          </table:table-cell>
          <table:table-cell office:value-type="string">
            <text:p>Buvoli</text:p>
          </table:table-cell>
          <table:table-cell office:value-type="float" office:value="38.39643">
            <text:p>38.396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153.0</text:p>
          </table:table-cell>
          <table:table-cell office:value-type="string">
            <text:p>RED</text:p>
          </table:table-cell>
          <table:table-cell office:value-type="string">
            <text:p>Pinot Noir Braunenberger Mandelgraben 2019</text:p>
          </table:table-cell>
          <table:table-cell office:value-type="string">
            <text:p>Weingut M. Molit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500">
            <text:p>5500</text:p>
          </table:table-cell>
          <table:table-cell office:value-type="float" office:value="2600">
            <text:p>2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7c85nxhj8t143mvatk</text:p>
          </table:table-cell>
          <table:table-cell office:value-type="string">
            <text:p>RED</text:p>
          </table:table-cell>
          <table:table-cell office:value-type="string">
            <text:p>Brauneberger Mandelgraben Pinot Noir</text:p>
          </table:table-cell>
          <table:table-cell office:value-type="string">
            <text:p>Markus Molitor</text:p>
          </table:table-cell>
          <table:table-cell office:value-type="float" office:value="38.311527">
            <text:p>38.3115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158.0</text:p>
          </table:table-cell>
          <table:table-cell office:value-type="string">
            <text:p>RED</text:p>
          </table:table-cell>
          <table:table-cell office:value-type="string">
            <text:p>Spätburgunder Malterdinger 2021</text:p>
          </table:table-cell>
          <table:table-cell office:value-type="string">
            <text:p>Weingut Hub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00">
            <text:p>5500</text:p>
          </table:table-cell>
          <table:table-cell office:value-type="float" office:value="2610">
            <text:p>261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öller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gbzx6tzwqc436hgr1</text:p>
          </table:table-cell>
          <table:table-cell office:value-type="string">
            <text:p>RED</text:p>
          </table:table-cell>
          <table:table-cell office:value-type="string">
            <text:p>Spätburgunder Malterdinger</text:p>
          </table:table-cell>
          <table:table-cell office:value-type="string">
            <text:p>Bernhard Huber</text:p>
          </table:table-cell>
          <table:table-cell office:value-type="float" office:value="33.35807">
            <text:p>33.358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159.0</text:p>
          </table:table-cell>
          <table:table-cell office:value-type="string">
            <text:p>RED</text:p>
          </table:table-cell>
          <table:table-cell office:value-type="string">
            <text:p>Pinot noir Ried Holzspur 2018</text:p>
          </table:table-cell>
          <table:table-cell office:value-type="string">
            <text:p>Weingut Reini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xtc5dzcjbvgr3an6xnc</text:p>
          </table:table-cell>
          <table:table-cell office:value-type="string">
            <text:p>RED</text:p>
          </table:table-cell>
          <table:table-cell office:value-type="string">
            <text:p>Holzspur Pinot Noir</text:p>
          </table:table-cell>
          <table:table-cell office:value-type="string">
            <text:p>Johanneshof Reinisch</text:p>
          </table:table-cell>
          <table:table-cell office:value-type="float" office:value="39.579784">
            <text:p>39.5797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159.0</text:p>
          </table:table-cell>
          <table:table-cell office:value-type="string">
            <text:p>RED</text:p>
          </table:table-cell>
          <table:table-cell office:value-type="string">
            <text:p>Pinot Noir Kalkstein 2020 Doppelmagnum</text:p>
          </table:table-cell>
          <table:table-cell office:value-type="string">
            <text:p>Weingut Frank John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20">
            <text:p>2020</text:p>
          </table:table-cell>
          <table:table-cell office:value-type="float" office:value="21000">
            <text:p>21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c0tdmnw4455p97h3zp</text:p>
          </table:table-cell>
          <table:table-cell office:value-type="string">
            <text:p>RED</text:p>
          </table:table-cell>
          <table:table-cell office:value-type="string">
            <text:p>Kalkstein Pinot Noir</text:p>
          </table:table-cell>
          <table:table-cell office:value-type="string">
            <text:p>Frank John</text:p>
          </table:table-cell>
          <table:table-cell office:value-type="float" office:value="45.78653">
            <text:p>45.786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160.0</text:p>
          </table:table-cell>
          <table:table-cell office:value-type="string">
            <text:p>RED</text:p>
          </table:table-cell>
          <table:table-cell office:value-type="string">
            <text:p>Pinot noir Ried Holzspur 2018 Magnum</text:p>
          </table:table-cell>
          <table:table-cell office:value-type="string">
            <text:p>Weingut Reinis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6700">
            <text:p>16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xtc5dzcjbvgr3an6xnc</text:p>
          </table:table-cell>
          <table:table-cell office:value-type="string">
            <text:p>RED</text:p>
          </table:table-cell>
          <table:table-cell office:value-type="string">
            <text:p>Holzspur Pinot Noir</text:p>
          </table:table-cell>
          <table:table-cell office:value-type="string">
            <text:p>Johanneshof Reinisch</text:p>
          </table:table-cell>
          <table:table-cell office:value-type="float" office:value="39.579784">
            <text:p>39.5797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210.0</text:p>
          </table:table-cell>
          <table:table-cell office:value-type="string">
            <text:p>RED</text:p>
          </table:table-cell>
          <table:table-cell office:value-type="string">
            <text:p>Les Cent Vignes Beaune 1er Cru 2012</text:p>
          </table:table-cell>
          <table:table-cell office:value-type="string">
            <text:p>Lucien Jacob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6900">
            <text:p>6900</text:p>
          </table:table-cell>
          <table:table-cell office:value-type="float" office:value="3400">
            <text:p>34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chym28wdnd9wy1e7fv</text:p>
          </table:table-cell>
          <table:table-cell office:value-type="string">
            <text:p>RED</text:p>
          </table:table-cell>
          <table:table-cell office:value-type="string">
            <text:p>Beaune 1er Cru 'Les Cent Vignes'</text:p>
          </table:table-cell>
          <table:table-cell office:value-type="string">
            <text:p>Domaine Lucien Jacob</text:p>
          </table:table-cell>
          <table:table-cell office:value-type="float" office:value="47.81465">
            <text:p>47.814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211.0</text:p>
          </table:table-cell>
          <table:table-cell office:value-type="string">
            <text:p>RED</text:p>
          </table:table-cell>
          <table:table-cell office:value-type="string">
            <text:p>Pommard Rugiens 1er cru 2014</text:p>
          </table:table-cell>
          <table:table-cell office:value-type="string">
            <text:p>Roy Jacquel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8900">
            <text:p>8900</text:p>
          </table:table-cell>
          <table:table-cell office:value-type="float" office:value="4490">
            <text:p>44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ch1b85q8d21tt24zvn</text:p>
          </table:table-cell>
          <table:table-cell office:value-type="string">
            <text:p>RED</text:p>
          </table:table-cell>
          <table:table-cell office:value-type="string">
            <text:p>Pommard 1er Cru 'Les Rugiens'</text:p>
          </table:table-cell>
          <table:table-cell office:value-type="string">
            <text:p>Domaine Roy Jacquelin</text:p>
          </table:table-cell>
          <table:table-cell office:value-type="float" office:value="48.73282">
            <text:p>48.732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212.0</text:p>
          </table:table-cell>
          <table:table-cell office:value-type="string">
            <text:p>RED</text:p>
          </table:table-cell>
          <table:table-cell office:value-type="string">
            <text:p>Gevrey Chambertin 1er cru 2015</text:p>
          </table:table-cell>
          <table:table-cell office:value-type="string">
            <text:p>Jaques Prieu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9100">
            <text:p>19100</text:p>
          </table:table-cell>
          <table:table-cell office:value-type="float" office:value="10300">
            <text:p>10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6w9jhzvq2m2efq6ccq</text:p>
          </table:table-cell>
          <table:table-cell office:value-type="string">
            <text:p>RED</text:p>
          </table:table-cell>
          <table:table-cell office:value-type="string">
            <text:p>Gevrey-Chambertin Premier Cru</text:p>
          </table:table-cell>
          <table:table-cell office:value-type="string">
            <text:p>Domaine Jacques Prieur</text:p>
          </table:table-cell>
          <table:table-cell office:value-type="float" office:value="38.392704">
            <text:p>38.3927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216.0</text:p>
          </table:table-cell>
          <table:table-cell office:value-type="string">
            <text:p>RED</text:p>
          </table:table-cell>
          <table:table-cell office:value-type="string">
            <text:p>Fixin 2009</text:p>
          </table:table-cell>
          <table:table-cell office:value-type="string">
            <text:p>Meo-Camuzet F&amp;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11900">
            <text:p>11900</text:p>
          </table:table-cell>
          <table:table-cell office:value-type="float" office:value="6500">
            <text:p>6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ky94c5nsj25ysdaq2x</text:p>
          </table:table-cell>
          <table:table-cell office:value-type="string">
            <text:p>RED</text:p>
          </table:table-cell>
          <table:table-cell office:value-type="string">
            <text:p>Fixin</text:p>
          </table:table-cell>
          <table:table-cell office:value-type="string">
            <text:p>Méo-Camuzet</text:p>
          </table:table-cell>
          <table:table-cell office:value-type="float" office:value="48.175446">
            <text:p>48.1754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309.0</text:p>
          </table:table-cell>
          <table:table-cell office:value-type="string">
            <text:p>RED</text:p>
          </table:table-cell>
          <table:table-cell office:value-type="string">
            <text:p>Pinot Nero Campo alle More 2020</text:p>
          </table:table-cell>
          <table:table-cell office:value-type="string">
            <text:p>Cantina G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500">
            <text:p>4500</text:p>
          </table:table-cell>
          <table:table-cell office:value-type="float" office:value="1970">
            <text:p>19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d2nnypwzpz8j2ecgq</text:p>
          </table:table-cell>
          <table:table-cell office:value-type="string">
            <text:p>RED</text:p>
          </table:table-cell>
          <table:table-cell office:value-type="string">
            <text:p>Pinot Noir Campo alle More</text:p>
          </table:table-cell>
          <table:table-cell office:value-type="string">
            <text:p>Gini</text:p>
          </table:table-cell>
          <table:table-cell office:value-type="float" office:value="36.684666">
            <text:p>36.6846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310.0</text:p>
          </table:table-cell>
          <table:table-cell office:value-type="string">
            <text:p>RED</text:p>
          </table:table-cell>
          <table:table-cell office:value-type="string">
            <text:p>Pinot Nero 2021</text:p>
          </table:table-cell>
          <table:table-cell office:value-type="string">
            <text:p>Civett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200">
            <text:p>5200</text:p>
          </table:table-cell>
          <table:table-cell office:value-type="float" office:value="2380">
            <text:p>23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Teatro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vwdg5jnsq4c0k9caa4g</text:p>
          </table:table-cell>
          <table:table-cell office:value-type="string">
            <text:p>RED</text:p>
          </table:table-cell>
          <table:table-cell office:value-type="string">
            <text:p>Pinot Nero</text:p>
          </table:table-cell>
          <table:table-cell office:value-type="string">
            <text:p>Podere della Civettaja</text:p>
          </table:table-cell>
          <table:table-cell office:value-type="float" office:value="32.421368">
            <text:p>32.4213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311.0</text:p>
          </table:table-cell>
          <table:table-cell office:value-type="string">
            <text:p>RED</text:p>
          </table:table-cell>
          <table:table-cell office:value-type="string">
            <text:p>Pinot Nero 2018</text:p>
          </table:table-cell>
          <table:table-cell office:value-type="string">
            <text:p>Weingut Gantenb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2000">
            <text:p>32000</text:p>
          </table:table-cell>
          <table:table-cell office:value-type="float" office:value="15000">
            <text:p>15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tfq3bnkdkdmz08p89c</text:p>
          </table:table-cell>
          <table:table-cell office:value-type="string">
            <text:p>RED</text:p>
          </table:table-cell>
          <table:table-cell office:value-type="string">
            <text:p>Pinot Noir</text:p>
          </table:table-cell>
          <table:table-cell office:value-type="string">
            <text:p>Daniel &amp; Marta Gantenbein</text:p>
          </table:table-cell>
          <table:table-cell office:value-type="float" office:value="24.8904">
            <text:p>24.89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311.0</text:p>
          </table:table-cell>
          <table:table-cell office:value-type="string">
            <text:p>RED</text:p>
          </table:table-cell>
          <table:table-cell office:value-type="string">
            <text:p>Cabernet Franc Amistar </text:p>
          </table:table-cell>
          <table:table-cell office:value-type="string">
            <text:p>Weingut Peter Söl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4e1yqgxavtr8dypt8</text:p>
          </table:table-cell>
          <table:table-cell office:value-type="string">
            <text:p>RED</text:p>
          </table:table-cell>
          <table:table-cell office:value-type="string">
            <text:p>Cabernet Franc Amistar Tradition</text:p>
          </table:table-cell>
          <table:table-cell office:value-type="string">
            <text:p>Peter Sölva</text:p>
          </table:table-cell>
          <table:table-cell office:value-type="float" office:value="46.727947">
            <text:p>46.7279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313.0</text:p>
          </table:table-cell>
          <table:table-cell office:value-type="string">
            <text:p>RED</text:p>
          </table:table-cell>
          <table:table-cell office:value-type="string">
            <text:p>Cabernet Sauvignon Riserva Toren 2015</text:p>
          </table:table-cell>
          <table:table-cell office:value-type="string">
            <text:p>Kellerei 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2500">
            <text:p>12500</text:p>
          </table:table-cell>
          <table:table-cell office:value-type="float" office:value="6300">
            <text:p>6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7vfhs28y8xmmryes74t</text:p>
          </table:table-cell>
          <table:table-cell office:value-type="string">
            <text:p>RED</text:p>
          </table:table-cell>
          <table:table-cell office:value-type="string">
            <text:p>Cabernet Sauvignon Riserva Toren</text:p>
          </table:table-cell>
          <table:table-cell office:value-type="string">
            <text:p>Tiefenbrunner</text:p>
          </table:table-cell>
          <table:table-cell office:value-type="float" office:value="44.896656">
            <text:p>44.8966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315.0</text:p>
          </table:table-cell>
          <table:table-cell office:value-type="string">
            <text:p>RED</text:p>
          </table:table-cell>
          <table:table-cell office:value-type="string">
            <text:p>Cabernet Sauvignon Weinegg 2021</text:p>
          </table:table-cell>
          <table:table-cell office:value-type="string">
            <text:p>Weingut Thurn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2250">
            <text:p>22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14hgx8m4bkjfva90c</text:p>
          </table:table-cell>
          <table:table-cell office:value-type="string">
            <text:p>RED</text:p>
          </table:table-cell>
          <table:table-cell office:value-type="string">
            <text:p>Weinegg</text:p>
          </table:table-cell>
          <table:table-cell office:value-type="string">
            <text:p>Thurnhof</text:p>
          </table:table-cell>
          <table:table-cell office:value-type="float" office:value="44.08779">
            <text:p>44.0877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322.0</text:p>
          </table:table-cell>
          <table:table-cell office:value-type="string">
            <text:p>RED</text:p>
          </table:table-cell>
          <table:table-cell office:value-type="string">
            <text:p>Cabernet Franc 2020</text:p>
          </table:table-cell>
          <table:table-cell office:value-type="string">
            <text:p>Marco Buv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00">
            <text:p>5900</text:p>
          </table:table-cell>
          <table:table-cell office:value-type="float" office:value="2800">
            <text:p>2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d088vw73sebwqc5afgrj</text:p>
          </table:table-cell>
          <table:table-cell office:value-type="string">
            <text:p>RED</text:p>
          </table:table-cell>
          <table:table-cell office:value-type="string">
            <text:p>Cabernet Franc</text:p>
          </table:table-cell>
          <table:table-cell office:value-type="string">
            <text:p>Buvoli</text:p>
          </table:table-cell>
          <table:table-cell office:value-type="float" office:value="37.839283">
            <text:p>37.8392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329.0</text:p>
          </table:table-cell>
          <table:table-cell office:value-type="string">
            <text:p>RED</text:p>
          </table:table-cell>
          <table:table-cell office:value-type="string">
            <text:p>Paleo Rosso 2020</text:p>
          </table:table-cell>
          <table:table-cell office:value-type="string">
            <text:p>Le Macchi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2900">
            <text:p>12900</text:p>
          </table:table-cell>
          <table:table-cell office:value-type="float" office:value="6750">
            <text:p>67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10tmm0da7zqeq70px</text:p>
          </table:table-cell>
          <table:table-cell office:value-type="string">
            <text:p>RED</text:p>
          </table:table-cell>
          <table:table-cell office:value-type="string">
            <text:p>Cabernet Franc Paleo Rosso</text:p>
          </table:table-cell>
          <table:table-cell office:value-type="string">
            <text:p>Le Macchiole</text:p>
          </table:table-cell>
          <table:table-cell office:value-type="float" office:value="41.84849">
            <text:p>41.8484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331.0</text:p>
          </table:table-cell>
          <table:table-cell office:value-type="string">
            <text:p>RED</text:p>
          </table:table-cell>
          <table:table-cell office:value-type="string">
            <text:p>Cifra 2022</text:p>
          </table:table-cell>
          <table:table-cell office:value-type="string">
            <text:p>Cantina Duem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300">
            <text:p>5300</text:p>
          </table:table-cell>
          <table:table-cell office:value-type="float" office:value="2480">
            <text:p>24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hhy2b4z29d69kabkm</text:p>
          </table:table-cell>
          <table:table-cell office:value-type="string">
            <text:p>RED</text:p>
          </table:table-cell>
          <table:table-cell office:value-type="string">
            <text:p>Cabernet Franc CiFRA</text:p>
          </table:table-cell>
          <table:table-cell office:value-type="string">
            <text:p>Duemani</text:p>
          </table:table-cell>
          <table:table-cell office:value-type="float" office:value="44.747826">
            <text:p>44.7478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349.0</text:p>
          </table:table-cell>
          <table:table-cell office:value-type="string">
            <text:p>RED</text:p>
          </table:table-cell>
          <table:table-cell office:value-type="string">
            <text:p>Sammarco 2011</text:p>
          </table:table-cell>
          <table:table-cell office:value-type="string">
            <text:p>Castello di Rampolla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14200">
            <text:p>14200</text:p>
          </table:table-cell>
          <table:table-cell office:value-type="float" office:value="7500">
            <text:p>7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3jp327rzg8szr1nwq</text:p>
          </table:table-cell>
          <table:table-cell office:value-type="string">
            <text:p>RED</text:p>
          </table:table-cell>
          <table:table-cell office:value-type="string">
            <text:p>Sammarco</text:p>
          </table:table-cell>
          <table:table-cell office:value-type="string">
            <text:p>Castello dei Rampolla</text:p>
          </table:table-cell>
          <table:table-cell office:value-type="float" office:value="52.352135">
            <text:p>52.3521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353.0</text:p>
          </table:table-cell>
          <table:table-cell office:value-type="string">
            <text:p>RED</text:p>
          </table:table-cell>
          <table:table-cell office:value-type="string">
            <text:p>Samur-Champigny Les Poyeux 2015</text:p>
          </table:table-cell>
          <table:table-cell office:value-type="string">
            <text:p>Clos Rougear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25500">
            <text:p>25500</text:p>
          </table:table-cell>
          <table:table-cell office:value-type="float" office:value="12000">
            <text:p>12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3f992ggpy2tej7rzvm</text:p>
          </table:table-cell>
          <table:table-cell office:value-type="string">
            <text:p>RED</text:p>
          </table:table-cell>
          <table:table-cell office:value-type="string">
            <text:p>Les Poyeux Saumur Champigny</text:p>
          </table:table-cell>
          <table:table-cell office:value-type="string">
            <text:p>Clos Rougeard</text:p>
          </table:table-cell>
          <table:table-cell office:value-type="float" office:value="59.038967">
            <text:p>59.0389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354.0</text:p>
          </table:table-cell>
          <table:table-cell office:value-type="string">
            <text:p>RED</text:p>
          </table:table-cell>
          <table:table-cell office:value-type="string">
            <text:p>Cabernet Franc 2014</text:p>
          </table:table-cell>
          <table:table-cell office:value-type="string">
            <text:p>Paradig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2500">
            <text:p>12500</text:p>
          </table:table-cell>
          <table:table-cell office:value-type="float" office:value="8500">
            <text:p>8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5kfg5vbtjge69cd1n5</text:p>
          </table:table-cell>
          <table:table-cell office:value-type="string">
            <text:p>RED</text:p>
          </table:table-cell>
          <table:table-cell office:value-type="string">
            <text:p>Cabernet Franc</text:p>
          </table:table-cell>
          <table:table-cell office:value-type="string">
            <text:p>Paradigm</text:p>
          </table:table-cell>
          <table:table-cell office:value-type="float" office:value="40.750984">
            <text:p>40.7509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357.0</text:p>
          </table:table-cell>
          <table:table-cell office:value-type="string">
            <text:p>RED</text:p>
          </table:table-cell>
          <table:table-cell office:value-type="string">
            <text:p>Cabernet Franc 2021</text:p>
          </table:table-cell>
          <table:table-cell office:value-type="string">
            <text:p>Damascene Vineyard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500">
            <text:p>8500</text:p>
          </table:table-cell>
          <table:table-cell office:value-type="float" office:value="3000">
            <text:p>3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tp8wg7jyga6ywkm1g8</text:p>
          </table:table-cell>
          <table:table-cell office:value-type="string">
            <text:p>RED</text:p>
          </table:table-cell>
          <table:table-cell office:value-type="string">
            <text:p>Stellenbosch Vineyards Cabernet Franc</text:p>
          </table:table-cell>
          <table:table-cell office:value-type="string">
            <text:p>Damascene</text:p>
          </table:table-cell>
          <table:table-cell office:value-type="float" office:value="37.29242">
            <text:p>37.292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368.0</text:p>
          </table:table-cell>
          <table:table-cell office:value-type="string">
            <text:p>RED</text:p>
          </table:table-cell>
          <table:table-cell office:value-type="string">
            <text:p>Amarone Ravazol 2016</text:p>
          </table:table-cell>
          <table:table-cell office:value-type="string">
            <text:p>Ca la Bion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500">
            <text:p>7500</text:p>
          </table:table-cell>
          <table:table-cell office:value-type="float" office:value="3800">
            <text:p>3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q63tdynt9d1qt0jby</text:p>
          </table:table-cell>
          <table:table-cell office:value-type="string">
            <text:p>RED</text:p>
          </table:table-cell>
          <table:table-cell office:value-type="string">
            <text:p>Amarone della Valpolicella Classico Vigneti di Ravazzol</text:p>
          </table:table-cell>
          <table:table-cell office:value-type="string">
            <text:p>Ca' La Bionda</text:p>
          </table:table-cell>
          <table:table-cell office:value-type="float" office:value="43.602222">
            <text:p>43.60222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369.0</text:p>
          </table:table-cell>
          <table:table-cell office:value-type="string">
            <text:p>RED</text:p>
          </table:table-cell>
          <table:table-cell office:value-type="string">
            <text:p>Teroldego Vigneto Morei Amfora 2020</text:p>
          </table:table-cell>
          <table:table-cell office:value-type="string">
            <text:p>Cantina Forad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100">
            <text:p>5100</text:p>
          </table:table-cell>
          <table:table-cell office:value-type="float" office:value="2335">
            <text:p>233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ncz52p49tm11n5n31d</text:p>
          </table:table-cell>
          <table:table-cell office:value-type="string">
            <text:p>RED</text:p>
          </table:table-cell>
          <table:table-cell office:value-type="string">
            <text:p>Teroldego Morei</text:p>
          </table:table-cell>
          <table:table-cell office:value-type="string">
            <text:p>Foradori</text:p>
          </table:table-cell>
          <table:table-cell office:value-type="float" office:value="47.34791">
            <text:p>47.3479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413.0</text:p>
          </table:table-cell>
          <table:table-cell office:value-type="string">
            <text:p>RED</text:p>
          </table:table-cell>
          <table:table-cell office:value-type="string">
            <text:p>Ciliegiolo 2021/23</text:p>
          </table:table-cell>
          <table:table-cell office:value-type="string">
            <text:p>Antonio Camill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900">
            <text:p>2900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Teatro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k2xa8a054s80jn3nyd</text:p>
          </table:table-cell>
          <table:table-cell office:value-type="string">
            <text:p>RED</text:p>
          </table:table-cell>
          <table:table-cell office:value-type="string">
            <text:p>Ciliegiolo Maremma Toscana</text:p>
          </table:table-cell>
          <table:table-cell office:value-type="string">
            <text:p>Antonio Camillo</text:p>
          </table:table-cell>
          <table:table-cell office:value-type="float" office:value="40.7328">
            <text:p>40.73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420.0</text:p>
          </table:table-cell>
          <table:table-cell office:value-type="string">
            <text:p>RED</text:p>
          </table:table-cell>
          <table:table-cell office:value-type="string">
            <text:p>Syrah Crozes-Heremitage Rouge "Le Rouvre" 2020</text:p>
          </table:table-cell>
          <table:table-cell office:value-type="string">
            <text:p>Domaine Yann Chav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100">
            <text:p>4100</text:p>
          </table:table-cell>
          <table:table-cell office:value-type="float" office:value="1700">
            <text:p>1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Teatro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e2rnkggrmdtr15xcbz</text:p>
          </table:table-cell>
          <table:table-cell office:value-type="string">
            <text:p>RED</text:p>
          </table:table-cell>
          <table:table-cell office:value-type="string">
            <text:p>Crozes-Hermitage Le Rouvre</text:p>
          </table:table-cell>
          <table:table-cell office:value-type="string">
            <text:p>Yann Chave</text:p>
          </table:table-cell>
          <table:table-cell office:value-type="float" office:value="52.553596">
            <text:p>52.5535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421.0</text:p>
          </table:table-cell>
          <table:table-cell office:value-type="string">
            <text:p>RED</text:p>
          </table:table-cell>
          <table:table-cell office:value-type="string">
            <text:p>Montepulicano d'Abruzzo 2021</text:p>
          </table:table-cell>
          <table:table-cell office:value-type="string">
            <text:p>Emidio Pep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800">
            <text:p>7800</text:p>
          </table:table-cell>
          <table:table-cell office:value-type="float" office:value="3890">
            <text:p>38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Netz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6tm16eae9c8tj0thw</text:p>
          </table:table-cell>
          <table:table-cell office:value-type="string">
            <text:p>RED</text:p>
          </table:table-cell>
          <table:table-cell office:value-type="string">
            <text:p>Montepulciano d'Abruzzo</text:p>
          </table:table-cell>
          <table:table-cell office:value-type="string">
            <text:p>Emidio Pepe</text:p>
          </table:table-cell>
          <table:table-cell office:value-type="float" office:value="44.535213">
            <text:p>44.5352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431.0</text:p>
          </table:table-cell>
          <table:table-cell office:value-type="string">
            <text:p>RED</text:p>
          </table:table-cell>
          <table:table-cell office:value-type="string">
            <text:p>Chianti Rufina 2018 Doppia Magnum</text:p>
          </table:table-cell>
          <table:table-cell office:value-type="string">
            <text:p>Cantina Selvapiana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18">
            <text:p>2018</text:p>
          </table:table-cell>
          <table:table-cell office:value-type="float" office:value="14500">
            <text:p>1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haycfywrvtjqgaqfk</text:p>
          </table:table-cell>
          <table:table-cell office:value-type="string">
            <text:p>RED</text:p>
          </table:table-cell>
          <table:table-cell office:value-type="string">
            <text:p>Chianti Rufina</text:p>
          </table:table-cell>
          <table:table-cell office:value-type="string">
            <text:p>Selvapiana</text:p>
          </table:table-cell>
          <table:table-cell office:value-type="float" office:value="46.544514">
            <text:p>46.5445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432.0</text:p>
          </table:table-cell>
          <table:table-cell office:value-type="string">
            <text:p>RED</text:p>
          </table:table-cell>
          <table:table-cell office:value-type="string">
            <text:p>Chianti Classico 2018</text:p>
          </table:table-cell>
          <table:table-cell office:value-type="string">
            <text:p>Castello di Rampolla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800">
            <text:p>3800</text:p>
          </table:table-cell>
          <table:table-cell office:value-type="float" office:value="1600">
            <text:p>1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380ad7c5wa8rrrare</text:p>
          </table:table-cell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Castello dei Rampolla</text:p>
          </table:table-cell>
          <table:table-cell office:value-type="float" office:value="46.108025">
            <text:p>46.1080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433.0</text:p>
          </table:table-cell>
          <table:table-cell office:value-type="string">
            <text:p>RED</text:p>
          </table:table-cell>
          <table:table-cell office:value-type="string">
            <text:p>Chianti Classico 2021</text:p>
          </table:table-cell>
          <table:table-cell office:value-type="string">
            <text:p>La vigna di S. Mart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w4dfzqgm22bdxnrbks2a7x</text:p>
          </table:table-cell>
          <table:table-cell office:value-type="string">
            <text:p>RED</text:p>
          </table:table-cell>
          <table:table-cell office:value-type="string">
            <text:p>Chianti Classico Riserva</text:p>
          </table:table-cell>
          <table:table-cell office:value-type="string">
            <text:p>La Vigna di San Martino Ad Argiano</text:p>
          </table:table-cell>
          <table:table-cell office:value-type="float" office:value="29.410913">
            <text:p>29.4109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435.0</text:p>
          </table:table-cell>
          <table:table-cell office:value-type="string">
            <text:p>RED</text:p>
          </table:table-cell>
          <table:table-cell office:value-type="string">
            <text:p>Chianti Classico 2022</text:p>
          </table:table-cell>
          <table:table-cell office:value-type="string">
            <text:p>Castello di Monsan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200">
            <text:p>3200</text:p>
          </table:table-cell>
          <table:table-cell office:value-type="float" office:value="1250">
            <text:p>12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39m04epgh2xr2r3st</text:p>
          </table:table-cell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Castello di Monsanto</text:p>
          </table:table-cell>
          <table:table-cell office:value-type="float" office:value="48.001072">
            <text:p>48.00107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441.0</text:p>
          </table:table-cell>
          <table:table-cell office:value-type="string">
            <text:p>RED</text:p>
          </table:table-cell>
          <table:table-cell office:value-type="string">
            <text:p>Chianti Classico 2020</text:p>
          </table:table-cell>
          <table:table-cell office:value-type="string">
            <text:p>Isole e Ole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900">
            <text:p>3900</text:p>
          </table:table-cell>
          <table:table-cell office:value-type="float" office:value="1580">
            <text:p>15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Teatro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5xaymkrv8ya7nayxev</text:p>
          </table:table-cell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Isole e Olena</text:p>
          </table:table-cell>
          <table:table-cell office:value-type="float" office:value="45.239803">
            <text:p>45.2398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442.0</text:p>
          </table:table-cell>
          <table:table-cell office:value-type="string">
            <text:p>RED</text:p>
          </table:table-cell>
          <table:table-cell office:value-type="string">
            <text:p>Chianti Classico 2016</text:p>
          </table:table-cell>
          <table:table-cell office:value-type="string">
            <text:p>Isole e Ole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xaymkrv8ya7nayxev</text:p>
          </table:table-cell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Isole e Olena</text:p>
          </table:table-cell>
          <table:table-cell office:value-type="float" office:value="45.239803">
            <text:p>45.2398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443.0</text:p>
          </table:table-cell>
          <table:table-cell office:value-type="string">
            <text:p>RED</text:p>
          </table:table-cell>
          <table:table-cell office:value-type="string">
            <text:p>Chianti Classico 2022</text:p>
          </table:table-cell>
          <table:table-cell office:value-type="string">
            <text:p>Cantina Carleo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1670">
            <text:p>16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vz22exh7f0b33wnvxt</text:p>
          </table:table-cell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Tenuta di Carleone</text:p>
          </table:table-cell>
          <table:table-cell office:value-type="float" office:value="29.557997">
            <text:p>29.5579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446.0</text:p>
          </table:table-cell>
          <table:table-cell office:value-type="string">
            <text:p>RED</text:p>
          </table:table-cell>
          <table:table-cell office:value-type="string">
            <text:p>Fontalloro 2016</text:p>
          </table:table-cell>
          <table:table-cell office:value-type="string">
            <text:p>Fattoria di Felsi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500">
            <text:p>7500</text:p>
          </table:table-cell>
          <table:table-cell office:value-type="float" office:value="2570">
            <text:p>25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3g52eh6v7h6921w3</text:p>
          </table:table-cell>
          <table:table-cell office:value-type="string">
            <text:p>RED</text:p>
          </table:table-cell>
          <table:table-cell office:value-type="string">
            <text:p>Sangiovese Fontalloro</text:p>
          </table:table-cell>
          <table:table-cell office:value-type="string">
            <text:p>Fèlsina</text:p>
          </table:table-cell>
          <table:table-cell office:value-type="float" office:value="42.91121">
            <text:p>42.9112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447.0</text:p>
          </table:table-cell>
          <table:table-cell office:value-type="string">
            <text:p>RED</text:p>
          </table:table-cell>
          <table:table-cell office:value-type="string">
            <text:p>Fontalloro 2010</text:p>
          </table:table-cell>
          <table:table-cell office:value-type="string">
            <text:p>Fattoria di Felsi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3g52eh6v7h6921w3</text:p>
          </table:table-cell>
          <table:table-cell office:value-type="string">
            <text:p>RED</text:p>
          </table:table-cell>
          <table:table-cell office:value-type="string">
            <text:p>Sangiovese Fontalloro</text:p>
          </table:table-cell>
          <table:table-cell office:value-type="string">
            <text:p>Fèlsina</text:p>
          </table:table-cell>
          <table:table-cell office:value-type="float" office:value="42.91121">
            <text:p>42.9112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449.0</text:p>
          </table:table-cell>
          <table:table-cell office:value-type="string">
            <text:p>RED</text:p>
          </table:table-cell>
          <table:table-cell office:value-type="string">
            <text:p>Fontalloro 1994</text:p>
          </table:table-cell>
          <table:table-cell office:value-type="string">
            <text:p>Fattoria di Felsi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4">
            <text:p>1994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3g52eh6v7h6921w3</text:p>
          </table:table-cell>
          <table:table-cell office:value-type="string">
            <text:p>RED</text:p>
          </table:table-cell>
          <table:table-cell office:value-type="string">
            <text:p>Sangiovese Fontalloro</text:p>
          </table:table-cell>
          <table:table-cell office:value-type="string">
            <text:p>Fèlsina</text:p>
          </table:table-cell>
          <table:table-cell office:value-type="float" office:value="42.91121">
            <text:p>42.9112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450.0</text:p>
          </table:table-cell>
          <table:table-cell office:value-type="string">
            <text:p>RED</text:p>
          </table:table-cell>
          <table:table-cell office:value-type="string">
            <text:p>Rosso di Montalcino 2021/22</text:p>
          </table:table-cell>
          <table:table-cell office:value-type="string">
            <text:p>Corte Pavo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200">
            <text:p>3200</text:p>
          </table:table-cell>
          <table:table-cell office:value-type="float" office:value="1170">
            <text:p>11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inu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sxmw0tpk1pmmqfbvw2nqe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Tenuta Corte Pavone</text:p>
          </table:table-cell>
          <table:table-cell office:value-type="float" office:value="44.11015">
            <text:p>44.110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451.0</text:p>
          </table:table-cell>
          <table:table-cell office:value-type="string">
            <text:p>RED</text:p>
          </table:table-cell>
          <table:table-cell office:value-type="string">
            <text:p>Brunello di Montalcino 2015</text:p>
          </table:table-cell>
          <table:table-cell office:value-type="string">
            <text:p>Corte Pavo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r7h5egdhpnj5hbq77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Tenuta Corte Pavone</text:p>
          </table:table-cell>
          <table:table-cell office:value-type="float" office:value="46.796703">
            <text:p>46.7967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452.0</text:p>
          </table:table-cell>
          <table:table-cell office:value-type="string">
            <text:p>RED</text:p>
          </table:table-cell>
          <table:table-cell office:value-type="string">
            <text:p>Brunello di Montalcino 2018</text:p>
          </table:table-cell>
          <table:table-cell office:value-type="string">
            <text:p>Corte Pavo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400">
            <text:p>6400</text:p>
          </table:table-cell>
          <table:table-cell office:value-type="float" office:value="3220">
            <text:p>32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inu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f3cmcr7h5egdhpnj5hbq77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Tenuta Corte Pavone</text:p>
          </table:table-cell>
          <table:table-cell office:value-type="float" office:value="46.796703">
            <text:p>46.7967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453.0</text:p>
          </table:table-cell>
          <table:table-cell office:value-type="string">
            <text:p>RED</text:p>
          </table:table-cell>
          <table:table-cell office:value-type="string">
            <text:p>Rosso di Montalcino 2022</text:p>
          </table:table-cell>
          <table:table-cell office:value-type="string">
            <text:p>Castello Tricerch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200">
            <text:p>3200</text:p>
          </table:table-cell>
          <table:table-cell office:value-type="float" office:value="1250">
            <text:p>12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Teatro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r2pq8qbpjtgz5rxc8byrv4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Tricerchi</text:p>
          </table:table-cell>
          <table:table-cell office:value-type="float" office:value="45.863503">
            <text:p>45.8635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456.0</text:p>
          </table:table-cell>
          <table:table-cell office:value-type="string">
            <text:p>RED</text:p>
          </table:table-cell>
          <table:table-cell office:value-type="string">
            <text:p>Brunello di Montalcino 2011</text:p>
          </table:table-cell>
          <table:table-cell office:value-type="string">
            <text:p>Conti Costa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6900">
            <text:p>6900</text:p>
          </table:table-cell>
          <table:table-cell office:value-type="float" office:value="2860">
            <text:p>28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f3cmcqweyg8nyq4ss0ahtv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onti Costanti</text:p>
          </table:table-cell>
          <table:table-cell office:value-type="float" office:value="56.00868">
            <text:p>56.008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458.0</text:p>
          </table:table-cell>
          <table:table-cell office:value-type="string">
            <text:p>RED</text:p>
          </table:table-cell>
          <table:table-cell office:value-type="string">
            <text:p>Brunello di Montalcino 2013</text:p>
          </table:table-cell>
          <table:table-cell office:value-type="string">
            <text:p>Conti Costa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6700">
            <text:p>6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qweyg8nyq4ss0ahtv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onti Costanti</text:p>
          </table:table-cell>
          <table:table-cell office:value-type="float" office:value="56.00868">
            <text:p>56.008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459.0</text:p>
          </table:table-cell>
          <table:table-cell office:value-type="string">
            <text:p>RED</text:p>
          </table:table-cell>
          <table:table-cell office:value-type="string">
            <text:p>Nobile di Montepulciano Asinone 2020</text:p>
          </table:table-cell>
          <table:table-cell office:value-type="string">
            <text:p>Cantina Poliz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3925">
            <text:p>392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7b05dgyw9ry5apyj</text:p>
          </table:table-cell>
          <table:table-cell office:value-type="string">
            <text:p>RED</text:p>
          </table:table-cell>
          <table:table-cell office:value-type="string">
            <text:p>Vino Nobile di Montepulciano Asinone</text:p>
          </table:table-cell>
          <table:table-cell office:value-type="string">
            <text:p>Poliziano</text:p>
          </table:table-cell>
          <table:table-cell office:value-type="float" office:value="48.66626">
            <text:p>48.666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462.0</text:p>
          </table:table-cell>
          <table:table-cell office:value-type="string">
            <text:p>RED</text:p>
          </table:table-cell>
          <table:table-cell office:value-type="string">
            <text:p>Palistorti Rosso 2015</text:p>
          </table:table-cell>
          <table:table-cell office:value-type="string">
            <text:p>Tenuta di Valg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500">
            <text:p>5500</text:p>
          </table:table-cell>
          <table:table-cell office:value-type="float" office:value="1200">
            <text:p>1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Gebi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ye7eb5pw6cqzbp61w0vvhv7</text:p>
          </table:table-cell>
          <table:table-cell office:value-type="string">
            <text:p>RED</text:p>
          </table:table-cell>
          <table:table-cell office:value-type="string">
            <text:p>Palistorti</text:p>
          </table:table-cell>
          <table:table-cell office:value-type="string">
            <text:p>Tenuta di Valgiano</text:p>
          </table:table-cell>
          <table:table-cell office:value-type="float" office:value="51.25668">
            <text:p>51.256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464.0</text:p>
          </table:table-cell>
          <table:table-cell office:value-type="string">
            <text:p>RED</text:p>
          </table:table-cell>
          <table:table-cell office:value-type="string">
            <text:p>Palistorti Rosso 2013</text:p>
          </table:table-cell>
          <table:table-cell office:value-type="string">
            <text:p>Tenuta di Valg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Gebi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ye7eb5pw6cqzbp61w0vvhv7</text:p>
          </table:table-cell>
          <table:table-cell office:value-type="string">
            <text:p>RED</text:p>
          </table:table-cell>
          <table:table-cell office:value-type="string">
            <text:p>Palistorti</text:p>
          </table:table-cell>
          <table:table-cell office:value-type="string">
            <text:p>Tenuta di Valgiano</text:p>
          </table:table-cell>
          <table:table-cell office:value-type="float" office:value="51.25668">
            <text:p>51.256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469.0</text:p>
          </table:table-cell>
          <table:table-cell office:value-type="string">
            <text:p>RED</text:p>
          </table:table-cell>
          <table:table-cell office:value-type="string">
            <text:p>Flaccianello della Pieve 2016</text:p>
          </table:table-cell>
          <table:table-cell office:value-type="string">
            <text:p>Cantina Fonto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29000">
            <text:p>29000</text:p>
          </table:table-cell>
          <table:table-cell office:value-type="float" office:value="6800">
            <text:p>6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aqyvxbtdggywpefb</text:p>
          </table:table-cell>
          <table:table-cell office:value-type="string">
            <text:p>RED</text:p>
          </table:table-cell>
          <table:table-cell office:value-type="string">
            <text:p>Flaccianello della Pieve</text:p>
          </table:table-cell>
          <table:table-cell office:value-type="string">
            <text:p>Fontodi</text:p>
          </table:table-cell>
          <table:table-cell office:value-type="float" office:value="58.600685">
            <text:p>58.6006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470.0</text:p>
          </table:table-cell>
          <table:table-cell office:value-type="string">
            <text:p>RED</text:p>
          </table:table-cell>
          <table:table-cell office:value-type="string">
            <text:p>Flaccianello della Pieve 2001</text:p>
          </table:table-cell>
          <table:table-cell office:value-type="string">
            <text:p>Cantina Fondo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1">
            <text:p>2001</text:p>
          </table:table-cell>
          <table:table-cell office:value-type="float" office:value="21500">
            <text:p>21500</text:p>
          </table:table-cell>
          <table:table-cell office:value-type="float" office:value="12500">
            <text:p>1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aqyvxbtdggywpefb</text:p>
          </table:table-cell>
          <table:table-cell office:value-type="string">
            <text:p>RED</text:p>
          </table:table-cell>
          <table:table-cell office:value-type="string">
            <text:p>Flaccianello della Pieve</text:p>
          </table:table-cell>
          <table:table-cell office:value-type="string">
            <text:p>Fontodi</text:p>
          </table:table-cell>
          <table:table-cell office:value-type="float" office:value="54.41035">
            <text:p>54.410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471.0</text:p>
          </table:table-cell>
          <table:table-cell office:value-type="string">
            <text:p>RED</text:p>
          </table:table-cell>
          <table:table-cell office:value-type="string">
            <text:p>Flaccianello della Pieve 1995</text:p>
          </table:table-cell>
          <table:table-cell office:value-type="string">
            <text:p>Cantina Fonto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5">
            <text:p>1995</text:p>
          </table:table-cell>
          <table:table-cell office:value-type="float" office:value="27000">
            <text:p>27000</text:p>
          </table:table-cell>
          <table:table-cell office:value-type="float" office:value="15000">
            <text:p>15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aqyvxbtdggywpefb</text:p>
          </table:table-cell>
          <table:table-cell office:value-type="string">
            <text:p>RED</text:p>
          </table:table-cell>
          <table:table-cell office:value-type="string">
            <text:p>Flaccianello della Pieve</text:p>
          </table:table-cell>
          <table:table-cell office:value-type="string">
            <text:p>Fontodi</text:p>
          </table:table-cell>
          <table:table-cell office:value-type="float" office:value="58.600685">
            <text:p>58.6006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473.0</text:p>
          </table:table-cell>
          <table:table-cell office:value-type="string">
            <text:p>RED</text:p>
          </table:table-cell>
          <table:table-cell office:value-type="string">
            <text:p>Flaccianello della Pieve 1991</text:p>
          </table:table-cell>
          <table:table-cell office:value-type="string">
            <text:p>Cantina Fonto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1">
            <text:p>1991</text:p>
          </table:table-cell>
          <table:table-cell office:value-type="float" office:value="39000">
            <text:p>39000</text:p>
          </table:table-cell>
          <table:table-cell office:value-type="float" office:value="6800">
            <text:p>6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aqyvxbtdggywpefb</text:p>
          </table:table-cell>
          <table:table-cell office:value-type="string">
            <text:p>RED</text:p>
          </table:table-cell>
          <table:table-cell office:value-type="string">
            <text:p>Flaccianello della Pieve</text:p>
          </table:table-cell>
          <table:table-cell office:value-type="string">
            <text:p>Fontodi</text:p>
          </table:table-cell>
          <table:table-cell office:value-type="float" office:value="58.600685">
            <text:p>58.6006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480.0</text:p>
          </table:table-cell>
          <table:table-cell office:value-type="string">
            <text:p>RED</text:p>
          </table:table-cell>
          <table:table-cell office:value-type="string">
            <text:p>Barolo Sori Ginestra 2020</text:p>
          </table:table-cell>
          <table:table-cell office:value-type="string">
            <text:p>Conterno-Fant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900">
            <text:p>11900</text:p>
          </table:table-cell>
          <table:table-cell office:value-type="float" office:value="6300">
            <text:p>6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emm69xxhykex1zvn8</text:p>
          </table:table-cell>
          <table:table-cell office:value-type="string">
            <text:p>RED</text:p>
          </table:table-cell>
          <table:table-cell office:value-type="string">
            <text:p>Barolo Sorì Ginestra Bio</text:p>
          </table:table-cell>
          <table:table-cell office:value-type="string">
            <text:p>Conterno Fantino</text:p>
          </table:table-cell>
          <table:table-cell office:value-type="float" office:value="63.75841">
            <text:p>63.7584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481.0</text:p>
          </table:table-cell>
          <table:table-cell office:value-type="string">
            <text:p>RED</text:p>
          </table:table-cell>
          <table:table-cell office:value-type="string">
            <text:p>Barolo Bricco Boschis 2010</text:p>
          </table:table-cell>
          <table:table-cell office:value-type="string">
            <text:p>Cavallotto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y2hr954cemgymcadg</text:p>
          </table:table-cell>
          <table:table-cell office:value-type="string">
            <text:p>RED</text:p>
          </table:table-cell>
          <table:table-cell office:value-type="string">
            <text:p>Barolo Bricco Boschis</text:p>
          </table:table-cell>
          <table:table-cell office:value-type="string">
            <text:p>Cavallotto</text:p>
          </table:table-cell>
          <table:table-cell office:value-type="float" office:value="47.76331">
            <text:p>47.7633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482.0</text:p>
          </table:table-cell>
          <table:table-cell office:value-type="string">
            <text:p>RED</text:p>
          </table:table-cell>
          <table:table-cell office:value-type="string">
            <text:p>Barolo Cicala 2006</text:p>
          </table:table-cell>
          <table:table-cell office:value-type="string">
            <text:p>A. Cont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25000">
            <text:p>25000</text:p>
          </table:table-cell>
          <table:table-cell office:value-type="float" office:value="14000">
            <text:p>14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xjdegjmef69h6etsc</text:p>
          </table:table-cell>
          <table:table-cell office:value-type="string">
            <text:p>RED</text:p>
          </table:table-cell>
          <table:table-cell office:value-type="string">
            <text:p>Barolo Bussia Cicala</text:p>
          </table:table-cell>
          <table:table-cell office:value-type="string">
            <text:p>Aldo Conterno</text:p>
          </table:table-cell>
          <table:table-cell office:value-type="float" office:value="36.01747">
            <text:p>36.017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483.0</text:p>
          </table:table-cell>
          <table:table-cell office:value-type="string">
            <text:p>RED</text:p>
          </table:table-cell>
          <table:table-cell office:value-type="string">
            <text:p>Barolo Le Vigne 2007</text:p>
          </table:table-cell>
          <table:table-cell office:value-type="string">
            <text:p>Luciano Sandro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7">
            <text:p>2007</text:p>
          </table:table-cell>
          <table:table-cell office:value-type="float" office:value="25000">
            <text:p>25000</text:p>
          </table:table-cell>
          <table:table-cell office:value-type="float" office:value="13000">
            <text:p>13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hdneb67mx04k6zhqex</text:p>
          </table:table-cell>
          <table:table-cell office:value-type="string">
            <text:p>RED</text:p>
          </table:table-cell>
          <table:table-cell office:value-type="string">
            <text:p>Barolo Le Vigne</text:p>
          </table:table-cell>
          <table:table-cell office:value-type="string">
            <text:p>Sandrone Luciano</text:p>
          </table:table-cell>
          <table:table-cell office:value-type="float" office:value="56.292778">
            <text:p>56.29277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485.0</text:p>
          </table:table-cell>
          <table:table-cell office:value-type="string">
            <text:p>RED</text:p>
          </table:table-cell>
          <table:table-cell office:value-type="string">
            <text:p>Barolo Lazzairasco 2020 Magnum</text:p>
          </table:table-cell>
          <table:table-cell office:value-type="string">
            <text:p>Guido Porr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9300">
            <text:p>9300</text:p>
          </table:table-cell>
          <table:table-cell office:value-type="float" office:value="4700">
            <text:p>4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ezbqdq49d1eq36axb9</text:p>
          </table:table-cell>
          <table:table-cell office:value-type="string">
            <text:p>RED</text:p>
          </table:table-cell>
          <table:table-cell office:value-type="string">
            <text:p>V. Lazzairasco Barolo</text:p>
          </table:table-cell>
          <table:table-cell office:value-type="string">
            <text:p>Guido Porro</text:p>
          </table:table-cell>
          <table:table-cell office:value-type="float" office:value="56.633747">
            <text:p>56.6337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487.0</text:p>
          </table:table-cell>
          <table:table-cell office:value-type="string">
            <text:p>RED</text:p>
          </table:table-cell>
          <table:table-cell office:value-type="string">
            <text:p>Barbera D'Alba Gepin 2020/22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200">
            <text:p>3200</text:p>
          </table:table-cell>
          <table:table-cell office:value-type="float" office:value="1490">
            <text:p>14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gebi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6w2hhb8wxp54m5e8c4</text:p>
          </table:table-cell>
          <table:table-cell office:value-type="string">
            <text:p>RED</text:p>
          </table:table-cell>
          <table:table-cell office:value-type="string">
            <text:p>Barbera d'Alba Gepin</text:p>
          </table:table-cell>
          <table:table-cell office:value-type="string">
            <text:p>Albino Rocca</text:p>
          </table:table-cell>
          <table:table-cell office:value-type="float" office:value="55.164024">
            <text:p>55.1640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488.0</text:p>
          </table:table-cell>
          <table:table-cell office:value-type="string">
            <text:p>RED</text:p>
          </table:table-cell>
          <table:table-cell office:value-type="string">
            <text:p>Barbaresco Ronchi 2013 Magnum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16900">
            <text:p>1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hke5vkbq4k6qb9q7wcpjz8m</text:p>
          </table:table-cell>
          <table:table-cell office:value-type="string">
            <text:p>RED</text:p>
          </table:table-cell>
          <table:table-cell office:value-type="string">
            <text:p>Barbaresco Ronchi</text:p>
          </table:table-cell>
          <table:table-cell office:value-type="string">
            <text:p>Albino Rocca</text:p>
          </table:table-cell>
          <table:table-cell office:value-type="float" office:value="52.18761">
            <text:p>52.1876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489.0</text:p>
          </table:table-cell>
          <table:table-cell office:value-type="string">
            <text:p>RED</text:p>
          </table:table-cell>
          <table:table-cell office:value-type="string">
            <text:p>Barbaresco Ronchi 2016</text:p>
          </table:table-cell>
          <table:table-cell office:value-type="string">
            <text:p>Albino Rocca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8800">
            <text:p>8800</text:p>
          </table:table-cell>
          <table:table-cell office:value-type="float" office:value="4500">
            <text:p>4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hke5vkbq4k6qb9q7wcpjz8m</text:p>
          </table:table-cell>
          <table:table-cell office:value-type="string">
            <text:p>RED</text:p>
          </table:table-cell>
          <table:table-cell office:value-type="string">
            <text:p>Barbaresco Ronchi</text:p>
          </table:table-cell>
          <table:table-cell office:value-type="string">
            <text:p>Albino Rocca</text:p>
          </table:table-cell>
          <table:table-cell office:value-type="float" office:value="52.18761">
            <text:p>52.1876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491.0</text:p>
          </table:table-cell>
          <table:table-cell office:value-type="string">
            <text:p>RED</text:p>
          </table:table-cell>
          <table:table-cell office:value-type="string">
            <text:p>Barbaresco 2020</text:p>
          </table:table-cell>
          <table:table-cell office:value-type="string">
            <text:p>Produttori del Barbae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900">
            <text:p>3900</text:p>
          </table:table-cell>
          <table:table-cell office:value-type="float" office:value="1800">
            <text:p>1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2q77fb88zxfbzs90f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Produttori del Barbaresco</text:p>
          </table:table-cell>
          <table:table-cell office:value-type="float" office:value="46.832153">
            <text:p>46.8321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492.0</text:p>
          </table:table-cell>
          <table:table-cell office:value-type="string">
            <text:p>RED</text:p>
          </table:table-cell>
          <table:table-cell office:value-type="string">
            <text:p>Nebbiolo Langhe Ginestrino 2021/22</text:p>
          </table:table-cell>
          <table:table-cell office:value-type="string">
            <text:p>Conterno-Fant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1600">
            <text:p>1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egwegeg14ry41e9rq</text:p>
          </table:table-cell>
          <table:table-cell office:value-type="string">
            <text:p>RED</text:p>
          </table:table-cell>
          <table:table-cell office:value-type="string">
            <text:p>Nebbiolo Ginestrino</text:p>
          </table:table-cell>
          <table:table-cell office:value-type="string">
            <text:p>Conterno Fantino</text:p>
          </table:table-cell>
          <table:table-cell office:value-type="float" office:value="62.64405">
            <text:p>62.644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493.0</text:p>
          </table:table-cell>
          <table:table-cell office:value-type="string">
            <text:p>RED</text:p>
          </table:table-cell>
          <table:table-cell office:value-type="string">
            <text:p>Barbaresco Rabajà 2019</text:p>
          </table:table-cell>
          <table:table-cell office:value-type="string">
            <text:p>Giuseppe Cortes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900">
            <text:p>6900</text:p>
          </table:table-cell>
          <table:table-cell office:value-type="float" office:value="3500">
            <text:p>3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8ag2a0h2dgqwefrqp</text:p>
          </table:table-cell>
          <table:table-cell office:value-type="string">
            <text:p>RED</text:p>
          </table:table-cell>
          <table:table-cell office:value-type="string">
            <text:p>Barbaresco Rabaja</text:p>
          </table:table-cell>
          <table:table-cell office:value-type="string">
            <text:p>Giuseppe Cortese</text:p>
          </table:table-cell>
          <table:table-cell office:value-type="float" office:value="57.60066">
            <text:p>57.600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495.0</text:p>
          </table:table-cell>
          <table:table-cell office:value-type="string">
            <text:p>RED</text:p>
          </table:table-cell>
          <table:table-cell office:value-type="string">
            <text:p>Barbaresco Angelo 2019</text:p>
          </table:table-cell>
          <table:table-cell office:value-type="string">
            <text:p>Albino Rocca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900">
            <text:p>8900</text:p>
          </table:table-cell>
          <table:table-cell office:value-type="float" office:value="4900">
            <text:p>4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wc3gsyqw46mx06vy7</text:p>
          </table:table-cell>
          <table:table-cell office:value-type="string">
            <text:p>RED</text:p>
          </table:table-cell>
          <table:table-cell office:value-type="string">
            <text:p>Barbaresco Angelo</text:p>
          </table:table-cell>
          <table:table-cell office:value-type="string">
            <text:p>Albino Rocca</text:p>
          </table:table-cell>
          <table:table-cell office:value-type="float" office:value="51.267662">
            <text:p>51.2676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495.0</text:p>
          </table:table-cell>
          <table:table-cell office:value-type="string">
            <text:p>RED</text:p>
          </table:table-cell>
          <table:table-cell office:value-type="string">
            <text:p>Nebbiolo Lessona 2013 Magnum</text:p>
          </table:table-cell>
          <table:table-cell office:value-type="string">
            <text:p>Proprietà Sperin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17900">
            <text:p>17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98pdr2jkf1z6h88xw</text:p>
          </table:table-cell>
          <table:table-cell office:value-type="string">
            <text:p>RED</text:p>
          </table:table-cell>
          <table:table-cell office:value-type="string">
            <text:p>Nebbiolo Lessona</text:p>
          </table:table-cell>
          <table:table-cell office:value-type="string">
            <text:p>Proprieta Sperino</text:p>
          </table:table-cell>
          <table:table-cell office:value-type="float" office:value="65.346">
            <text:p>65.3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496.0</text:p>
          </table:table-cell>
          <table:table-cell office:value-type="string">
            <text:p>RED</text:p>
          </table:table-cell>
          <table:table-cell office:value-type="string">
            <text:p>Barbaresco Ronchi 2021</text:p>
          </table:table-cell>
          <table:table-cell office:value-type="string">
            <text:p>Albino Rocca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900">
            <text:p>5900</text:p>
          </table:table-cell>
          <table:table-cell office:value-type="float" office:value="3150">
            <text:p>31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hke5vkbq4k6qb9q7wcpjz8m</text:p>
          </table:table-cell>
          <table:table-cell office:value-type="string">
            <text:p>RED</text:p>
          </table:table-cell>
          <table:table-cell office:value-type="string">
            <text:p>Barbaresco Ronchi</text:p>
          </table:table-cell>
          <table:table-cell office:value-type="string">
            <text:p>Albino Rocca</text:p>
          </table:table-cell>
          <table:table-cell office:value-type="float" office:value="52.18761">
            <text:p>52.1876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3010.0</text:p>
          </table:table-cell>
          <table:table-cell office:value-type="string">
            <text:p>RED</text:p>
          </table:table-cell>
          <table:table-cell office:value-type="string">
            <text:p>Blaufränkisch Perwolf 2010</text:p>
          </table:table-cell>
          <table:table-cell office:value-type="string">
            <text:p>Weingut Krutz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11000">
            <text:p>11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py02j5wtcfnyym901</text:p>
          </table:table-cell>
          <table:table-cell office:value-type="string">
            <text:p>RED</text:p>
          </table:table-cell>
          <table:table-cell office:value-type="string">
            <text:p>Perwolff Blaufränkisch</text:p>
          </table:table-cell>
          <table:table-cell office:value-type="string">
            <text:p>Krutzler</text:p>
          </table:table-cell>
          <table:table-cell office:value-type="float" office:value="44.518265">
            <text:p>44.5182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3011.0</text:p>
          </table:table-cell>
          <table:table-cell office:value-type="string">
            <text:p>RED</text:p>
          </table:table-cell>
          <table:table-cell office:value-type="string">
            <text:p>Blaufränkisch Perwolf 2021</text:p>
          </table:table-cell>
          <table:table-cell office:value-type="string">
            <text:p>Weingut Krutz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500">
            <text:p>8500</text:p>
          </table:table-cell>
          <table:table-cell office:value-type="float" office:value="4740">
            <text:p>474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py02j5wtcfnyym901</text:p>
          </table:table-cell>
          <table:table-cell office:value-type="string">
            <text:p>RED</text:p>
          </table:table-cell>
          <table:table-cell office:value-type="string">
            <text:p>Perwolff Blaufränkisch</text:p>
          </table:table-cell>
          <table:table-cell office:value-type="string">
            <text:p>Krutzler</text:p>
          </table:table-cell>
          <table:table-cell office:value-type="float" office:value="44.518265">
            <text:p>44.5182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3020.0</text:p>
          </table:table-cell>
          <table:table-cell office:value-type="string">
            <text:p>RED</text:p>
          </table:table-cell>
          <table:table-cell office:value-type="string">
            <text:p>Blaufränkisch Eisenberg Reserve 2018/20</text:p>
          </table:table-cell>
          <table:table-cell office:value-type="string">
            <text:p>Weingut Krutz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500">
            <text:p>4500</text:p>
          </table:table-cell>
          <table:table-cell office:value-type="float" office:value="2020">
            <text:p>20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öller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7pa826yeqyt16hw409</text:p>
          </table:table-cell>
          <table:table-cell office:value-type="string">
            <text:p>RED</text:p>
          </table:table-cell>
          <table:table-cell office:value-type="string">
            <text:p>Eisenberg Reserve Blaufränkisch</text:p>
          </table:table-cell>
          <table:table-cell office:value-type="string">
            <text:p>Krutzler</text:p>
          </table:table-cell>
          <table:table-cell office:value-type="float" office:value="44.510036">
            <text:p>44.5100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3030.0</text:p>
          </table:table-cell>
          <table:table-cell office:value-type="string">
            <text:p>RED</text:p>
          </table:table-cell>
          <table:table-cell office:value-type="string">
            <text:p>Blaufränkisch Szapary 2016</text:p>
          </table:table-cell>
          <table:table-cell office:value-type="string">
            <text:p>Weingut Uwe Schief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600">
            <text:p>5600</text:p>
          </table:table-cell>
          <table:table-cell office:value-type="float" office:value="2700">
            <text:p>2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öller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wsykz1ccsys8rfs8wk83bb</text:p>
          </table:table-cell>
          <table:table-cell office:value-type="string">
            <text:p>RED</text:p>
          </table:table-cell>
          <table:table-cell office:value-type="string">
            <text:p>Szapary Blaufränkisch</text:p>
          </table:table-cell>
          <table:table-cell office:value-type="string">
            <text:p>Weinbau Uwe Schiefer</text:p>
          </table:table-cell>
          <table:table-cell office:value-type="float" office:value="55.75465">
            <text:p>55.754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3038.0</text:p>
          </table:table-cell>
          <table:table-cell office:value-type="string">
            <text:p>RED</text:p>
          </table:table-cell>
          <table:table-cell office:value-type="string">
            <text:p>Blaufränkisch Mörbisch 2021</text:p>
          </table:table-cell>
          <table:table-cell office:value-type="string">
            <text:p>Weingut Schönberger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z20hh4n068xwyg3f04</text:p>
          </table:table-cell>
          <table:table-cell office:value-type="string">
            <text:p>RED</text:p>
          </table:table-cell>
          <table:table-cell office:value-type="string">
            <text:p>Mörbisch Blaufränkisch</text:p>
          </table:table-cell>
          <table:table-cell office:value-type="string">
            <text:p>Schönberger</text:p>
          </table:table-cell>
          <table:table-cell office:value-type="float" office:value="49.495426">
            <text:p>49.4954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3039.0</text:p>
          </table:table-cell>
          <table:table-cell office:value-type="string">
            <text:p>RED</text:p>
          </table:table-cell>
          <table:table-cell office:value-type="string">
            <text:p>Blaufränkisch Kräften 2018</text:p>
          </table:table-cell>
          <table:table-cell office:value-type="string">
            <text:p>Weingut Schön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300">
            <text:p>4300</text:p>
          </table:table-cell>
          <table:table-cell office:value-type="float" office:value="1500">
            <text:p>1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z387a4ct2edhsdjx5z</text:p>
          </table:table-cell>
          <table:table-cell office:value-type="string">
            <text:p>RED</text:p>
          </table:table-cell>
          <table:table-cell office:value-type="string">
            <text:p>Kräften Blaufränkisch</text:p>
          </table:table-cell>
          <table:table-cell office:value-type="string">
            <text:p>Schönberger</text:p>
          </table:table-cell>
          <table:table-cell office:value-type="float" office:value="46.820023">
            <text:p>46.8200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3041.0</text:p>
          </table:table-cell>
          <table:table-cell office:value-type="string">
            <text:p>RED</text:p>
          </table:table-cell>
          <table:table-cell office:value-type="string">
            <text:p>Blaufränkisch Lehmgrube 2017</text:p>
          </table:table-cell>
          <table:table-cell office:value-type="string">
            <text:p>Weingut Schön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500">
            <text:p>5500</text:p>
          </table:table-cell>
          <table:table-cell office:value-type="float" office:value="2800">
            <text:p>2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18mbefd1sxye7kgd5ny</text:p>
          </table:table-cell>
          <table:table-cell office:value-type="string">
            <text:p>RED</text:p>
          </table:table-cell>
          <table:table-cell office:value-type="string">
            <text:p>Lehmgrube Blaufränkisch</text:p>
          </table:table-cell>
          <table:table-cell office:value-type="string">
            <text:p>Schönberger</text:p>
          </table:table-cell>
          <table:table-cell office:value-type="float" office:value="50.056152">
            <text:p>50.0561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5063.0</text:p>
          </table:table-cell>
          <table:table-cell office:value-type="string">
            <text:p>RED</text:p>
          </table:table-cell>
          <table:table-cell office:value-type="string">
            <text:p>Cassiano 2021</text:p>
          </table:table-cell>
          <table:table-cell office:value-type="string">
            <text:p>Weingut 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2300">
            <text:p>2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b0pcbwmmy0vdycnb</text:p>
          </table:table-cell>
          <table:table-cell office:value-type="string">
            <text:p>RED</text:p>
          </table:table-cell>
          <table:table-cell office:value-type="string">
            <text:p>Cassiano Bio</text:p>
          </table:table-cell>
          <table:table-cell office:value-type="string">
            <text:p>Manincor</text:p>
          </table:table-cell>
          <table:table-cell office:value-type="float" office:value="40.846657">
            <text:p>40.8466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9050.0</text:p>
          </table:table-cell>
          <table:table-cell office:value-type="string">
            <text:p>RED</text:p>
          </table:table-cell>
          <table:table-cell office:value-type="string">
            <text:p>Nebbiolo Langhe 2021</text:p>
          </table:table-cell>
          <table:table-cell office:value-type="string">
            <text:p>Giuseppte Cortese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4ekjx1vprt30w92ye</text:p>
          </table:table-cell>
          <table:table-cell office:value-type="string">
            <text:p>RED</text:p>
          </table:table-cell>
          <table:table-cell office:value-type="string">
            <text:p>Nebbiolo Langhe</text:p>
          </table:table-cell>
          <table:table-cell office:value-type="string">
            <text:p>Giuseppe Cortese</text:p>
          </table:table-cell>
          <table:table-cell office:value-type="float" office:value="48.889656">
            <text:p>48.8896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9094.0</text:p>
          </table:table-cell>
          <table:table-cell office:value-type="string">
            <text:p>RED</text:p>
          </table:table-cell>
          <table:table-cell office:value-type="string">
            <text:p>Barbaresco Rabajà Riserva 2016</text:p>
          </table:table-cell>
          <table:table-cell office:value-type="string">
            <text:p>Giuseppe Cortes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4500">
            <text:p>14500</text:p>
          </table:table-cell>
          <table:table-cell office:value-type="float" office:value="7700">
            <text:p>7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sce606d6g6t9jxwbev8</text:p>
          </table:table-cell>
          <table:table-cell office:value-type="string">
            <text:p>RED</text:p>
          </table:table-cell>
          <table:table-cell office:value-type="string">
            <text:p>Barbaresco Riserva Rabajà</text:p>
          </table:table-cell>
          <table:table-cell office:value-type="string">
            <text:p>Giuseppe Cortese</text:p>
          </table:table-cell>
          <table:table-cell office:value-type="float" office:value="58.312542">
            <text:p>58.3125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baresco Rombone 2021</text:p>
          </table:table-cell>
          <table:table-cell office:value-type="string">
            <text:p>Nada Fiorenz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900">
            <text:p>9900</text:p>
          </table:table-cell>
          <table:table-cell office:value-type="float" office:value="4650">
            <text:p>46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s13je1mthgd609q7m</text:p>
          </table:table-cell>
          <table:table-cell office:value-type="string">
            <text:p>RED</text:p>
          </table:table-cell>
          <table:table-cell office:value-type="string">
            <text:p>Barbaresco Rombone</text:p>
          </table:table-cell>
          <table:table-cell office:value-type="string">
            <text:p>Nada Fiorenzo</text:p>
          </table:table-cell>
          <table:table-cell office:value-type="float" office:value="59.386044">
            <text:p>59.3860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baresco Manzola 2021</text:p>
          </table:table-cell>
          <table:table-cell office:value-type="string">
            <text:p>Nada Fiorenz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500">
            <text:p>7500</text:p>
          </table:table-cell>
          <table:table-cell office:value-type="float" office:value="3350">
            <text:p>33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s6qpk5bms5p6f4saf</text:p>
          </table:table-cell>
          <table:table-cell office:value-type="string">
            <text:p>RED</text:p>
          </table:table-cell>
          <table:table-cell office:value-type="string">
            <text:p>Manzola Barbaresco</text:p>
          </table:table-cell>
          <table:table-cell office:value-type="string">
            <text:p>Nada Fiorenzo</text:p>
          </table:table-cell>
          <table:table-cell office:value-type="float" office:value="57.47726">
            <text:p>57.477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baresco 2021</text:p>
          </table:table-cell>
          <table:table-cell office:value-type="string">
            <text:p>Nada Fiorenz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00">
            <text:p>5500</text:p>
          </table:table-cell>
          <table:table-cell office:value-type="float" office:value="2180">
            <text:p>21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secqhbw3219yv3qp0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Nada Fiorenzo</text:p>
          </table:table-cell>
          <table:table-cell office:value-type="float" office:value="49.294342">
            <text:p>49.2943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bera d'Alba 2022</text:p>
          </table:table-cell>
          <table:table-cell office:value-type="string">
            <text:p>Nada Fiorenz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1490">
            <text:p>14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sbczqk40yerqzn8yb</text:p>
          </table:table-cell>
          <table:table-cell office:value-type="string">
            <text:p>RED</text:p>
          </table:table-cell>
          <table:table-cell office:value-type="string">
            <text:p>Barbera d'Alba</text:p>
          </table:table-cell>
          <table:table-cell office:value-type="string">
            <text:p>Nada Fiorenzo</text:p>
          </table:table-cell>
          <table:table-cell office:value-type="float" office:value="54.140533">
            <text:p>54.1405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Nebbiolo Langhe 2022</text:p>
          </table:table-cell>
          <table:table-cell office:value-type="string">
            <text:p>Nada Fiorenz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1400">
            <text:p>14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sjnc18cqb3jtkye1m</text:p>
          </table:table-cell>
          <table:table-cell office:value-type="string">
            <text:p>RED</text:p>
          </table:table-cell>
          <table:table-cell office:value-type="string">
            <text:p>Langhe Nebbiolo</text:p>
          </table:table-cell>
          <table:table-cell office:value-type="string">
            <text:p>Nada Fiorenzo</text:p>
          </table:table-cell>
          <table:table-cell office:value-type="float" office:value="53.96099">
            <text:p>53.9609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olo Giannetto 2020</text:p>
          </table:table-cell>
          <table:table-cell office:value-type="string">
            <text:p>Guido Porro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100">
            <text:p>5100</text:p>
          </table:table-cell>
          <table:table-cell office:value-type="float" office:value="2050">
            <text:p>20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46ev3m2z29dwsxyw5</text:p>
          </table:table-cell>
          <table:table-cell office:value-type="string">
            <text:p>RED</text:p>
          </table:table-cell>
          <table:table-cell office:value-type="string">
            <text:p>Gianetto Barolo</text:p>
          </table:table-cell>
          <table:table-cell office:value-type="string">
            <text:p>Guido Porro</text:p>
          </table:table-cell>
          <table:table-cell office:value-type="float" office:value="56.4094">
            <text:p>56.40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olo S. Caterina 2020</text:p>
          </table:table-cell>
          <table:table-cell office:value-type="string">
            <text:p>Guido Porro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500">
            <text:p>5500</text:p>
          </table:table-cell>
          <table:table-cell office:value-type="float" office:value="2150">
            <text:p>21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3ps5td9a9fkas00ep</text:p>
          </table:table-cell>
          <table:table-cell office:value-type="string">
            <text:p>RED</text:p>
          </table:table-cell>
          <table:table-cell office:value-type="string">
            <text:p>V. S. Caterina Barolo</text:p>
          </table:table-cell>
          <table:table-cell office:value-type="string">
            <text:p>Guido Porro</text:p>
          </table:table-cell>
          <table:table-cell office:value-type="float" office:value="53.6388">
            <text:p>53.638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olo Lazzairasco 2020</text:p>
          </table:table-cell>
          <table:table-cell office:value-type="string">
            <text:p>Guido Porro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00">
            <text:p>5900</text:p>
          </table:table-cell>
          <table:table-cell office:value-type="float" office:value="2350">
            <text:p>23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ezbqdq49d1eq36axb9</text:p>
          </table:table-cell>
          <table:table-cell office:value-type="string">
            <text:p>RED</text:p>
          </table:table-cell>
          <table:table-cell office:value-type="string">
            <text:p>V. Lazzairasco Barolo</text:p>
          </table:table-cell>
          <table:table-cell office:value-type="string">
            <text:p>Guido Porro</text:p>
          </table:table-cell>
          <table:table-cell office:value-type="float" office:value="55.845802">
            <text:p>55.845802</text:p>
          </table:table-cell>
        </table:table-row>
      </table:table>
      <table:table table:name="Manual (insert ids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0121.0</text:p>
          </table:table-cell>
          <table:table-cell office:value-type="string">
            <text:p>SPARKLING</text:p>
          </table:table-cell>
          <table:table-cell office:value-type="string">
            <text:p>Brut Nature </text:p>
          </table:table-cell>
          <table:table-cell office:value-type="string">
            <text:p>Steineg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400">
            <text:p>540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0122.0</text:p>
          </table:table-cell>
          <table:table-cell office:value-type="string">
            <text:p>SPARKLING</text:p>
          </table:table-cell>
          <table:table-cell office:value-type="string">
            <text:p>Ferrari Brut Perlè </text:p>
          </table:table-cell>
          <table:table-cell office:value-type="string">
            <text:p>Lune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500">
            <text:p>6500</text:p>
          </table:table-cell>
          <table:table-cell office:value-type="float" office:value="2722">
            <text:p>2722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Perpmer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2010.0</text:p>
          </table:table-cell>
          <table:table-cell office:value-type="string">
            <text:p>WHITE</text:p>
          </table:table-cell>
          <table:table-cell office:value-type="string">
            <text:p>Weißburgunder Preasulis 2022723</text:p>
          </table:table-cell>
          <table:table-cell office:value-type="string">
            <text:p>Gump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1380">
            <text:p>13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2022.0</text:p>
          </table:table-cell>
          <table:table-cell office:value-type="string">
            <text:p>WHITE</text:p>
          </table:table-cell>
          <table:table-cell office:value-type="string">
            <text:p>Weissburgunder Renaissance 2019/21</text:p>
          </table:table-cell>
          <table:table-cell office:value-type="string">
            <text:p>Gump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200">
            <text:p>5200</text:p>
          </table:table-cell>
          <table:table-cell office:value-type="float" office:value="2900">
            <text:p>2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2210.0</text:p>
          </table:table-cell>
          <table:table-cell office:value-type="string">
            <text:p>WHITE</text:p>
          </table:table-cell>
          <table:table-cell office:value-type="string">
            <text:p>Sauvignon DOC 2021</text:p>
          </table:table-cell>
          <table:table-cell office:value-type="string">
            <text:p>Prackfo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600">
            <text:p>3600</text:p>
          </table:table-cell>
          <table:table-cell office:value-type="float" office:value="1500">
            <text:p>1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inum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2247.0</text:p>
          </table:table-cell>
          <table:table-cell office:value-type="string">
            <text:p>WHITE</text:p>
          </table:table-cell>
          <table:table-cell office:value-type="string">
            <text:p>Sauvignon Lismore 2011</text:p>
          </table:table-cell>
          <table:table-cell office:value-type="string">
            <text:p>Greyt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8500">
            <text:p>8500</text:p>
          </table:table-cell>
          <table:table-cell office:value-type="float" office:value="4500">
            <text:p>4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3291.0</text:p>
          </table:table-cell>
          <table:table-cell office:value-type="string"/>
          <table:table-cell office:value-type="string">
            <text:p>Vernatsch Rosè 2023</text:p>
          </table:table-cell>
          <table:table-cell office:value-type="string">
            <text:p>Obermo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800">
            <text:p>2800</text:p>
          </table:table-cell>
          <table:table-cell office:value-type="float" office:value="880">
            <text:p>8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inum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1091.0</text:p>
          </table:table-cell>
          <table:table-cell office:value-type="string">
            <text:p>RED</text:p>
          </table:table-cell>
          <table:table-cell office:value-type="string">
            <text:p>Chateau Lynch Bage 2001</text:p>
          </table:table-cell>
          <table:table-cell office:value-type="string">
            <text:p>Pauilla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1">
            <text:p>2001</text:p>
          </table:table-cell>
          <table:table-cell office:value-type="float" office:value="29900">
            <text:p>29900</text:p>
          </table:table-cell>
          <table:table-cell office:value-type="float" office:value="8700">
            <text:p>8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Gebhard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1093.0</text:p>
          </table:table-cell>
          <table:table-cell office:value-type="string">
            <text:p>RED</text:p>
          </table:table-cell>
          <table:table-cell office:value-type="string">
            <text:p>Chateau Pichon Baron Deuxièmes Crus 2011</text:p>
          </table:table-cell>
          <table:table-cell office:value-type="string">
            <text:p>Pauilla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21500">
            <text:p>21500</text:p>
          </table:table-cell>
          <table:table-cell office:value-type="float" office:value="8550">
            <text:p>85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Meixner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012.0</text:p>
          </table:table-cell>
          <table:table-cell office:value-type="string">
            <text:p>RED</text:p>
          </table:table-cell>
          <table:table-cell office:value-type="string">
            <text:p>Der Pfannenstiel 2018</text:p>
          </table:table-cell>
          <table:table-cell office:value-type="string">
            <text:p>Pfannenstie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600">
            <text:p>5600</text:p>
          </table:table-cell>
          <table:table-cell office:value-type="float" office:value="3271">
            <text:p>3271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013.0</text:p>
          </table:table-cell>
          <table:table-cell office:value-type="string">
            <text:p>RED</text:p>
          </table:table-cell>
          <table:table-cell office:value-type="string">
            <text:p>Der Pfannenstiel 2017</text:p>
          </table:table-cell>
          <table:table-cell office:value-type="string">
            <text:p>Pfannenstie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900">
            <text:p>5900</text:p>
          </table:table-cell>
          <table:table-cell office:value-type="float" office:value="3271">
            <text:p>3271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014.0</text:p>
          </table:table-cell>
          <table:table-cell office:value-type="string">
            <text:p>RED</text:p>
          </table:table-cell>
          <table:table-cell office:value-type="string">
            <text:p>Der Pfannenstiel 2018 Magnum</text:p>
          </table:table-cell>
          <table:table-cell office:value-type="string">
            <text:p>Pfannenstielhof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1700">
            <text:p>11700</text:p>
          </table:table-cell>
          <table:table-cell office:value-type="float" office:value="5500">
            <text:p>5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355.0</text:p>
          </table:table-cell>
          <table:table-cell office:value-type="string">
            <text:p>RED</text:p>
          </table:table-cell>
          <table:table-cell office:value-type="string">
            <text:p>Cabernet Franc Gran Enemigo 2015 </text:p>
          </table:table-cell>
          <table:table-cell office:value-type="string">
            <text:p>Gualtallar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3900">
            <text:p>13900</text:p>
          </table:table-cell>
          <table:table-cell office:value-type="float" office:value="8500">
            <text:p>8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0110.0</text:p>
          </table:table-cell>
          <table:table-cell office:value-type="string">
            <text:p>SPARKLING</text:p>
          </table:table-cell>
          <table:table-cell office:value-type="string">
            <text:p>Prosecco di Valdobbiadene, Extra Brut</text:p>
          </table:table-cell>
          <table:table-cell office:value-type="string">
            <text:p>Bortol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0117.0</text:p>
          </table:table-cell>
          <table:table-cell office:value-type="string">
            <text:p>SPARKLING</text:p>
          </table:table-cell>
          <table:table-cell office:value-type="string">
            <text:p>Hausmannhof Reserve 2013</text:p>
          </table:table-cell>
          <table:table-cell office:value-type="string">
            <text:p>Hader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6900">
            <text:p>6900</text:p>
          </table:table-cell>
          <table:table-cell office:value-type="float" office:value="3500">
            <text:p>3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0118.0</text:p>
          </table:table-cell>
          <table:table-cell office:value-type="string">
            <text:p>SPARKLING</text:p>
          </table:table-cell>
          <table:table-cell office:value-type="string">
            <text:p>Solera Extra Brut</text:p>
          </table:table-cell>
          <table:table-cell office:value-type="string">
            <text:p>Marco Buv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500">
            <text:p>7500</text:p>
          </table:table-cell>
          <table:table-cell office:value-type="float" office:value="2900">
            <text:p>2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0119.0</text:p>
          </table:table-cell>
          <table:table-cell office:value-type="string">
            <text:p>SPARKLING</text:p>
          </table:table-cell>
          <table:table-cell office:value-type="string">
            <text:p>Blanc de noir 7 Anni Extra Brut</text:p>
          </table:table-cell>
          <table:table-cell office:value-type="string">
            <text:p>Marco Buv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700">
            <text:p>7700</text:p>
          </table:table-cell>
          <table:table-cell office:value-type="float" office:value="3800">
            <text:p>3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 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0124.0</text:p>
          </table:table-cell>
          <table:table-cell office:value-type="string">
            <text:p>SPARKLING</text:p>
          </table:table-cell>
          <table:table-cell office:value-type="string">
            <text:p>Buvoli Tre Rosè E.B.</text:p>
          </table:table-cell>
          <table:table-cell office:value-type="string">
            <text:p>Marco Buv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2450">
            <text:p>24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0125.0</text:p>
          </table:table-cell>
          <table:table-cell office:value-type="string">
            <text:p>SPARKLING</text:p>
          </table:table-cell>
          <table:table-cell office:value-type="string">
            <text:p>Champagner Premier Cru Extra Brut</text:p>
          </table:table-cell>
          <table:table-cell office:value-type="string">
            <text:p>Guy Larmandier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900">
            <text:p>5900</text:p>
          </table:table-cell>
          <table:table-cell office:value-type="float" office:value="2890">
            <text:p>28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0126.0</text:p>
          </table:table-cell>
          <table:table-cell office:value-type="string">
            <text:p>SPARKLING</text:p>
          </table:table-cell>
          <table:table-cell office:value-type="string">
            <text:p>Extra Brut super 6 </text:p>
          </table:table-cell>
          <table:table-cell office:value-type="string">
            <text:p>Marco Buv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900">
            <text:p>6900</text:p>
          </table:table-cell>
          <table:table-cell office:value-type="float" office:value="3500">
            <text:p>3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0218.0</text:p>
          </table:table-cell>
          <table:table-cell office:value-type="string">
            <text:p>SPARKLING</text:p>
          </table:table-cell>
          <table:table-cell office:value-type="string">
            <text:p>Blanc de Noir Brut </text:p>
          </table:table-cell>
          <table:table-cell office:value-type="string">
            <text:p>Weingut Münz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900">
            <text:p>4900</text:p>
          </table:table-cell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0219.0</text:p>
          </table:table-cell>
          <table:table-cell office:value-type="string">
            <text:p>SPARKLING</text:p>
          </table:table-cell>
          <table:table-cell office:value-type="string">
            <text:p>Cremant Jura Brut Nature </text:p>
          </table:table-cell>
          <table:table-cell office:value-type="string">
            <text:p>Domaine Pigni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200">
            <text:p>4200</text:p>
          </table:table-cell>
          <table:table-cell office:value-type="float" office:value="1850">
            <text:p>18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1120.0</text:p>
          </table:table-cell>
          <table:table-cell office:value-type="string">
            <text:p>WHITE</text:p>
          </table:table-cell>
          <table:table-cell office:value-type="string">
            <text:p>Grüner Veltliner Vinotheque 1993</text:p>
          </table:table-cell>
          <table:table-cell office:value-type="string">
            <text:p>Weingut Nikolai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3">
            <text:p>1993</text:p>
          </table:table-cell>
          <table:table-cell office:value-type="float" office:value="12500">
            <text:p>12500</text:p>
          </table:table-cell>
          <table:table-cell office:value-type="float" office:value="4800">
            <text:p>4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1140.0</text:p>
          </table:table-cell>
          <table:table-cell office:value-type="string">
            <text:p>WHITE</text:p>
          </table:table-cell>
          <table:table-cell office:value-type="string">
            <text:p>Grüner Veltliner Spiegel Feuersbrunn 2020</text:p>
          </table:table-cell>
          <table:table-cell office:value-type="string">
            <text:p>Weingut B. Ot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600">
            <text:p>5600</text:p>
          </table:table-cell>
          <table:table-cell office:value-type="float" office:value="2670">
            <text:p>26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öllerer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1150.0</text:p>
          </table:table-cell>
          <table:table-cell office:value-type="string">
            <text:p>WHITE</text:p>
          </table:table-cell>
          <table:table-cell office:value-type="string">
            <text:p>Grüner Veltlinger Muga 2021</text:p>
          </table:table-cell>
          <table:table-cell office:value-type="string">
            <text:p>Spital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200">
            <text:p>4200</text:p>
          </table:table-cell>
          <table:table-cell office:value-type="float" office:value="1800">
            <text:p>1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1151.0</text:p>
          </table:table-cell>
          <table:table-cell office:value-type="string">
            <text:p>WHITE</text:p>
          </table:table-cell>
          <table:table-cell office:value-type="string">
            <text:p>Grüner Veltlinger Muga 2020</text:p>
          </table:table-cell>
          <table:table-cell office:value-type="string">
            <text:p>Spital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500">
            <text:p>4500</text:p>
          </table:table-cell>
          <table:table-cell office:value-type="float" office:value="1800">
            <text:p>1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1159.0</text:p>
          </table:table-cell>
          <table:table-cell office:value-type="string">
            <text:p>WHITE</text:p>
          </table:table-cell>
          <table:table-cell office:value-type="string">
            <text:p>Silvaner 2022</text:p>
          </table:table-cell>
          <table:table-cell office:value-type="string">
            <text:p>Weingut Dani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1450">
            <text:p>14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1160.0</text:p>
          </table:table-cell>
          <table:table-cell office:value-type="string">
            <text:p>WHITE</text:p>
          </table:table-cell>
          <table:table-cell office:value-type="string">
            <text:p>Sylvaner 2021/22</text:p>
          </table:table-cell>
          <table:table-cell office:value-type="string">
            <text:p>Kuenhof P. Pli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600">
            <text:p>3600</text:p>
          </table:table-cell>
          <table:table-cell office:value-type="float" office:value="1490">
            <text:p>14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1169.0</text:p>
          </table:table-cell>
          <table:table-cell office:value-type="string">
            <text:p>WHITE</text:p>
          </table:table-cell>
          <table:table-cell office:value-type="string">
            <text:p>Sylvaner Gols 2021/22</text:p>
          </table:table-cell>
          <table:table-cell office:value-type="string">
            <text:p>Weingut Gries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1420">
            <text:p>14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1182.0</text:p>
          </table:table-cell>
          <table:table-cell office:value-type="string">
            <text:p>WHITE</text:p>
          </table:table-cell>
          <table:table-cell office:value-type="string">
            <text:p>Müller Thurgau 2022</text:p>
          </table:table-cell>
          <table:table-cell office:value-type="string">
            <text:p>Weingut Gries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200">
            <text:p>3200</text:p>
          </table:table-cell>
          <table:table-cell office:value-type="float" office:value="1270">
            <text:p>12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inum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1210.0</text:p>
          </table:table-cell>
          <table:table-cell office:value-type="string">
            <text:p>WHITE</text:p>
          </table:table-cell>
          <table:table-cell office:value-type="string">
            <text:p>Grüner Veltliner 2020/22</text:p>
          </table:table-cell>
          <table:table-cell office:value-type="string">
            <text:p>Keunhof P. Pli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600">
            <text:p>3600</text:p>
          </table:table-cell>
          <table:table-cell office:value-type="float" office:value="1488">
            <text:p>1488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2002.0</text:p>
          </table:table-cell>
          <table:table-cell office:value-type="string">
            <text:p>WHITE</text:p>
          </table:table-cell>
          <table:table-cell office:value-type="string">
            <text:p>Weißburgunder Bio 2017</text:p>
          </table:table-cell>
          <table:table-cell office:value-type="string">
            <text:p>Thomas Niedermay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300">
            <text:p>5300</text:p>
          </table:table-cell>
          <table:table-cell office:value-type="float" office:value="2600">
            <text:p>2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inum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2012.0</text:p>
          </table:table-cell>
          <table:table-cell office:value-type="string">
            <text:p>WHITE</text:p>
          </table:table-cell>
          <table:table-cell office:value-type="string">
            <text:p>Weißburgunder St. Sebastian 2021</text:p>
          </table:table-cell>
          <table:table-cell office:value-type="string">
            <text:p>Weingut Schloss Engla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200">
            <text:p>6200</text:p>
          </table:table-cell>
          <table:table-cell office:value-type="float" office:value="1789">
            <text:p>178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2030.0</text:p>
          </table:table-cell>
          <table:table-cell office:value-type="string">
            <text:p>WHITE</text:p>
          </table:table-cell>
          <table:table-cell office:value-type="string">
            <text:p>Weissburgunder Klaser Salamander 2021</text:p>
          </table:table-cell>
          <table:table-cell office:value-type="string">
            <text:p>Weingut Nikl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200">
            <text:p>3200</text:p>
          </table:table-cell>
          <table:table-cell office:value-type="float" office:value="1340">
            <text:p>134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inum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2051.0</text:p>
          </table:table-cell>
          <table:table-cell office:value-type="string">
            <text:p>WHITE</text:p>
          </table:table-cell>
          <table:table-cell office:value-type="string">
            <text:p>Weißburgunder Leithaberg Alte Reben 2021</text:p>
          </table:table-cell>
          <table:table-cell office:value-type="string">
            <text:p>Weingut Prie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00">
            <text:p>3900</text:p>
          </table:table-cell>
          <table:table-cell office:value-type="float" office:value="1700">
            <text:p>1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öller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2060.0</text:p>
          </table:table-cell>
          <table:table-cell office:value-type="string">
            <text:p>WHITE</text:p>
          </table:table-cell>
          <table:table-cell office:value-type="string">
            <text:p>Weißer Burgunder Schnekenberg 2022</text:p>
          </table:table-cell>
          <table:table-cell office:value-type="string">
            <text:p>Weingut Münz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1680">
            <text:p>16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2061.0</text:p>
          </table:table-cell>
          <table:table-cell office:value-type="string">
            <text:p>WHITE</text:p>
          </table:table-cell>
          <table:table-cell office:value-type="string">
            <text:p>Weißer Burgunder Schnekenberg 2021</text:p>
          </table:table-cell>
          <table:table-cell office:value-type="string">
            <text:p>Weingut Münz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1750">
            <text:p>17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2066.0</text:p>
          </table:table-cell>
          <table:table-cell office:value-type="string">
            <text:p>WHITE</text:p>
          </table:table-cell>
          <table:table-cell office:value-type="string">
            <text:p>Weißer Burgunder Godramstein 2017</text:p>
          </table:table-cell>
          <table:table-cell office:value-type="string">
            <text:p>Weingut Münz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2067.0</text:p>
          </table:table-cell>
          <table:table-cell office:value-type="string">
            <text:p>WHITE</text:p>
          </table:table-cell>
          <table:table-cell office:value-type="string">
            <text:p>Weißer Burgunder Godramstein 2023</text:p>
          </table:table-cell>
          <table:table-cell office:value-type="string">
            <text:p>Weingut Münz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1450">
            <text:p>14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2102.0</text:p>
          </table:table-cell>
          <table:table-cell office:value-type="string">
            <text:p>WHITE</text:p>
          </table:table-cell>
          <table:table-cell office:value-type="string">
            <text:p>Riesling Amphora 2020</text:p>
          </table:table-cell>
          <table:table-cell office:value-type="string">
            <text:p>Weingut Hochklau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200">
            <text:p>3200</text:p>
          </table:table-cell>
          <table:table-cell office:value-type="float" office:value="1500">
            <text:p>1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2106.0</text:p>
          </table:table-cell>
          <table:table-cell office:value-type="string">
            <text:p>WHITE</text:p>
          </table:table-cell>
          <table:table-cell office:value-type="string">
            <text:p>Riesling Kaiton 2023</text:p>
          </table:table-cell>
          <table:table-cell office:value-type="string">
            <text:p>Kuenhof P.Pli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800">
            <text:p>3800</text:p>
          </table:table-cell>
          <table:table-cell office:value-type="float" office:value="2050">
            <text:p>20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2109.0</text:p>
          </table:table-cell>
          <table:table-cell office:value-type="string">
            <text:p>WHITE</text:p>
          </table:table-cell>
          <table:table-cell office:value-type="string">
            <text:p>Riesling Singerriedl 2009</text:p>
          </table:table-cell>
          <table:table-cell office:value-type="string">
            <text:p>Weingut Hirtz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18500">
            <text:p>18500</text:p>
          </table:table-cell>
          <table:table-cell office:value-type="float" office:value="10000">
            <text:p>1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2111.0</text:p>
          </table:table-cell>
          <table:table-cell office:value-type="string">
            <text:p>WHITE</text:p>
          </table:table-cell>
          <table:table-cell office:value-type="string">
            <text:p>Riesling Vinotheque Smaragd 1997</text:p>
          </table:table-cell>
          <table:table-cell office:value-type="string">
            <text:p>Weingut Nikolai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7">
            <text:p>1997</text:p>
          </table:table-cell>
          <table:table-cell office:value-type="float" office:value="19500">
            <text:p>19500</text:p>
          </table:table-cell>
          <table:table-cell office:value-type="float" office:value="9500">
            <text:p>9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2115.0</text:p>
          </table:table-cell>
          <table:table-cell office:value-type="string">
            <text:p>WHITE</text:p>
          </table:table-cell>
          <table:table-cell office:value-type="string">
            <text:p>Riesling Heilgenstein 2009</text:p>
          </table:table-cell>
          <table:table-cell office:value-type="string">
            <text:p>Schloss Gobels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8900">
            <text:p>8900</text:p>
          </table:table-cell>
          <table:table-cell office:value-type="float" office:value="4500">
            <text:p>4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2116.0</text:p>
          </table:table-cell>
          <table:table-cell office:value-type="string">
            <text:p>WHITE</text:p>
          </table:table-cell>
          <table:table-cell office:value-type="string">
            <text:p>Riesling Heilgenstein 2015</text:p>
          </table:table-cell>
          <table:table-cell office:value-type="string">
            <text:p>Schloss Gobels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6500">
            <text:p>6500</text:p>
          </table:table-cell>
          <table:table-cell office:value-type="float" office:value="2580">
            <text:p>25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öllerer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2117.0</text:p>
          </table:table-cell>
          <table:table-cell office:value-type="string">
            <text:p>WHITE</text:p>
          </table:table-cell>
          <table:table-cell office:value-type="string">
            <text:p>Riesling Heiligenstein 2018</text:p>
          </table:table-cell>
          <table:table-cell office:value-type="string">
            <text:p>Schloss Gobels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500">
            <text:p>5500</text:p>
          </table:table-cell>
          <table:table-cell office:value-type="float" office:value="2400">
            <text:p>24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2119.0</text:p>
          </table:table-cell>
          <table:table-cell office:value-type="string">
            <text:p>WHITE</text:p>
          </table:table-cell>
          <table:table-cell office:value-type="string">
            <text:p>Riesling Heilingenstein 2020</text:p>
          </table:table-cell>
          <table:table-cell office:value-type="string">
            <text:p>Schloss Gobels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500">
            <text:p>4500</text:p>
          </table:table-cell>
          <table:table-cell office:value-type="float" office:value="4200">
            <text:p>4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2131.0</text:p>
          </table:table-cell>
          <table:table-cell office:value-type="string">
            <text:p>WHITE</text:p>
          </table:table-cell>
          <table:table-cell office:value-type="string">
            <text:p>Riesling Trocken 2022</text:p>
          </table:table-cell>
          <table:table-cell office:value-type="string">
            <text:p>Weingut C.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2149.0</text:p>
          </table:table-cell>
          <table:table-cell office:value-type="string">
            <text:p>WHITE</text:p>
          </table:table-cell>
          <table:table-cell office:value-type="string">
            <text:p>Riesling Pechstein GG 2011</text:p>
          </table:table-cell>
          <table:table-cell office:value-type="string">
            <text:p>Bürklin Wol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19500">
            <text:p>1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2218.0</text:p>
          </table:table-cell>
          <table:table-cell office:value-type="string">
            <text:p>WHITE</text:p>
          </table:table-cell>
          <table:table-cell office:value-type="string">
            <text:p>Sauvignon Praesulis 2021</text:p>
          </table:table-cell>
          <table:table-cell office:value-type="string">
            <text:p>Weingut Gump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00">
            <text:p>3900</text:p>
          </table:table-cell>
          <table:table-cell office:value-type="float" office:value="1600">
            <text:p>1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2235.0</text:p>
          </table:table-cell>
          <table:table-cell office:value-type="string">
            <text:p>WHITE</text:p>
          </table:table-cell>
          <table:table-cell office:value-type="string">
            <text:p>Sauvignon Obegg 2021</text:p>
          </table:table-cell>
          <table:table-cell office:value-type="string">
            <text:p>Weingut Walter Pol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2236.0</text:p>
          </table:table-cell>
          <table:table-cell office:value-type="string">
            <text:p>WHITE</text:p>
          </table:table-cell>
          <table:table-cell office:value-type="string">
            <text:p>Sauvignon Kranachberg 2015</text:p>
          </table:table-cell>
          <table:table-cell office:value-type="string">
            <text:p>Weingut Sattl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9900">
            <text:p>9900</text:p>
          </table:table-cell>
          <table:table-cell office:value-type="float" office:value="5500">
            <text:p>5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2237.0</text:p>
          </table:table-cell>
          <table:table-cell office:value-type="string">
            <text:p>WHITE</text:p>
          </table:table-cell>
          <table:table-cell office:value-type="string">
            <text:p>Sauvignon White Stone 2021</text:p>
          </table:table-cell>
          <table:table-cell office:value-type="string">
            <text:p>Weingut Walter Pol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2245.0</text:p>
          </table:table-cell>
          <table:table-cell office:value-type="string">
            <text:p>WHITE</text:p>
          </table:table-cell>
          <table:table-cell office:value-type="string">
            <text:p>Sauvignon blanc Blanc fumé de Pouilly 2015</text:p>
          </table:table-cell>
          <table:table-cell office:value-type="string">
            <text:p>Domaine Daguene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0500">
            <text:p>10500</text:p>
          </table:table-cell>
          <table:table-cell office:value-type="float" office:value="4500">
            <text:p>4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2246.0</text:p>
          </table:table-cell>
          <table:table-cell office:value-type="string">
            <text:p>WHITE</text:p>
          </table:table-cell>
          <table:table-cell office:value-type="string">
            <text:p>Silex 2015</text:p>
          </table:table-cell>
          <table:table-cell office:value-type="string">
            <text:p>Domaine Daguene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28900">
            <text:p>28900</text:p>
          </table:table-cell>
          <table:table-cell office:value-type="float" office:value="8900">
            <text:p>8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3109.0</text:p>
          </table:table-cell>
          <table:table-cell office:value-type="string">
            <text:p>WHITE</text:p>
          </table:table-cell>
          <table:table-cell office:value-type="string">
            <text:p>Chardonnay 2022</text:p>
          </table:table-cell>
          <table:table-cell office:value-type="string">
            <text:p>Weingut Rey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3110.0</text:p>
          </table:table-cell>
          <table:table-cell office:value-type="string">
            <text:p>WHITE</text:p>
          </table:table-cell>
          <table:table-cell office:value-type="string">
            <text:p>Chardonna Au 20????</text:p>
          </table:table-cell>
          <table:table-cell office:value-type="string">
            <text:p>Weingut Tiefenbrunner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3116.0</text:p>
          </table:table-cell>
          <table:table-cell office:value-type="string">
            <text:p>WHITE</text:p>
          </table:table-cell>
          <table:table-cell office:value-type="string">
            <text:p>Chardonnay Au 2014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8200">
            <text:p>8200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3117.0</text:p>
          </table:table-cell>
          <table:table-cell office:value-type="string">
            <text:p>WHITE</text:p>
          </table:table-cell>
          <table:table-cell office:value-type="string">
            <text:p>Chardonnay Moraine 2020</text:p>
          </table:table-cell>
          <table:table-cell office:value-type="string">
            <text:p>Weingut Untermo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500">
            <text:p>4500</text:p>
          </table:table-cell>
          <table:table-cell office:value-type="float" office:value="1960">
            <text:p>19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3118.0</text:p>
          </table:table-cell>
          <table:table-cell office:value-type="string">
            <text:p>WHITE</text:p>
          </table:table-cell>
          <table:table-cell office:value-type="string">
            <text:p>Chardonnay Baron Salvadori 2014 Magnum</text:p>
          </table:table-cell>
          <table:table-cell office:value-type="string">
            <text:p>Nals Magreid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4">
            <text:p>2014</text:p>
          </table:table-cell>
          <table:table-cell office:value-type="float" office:value="8900">
            <text:p>8900</text:p>
          </table:table-cell>
          <table:table-cell office:value-type="float" office:value="5500">
            <text:p>5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3119.0</text:p>
          </table:table-cell>
          <table:table-cell office:value-type="string">
            <text:p>WHITE</text:p>
          </table:table-cell>
          <table:table-cell office:value-type="string">
            <text:p>Chardonnay Pfaffenegg 2021</text:p>
          </table:table-cell>
          <table:table-cell office:value-type="string">
            <text:p>Josmoa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700">
            <text:p>3700</text:p>
          </table:table-cell>
          <table:table-cell office:value-type="float" office:value="1510">
            <text:p>151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3121.0</text:p>
          </table:table-cell>
          <table:table-cell office:value-type="string">
            <text:p>WHITE</text:p>
          </table:table-cell>
          <table:table-cell office:value-type="string">
            <text:p>Chardonnay Americano 2021</text:p>
          </table:table-cell>
          <table:table-cell office:value-type="string">
            <text:p>Kellerei Kaltern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400">
            <text:p>540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3122.0</text:p>
          </table:table-cell>
          <table:table-cell office:value-type="string">
            <text:p>WHITE</text:p>
          </table:table-cell>
          <table:table-cell office:value-type="string">
            <text:p>Chardonnay Riserva Troy 2019</text:p>
          </table:table-cell>
          <table:table-cell office:value-type="string">
            <text:p>KG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900">
            <text:p>9900</text:p>
          </table:table-cell>
          <table:table-cell office:value-type="float" office:value="5135">
            <text:p>513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3151.0</text:p>
          </table:table-cell>
          <table:table-cell office:value-type="string">
            <text:p>WHITE</text:p>
          </table:table-cell>
          <table:table-cell office:value-type="string">
            <text:p>Chablis La Foret 2020</text:p>
          </table:table-cell>
          <table:table-cell office:value-type="string">
            <text:p>Jean Claude Bess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3158.0</text:p>
          </table:table-cell>
          <table:table-cell office:value-type="string">
            <text:p>WHITE</text:p>
          </table:table-cell>
          <table:table-cell office:value-type="string">
            <text:p>Chablis Vielles Vignes 1er Cru 2018</text:p>
          </table:table-cell>
          <table:table-cell office:value-type="string">
            <text:p>Domain J.C. Bess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900">
            <text:p>8900</text:p>
          </table:table-cell>
          <table:table-cell office:value-type="float" office:value="4500">
            <text:p>4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3159.0</text:p>
          </table:table-cell>
          <table:table-cell office:value-type="string">
            <text:p>WHITE</text:p>
          </table:table-cell>
          <table:table-cell office:value-type="string">
            <text:p>Corton Charlemagne Grand Cru 2010</text:p>
          </table:table-cell>
          <table:table-cell office:value-type="string">
            <text:p>Bouchard P&amp;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15900">
            <text:p>15900</text:p>
          </table:table-cell>
          <table:table-cell office:value-type="float" office:value="8900">
            <text:p>8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ergeiner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3163.0</text:p>
          </table:table-cell>
          <table:table-cell office:value-type="string">
            <text:p>WHITE</text:p>
          </table:table-cell>
          <table:table-cell office:value-type="string">
            <text:p>Puligny Montrachet Les Folatiers 2018</text:p>
          </table:table-cell>
          <table:table-cell office:value-type="string">
            <text:p>Bachelet Monn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3167.0</text:p>
          </table:table-cell>
          <table:table-cell office:value-type="string">
            <text:p>WHITE</text:p>
          </table:table-cell>
          <table:table-cell office:value-type="string">
            <text:p>Chardonnay Freudshofer 2017 Magnum</text:p>
          </table:table-cell>
          <table:table-cell office:value-type="string">
            <text:p>H&amp;A Nittnau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3175.0</text:p>
          </table:table-cell>
          <table:table-cell office:value-type="string">
            <text:p>WHITE</text:p>
          </table:table-cell>
          <table:table-cell office:value-type="string">
            <text:p>Morillon Zieregg 2014</text:p>
          </table:table-cell>
          <table:table-cell office:value-type="string">
            <text:p>Weingut Temen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7500">
            <text:p>7500</text:p>
          </table:table-cell>
          <table:table-cell office:value-type="float" office:value="3900">
            <text:p>3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3177.0</text:p>
          </table:table-cell>
          <table:table-cell office:value-type="string">
            <text:p>WHITE</text:p>
          </table:table-cell>
          <table:table-cell office:value-type="string">
            <text:p>Morillon Vom Opok 2018</text:p>
          </table:table-cell>
          <table:table-cell office:value-type="string">
            <text:p>Weingut Werli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500">
            <text:p>4500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3179.0</text:p>
          </table:table-cell>
          <table:table-cell office:value-type="string">
            <text:p>WHITE</text:p>
          </table:table-cell>
          <table:table-cell office:value-type="string">
            <text:p>Chardonnay Bergschmallister 2021</text:p>
          </table:table-cell>
          <table:table-cell office:value-type="string">
            <text:p>H&amp;A Nittnau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3181.0</text:p>
          </table:table-cell>
          <table:table-cell office:value-type="string">
            <text:p>WHITE</text:p>
          </table:table-cell>
          <table:table-cell office:value-type="string">
            <text:p>Chardonnay De Morgenzon 2018</text:p>
          </table:table-cell>
          <table:table-cell office:value-type="string">
            <text:p>Stellenbo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500">
            <text:p>6500</text:p>
          </table:table-cell>
          <table:table-cell office:value-type="float" office:value="3000">
            <text:p>3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3218.0</text:p>
          </table:table-cell>
          <table:table-cell office:value-type="string">
            <text:p>WHITE</text:p>
          </table:table-cell>
          <table:table-cell office:value-type="string">
            <text:p>Nova Domus 2015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500">
            <text:p>5500</text:p>
          </table:table-cell>
          <table:table-cell office:value-type="float" office:value="2235">
            <text:p>223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3219.0</text:p>
          </table:table-cell>
          <table:table-cell office:value-type="string">
            <text:p>WHITE</text:p>
          </table:table-cell>
          <table:table-cell office:value-type="string">
            <text:p>Nova Domus 2019/21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500">
            <text:p>6500</text:p>
          </table:table-cell>
          <table:table-cell office:value-type="float" office:value="3170">
            <text:p>31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3220.0</text:p>
          </table:table-cell>
          <table:table-cell office:value-type="string">
            <text:p>WHITE</text:p>
          </table:table-cell>
          <table:table-cell office:value-type="string">
            <text:p>Nova Domus 2021 Magnum</text:p>
          </table:table-cell>
          <table:table-cell office:value-type="string">
            <text:p>Kellerei Terlan 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2700">
            <text:p>12700</text:p>
          </table:table-cell>
          <table:table-cell office:value-type="float" office:value="6659">
            <text:p>665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3229.0</text:p>
          </table:table-cell>
          <table:table-cell office:value-type="string">
            <text:p>WHITE</text:p>
          </table:table-cell>
          <table:table-cell office:value-type="string">
            <text:p>Furmint Tannenberg 2022</text:p>
          </table:table-cell>
          <table:table-cell office:value-type="string">
            <text:p>Hans &amp; Anita Nittnau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7600">
            <text:p>7600</text:p>
          </table:table-cell>
          <table:table-cell office:value-type="float" office:value="3800">
            <text:p>3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3248.0</text:p>
          </table:table-cell>
          <table:table-cell office:value-type="string">
            <text:p>WHITE</text:p>
          </table:table-cell>
          <table:table-cell office:value-type="string">
            <text:p>Procanico Trebbiano 2021/22</text:p>
          </table:table-cell>
          <table:table-cell office:value-type="string">
            <text:p>Antonio Camill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900">
            <text:p>2900</text:p>
          </table:table-cell>
          <table:table-cell office:value-type="float" office:value="1050">
            <text:p>10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3271.0</text:p>
          </table:table-cell>
          <table:table-cell office:value-type="string">
            <text:p>WHITE</text:p>
          </table:table-cell>
          <table:table-cell office:value-type="string">
            <text:p>Gewürztraminer 2022/23</text:p>
          </table:table-cell>
          <table:table-cell office:value-type="string">
            <text:p>Kuenhof P.Pli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1445">
            <text:p>144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3272.0</text:p>
          </table:table-cell>
          <table:table-cell office:value-type="string">
            <text:p>WHITE</text:p>
          </table:table-cell>
          <table:table-cell office:value-type="string">
            <text:p>Gewürztraminer Nussbaumerhof 2021/22</text:p>
          </table:table-cell>
          <table:table-cell office:value-type="string">
            <text:p>KG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3275.0</text:p>
          </table:table-cell>
          <table:table-cell office:value-type="string">
            <text:p>WHITE</text:p>
          </table:table-cell>
          <table:table-cell office:value-type="string">
            <text:p>Gewürztraminer Nussbaumerhof 2018</text:p>
          </table:table-cell>
          <table:table-cell office:value-type="string">
            <text:p>KG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3285.0</text:p>
          </table:table-cell>
          <table:table-cell office:value-type="string">
            <text:p>WHITE</text:p>
          </table:table-cell>
          <table:table-cell office:value-type="string">
            <text:p>Gewürztraminer Josef 2013</text:p>
          </table:table-cell>
          <table:table-cell office:value-type="string">
            <text:p>Hofstät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3293.0</text:p>
          </table:table-cell>
          <table:table-cell office:value-type="string"/>
          <table:table-cell office:value-type="string">
            <text:p>Lagrein Kretzer 2021</text:p>
          </table:table-cell>
          <table:table-cell office:value-type="string">
            <text:p>Weingut Mayer Nus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200">
            <text:p>3200</text:p>
          </table:table-cell>
          <table:table-cell office:value-type="float" office:value="1400">
            <text:p>14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1013.0</text:p>
          </table:table-cell>
          <table:table-cell office:value-type="string">
            <text:p>RED</text:p>
          </table:table-cell>
          <table:table-cell office:value-type="string">
            <text:p>Merlot Riserva Nussleiten 2019</text:p>
          </table:table-cell>
          <table:table-cell office:value-type="string">
            <text:p>Castel Salleg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inum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1014.0</text:p>
          </table:table-cell>
          <table:table-cell office:value-type="string">
            <text:p>RED</text:p>
          </table:table-cell>
          <table:table-cell office:value-type="string">
            <text:p>Merlot Riserva Spitz 2020</text:p>
          </table:table-cell>
          <table:table-cell office:value-type="string">
            <text:p>Weingut Griesbau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500">
            <text:p>4500</text:p>
          </table:table-cell>
          <table:table-cell office:value-type="float" office:value="1735">
            <text:p>173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1080.0</text:p>
          </table:table-cell>
          <table:table-cell office:value-type="string">
            <text:p>RED</text:p>
          </table:table-cell>
          <table:table-cell office:value-type="string">
            <text:p>Il Biserno 2012</text:p>
          </table:table-cell>
          <table:table-cell office:value-type="string">
            <text:p>Tenuta di Bis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11500">
            <text:p>11500</text:p>
          </table:table-cell>
          <table:table-cell office:value-type="float" office:value="5500">
            <text:p>5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1095.0</text:p>
          </table:table-cell>
          <table:table-cell office:value-type="string">
            <text:p>RED</text:p>
          </table:table-cell>
          <table:table-cell office:value-type="string">
            <text:p>St. George Chateau Calon 2016</text:p>
          </table:table-cell>
          <table:table-cell office:value-type="string">
            <text:p>St. Georg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500">
            <text:p>5500</text:p>
          </table:table-cell>
          <table:table-cell office:value-type="float" office:value="1850">
            <text:p>18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1098.0</text:p>
          </table:table-cell>
          <table:table-cell office:value-type="string">
            <text:p>RED</text:p>
          </table:table-cell>
          <table:table-cell office:value-type="string">
            <text:p>Chateau Musar Rosso 2016</text:p>
          </table:table-cell>
          <table:table-cell office:value-type="string">
            <text:p>Gaston Hocha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500">
            <text:p>7500</text:p>
          </table:table-cell>
          <table:table-cell office:value-type="float" office:value="3650">
            <text:p>36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inum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010.0</text:p>
          </table:table-cell>
          <table:table-cell office:value-type="string">
            <text:p>RED</text:p>
          </table:table-cell>
          <table:table-cell office:value-type="string">
            <text:p>St. Magdalener 2023</text:p>
          </table:table-cell>
          <table:table-cell office:value-type="string">
            <text:p>Weingut Glögg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200">
            <text:p>3200</text:p>
          </table:table-cell>
          <table:table-cell office:value-type="float" office:value="990">
            <text:p>9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011.0</text:p>
          </table:table-cell>
          <table:table-cell office:value-type="string">
            <text:p>RED</text:p>
          </table:table-cell>
          <table:table-cell office:value-type="string">
            <text:p>St. Magdalener Anver 2021</text:p>
          </table:table-cell>
          <table:table-cell office:value-type="string">
            <text:p>Pfannenstie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1557">
            <text:p>1557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017.0</text:p>
          </table:table-cell>
          <table:table-cell office:value-type="string">
            <text:p>RED</text:p>
          </table:table-cell>
          <table:table-cell office:value-type="string">
            <text:p>Sankt Anna R 2017</text:p>
          </table:table-cell>
          <table:table-cell office:value-type="string">
            <text:p>In der Eb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100">
            <text:p>5100</text:p>
          </table:table-cell>
          <table:table-cell office:value-type="float" office:value="2350">
            <text:p>23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019.0</text:p>
          </table:table-cell>
          <table:table-cell office:value-type="string">
            <text:p>RED</text:p>
          </table:table-cell>
          <table:table-cell office:value-type="string">
            <text:p>Vernatsch Elda 2018</text:p>
          </table:table-cell>
          <table:table-cell office:value-type="string">
            <text:p>Mayr Nuss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400">
            <text:p>4400</text:p>
          </table:table-cell>
          <table:table-cell office:value-type="float" office:value="1925">
            <text:p>192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023.0</text:p>
          </table:table-cell>
          <table:table-cell office:value-type="string">
            <text:p>RED</text:p>
          </table:table-cell>
          <table:table-cell office:value-type="string">
            <text:p>Berger Gei 2019/21</text:p>
          </table:table-cell>
          <table:table-cell office:value-type="string">
            <text:p>Weingut 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100">
            <text:p>5100</text:p>
          </table:table-cell>
          <table:table-cell office:value-type="float" office:value="2310">
            <text:p>231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033.0</text:p>
          </table:table-cell>
          <table:table-cell office:value-type="string">
            <text:p>RED</text:p>
          </table:table-cell>
          <table:table-cell office:value-type="string">
            <text:p>Lagrein Riserva Gloria 12</text:p>
          </table:table-cell>
          <table:table-cell office:value-type="string">
            <text:p>Nusserhof H. May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200">
            <text:p>8200</text:p>
          </table:table-cell>
          <table:table-cell office:value-type="float" office:value="4420">
            <text:p>44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038.0</text:p>
          </table:table-cell>
          <table:table-cell office:value-type="string">
            <text:p>RED</text:p>
          </table:table-cell>
          <table:table-cell office:value-type="string">
            <text:p>Mitterberg Rot 2019 Magnum</text:p>
          </table:table-cell>
          <table:table-cell office:value-type="string">
            <text:p>Luis Oberrau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6900">
            <text:p>6900</text:p>
          </table:table-cell>
          <table:table-cell office:value-type="float" office:value="3500">
            <text:p>3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040.0</text:p>
          </table:table-cell>
          <table:table-cell office:value-type="string">
            <text:p>RED</text:p>
          </table:table-cell>
          <table:table-cell office:value-type="string">
            <text:p>Kalteresee Klassisch 2022</text:p>
          </table:table-cell>
          <table:table-cell office:value-type="string">
            <text:p>Andi Söl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300">
            <text:p>3300</text:p>
          </table:table-cell>
          <table:table-cell office:value-type="float" office:value="1330">
            <text:p>13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inum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112.0</text:p>
          </table:table-cell>
          <table:table-cell office:value-type="string">
            <text:p>RED</text:p>
          </table:table-cell>
          <table:table-cell office:value-type="string">
            <text:p>Pinot Noir unoaked 2021 xxx Projekt</text:p>
          </table:table-cell>
          <table:table-cell office:value-type="string">
            <text:p>Cantina Calda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500">
            <text:p>6500</text:p>
          </table:table-cell>
          <table:table-cell office:value-type="float" office:value="3000">
            <text:p>3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114.0</text:p>
          </table:table-cell>
          <table:table-cell office:value-type="string">
            <text:p>RED</text:p>
          </table:table-cell>
          <table:table-cell office:value-type="string">
            <text:p>Pinot Nero Trattmann 2016 Magnum</text:p>
          </table:table-cell>
          <table:table-cell office:value-type="string">
            <text:p>KG Gi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8900">
            <text:p>8900</text:p>
          </table:table-cell>
          <table:table-cell office:value-type="float" office:value="4500">
            <text:p>4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Perpmer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117.0</text:p>
          </table:table-cell>
          <table:table-cell office:value-type="string">
            <text:p>RED</text:p>
          </table:table-cell>
          <table:table-cell office:value-type="string">
            <text:p>Pinot Nero Preasulis 2021/22</text:p>
          </table:table-cell>
          <table:table-cell office:value-type="string">
            <text:p>Weingut Gump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1900">
            <text:p>1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123.0</text:p>
          </table:table-cell>
          <table:table-cell office:value-type="string">
            <text:p>RED</text:p>
          </table:table-cell>
          <table:table-cell office:value-type="string">
            <text:p>Pinot Nero Renaissnce Riserva 2019</text:p>
          </table:table-cell>
          <table:table-cell office:value-type="string">
            <text:p>Weingut Gump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129.0</text:p>
          </table:table-cell>
          <table:table-cell office:value-type="string">
            <text:p>RED</text:p>
          </table:table-cell>
          <table:table-cell office:value-type="string">
            <text:p>Pinot Noir Riserva 2019</text:p>
          </table:table-cell>
          <table:table-cell office:value-type="string">
            <text:p>Strob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00">
            <text:p>4900</text:p>
          </table:table-cell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147.0</text:p>
          </table:table-cell>
          <table:table-cell office:value-type="string">
            <text:p>RED</text:p>
          </table:table-cell>
          <table:table-cell office:value-type="string">
            <text:p>Spätburgunder Schlangenpfiff 2020</text:p>
          </table:table-cell>
          <table:table-cell office:value-type="string">
            <text:p>Weingut Münz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148.0</text:p>
          </table:table-cell>
          <table:table-cell office:value-type="string">
            <text:p>RED</text:p>
          </table:table-cell>
          <table:table-cell office:value-type="string">
            <text:p>Spätburgunder Kalkgestein Gordamsteiner 2019</text:p>
          </table:table-cell>
          <table:table-cell office:value-type="string">
            <text:p>Weingut Münz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200">
            <text:p>4200</text:p>
          </table:table-cell>
          <table:table-cell office:value-type="float" office:value="1680">
            <text:p>16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149.0</text:p>
          </table:table-cell>
          <table:table-cell office:value-type="string">
            <text:p>RED</text:p>
          </table:table-cell>
          <table:table-cell office:value-type="string">
            <text:p>Spätburgunder Schlangenpfiff 2019</text:p>
          </table:table-cell>
          <table:table-cell office:value-type="string">
            <text:p>Weingut Münz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900">
            <text:p>5900</text:p>
          </table:table-cell>
          <table:table-cell office:value-type="float" office:value="2941">
            <text:p>2941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156.0</text:p>
          </table:table-cell>
          <table:table-cell office:value-type="string">
            <text:p>RED</text:p>
          </table:table-cell>
          <table:table-cell office:value-type="string">
            <text:p>Spätburgunder Wildstein "R" 2011 GG</text:p>
          </table:table-cell>
          <table:table-cell office:value-type="string">
            <text:p>Weingut Hub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24500">
            <text:p>2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214.0</text:p>
          </table:table-cell>
          <table:table-cell office:value-type="string">
            <text:p>RED</text:p>
          </table:table-cell>
          <table:table-cell office:value-type="string">
            <text:p>Nuit-St-Georges 1er Cru "Les Saint-Georges" 2014</text:p>
          </table:table-cell>
          <table:table-cell office:value-type="string">
            <text:p>Domaine Chicot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5900">
            <text:p>15900</text:p>
          </table:table-cell>
          <table:table-cell office:value-type="float" office:value="5600">
            <text:p>5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Teatro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312.0</text:p>
          </table:table-cell>
          <table:table-cell office:value-type="string">
            <text:p>RED</text:p>
          </table:table-cell>
          <table:table-cell office:value-type="string">
            <text:p>Cabernet Sauvignon 2021</text:p>
          </table:table-cell>
          <table:table-cell office:value-type="string">
            <text:p>Weingut Peter Dip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500">
            <text:p>3500</text:p>
          </table:table-cell>
          <table:table-cell office:value-type="float" office:value="1400">
            <text:p>14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314.0</text:p>
          </table:table-cell>
          <table:table-cell office:value-type="string">
            <text:p>RED</text:p>
          </table:table-cell>
          <table:table-cell office:value-type="string">
            <text:p>Cabernet Sauvignon Cabrone 2020 xxx Project</text:p>
          </table:table-cell>
          <table:table-cell office:value-type="string">
            <text:p>Cantina Calda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320.0</text:p>
          </table:table-cell>
          <table:table-cell office:value-type="string">
            <text:p>RED</text:p>
          </table:table-cell>
          <table:table-cell office:value-type="string">
            <text:p>Cabernet Franc 2020</text:p>
          </table:table-cell>
          <table:table-cell office:value-type="string">
            <text:p>Nicolussi Leck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600">
            <text:p>5600</text:p>
          </table:table-cell>
          <table:table-cell office:value-type="float" office:value="2620">
            <text:p>26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325.0</text:p>
          </table:table-cell>
          <table:table-cell office:value-type="string">
            <text:p>RED</text:p>
          </table:table-cell>
          <table:table-cell office:value-type="string">
            <text:p>L'Franc 2015</text:p>
          </table:table-cell>
          <table:table-cell office:value-type="string">
            <text:p>Proprietà Spe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330.0</text:p>
          </table:table-cell>
          <table:table-cell office:value-type="string">
            <text:p>RED</text:p>
          </table:table-cell>
          <table:table-cell office:value-type="string">
            <text:p>Il Paleo 2019</text:p>
          </table:table-cell>
          <table:table-cell office:value-type="string">
            <text:p>Le Macchi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3500">
            <text:p>13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350.0</text:p>
          </table:table-cell>
          <table:table-cell office:value-type="string">
            <text:p>RED</text:p>
          </table:table-cell>
          <table:table-cell office:value-type="string">
            <text:p>Cabernet Franc 2018</text:p>
          </table:table-cell>
          <table:table-cell office:value-type="string">
            <text:p>Stefan Zehedbau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900">
            <text:p>3900</text:p>
          </table:table-cell>
          <table:table-cell office:value-type="float" office:value="1720">
            <text:p>17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351.0</text:p>
          </table:table-cell>
          <table:table-cell office:value-type="string">
            <text:p>RED</text:p>
          </table:table-cell>
          <table:table-cell office:value-type="string">
            <text:p>Les Bonnesveaux Varrains 2019</text:p>
          </table:table-cell>
          <table:table-cell office:value-type="string">
            <text:p>Le P'tit Doma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100">
            <text:p>6100</text:p>
          </table:table-cell>
          <table:table-cell office:value-type="float" office:value="2800">
            <text:p>2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Teatro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352.0</text:p>
          </table:table-cell>
          <table:table-cell office:value-type="string">
            <text:p>RED</text:p>
          </table:table-cell>
          <table:table-cell office:value-type="string">
            <text:p>Les Bonnesveaux Varrains 2020</text:p>
          </table:table-cell>
          <table:table-cell office:value-type="string">
            <text:p>Le P'tit Doma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00">
            <text:p>5900</text:p>
          </table:table-cell>
          <table:table-cell office:value-type="float" office:value="2800">
            <text:p>2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Teatro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356.0</text:p>
          </table:table-cell>
          <table:table-cell office:value-type="string">
            <text:p>RED</text:p>
          </table:table-cell>
          <table:table-cell office:value-type="string">
            <text:p>La Trinità Cabernet Franc 2018</text:p>
          </table:table-cell>
          <table:table-cell office:value-type="string">
            <text:p>Cantina Heu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500">
            <text:p>7500</text:p>
          </table:table-cell>
          <table:table-cell office:value-type="float" office:value="3500">
            <text:p>3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360.0</text:p>
          </table:table-cell>
          <table:table-cell office:value-type="string">
            <text:p>RED</text:p>
          </table:table-cell>
          <table:table-cell office:value-type="string">
            <text:p>Sassella Riserva Tocce Rosse 2007</text:p>
          </table:table-cell>
          <table:table-cell office:value-type="string">
            <text:p>Cantina AR.PE.P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7">
            <text:p>2007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Teatro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361.0</text:p>
          </table:table-cell>
          <table:table-cell office:value-type="string">
            <text:p>RED</text:p>
          </table:table-cell>
          <table:table-cell office:value-type="string">
            <text:p>Sassella Riserva Tocce Rosse 2013</text:p>
          </table:table-cell>
          <table:table-cell office:value-type="string">
            <text:p>Cantina AR.PE.P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Teatro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362.0</text:p>
          </table:table-cell>
          <table:table-cell office:value-type="string">
            <text:p>RED</text:p>
          </table:table-cell>
          <table:table-cell office:value-type="string">
            <text:p>Pettirosso 2021</text:p>
          </table:table-cell>
          <table:table-cell office:value-type="string">
            <text:p>Cantina AR.PE.P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100">
            <text:p>4100</text:p>
          </table:table-cell>
          <table:table-cell office:value-type="float" office:value="1750">
            <text:p>17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Teatro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363.0</text:p>
          </table:table-cell>
          <table:table-cell office:value-type="string">
            <text:p>RED</text:p>
          </table:table-cell>
          <table:table-cell office:value-type="string">
            <text:p>Syrah 2020</text:p>
          </table:table-cell>
          <table:table-cell office:value-type="string">
            <text:p>Weingut 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800">
            <text:p>5800</text:p>
          </table:table-cell>
          <table:table-cell office:value-type="float" office:value="2620">
            <text:p>26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364.0</text:p>
          </table:table-cell>
          <table:table-cell office:value-type="string">
            <text:p>RED</text:p>
          </table:table-cell>
          <table:table-cell office:value-type="string">
            <text:p>Carmenere Oratorio di San Lorenzoi 2017</text:p>
          </table:table-cell>
          <table:table-cell office:value-type="string">
            <text:p>Cantina Inam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900">
            <text:p>9900</text:p>
          </table:table-cell>
          <table:table-cell office:value-type="float" office:value="5500">
            <text:p>5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365.0</text:p>
          </table:table-cell>
          <table:table-cell office:value-type="string">
            <text:p>RED</text:p>
          </table:table-cell>
          <table:table-cell office:value-type="string">
            <text:p>Amarone Riserva 2010</text:p>
          </table:table-cell>
          <table:table-cell office:value-type="string">
            <text:p>Mus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6900">
            <text:p>6900</text:p>
          </table:table-cell>
          <table:table-cell office:value-type="float" office:value="3095">
            <text:p>309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430.0</text:p>
          </table:table-cell>
          <table:table-cell office:value-type="string">
            <text:p>RED</text:p>
          </table:table-cell>
          <table:table-cell office:value-type="string">
            <text:p>Chianti Classico 2013</text:p>
          </table:table-cell>
          <table:table-cell office:value-type="string">
            <text:p>Le Capannel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6500">
            <text:p>650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444.0</text:p>
          </table:table-cell>
          <table:table-cell office:value-type="string">
            <text:p>RED</text:p>
          </table:table-cell>
          <table:table-cell office:value-type="string">
            <text:p>Chianti Rufina Bucerchiale 2020</text:p>
          </table:table-cell>
          <table:table-cell office:value-type="string">
            <text:p>Cantina Selvapia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900">
            <text:p>3900</text:p>
          </table:table-cell>
          <table:table-cell office:value-type="float" office:value="1780">
            <text:p>17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445.0</text:p>
          </table:table-cell>
          <table:table-cell office:value-type="string">
            <text:p>RED</text:p>
          </table:table-cell>
          <table:table-cell office:value-type="string">
            <text:p>Chianti Rufina Bucerchiale 2016</text:p>
          </table:table-cell>
          <table:table-cell office:value-type="string">
            <text:p>Cantina Selvapia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500">
            <text:p>4500</text:p>
          </table:table-cell>
          <table:table-cell office:value-type="float" office:value="1780">
            <text:p>17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460.0</text:p>
          </table:table-cell>
          <table:table-cell office:value-type="string">
            <text:p>RED</text:p>
          </table:table-cell>
          <table:table-cell office:value-type="string">
            <text:p>Sangiovese 2018</text:p>
          </table:table-cell>
          <table:table-cell office:value-type="string">
            <text:p>Castello di Monsan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900">
            <text:p>2900</text:p>
          </table:table-cell>
          <table:table-cell office:value-type="float" office:value="850">
            <text:p>8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461.0</text:p>
          </table:table-cell>
          <table:table-cell office:value-type="string">
            <text:p>RED</text:p>
          </table:table-cell>
          <table:table-cell office:value-type="string">
            <text:p>Sangioveto 2016</text:p>
          </table:table-cell>
          <table:table-cell office:value-type="string">
            <text:p>Castello di Monsan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900">
            <text:p>5900</text:p>
          </table:table-cell>
          <table:table-cell office:value-type="float" office:value="3000">
            <text:p>3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467.0</text:p>
          </table:table-cell>
          <table:table-cell office:value-type="string">
            <text:p>RED</text:p>
          </table:table-cell>
          <table:table-cell office:value-type="string">
            <text:p>Carmignano 2019</text:p>
          </table:table-cell>
          <table:table-cell office:value-type="string">
            <text:p>Fattoria di Bacchere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inum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468.0</text:p>
          </table:table-cell>
          <table:table-cell office:value-type="string">
            <text:p>RED</text:p>
          </table:table-cell>
          <table:table-cell office:value-type="string">
            <text:p>Carmignano 2017</text:p>
          </table:table-cell>
          <table:table-cell office:value-type="string">
            <text:p>Fattoria di Bacchere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inum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484.0</text:p>
          </table:table-cell>
          <table:table-cell office:value-type="string">
            <text:p>RED</text:p>
          </table:table-cell>
          <table:table-cell office:value-type="string">
            <text:p>Barbaresco Ovello 2017</text:p>
          </table:table-cell>
          <table:table-cell office:value-type="string">
            <text:p>Produttori del Barbare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8500">
            <text:p>8500</text:p>
          </table:table-cell>
          <table:table-cell office:value-type="float" office:value="3500">
            <text:p>3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486.0</text:p>
          </table:table-cell>
          <table:table-cell office:value-type="string">
            <text:p>RED</text:p>
          </table:table-cell>
          <table:table-cell office:value-type="string">
            <text:p>Barbaresco Ovello 2018</text:p>
          </table:table-cell>
          <table:table-cell office:value-type="string">
            <text:p>Angel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gebi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490.0</text:p>
          </table:table-cell>
          <table:table-cell office:value-type="string">
            <text:p>RED</text:p>
          </table:table-cell>
          <table:table-cell office:value-type="string">
            <text:p>Barbera D'Asti Bricco dell'Uccellone 1999</text:p>
          </table:table-cell>
          <table:table-cell office:value-type="string">
            <text:p>Giacomo Bolog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9">
            <text:p>1999</text:p>
          </table:table-cell>
          <table:table-cell office:value-type="float" office:value="22000">
            <text:p>22000</text:p>
          </table:table-cell>
          <table:table-cell office:value-type="float" office:value="12000">
            <text:p>12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3043.0</text:p>
          </table:table-cell>
          <table:table-cell office:value-type="string">
            <text:p>RED</text:p>
          </table:table-cell>
          <table:table-cell office:value-type="string">
            <text:p>Blaufränkisch Altenberg Jois 2021</text:p>
          </table:table-cell>
          <table:table-cell office:value-type="string">
            <text:p>Weingut H&amp;A Nittnau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3060.0</text:p>
          </table:table-cell>
          <table:table-cell office:value-type="string">
            <text:p>RED</text:p>
          </table:table-cell>
          <table:table-cell office:value-type="string">
            <text:p>Blaufränkisch Altenberg Jois Magnum 2021</text:p>
          </table:table-cell>
          <table:table-cell office:value-type="string">
            <text:p>Weingut H&amp;A Nittnau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8200">
            <text:p>8200</text:p>
          </table:table-cell>
          <table:table-cell office:value-type="float" office:value="4100">
            <text:p>41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3061.0</text:p>
          </table:table-cell>
          <table:table-cell office:value-type="string">
            <text:p>RED</text:p>
          </table:table-cell>
          <table:table-cell office:value-type="string">
            <text:p>Blausfränkisch Kirchberg Lutzmannsburg 2021</text:p>
          </table:table-cell>
          <table:table-cell office:value-type="string">
            <text:p>Weingut Mor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900">
            <text:p>590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3080.0</text:p>
          </table:table-cell>
          <table:table-cell office:value-type="string">
            <text:p>RED</text:p>
          </table:table-cell>
          <table:table-cell office:value-type="string">
            <text:p>Blaufränkisch Obere Wald 2020</text:p>
          </table:table-cell>
          <table:table-cell office:value-type="string">
            <text:p>Weingut E. Triebaum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600">
            <text:p>5600</text:p>
          </table:table-cell>
          <table:table-cell office:value-type="float" office:value="2630">
            <text:p>26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